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yriad Pro" svg:font-family="'Myriad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4.03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3.81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2.041cm"/>
    </style:style>
    <style:style style:name="co9" style:family="table-column">
      <style:table-column-properties fo:break-before="auto" style:column-width="2.205cm"/>
    </style:style>
    <style:style style:name="co10" style:family="table-column">
      <style:table-column-properties fo:break-before="auto" style:column-width="1.117cm"/>
    </style:style>
    <style:style style:name="co11" style:family="table-column">
      <style:table-column-properties fo:break-before="auto" style:column-width="6.316cm"/>
    </style:style>
    <style:style style:name="co12" style:family="table-column">
      <style:table-column-properties fo:break-before="auto" style:column-width="3.775cm"/>
    </style:style>
    <style:style style:name="co13" style:family="table-column">
      <style:table-column-properties fo:break-before="auto" style:column-width="4.2cm"/>
    </style:style>
    <style:style style:name="co14" style:family="table-column">
      <style:table-column-properties fo:break-before="auto" style:column-width="2.118cm"/>
    </style:style>
    <style:style style:name="co15" style:family="table-column">
      <style:table-column-properties fo:break-before="auto" style:column-width="1.834cm"/>
    </style:style>
    <style:style style:name="co16" style:family="table-column">
      <style:table-column-properties fo:break-before="auto" style:column-width="2.346cm"/>
    </style:style>
    <style:style style:name="co17" style:family="table-column">
      <style:table-column-properties fo:break-before="auto" style:column-width="3.563cm"/>
    </style:style>
    <style:style style:name="co18" style:family="table-column">
      <style:table-column-properties fo:break-before="auto" style:column-width="4.588cm"/>
    </style:style>
    <style:style style:name="co19" style:family="table-column">
      <style:table-column-properties fo:break-before="auto" style:column-width="3.422cm"/>
    </style:style>
    <style:style style:name="co20" style:family="table-column">
      <style:table-column-properties fo:break-before="auto" style:column-width="3.739cm"/>
    </style:style>
    <style:style style:name="co21" style:family="table-column">
      <style:table-column-properties fo:break-before="auto" style:column-width="2.219cm"/>
    </style:style>
    <style:style style:name="co22" style:family="table-column">
      <style:table-column-properties fo:break-before="auto" style:column-width="5.576cm"/>
    </style:style>
    <style:style style:name="co23" style:family="table-column">
      <style:table-column-properties fo:break-before="auto" style:column-width="4.868cm"/>
    </style:style>
    <style:style style:name="co24" style:family="table-column">
      <style:table-column-properties fo:break-before="auto" style:column-width="1.905cm"/>
    </style:style>
    <style:style style:name="co25" style:family="table-column">
      <style:table-column-properties fo:break-before="auto" style:column-width="2.168cm"/>
    </style:style>
    <style:style style:name="co26" style:family="table-column">
      <style:table-column-properties fo:break-before="auto" style:column-width="3.316cm"/>
    </style:style>
    <style:style style:name="co27" style:family="table-column">
      <style:table-column-properties fo:break-before="auto" style:column-width="5.539cm"/>
    </style:style>
    <style:style style:name="co28" style:family="table-column">
      <style:table-column-properties fo:break-before="auto" style:column-width="1.505cm"/>
    </style:style>
    <style:style style:name="co29" style:family="table-column">
      <style:table-column-properties fo:break-before="auto" style:column-width="3.457cm"/>
    </style:style>
    <style:style style:name="co30" style:family="table-column">
      <style:table-column-properties fo:break-before="auto" style:column-width="5.082cm"/>
    </style:style>
    <style:style style:name="co31" style:family="table-column">
      <style:table-column-properties fo:break-before="auto" style:column-width="3.986cm"/>
    </style:style>
    <style:style style:name="co32" style:family="table-column">
      <style:table-column-properties fo:break-before="auto" style:column-width="4.022cm"/>
    </style:style>
    <style:style style:name="co33" style:family="table-column">
      <style:table-column-properties fo:break-before="auto" style:column-width="5.786cm"/>
    </style:style>
    <style:style style:name="co34" style:family="table-column">
      <style:table-column-properties fo:break-before="auto" style:column-width="3.704cm"/>
    </style:style>
    <style:style style:name="co35" style:family="table-column">
      <style:table-column-properties fo:break-before="auto" style:column-width="2.27cm"/>
    </style:style>
    <style:style style:name="co36" style:family="table-column">
      <style:table-column-properties fo:break-before="auto" style:column-width="4.057cm"/>
    </style:style>
    <style:style style:name="co37" style:family="table-column">
      <style:table-column-properties fo:break-before="auto" style:column-width="5.964cm"/>
    </style:style>
    <style:style style:name="co38" style:family="table-column">
      <style:table-column-properties fo:break-before="auto" style:column-width="3.845cm"/>
    </style:style>
    <style:style style:name="co39" style:family="table-column">
      <style:table-column-properties fo:break-before="auto" style:column-width="1.556cm"/>
    </style:style>
    <style:style style:name="co40" style:family="table-column">
      <style:table-column-properties fo:break-before="auto" style:column-width="3.916cm"/>
    </style:style>
    <style:style style:name="co41" style:family="table-column">
      <style:table-column-properties fo:break-before="auto" style:column-width="6.458cm"/>
    </style:style>
    <style:style style:name="co42" style:family="table-column">
      <style:table-column-properties fo:break-before="auto" style:column-width="1.99cm"/>
    </style:style>
    <style:style style:name="co43" style:family="table-column">
      <style:table-column-properties fo:break-before="auto" style:column-width="6.105cm"/>
    </style:style>
    <style:style style:name="co44" style:family="table-column">
      <style:table-column-properties fo:break-before="auto" style:column-width="4.128cm"/>
    </style:style>
    <style:style style:name="co45" style:family="table-column">
      <style:table-column-properties fo:break-before="auto" style:column-width="4.374cm"/>
    </style:style>
    <style:style style:name="co46" style:family="table-column">
      <style:table-column-properties fo:break-before="auto" style:column-width="4.41cm"/>
    </style:style>
    <style:style style:name="co47" style:family="table-column">
      <style:table-column-properties fo:break-before="auto" style:column-width="1.914cm"/>
    </style:style>
    <style:style style:name="co48" style:family="table-column">
      <style:table-column-properties fo:break-before="auto" style:column-width="6.669cm"/>
    </style:style>
    <style:style style:name="co49" style:family="table-column">
      <style:table-column-properties fo:break-before="auto" style:column-width="4.269cm"/>
    </style:style>
    <style:style style:name="co50" style:family="table-column">
      <style:table-column-properties fo:break-before="auto" style:column-width="3.669cm"/>
    </style:style>
    <style:style style:name="co51" style:family="table-column">
      <style:table-column-properties fo:break-before="auto" style:column-width="1.785cm"/>
    </style:style>
    <style:style style:name="co52" style:family="table-column">
      <style:table-column-properties fo:break-before="auto" style:column-width="3.634cm"/>
    </style:style>
    <style:style style:name="co53" style:family="table-column">
      <style:table-column-properties fo:break-before="auto" style:column-width="3.351cm"/>
    </style:style>
    <style:style style:name="co54" style:family="table-column">
      <style:table-column-properties fo:break-before="auto" style:column-width="1.683cm"/>
    </style:style>
    <style:style style:name="co55" style:family="table-column">
      <style:table-column-properties fo:break-before="auto" style:column-width="5.858cm"/>
    </style:style>
    <style:style style:name="co56" style:family="table-column">
      <style:table-column-properties fo:break-before="auto" style:column-width="3.881cm"/>
    </style:style>
    <style:style style:name="co57" style:family="table-column">
      <style:table-column-properties fo:break-before="auto" style:column-width="4.621cm"/>
    </style:style>
    <style:style style:name="co58" style:family="table-column">
      <style:table-column-properties fo:break-before="auto" style:column-width="2.434cm"/>
    </style:style>
    <style:style style:name="co59" style:family="table-column">
      <style:table-column-properties fo:break-before="auto" style:column-width="6.705cm"/>
    </style:style>
    <style:style style:name="co60" style:family="table-column">
      <style:table-column-properties fo:break-before="auto" style:column-width="2.092cm"/>
    </style:style>
    <style:style style:name="co61" style:family="table-column">
      <style:table-column-properties fo:break-before="auto" style:column-width="6.987cm"/>
    </style:style>
    <style:style style:name="co62" style:family="table-column">
      <style:table-column-properties fo:break-before="auto" style:column-width="3.953cm"/>
    </style:style>
    <style:style style:name="co63" style:family="table-column">
      <style:table-column-properties fo:break-before="auto" style:column-width="2.258cm"/>
    </style:style>
    <style:style style:name="co64" style:family="table-column">
      <style:table-column-properties fo:break-before="auto" style:column-width="2.933cm"/>
    </style:style>
    <style:style style:name="co65" style:family="table-column">
      <style:table-column-properties fo:break-before="auto" style:column-width="3.24cm"/>
    </style:style>
    <style:style style:name="co66" style:family="table-column">
      <style:table-column-properties fo:break-before="auto" style:column-width="4.38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57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658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605cm" fo:break-before="auto" style:use-optimal-row-height="false"/>
    </style:style>
    <style:style style:name="ta1" style:family="table" style:master-page-name="PageStyle_5f_ABR-15">
      <style:table-properties table:display="true" style:writing-mode="lr-tb"/>
    </style:style>
    <style:style style:name="ta2" style:family="table" style:master-page-name="PageStyle_5f_MAI-15">
      <style:table-properties table:display="true" style:writing-mode="lr-tb"/>
    </style:style>
    <style:style style:name="ta3" style:family="table" style:master-page-name="PageStyle_5f_JUN-15">
      <style:table-properties table:display="true" style:writing-mode="lr-tb"/>
    </style:style>
    <style:style style:name="ta4" style:family="table" style:master-page-name="PageStyle_5f_JUL-15">
      <style:table-properties table:display="true" style:writing-mode="lr-tb"/>
    </style:style>
    <style:style style:name="ta5" style:family="table" style:master-page-name="PageStyle_5f_AGO-15">
      <style:table-properties table:display="true" style:writing-mode="lr-tb"/>
    </style:style>
    <style:style style:name="ta6" style:family="table" style:master-page-name="PageStyle_5f_SET-15">
      <style:table-properties table:display="true" style:writing-mode="lr-tb"/>
    </style:style>
    <style:style style:name="ta7" style:family="table" style:master-page-name="PageStyle_5f_OUT-15">
      <style:table-properties table:display="true" style:writing-mode="lr-tb"/>
    </style:style>
    <style:style style:name="ta8" style:family="table" style:master-page-name="PageStyle_5f_NOV-15">
      <style:table-properties table:display="true" style:writing-mode="lr-tb"/>
    </style:style>
    <style:style style:name="ta9" style:family="table" style:master-page-name="PageStyle_5f_DEZ-15">
      <style:table-properties table:display="true" style:writing-mode="lr-tb"/>
    </style:style>
    <style:style style:name="ta10" style:family="table" style:master-page-name="PageStyle_5f_JAN-16">
      <style:table-properties table:display="true" style:writing-mode="lr-tb"/>
    </style:style>
    <style:style style:name="ta11" style:family="table" style:master-page-name="PageStyle_5f_FEV-16">
      <style:table-properties table:display="true" style:writing-mode="lr-tb"/>
    </style:style>
    <style:style style:name="ta12" style:family="table" style:master-page-name="PageStyle_5f_MAR-16">
      <style:table-properties table:display="true" style:writing-mode="lr-tb"/>
    </style:style>
    <style:style style:name="ta13" style:family="table" style:master-page-name="PageStyle_5f_ABR-16">
      <style:table-properties table:display="true" style:writing-mode="lr-tb"/>
    </style:style>
    <style:style style:name="ta14" style:family="table" style:master-page-name="PageStyle_5f_MAI-16">
      <style:table-properties table:display="true" style:writing-mode="lr-tb"/>
    </style:style>
    <style:style style:name="ta15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0" number:language="pt" number:country="B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yriad Pro" fo:font-size="16pt" fo:font-style="normal" fo:text-shadow="none" style:text-underline-style="none" fo:font-weight="bold" style:font-size-asian="16pt" style:font-style-asian="normal" style:font-weight-asian="bold" style:font-name-complex="Myriad Pro" style:font-size-complex="16pt" style:font-style-complex="normal" style:font-weight-complex="bold"/>
    </style:style>
    <style:style style:name="ce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yriad Pro" fo:font-size="14pt" fo:font-style="normal" fo:text-shadow="none" style:text-underline-style="none" fo:font-weight="bold" style:font-size-asian="14pt" style:font-style-asian="normal" style:font-weight-asian="bold" style:font-name-complex="Myriad Pro" style:font-size-complex="14pt" style:font-style-complex="normal" style:font-weight-complex="bold"/>
    </style:style>
    <style:style style:name="ce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yriad Pro" fo:font-size="12pt" fo:font-style="normal" fo:text-shadow="none" style:text-underline-style="none" fo:font-weight="bold" style:font-size-asian="12pt" style:font-style-asian="normal" style:font-weight-asian="bold" style:font-name-complex="Myriad Pro" style:font-size-complex="12pt" style:font-style-complex="normal" style:font-weight-complex="bold"/>
    </style:style>
    <style:style style:name="ce4" style:family="table-cell" style:parent-style-name="Default" style:data-style-name="N3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37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yriad Pro" fo:font-size="16pt" fo:font-style="normal" fo:text-shadow="none" style:text-underline-style="none" fo:font-weight="bold" style:font-size-asian="16pt" style:font-style-asian="normal" style:font-weight-asian="bold" style:font-name-complex="Myriad Pro" style:font-size-complex="16pt" style:font-style-complex="normal" style:font-weight-complex="bold"/>
    </style:style>
    <style:style style:name="ce8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yriad Pro" fo:font-size="14pt" fo:font-style="normal" fo:text-shadow="none" style:text-underline-style="none" fo:font-weight="bold" style:font-size-asian="14pt" style:font-style-asian="normal" style:font-weight-asian="bold" style:font-name-complex="Myriad Pro" style:font-size-complex="14pt" style:font-style-complex="normal" style:font-weight-complex="bold"/>
    </style:style>
    <style:style style:name="ce9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2"/>
    <style:style style:name="ce11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yriad Pro" fo:font-size="16pt" fo:font-style="normal" fo:text-shadow="none" style:text-underline-style="none" fo:font-weight="bold" style:font-size-asian="16pt" style:font-style-asian="normal" style:font-weight-asian="bold" style:font-name-complex="Myriad Pro" style:font-size-complex="16pt" style:font-style-complex="normal" style:font-weight-complex="bold"/>
    </style:style>
    <style:style style:name="ce12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yriad Pro" fo:font-size="14pt" fo:font-style="normal" fo:text-shadow="none" style:text-underline-style="none" fo:font-weight="bold" style:font-size-asian="14pt" style:font-style-asian="normal" style:font-weight-asian="bold" style:font-name-complex="Myriad Pro" style:font-size-complex="14pt" style:font-style-complex="normal" style:font-weight-complex="bold"/>
    </style:style>
    <style:style style:name="ce13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yriad Pro" fo:font-size="12pt" fo:font-style="normal" fo:text-shadow="none" style:text-underline-style="none" fo:font-weight="bold" style:font-size-asian="12pt" style:font-style-asian="normal" style:font-weight-asian="bold" style:font-name-complex="Myriad Pro" style:font-size-complex="12pt" style:font-style-complex="normal" style:font-weight-complex="bold"/>
    </style:style>
    <style:style style:name="ce1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yriad Pro" fo:font-size="16pt" fo:font-style="normal" fo:text-shadow="none" style:text-underline-style="none" fo:font-weight="bold" style:font-size-asian="16pt" style:font-style-asian="normal" style:font-weight-asian="bold" style:font-name-complex="Myriad Pro" style:font-size-complex="16pt" style:font-style-complex="normal" style:font-weight-complex="bold"/>
    </style:style>
    <style:style style:name="ce18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yriad Pro" fo:font-size="14pt" fo:font-style="normal" fo:text-shadow="none" style:text-underline-style="none" fo:font-weight="bold" style:font-size-asian="14pt" style:font-style-asian="normal" style:font-weight-asian="bold" style:font-name-complex="Myriad Pro" style:font-size-complex="14pt" style:font-style-complex="normal" style:font-weight-complex="bold"/>
    </style:style>
    <style:style style:name="ce19" style:family="table-cell" style:parent-style-name="Default" style:data-style-name="N111">
      <style:table-cell-properties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 style:data-style-name="N111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11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37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1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11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 style:data-style-name="N11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fo:border="0.74pt solid #505050" style:rotation-align="none"/>
    </style:style>
    <style:style style:name="ce29" style:family="table-cell" style:parent-style-name="Default">
      <style:table-cell-properties fo:border-bottom="none" style:diagonal-bl-tr="none" style:diagonal-tl-br="none" fo:border-left="0.74pt solid #505050" fo:border-right="0.74pt solid #505050" style:rotation-align="none" fo:border-top="0.74pt solid #505050"/>
    </style:style>
    <style:style style:name="ce30" style:family="table-cell" style:parent-style-name="Default">
      <style:table-cell-properties style:diagonal-bl-tr="none" style:diagonal-tl-br="none" fo:border="0.74pt solid #000000" style:rotation-align="none"/>
    </style:style>
    <style:style style:name="ce31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 style:data-style-name="N2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 style:data-style-name="N2">
      <style:table-cell-properties style:diagonal-bl-tr="none" style:diagonal-tl-br="none" fo:border="0.74pt solid #505050" style:rotation-align="none"/>
    </style:style>
    <style:style style:name="ce34" style:family="table-cell" style:parent-style-name="Default" style:data-style-name="N2">
      <style:table-cell-properties fo:border-bottom="none" style:diagonal-bl-tr="none" style:diagonal-tl-br="none" fo:border-left="0.74pt solid #505050" fo:border-right="0.74pt solid #505050" style:rotation-align="none" fo:border-top="0.74pt solid #505050"/>
    </style:style>
    <style:style style:name="ce35" style:family="table-cell" style:parent-style-name="Default" style:data-style-name="N2">
      <style:table-cell-properties style:diagonal-bl-tr="none" style:diagonal-tl-br="none" fo:border="0.74pt solid #000000" style:rotation-align="none"/>
    </style:style>
    <style:style style:name="ce36" style:family="table-cell" style:parent-style-name="Default" style:data-style-name="N11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0.74pt solid #505050" fo:border-right="none" style:rotation-align="none" fo:border-top="0.74pt solid #505050"/>
    </style:style>
    <style:style style:name="ce38" style:family="table-cell" style:parent-style-name="Default" style:data-style-name="N111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 style:data-style-name="N37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 style:data-style-name="N111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 style:rotation-align="none"/>
    </style:style>
    <style:style style:name="ce43" style:family="table-cell" style:parent-style-name="Default" style:data-style-name="N111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 style:data-style-name="N30"/>
    <style:style style:name="ce46" style:family="table-cell" style:parent-style-name="Default" style:data-style-name="N30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yriad Pro" fo:font-size="16pt" fo:font-style="normal" fo:text-shadow="none" style:text-underline-style="none" fo:font-weight="bold" style:font-size-asian="16pt" style:font-style-asian="normal" style:font-weight-asian="bold" style:font-name-complex="Myriad Pro" style:font-size-complex="16pt" style:font-style-complex="normal" style:font-weight-complex="bold"/>
    </style:style>
    <style:style style:name="ce47" style:family="table-cell" style:parent-style-name="Default" style:data-style-name="N30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yriad Pro" fo:font-size="14pt" fo:font-style="normal" fo:text-shadow="none" style:text-underline-style="none" fo:font-weight="bold" style:font-size-asian="14pt" style:font-style-asian="normal" style:font-weight-asian="bold" style:font-name-complex="Myriad Pro" style:font-size-complex="14pt" style:font-style-complex="normal" style:font-weight-complex="bold"/>
    </style:style>
    <style:style style:name="ce48" style:family="table-cell" style:parent-style-name="Default" style:data-style-name="N30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yriad Pro" fo:font-size="12pt" fo:font-style="normal" fo:text-shadow="none" style:text-underline-style="none" fo:font-weight="bold" style:font-size-asian="12pt" style:font-style-asian="normal" style:font-weight-asian="bold" style:font-name-complex="Myriad Pro" style:font-size-complex="12pt" style:font-style-complex="normal" style:font-weight-complex="bold"/>
    </style:style>
    <style:style style:name="ce49" style:family="table-cell" style:parent-style-name="Default" style:data-style-name="N1003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 style:data-style-name="N3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 style:data-style-name="N11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 style:data-style-name="N10030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</style:style>
    <style:style style:name="ce53" style:family="table-cell" style:parent-style-name="Default" style:data-style-name="N30">
      <style:table-cell-properties style:diagonal-bl-tr="none" style:diagonal-tl-br="none" fo:border="0.74pt solid #000000" style:rotation-align="none"/>
    </style:style>
    <style:style style:name="ce54" style:family="table-cell" style:parent-style-name="Default" style:data-style-name="N111">
      <style:table-cell-properties fo:border-bottom="none" fo:background-color="#ff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 style:data-style-name="N111">
      <style:table-cell-properties fo:border-bottom="none" fo:background-color="#00b0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10030">
      <style:table-cell-properties style:diagonal-bl-tr="none" style:diagonal-tl-br="none" style:text-align-source="fix" style:repeat-content="false" fo:border="0.74pt solid #505050" style:rotation-align="none"/>
      <style:paragraph-properties fo:text-align="center" fo:margin-left="0cm"/>
    </style:style>
    <style:style style:name="ce5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2">
      <style:table-cell-properties style:diagonal-bl-tr="none" style:diagonal-tl-br="none" style:text-align-source="fix" style:repeat-content="false" fo:border="0.74pt solid #505050" style:rotation-align="none"/>
      <style:paragraph-properties fo:text-align="center" fo:margin-left="0cm"/>
    </style:style>
    <style:style style:name="ce59" style:family="table-cell" style:parent-style-name="Default" style:data-style-name="N2">
      <style:table-cell-properties fo:border-bottom="none" style:diagonal-bl-tr="none" style:diagonal-tl-br="none" style:text-align-source="fix" style:repeat-content="false" fo:border-left="0.74pt solid #505050" fo:border-right="0.74pt solid #505050" style:rotation-align="none" fo:border-top="0.74pt solid #505050"/>
      <style:paragraph-properties fo:text-align="center" fo:margin-left="0cm"/>
    </style:style>
    <style:style style:name="ce60" style:family="table-cell" style:parent-style-name="Default" style:data-style-name="N2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</style:style>
    <style:style style:name="ce61" style:family="table-cell" style:parent-style-name="Default" style:data-style-name="N2">
      <style:table-cell-properties fo:border-bottom="none" style:diagonal-bl-tr="none" style:diagonal-tl-br="none" style:text-align-source="fix" style:repeat-content="false" fo:border-left="0.74pt solid #000000" fo:border-right="0.74pt solid #000000" style:rotation-align="none" fo:border-top="0.74pt solid #000000"/>
      <style:paragraph-properties fo:text-align="center" fo:margin-left="0cm"/>
    </style:style>
    <style:style style:name="ce6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ACERTO&quot;;&quot;ADESIVOS&quot;;&quot;ALADIM&quot;;&quot;ALUGUEL&quot;;&quot;BOMBEIRO&quot;;&quot;CAIXA&quot;;&quot;CASA&quot;;&quot;CHEQUE IN&quot;;&quot;CHEQUE OUT&quot;;&quot;COMIDA&quot;;&quot;CONTADOR&quot;;&quot;CRISTAL&quot;;&quot;DEPOSITO BANCO&quot;;&quot;GASOLINA&quot;;&quot;GLAUCIA&quot;;&quot;IPTU&quot;;&quot;KOLOSS&quot;;&quot;LIMPEZA&quot;;&quot;MARCO BONI&quot;;&quot;PROLABORE BECA&quot;;&quot;PROLABORE NATI&quot;;&quot;PROLABORE SANDRA&quot;;&quot;REAL&quot;;&quot;SACOLAS&quot;;&quot;TELEFONE&quot;;&quot;VULT&quot;;&quot;ZAMPHY&quot;)" table:allow-empty-cell="true" table:display-list="unsorted" table:base-cell-address="'ABR-15'.A1">
          <table:help-message table:display="true"/>
        </table:content-validation>
      </table:content-validations>
      <table:table table:name="ABR-1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0"/>
        <table:table-column table:style-name="co10" table:default-cell-style-name="ce10"/>
        <table:table-column table:style-name="co11" table:default-cell-style-name="Default"/>
        <table:table-column table:style-name="co6" table:default-cell-style-name="ce10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1008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12" table:number-rows-spanned="1">
            <text:p>MARIA BONITA COSMÉTICOS</text:p>
          </table:table-cell>
          <table:covered-table-cell table:style-name="ce1"/>
          <table:covered-table-cell table:number-columns-repeated="4" table:style-name="ce7"/>
          <table:covered-table-cell table:number-columns-repeated="2" table:style-name="ce11"/>
          <table:covered-table-cell table:style-name="ce7"/>
          <table:covered-table-cell table:number-columns-repeated="2" table:style-name="ce11"/>
          <table:covered-table-cell table:style-name="ce17"/>
          <table:table-cell table:number-columns-repeated="1010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12" table:number-rows-spanned="1">
            <text:p>Controle Diário de Finanças</text:p>
          </table:table-cell>
          <table:covered-table-cell table:style-name="ce2"/>
          <table:covered-table-cell table:number-columns-repeated="4" table:style-name="ce8"/>
          <table:covered-table-cell table:number-columns-repeated="2" table:style-name="ce12"/>
          <table:covered-table-cell table:style-name="ce8"/>
          <table:covered-table-cell table:number-columns-repeated="2" table:style-name="ce12"/>
          <table:covered-table-cell table:style-name="ce18"/>
          <table:table-cell table:number-columns-repeated="1010"/>
        </table:table-row>
        <table:table-row table:style-name="ro4">
          <table:table-cell table:number-columns-repeated="2"/>
          <table:table-cell table:style-name="ce3" office:value-type="string" calcext:value-type="string">
            <text:p>date</text:p>
          </table:table-cell>
          <table:table-cell table:style-name="ce3"/>
          <table:table-cell table:style-name="ce3" office:value-type="string" calcext:value-type="string">
            <text:p>account_id</text:p>
          </table:table-cell>
          <table:table-cell table:style-name="ce3"/>
          <table:table-cell table:style-name="ce3" office:value-type="string" calcext:value-type="string">
            <text:p>description</text:p>
          </table:table-cell>
          <table:table-cell table:style-name="ce3"/>
          <table:table-cell table:style-name="ce13" office:value-type="string" calcext:value-type="string">
            <text:p>value</text:p>
          </table:table-cell>
          <table:table-cell table:style-name="ce13"/>
          <table:table-cell table:style-name="ce3" office:value-type="string" calcext:value-type="string">
            <text:p>Histórico</text:p>
          </table:table-cell>
          <table:table-cell table:style-name="ce13" office:value-type="string" calcext:value-type="string">
            <text:p>Crédito</text:p>
          </table:table-cell>
          <table:table-cell table:style-name="ce13" office:value-type="string" calcext:value-type="string">
            <text:p>Débito</text:p>
          </table:table-cell>
          <table:table-cell table:style-name="ce3" office:value-type="string" calcext:value-type="string">
            <text:p>Saldo</text:p>
          </table:table-cell>
          <table:table-cell table:number-columns-repeated="1010"/>
        </table:table-row>
        <table:table-row table:style-name="ro4">
          <table:table-cell/>
          <table:table-cell office:value-type="string" calcext:value-type="string">
            <text:p>cash.create(date: '</text:p>
          </table:table-cell>
          <table:table-cell table:style-name="ce4" office:value-type="date" office:date-value="2015-04-01" calcext:value-type="date">
            <text:p>01/04/15</text:p>
          </table:table-cell>
          <table:table-cell table:style-name="ce4" office:value-type="string" calcext:value-type="string">
            <text:p>', account_id: '</text:p>
          </table:table-cell>
          <table:table-cell table:style-name="ce9"/>
          <table:table-cell table:style-name="ce4" office:value-type="string" calcext:value-type="string">
            <text:p>', description: '</text:p>
          </table:table-cell>
          <table:table-cell table:style-name="ce9"/>
          <table:table-cell table:style-name="ce4" office:value-type="string" calcext:value-type="string">
            <text:p>', value: '</text:p>
          </table:table-cell>
          <table:table-cell table:style-name="ce14"/>
          <table:table-cell table:style-name="ce4" office:value-type="string" calcext:value-type="string">
            <text:p>')</text:p>
          </table:table-cell>
          <table:table-cell table:style-name="ce9"/>
          <table:table-cell table:style-name="ce14"/>
          <table:table-cell table:style-name="ce16"/>
          <table:table-cell table:style-name="ce19" office:value-type="float" office:value="1410" calcext:value-type="float">
            <text:p>R$ 1.410,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ash.create(date: '</text:p>
          </table:table-cell>
          <table:table-cell table:style-name="ce4" office:value-type="date" office:date-value="2015-04-01" calcext:value-type="date">
            <text:p>01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60" calcext:value-type="float">
            <text:p>60,00</text:p>
          </table:table-cell>
          <table:table-cell table:style-name="ce4" office:value-type="string" calcext:value-type="string">
            <text:p>')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15"/>
          <table:table-cell table:style-name="ce15" office:value-type="float" office:value="60" calcext:value-type="float">
            <text:p>60,00</text:p>
          </table:table-cell>
          <table:table-cell table:style-name="ce20" table:formula="of:=SUM([.L7];[.N6]-[.M7])" office:value-type="float" office:value="1350" calcext:value-type="float">
            <text:p>R$ 1.350,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ash.create(date: '</text:p>
          </table:table-cell>
          <table:table-cell table:style-name="ce4" office:value-type="date" office:date-value="2015-04-01" calcext:value-type="date">
            <text:p>01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28.55" calcext:value-type="float">
            <text:p>328,55</text:p>
          </table:table-cell>
          <table:table-cell table:style-name="ce4" office:value-type="string" calcext:value-type="string">
            <text:p>')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328.55" calcext:value-type="float">
            <text:p>328,55</text:p>
          </table:table-cell>
          <table:table-cell table:style-name="ce15"/>
          <table:table-cell table:style-name="ce21" table:formula="of:=SUM([.L8];[.N7]-[.M8])" office:value-type="float" office:value="1678.55" calcext:value-type="float">
            <text:p>R$ 1.678,5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ash.create(date: '</text:p>
          </table:table-cell>
          <table:table-cell table:style-name="ce4" office:value-type="date" office:date-value="2015-04-02" calcext:value-type="date">
            <text:p>02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75.7" calcext:value-type="float">
            <text:p>175,70</text:p>
          </table:table-cell>
          <table:table-cell table:style-name="ce4" office:value-type="string" calcext:value-type="string">
            <text:p>')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15"/>
          <table:table-cell table:style-name="ce15" office:value-type="float" office:value="175.7" calcext:value-type="float">
            <text:p>175,70</text:p>
          </table:table-cell>
          <table:table-cell table:style-name="ce21" table:formula="of:=SUM([.L9];[.N8]-[.M9])" office:value-type="float" office:value="1502.85" calcext:value-type="float">
            <text:p>R$ 1.502,8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2" calcext:value-type="date">
            <text:p>02/04/15</text:p>
          </table:table-cell>
          <table:table-cell table:style-name="ce4"/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 table:number-columns-repeated="3"/>
          <table:table-cell table:style-name="ce15" office:value-type="float" office:value="179" calcext:value-type="float">
            <text:p>179,00</text:p>
          </table:table-cell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15"/>
          <table:table-cell table:style-name="ce15" office:value-type="float" office:value="179" calcext:value-type="float">
            <text:p>179,00</text:p>
          </table:table-cell>
          <table:table-cell table:style-name="ce21" table:formula="of:=SUM([.L10];[.N9]-[.M10])" office:value-type="float" office:value="1323.85" calcext:value-type="float">
            <text:p>R$ 1.323,8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2" calcext:value-type="date">
            <text:p>02/04/15</text:p>
          </table:table-cell>
          <table:table-cell table:style-name="ce4"/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 table:number-columns-repeated="3"/>
          <table:table-cell table:style-name="ce15" office:value-type="float" office:value="276.5" calcext:value-type="float">
            <text:p>276,50</text:p>
          </table:table-cell>
          <table:table-cell table:style-name="ce15"/>
          <table:table-cell table:style-name="ce6" table:content-validation-name="val1" office:value-type="string" calcext:value-type="string">
            <text:p>CRISTAL</text:p>
          </table:table-cell>
          <table:table-cell table:style-name="ce15"/>
          <table:table-cell table:style-name="ce15" office:value-type="float" office:value="276.5" calcext:value-type="float">
            <text:p>276,50</text:p>
          </table:table-cell>
          <table:table-cell table:style-name="ce21" table:formula="of:=SUM([.L11];[.N10]-[.M11])" office:value-type="float" office:value="1047.35" calcext:value-type="float">
            <text:p>R$ 1.047,3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2" calcext:value-type="date">
            <text:p>02/04/15</text:p>
          </table:table-cell>
          <table:table-cell table:style-name="ce4"/>
          <table:table-cell table:style-name="ce6" table:content-validation-name="val1" office:value-type="float" office:value="15" calcext:value-type="float">
            <text:p>15</text:p>
          </table:table-cell>
          <table:table-cell table:style-name="ce6" table:content-validation-name="val1" table:number-columns-repeated="3"/>
          <table:table-cell table:style-name="ce15" office:value-type="float" office:value="167.9" calcext:value-type="float">
            <text:p>167,90</text:p>
          </table:table-cell>
          <table:table-cell table:style-name="ce15"/>
          <table:table-cell table:style-name="ce6" table:content-validation-name="val1" office:value-type="string" calcext:value-type="string">
            <text:p>BIO EXTRATUS</text:p>
          </table:table-cell>
          <table:table-cell table:style-name="ce15"/>
          <table:table-cell table:style-name="ce15" office:value-type="float" office:value="167.9" calcext:value-type="float">
            <text:p>167,90</text:p>
          </table:table-cell>
          <table:table-cell table:style-name="ce21" table:formula="of:=SUM([.L12];[.N11]-[.M12])" office:value-type="float" office:value="879.45" calcext:value-type="float">
            <text:p>R$ 879,4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2" calcext:value-type="date">
            <text:p>02/04/15</text:p>
          </table:table-cell>
          <table:table-cell table:style-name="ce4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564.4" calcext:value-type="float">
            <text:p>564,40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564.4" calcext:value-type="float">
            <text:p>564,40</text:p>
          </table:table-cell>
          <table:table-cell table:style-name="ce15"/>
          <table:table-cell table:style-name="ce21" table:formula="of:=SUM([.L13];[.N12]-[.M13])" office:value-type="float" office:value="1443.85" calcext:value-type="float">
            <text:p>R$ 1.443,8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4" calcext:value-type="date">
            <text:p>04/04/15</text:p>
          </table:table-cell>
          <table:table-cell table:style-name="ce4"/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 table:number-columns-repeated="3"/>
          <table:table-cell table:style-name="ce15" office:value-type="float" office:value="80" calcext:value-type="float">
            <text:p>80,00</text:p>
          </table:table-cell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15"/>
          <table:table-cell table:style-name="ce15" office:value-type="float" office:value="80" calcext:value-type="float">
            <text:p>80,00</text:p>
          </table:table-cell>
          <table:table-cell table:style-name="ce21" table:formula="of:=SUM([.L14];[.N13]-[.M14])" office:value-type="float" office:value="1363.85" calcext:value-type="float">
            <text:p>R$ 1.363,8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4" calcext:value-type="date">
            <text:p>04/04/15</text:p>
          </table:table-cell>
          <table:table-cell table:style-name="ce4"/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table:number-columns-repeated="3"/>
          <table:table-cell table:style-name="ce15" office:value-type="float" office:value="110" calcext:value-type="float">
            <text:p>110,00</text:p>
          </table:table-cell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15"/>
          <table:table-cell table:style-name="ce15" office:value-type="float" office:value="110" calcext:value-type="float">
            <text:p>110,00</text:p>
          </table:table-cell>
          <table:table-cell table:style-name="ce21" table:formula="of:=SUM([.L15];[.N14]-[.M15])" office:value-type="float" office:value="1253.85" calcext:value-type="float">
            <text:p>R$ 1.253,8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6" calcext:value-type="date">
            <text:p>06/04/15</text:p>
          </table:table-cell>
          <table:table-cell table:style-name="ce4"/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 table:number-columns-repeated="3"/>
          <table:table-cell table:style-name="ce15" office:value-type="float" office:value="221.4" calcext:value-type="float">
            <text:p>221,40</text:p>
          </table:table-cell>
          <table:table-cell table:style-name="ce15"/>
          <table:table-cell table:style-name="ce6" table:content-validation-name="val1" office:value-type="string" calcext:value-type="string">
            <text:p>GLAUCIA</text:p>
          </table:table-cell>
          <table:table-cell table:style-name="ce15"/>
          <table:table-cell table:style-name="ce15" office:value-type="float" office:value="221.4" calcext:value-type="float">
            <text:p>221,40</text:p>
          </table:table-cell>
          <table:table-cell table:style-name="ce21" table:formula="of:=SUM([.L16];[.N15]-[.M16])" office:value-type="float" office:value="1032.45" calcext:value-type="float">
            <text:p>R$ 1.032,4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6" calcext:value-type="date">
            <text:p>06/04/15</text:p>
          </table:table-cell>
          <table:table-cell table:style-name="ce4"/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 table:number-columns-repeated="3"/>
          <table:table-cell table:style-name="ce15" office:value-type="float" office:value="185.9" calcext:value-type="float">
            <text:p>185,90</text:p>
          </table:table-cell>
          <table:table-cell table:style-name="ce15"/>
          <table:table-cell table:style-name="ce6" table:content-validation-name="val1" office:value-type="string" calcext:value-type="string">
            <text:p>ALADIM</text:p>
          </table:table-cell>
          <table:table-cell table:style-name="ce15"/>
          <table:table-cell table:style-name="ce15" office:value-type="float" office:value="185.9" calcext:value-type="float">
            <text:p>185,90</text:p>
          </table:table-cell>
          <table:table-cell table:style-name="ce21" table:formula="of:=SUM([.L17];[.N16]-[.M17])" office:value-type="float" office:value="846.55" calcext:value-type="float">
            <text:p>R$ 846,5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6" calcext:value-type="date">
            <text:p>06/04/15</text:p>
          </table:table-cell>
          <table:table-cell table:style-name="ce4"/>
          <table:table-cell table:style-name="ce6" table:content-validation-name="val1" office:value-type="float" office:value="8" calcext:value-type="float">
            <text:p>8</text:p>
          </table:table-cell>
          <table:table-cell table:style-name="ce6" table:content-validation-name="val1" table:number-columns-repeated="3"/>
          <table:table-cell table:style-name="ce15" office:value-type="float" office:value="67.9" calcext:value-type="float">
            <text:p>67,90</text:p>
          </table:table-cell>
          <table:table-cell table:style-name="ce15"/>
          <table:table-cell table:style-name="ce6" table:content-validation-name="val1" office:value-type="string" calcext:value-type="string">
            <text:p>BOMBEIRO</text:p>
          </table:table-cell>
          <table:table-cell table:style-name="ce15"/>
          <table:table-cell table:style-name="ce15" office:value-type="float" office:value="67.9" calcext:value-type="float">
            <text:p>67,90</text:p>
          </table:table-cell>
          <table:table-cell table:style-name="ce21" table:formula="of:=SUM([.L18];[.N17]-[.M18])" office:value-type="float" office:value="778.65" calcext:value-type="float">
            <text:p>R$ 778,6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6" calcext:value-type="date">
            <text:p>06/04/15</text:p>
          </table:table-cell>
          <table:table-cell table:style-name="ce4"/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table:number-columns-repeated="3"/>
          <table:table-cell table:style-name="ce15" office:value-type="float" office:value="20" calcext:value-type="float">
            <text:p>20,00</text:p>
          </table:table-cell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15"/>
          <table:table-cell table:style-name="ce15" office:value-type="float" office:value="20" calcext:value-type="float">
            <text:p>20,00</text:p>
          </table:table-cell>
          <table:table-cell table:style-name="ce21" table:formula="of:=SUM([.L19];[.N18]-[.M19])" office:value-type="float" office:value="758.65" calcext:value-type="float">
            <text:p>R$ 758,6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6" calcext:value-type="date">
            <text:p>06/04/15</text:p>
          </table:table-cell>
          <table:table-cell table:style-name="ce4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221.15" calcext:value-type="float">
            <text:p>221,15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221.15" calcext:value-type="float">
            <text:p>221,15</text:p>
          </table:table-cell>
          <table:table-cell table:style-name="ce15"/>
          <table:table-cell table:style-name="ce21" table:formula="of:=SUM([.L20];[.N19]-[.M20])" office:value-type="float" office:value="979.8" calcext:value-type="float">
            <text:p>R$ 979,80</text:p>
          </table:table-cell>
          <table:table-cell/>
          <table:table-cell table:style-name="ce22"/>
          <table:table-cell table:number-columns-repeated="1008"/>
        </table:table-row>
        <table:table-row table:style-name="ro1">
          <table:table-cell table:number-columns-repeated="2"/>
          <table:table-cell table:style-name="ce4" office:value-type="date" office:date-value="2015-04-07" calcext:value-type="date">
            <text:p>07/04/15</text:p>
          </table:table-cell>
          <table:table-cell table:style-name="ce4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296.5" calcext:value-type="float">
            <text:p>296,50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296.5" calcext:value-type="float">
            <text:p>296,50</text:p>
          </table:table-cell>
          <table:table-cell table:style-name="ce15"/>
          <table:table-cell table:style-name="ce21" table:formula="of:=SUM([.L21];[.N20]-[.M21])" office:value-type="float" office:value="1276.3" calcext:value-type="float">
            <text:p>R$ 1.276,3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7" calcext:value-type="date">
            <text:p>07/04/15</text:p>
          </table:table-cell>
          <table:table-cell table:style-name="ce4"/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table:number-columns-repeated="3"/>
          <table:table-cell table:style-name="ce15" office:value-type="float" office:value="50" calcext:value-type="float">
            <text:p>50,00</text:p>
          </table:table-cell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15"/>
          <table:table-cell table:style-name="ce15" office:value-type="float" office:value="50" calcext:value-type="float">
            <text:p>50,00</text:p>
          </table:table-cell>
          <table:table-cell table:style-name="ce21" table:formula="of:=SUM([.L22];[.N21]-[.M22])" office:value-type="float" office:value="1226.3" calcext:value-type="float">
            <text:p>R$ 1.226,3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date" office:date-value="2015-04-08" calcext:value-type="date">
            <text:p>08/04/15</text:p>
          </table:table-cell>
          <table:table-cell table:style-name="ce5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231.1" calcext:value-type="float">
            <text:p>231,10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231.1" calcext:value-type="float">
            <text:p>231,10</text:p>
          </table:table-cell>
          <table:table-cell table:style-name="ce15"/>
          <table:table-cell table:style-name="ce21" table:formula="of:=SUM([.L23];[.N22]-[.M23])" office:value-type="float" office:value="1457.4" calcext:value-type="float">
            <text:p>R$ 1.457,4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9" calcext:value-type="date">
            <text:p>09/04/15</text:p>
          </table:table-cell>
          <table:table-cell table:style-name="ce4"/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 table:number-columns-repeated="3"/>
          <table:table-cell table:style-name="ce15" office:value-type="float" office:value="227.5" calcext:value-type="float">
            <text:p>227,50</text:p>
          </table:table-cell>
          <table:table-cell table:style-name="ce15"/>
          <table:table-cell table:style-name="ce6" table:content-validation-name="val1" office:value-type="string" calcext:value-type="string">
            <text:p>ALADIM</text:p>
          </table:table-cell>
          <table:table-cell table:style-name="ce15"/>
          <table:table-cell table:style-name="ce15" office:value-type="float" office:value="227.5" calcext:value-type="float">
            <text:p>227,50</text:p>
          </table:table-cell>
          <table:table-cell table:style-name="ce21" table:formula="of:=SUM([.L24];[.N23]-[.M24])" office:value-type="float" office:value="1229.9" calcext:value-type="float">
            <text:p>R$ 1.229,9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9" calcext:value-type="date">
            <text:p>09/04/15</text:p>
          </table:table-cell>
          <table:table-cell table:style-name="ce4"/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 table:number-columns-repeated="3"/>
          <table:table-cell table:style-name="ce15" office:value-type="float" office:value="175.7" calcext:value-type="float">
            <text:p>175,70</text:p>
          </table:table-cell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15"/>
          <table:table-cell table:style-name="ce15" office:value-type="float" office:value="175.7" calcext:value-type="float">
            <text:p>175,70</text:p>
          </table:table-cell>
          <table:table-cell table:style-name="ce21" table:formula="of:=SUM([.L25];[.N24]-[.M25])" office:value-type="float" office:value="1054.2" calcext:value-type="float">
            <text:p>R$ 1.054,2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9" calcext:value-type="date">
            <text:p>09/04/15</text:p>
          </table:table-cell>
          <table:table-cell table:style-name="ce4"/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 table:number-columns-repeated="3"/>
          <table:table-cell table:style-name="ce15" office:value-type="float" office:value="165.35" calcext:value-type="float">
            <text:p>165,35</text:p>
          </table:table-cell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15"/>
          <table:table-cell table:style-name="ce15" office:value-type="float" office:value="165.35" calcext:value-type="float">
            <text:p>165,35</text:p>
          </table:table-cell>
          <table:table-cell table:style-name="ce21" table:formula="of:=SUM([.L26];[.N25]-[.M26])" office:value-type="float" office:value="888.85" calcext:value-type="float">
            <text:p>R$ 888,8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9" calcext:value-type="date">
            <text:p>09/04/15</text:p>
          </table:table-cell>
          <table:table-cell table:style-name="ce4"/>
          <table:table-cell table:style-name="ce6" table:content-validation-name="val1" office:value-type="float" office:value="9" calcext:value-type="float">
            <text:p>9</text:p>
          </table:table-cell>
          <table:table-cell table:style-name="ce6" table:content-validation-name="val1" table:number-columns-repeated="3"/>
          <table:table-cell table:style-name="ce15" office:value-type="float" office:value="102.85" calcext:value-type="float">
            <text:p>102,85</text:p>
          </table:table-cell>
          <table:table-cell table:style-name="ce15"/>
          <table:table-cell table:style-name="ce6" table:content-validation-name="val1" office:value-type="string" calcext:value-type="string">
            <text:p>IPTU</text:p>
          </table:table-cell>
          <table:table-cell table:style-name="ce15"/>
          <table:table-cell table:style-name="ce15" office:value-type="float" office:value="102.85" calcext:value-type="float">
            <text:p>102,85</text:p>
          </table:table-cell>
          <table:table-cell table:style-name="ce21" table:formula="of:=SUM([.L27];[.N26]-[.M27])" office:value-type="float" office:value="786" calcext:value-type="float">
            <text:p>R$ 786,0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9" calcext:value-type="date">
            <text:p>09/04/15</text:p>
          </table:table-cell>
          <table:table-cell table:style-name="ce4"/>
          <table:table-cell table:style-name="ce6" table:content-validation-name="val1" office:value-type="float" office:value="7" calcext:value-type="float">
            <text:p>7</text:p>
          </table:table-cell>
          <table:table-cell table:style-name="ce6" table:content-validation-name="val1" table:number-columns-repeated="3"/>
          <table:table-cell table:style-name="ce15" office:value-type="float" office:value="50" calcext:value-type="float">
            <text:p>50,00</text:p>
          </table:table-cell>
          <table:table-cell table:style-name="ce15"/>
          <table:table-cell table:style-name="ce6" table:content-validation-name="val1" office:value-type="string" calcext:value-type="string">
            <text:p>CONTADOR</text:p>
          </table:table-cell>
          <table:table-cell table:style-name="ce15"/>
          <table:table-cell table:style-name="ce15" office:value-type="float" office:value="50" calcext:value-type="float">
            <text:p>50,00</text:p>
          </table:table-cell>
          <table:table-cell table:style-name="ce21" table:formula="of:=SUM([.L28];[.N27]-[.M28])" office:value-type="float" office:value="736" calcext:value-type="float">
            <text:p>R$ 736,0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9" calcext:value-type="date">
            <text:p>09/04/15</text:p>
          </table:table-cell>
          <table:table-cell table:style-name="ce4"/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 table:number-columns-repeated="3"/>
          <table:table-cell table:style-name="ce15" office:value-type="float" office:value="26.5" calcext:value-type="float">
            <text:p>26,50</text:p>
          </table:table-cell>
          <table:table-cell table:style-name="ce15"/>
          <table:table-cell table:style-name="ce6" table:content-validation-name="val1" office:value-type="string" calcext:value-type="string">
            <text:p>COMIDA</text:p>
          </table:table-cell>
          <table:table-cell table:style-name="ce15"/>
          <table:table-cell table:style-name="ce15" office:value-type="float" office:value="26.5" calcext:value-type="float">
            <text:p>26,50</text:p>
          </table:table-cell>
          <table:table-cell table:style-name="ce21" table:formula="of:=SUM([.L29];[.N28]-[.M29])" office:value-type="float" office:value="709.5" calcext:value-type="float">
            <text:p>R$ 709,5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9" calcext:value-type="date">
            <text:p>09/04/15</text:p>
          </table:table-cell>
          <table:table-cell table:style-name="ce4"/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table:number-columns-repeated="3"/>
          <table:table-cell table:style-name="ce15" office:value-type="float" office:value="222" calcext:value-type="float">
            <text:p>222,00</text:p>
          </table:table-cell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15"/>
          <table:table-cell table:style-name="ce15" office:value-type="float" office:value="222" calcext:value-type="float">
            <text:p>222,00</text:p>
          </table:table-cell>
          <table:table-cell table:style-name="ce21" table:formula="of:=SUM([.L30];[.N29]-[.M30])" office:value-type="float" office:value="487.5" calcext:value-type="float">
            <text:p>R$ 487,5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9" calcext:value-type="date">
            <text:p>09/04/15</text:p>
          </table:table-cell>
          <table:table-cell table:style-name="ce4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396.7" calcext:value-type="float">
            <text:p>396,70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396.7" calcext:value-type="float">
            <text:p>396,70</text:p>
          </table:table-cell>
          <table:table-cell table:style-name="ce15"/>
          <table:table-cell table:style-name="ce21" table:formula="of:=SUM([.L31];[.N30]-[.M31])" office:value-type="float" office:value="884.2" calcext:value-type="float">
            <text:p>R$ 884,2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date" office:date-value="2015-04-10" calcext:value-type="date">
            <text:p>10/04/15</text:p>
          </table:table-cell>
          <table:table-cell table:style-name="ce5"/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table:number-columns-repeated="3"/>
          <table:table-cell table:style-name="ce15" office:value-type="float" office:value="70" calcext:value-type="float">
            <text:p>70,00</text:p>
          </table:table-cell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15"/>
          <table:table-cell table:style-name="ce15" office:value-type="float" office:value="70" calcext:value-type="float">
            <text:p>70,00</text:p>
          </table:table-cell>
          <table:table-cell table:style-name="ce21" table:formula="of:=SUM([.L32];[.N31]-[.M32])" office:value-type="float" office:value="814.2" calcext:value-type="float">
            <text:p>R$ 814,2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date" office:date-value="2015-04-10" calcext:value-type="date">
            <text:p>10/04/15</text:p>
          </table:table-cell>
          <table:table-cell table:style-name="ce5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378.95" calcext:value-type="float">
            <text:p>378,95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378.95" calcext:value-type="float">
            <text:p>378,95</text:p>
          </table:table-cell>
          <table:table-cell table:style-name="ce15"/>
          <table:table-cell table:style-name="ce21" table:formula="of:=SUM([.L33];[.N32]-[.M33])" office:value-type="float" office:value="1193.15" calcext:value-type="float">
            <text:p>R$ 1.193,1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11" calcext:value-type="date">
            <text:p>11/04/15</text:p>
          </table:table-cell>
          <table:table-cell table:style-name="ce4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401.5" calcext:value-type="float">
            <text:p>401,50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401.5" calcext:value-type="float">
            <text:p>401,50</text:p>
          </table:table-cell>
          <table:table-cell table:style-name="ce15"/>
          <table:table-cell table:style-name="ce21" table:formula="of:=SUM([.L34];[.N33]-[.M34])" office:value-type="float" office:value="1594.65" calcext:value-type="float">
            <text:p>R$ 1.594,6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11" calcext:value-type="date">
            <text:p>11/04/15</text:p>
          </table:table-cell>
          <table:table-cell table:style-name="ce4"/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table:number-columns-repeated="3"/>
          <table:table-cell table:style-name="ce15" office:value-type="float" office:value="210" calcext:value-type="float">
            <text:p>210,00</text:p>
          </table:table-cell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15"/>
          <table:table-cell table:style-name="ce15" office:value-type="float" office:value="210" calcext:value-type="float">
            <text:p>210,00</text:p>
          </table:table-cell>
          <table:table-cell table:style-name="ce21" table:formula="of:=SUM([.L35];[.N34]-[.M35])" office:value-type="float" office:value="1384.65" calcext:value-type="float">
            <text:p>R$ 1.384,6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11" calcext:value-type="date">
            <text:p>11/04/15</text:p>
          </table:table-cell>
          <table:table-cell table:style-name="ce4"/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table:number-columns-repeated="3"/>
          <table:table-cell table:style-name="ce15" office:value-type="float" office:value="400" calcext:value-type="float">
            <text:p>400,00</text:p>
          </table:table-cell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15" office:value-type="float" office:value="400" calcext:value-type="float">
            <text:p>400,00</text:p>
          </table:table-cell>
          <table:table-cell table:style-name="ce15"/>
          <table:table-cell table:style-name="ce21" table:formula="of:=SUM([.L36];[.N35]-[.M36])" office:value-type="float" office:value="1784.65" calcext:value-type="float">
            <text:p>R$ 1.784,6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date" office:date-value="2015-04-13" calcext:value-type="date">
            <text:p>13/04/15</text:p>
          </table:table-cell>
          <table:table-cell table:style-name="ce5"/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 table:number-columns-repeated="3"/>
          <table:table-cell table:style-name="ce15" office:value-type="float" office:value="50" calcext:value-type="float">
            <text:p>50,00</text:p>
          </table:table-cell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15"/>
          <table:table-cell table:style-name="ce15" office:value-type="float" office:value="50" calcext:value-type="float">
            <text:p>50,00</text:p>
          </table:table-cell>
          <table:table-cell table:style-name="ce21" table:formula="of:=SUM([.L37];[.N36]-[.M37])" office:value-type="float" office:value="1734.65" calcext:value-type="float">
            <text:p>R$ 1.734,6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date" office:date-value="2015-04-13" calcext:value-type="date">
            <text:p>13/04/15</text:p>
          </table:table-cell>
          <table:table-cell table:style-name="ce5"/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 table:number-columns-repeated="3"/>
          <table:table-cell table:style-name="ce15" office:value-type="float" office:value="344" calcext:value-type="float">
            <text:p>344,00</text:p>
          </table:table-cell>
          <table:table-cell table:style-name="ce15"/>
          <table:table-cell table:style-name="ce6" table:content-validation-name="val1" office:value-type="string" calcext:value-type="string">
            <text:p>CRISTAL</text:p>
          </table:table-cell>
          <table:table-cell table:style-name="ce15"/>
          <table:table-cell table:style-name="ce15" office:value-type="float" office:value="344" calcext:value-type="float">
            <text:p>344,00</text:p>
          </table:table-cell>
          <table:table-cell table:style-name="ce21" table:formula="of:=SUM([.L38];[.N37]-[.M38])" office:value-type="float" office:value="1390.65" calcext:value-type="float">
            <text:p>R$ 1.390,6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date" office:date-value="2015-04-13" calcext:value-type="date">
            <text:p>13/04/15</text:p>
          </table:table-cell>
          <table:table-cell table:style-name="ce5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185.3" calcext:value-type="float">
            <text:p>185,30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185.3" calcext:value-type="float">
            <text:p>185,30</text:p>
          </table:table-cell>
          <table:table-cell table:style-name="ce15"/>
          <table:table-cell table:style-name="ce21" table:formula="of:=SUM([.L39];[.N38]-[.M39])" office:value-type="float" office:value="1575.95" calcext:value-type="float">
            <text:p>R$ 1.575,9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date" office:date-value="2015-04-13" calcext:value-type="date">
            <text:p>13/04/15</text:p>
          </table:table-cell>
          <table:table-cell table:style-name="ce5"/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 table:number-columns-repeated="3"/>
          <table:table-cell table:style-name="ce15" office:value-type="float" office:value="120" calcext:value-type="float">
            <text:p>120,00</text:p>
          </table:table-cell>
          <table:table-cell table:style-name="ce15"/>
          <table:table-cell table:style-name="ce6" table:content-validation-name="val1" office:value-type="string" calcext:value-type="string">
            <text:p>ADESIVOS</text:p>
          </table:table-cell>
          <table:table-cell table:style-name="ce15"/>
          <table:table-cell table:style-name="ce15" office:value-type="float" office:value="120" calcext:value-type="float">
            <text:p>120,00</text:p>
          </table:table-cell>
          <table:table-cell table:style-name="ce21" table:formula="of:=SUM([.L40];[.N39]-[.M40])" office:value-type="float" office:value="1455.95" calcext:value-type="float">
            <text:p>R$ 1.455,9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date" office:date-value="2015-04-13" calcext:value-type="date">
            <text:p>13/04/15</text:p>
          </table:table-cell>
          <table:table-cell table:style-name="ce5"/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 table:number-columns-repeated="3"/>
          <table:table-cell table:style-name="ce15" office:value-type="float" office:value="10" calcext:value-type="float">
            <text:p>10,00</text:p>
          </table:table-cell>
          <table:table-cell table:style-name="ce15"/>
          <table:table-cell table:style-name="ce6" table:content-validation-name="val1" office:value-type="string" calcext:value-type="string">
            <text:p>LIMPEZA</text:p>
          </table:table-cell>
          <table:table-cell table:style-name="ce15"/>
          <table:table-cell table:style-name="ce15" office:value-type="float" office:value="10" calcext:value-type="float">
            <text:p>10,00</text:p>
          </table:table-cell>
          <table:table-cell table:style-name="ce21" table:formula="of:=SUM([.L41];[.N40]-[.M41])" office:value-type="float" office:value="1445.95" calcext:value-type="float">
            <text:p>R$ 1.445,9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date" office:date-value="2015-04-13" calcext:value-type="date">
            <text:p>13/04/15</text:p>
          </table:table-cell>
          <table:table-cell table:style-name="ce5"/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table:number-columns-repeated="3"/>
          <table:table-cell table:style-name="ce15" office:value-type="float" office:value="10" calcext:value-type="float">
            <text:p>10,00</text:p>
          </table:table-cell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15" office:value-type="string" calcext:value-type="string">
            <text:p>,</text:p>
          </table:table-cell>
          <table:table-cell table:style-name="ce15" office:value-type="float" office:value="10" calcext:value-type="float">
            <text:p>10,00</text:p>
          </table:table-cell>
          <table:table-cell table:style-name="ce21" table:formula="of:=SUM([.L42];[.N41]-[.M42])" office:value-type="float" office:value="1435.95" calcext:value-type="float">
            <text:p>R$ 1.435,9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date" office:date-value="2015-04-13" calcext:value-type="date">
            <text:p>13/04/15</text:p>
          </table:table-cell>
          <table:table-cell table:style-name="ce5"/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 table:number-columns-repeated="3"/>
          <table:table-cell table:style-name="ce15" office:value-type="float" office:value="14" calcext:value-type="float">
            <text:p>14,00</text:p>
          </table:table-cell>
          <table:table-cell table:style-name="ce15"/>
          <table:table-cell table:style-name="ce6" table:content-validation-name="val1" office:value-type="string" calcext:value-type="string">
            <text:p>TELEFONE</text:p>
          </table:table-cell>
          <table:table-cell table:style-name="ce15"/>
          <table:table-cell table:style-name="ce15" office:value-type="float" office:value="14" calcext:value-type="float">
            <text:p>14,00</text:p>
          </table:table-cell>
          <table:table-cell table:style-name="ce21" table:formula="of:=SUM([.L43];[.N42]-[.M43])" office:value-type="float" office:value="1421.95" calcext:value-type="float">
            <text:p>R$ 1.421,9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14" calcext:value-type="date">
            <text:p>14/04/15</text:p>
          </table:table-cell>
          <table:table-cell table:style-name="ce4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270.2" calcext:value-type="float">
            <text:p>270,20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270.2" calcext:value-type="float">
            <text:p>270,20</text:p>
          </table:table-cell>
          <table:table-cell table:style-name="ce15"/>
          <table:table-cell table:style-name="ce21" table:formula="of:=SUM([.L44];[.N43]-[.M44])" office:value-type="float" office:value="1692.15" calcext:value-type="float">
            <text:p>R$ 1.692,1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date" office:date-value="2015-04-15" calcext:value-type="date">
            <text:p>15/04/15</text:p>
          </table:table-cell>
          <table:table-cell table:style-name="ce5"/>
          <table:table-cell table:style-name="ce6" table:content-validation-name="val1" office:value-type="float" office:value="21" calcext:value-type="float">
            <text:p>21</text:p>
          </table:table-cell>
          <table:table-cell table:style-name="ce6" table:content-validation-name="val1" table:number-columns-repeated="3"/>
          <table:table-cell table:style-name="ce15" office:value-type="float" office:value="40" calcext:value-type="float">
            <text:p>40,00</text:p>
          </table:table-cell>
          <table:table-cell table:style-name="ce15"/>
          <table:table-cell table:style-name="ce6" table:content-validation-name="val1" office:value-type="string" calcext:value-type="string">
            <text:p>SACOLAS</text:p>
          </table:table-cell>
          <table:table-cell table:style-name="ce15"/>
          <table:table-cell table:style-name="ce15" office:value-type="float" office:value="40" calcext:value-type="float">
            <text:p>40,00</text:p>
          </table:table-cell>
          <table:table-cell table:style-name="ce21" table:formula="of:=SUM([.L45];[.N44]-[.M45])" office:value-type="float" office:value="1652.15" calcext:value-type="float">
            <text:p>R$ 1.652,1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date" office:date-value="2015-04-15" calcext:value-type="date">
            <text:p>15/04/15</text:p>
          </table:table-cell>
          <table:table-cell table:style-name="ce5"/>
          <table:table-cell table:style-name="ce6" table:content-validation-name="val1" office:value-type="float" office:value="3" calcext:value-type="float">
            <text:p>3</text:p>
          </table:table-cell>
          <table:table-cell table:style-name="ce6" table:content-validation-name="val1" table:number-columns-repeated="3"/>
          <table:table-cell table:style-name="ce15" office:value-type="float" office:value="724" calcext:value-type="float">
            <text:p>724,00</text:p>
          </table:table-cell>
          <table:table-cell table:style-name="ce15"/>
          <table:table-cell table:style-name="ce6" table:content-validation-name="val1" office:value-type="string" calcext:value-type="string">
            <text:p>ALUGUEL</text:p>
          </table:table-cell>
          <table:table-cell table:style-name="ce15"/>
          <table:table-cell table:style-name="ce15" office:value-type="float" office:value="724" calcext:value-type="float">
            <text:p>724,00</text:p>
          </table:table-cell>
          <table:table-cell table:style-name="ce21" table:formula="of:=SUM([.L46];[.N45]-[.M46])" office:value-type="float" office:value="928.15" calcext:value-type="float">
            <text:p>R$ 928,1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date" office:date-value="2015-04-15" calcext:value-type="date">
            <text:p>15/04/15</text:p>
          </table:table-cell>
          <table:table-cell table:style-name="ce5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277.6" calcext:value-type="float">
            <text:p>277,60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277.6" calcext:value-type="float">
            <text:p>277,60</text:p>
          </table:table-cell>
          <table:table-cell table:style-name="ce15"/>
          <table:table-cell table:style-name="ce21" table:formula="of:=SUM([.L47];[.N46]-[.M47])" office:value-type="float" office:value="1205.75" calcext:value-type="float">
            <text:p>R$ 1.205,7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date" office:date-value="2015-04-16" calcext:value-type="date">
            <text:p>16/04/15</text:p>
          </table:table-cell>
          <table:table-cell table:style-name="ce5"/>
          <table:table-cell table:style-name="ce6" table:content-validation-name="val1" office:value-type="float" office:value="19" calcext:value-type="float">
            <text:p>19</text:p>
          </table:table-cell>
          <table:table-cell table:style-name="ce6" table:content-validation-name="val1" table:number-columns-repeated="3"/>
          <table:table-cell table:style-name="ce15" office:value-type="float" office:value="400" calcext:value-type="float">
            <text:p>400,00</text:p>
          </table:table-cell>
          <table:table-cell table:style-name="ce15"/>
          <table:table-cell table:style-name="ce6" table:content-validation-name="val1" office:value-type="string" calcext:value-type="string">
            <text:p>ZAMPHY</text:p>
          </table:table-cell>
          <table:table-cell table:style-name="ce15"/>
          <table:table-cell table:style-name="ce15" office:value-type="float" office:value="400" calcext:value-type="float">
            <text:p>400,00</text:p>
          </table:table-cell>
          <table:table-cell table:style-name="ce21" table:formula="of:=SUM([.L48];[.N47]-[.M48])" office:value-type="float" office:value="805.75" calcext:value-type="float">
            <text:p>R$ 805,7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date" office:date-value="2015-04-16" calcext:value-type="date">
            <text:p>16/04/15</text:p>
          </table:table-cell>
          <table:table-cell table:style-name="ce5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280.55" calcext:value-type="float">
            <text:p>280,55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280.55" calcext:value-type="float">
            <text:p>280,55</text:p>
          </table:table-cell>
          <table:table-cell table:style-name="ce15"/>
          <table:table-cell table:style-name="ce21" table:formula="of:=SUM([.L49];[.N48]-[.M49])" office:value-type="float" office:value="1086.3" calcext:value-type="float">
            <text:p>R$ 1.086,3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17" calcext:value-type="date">
            <text:p>17/04/15</text:p>
          </table:table-cell>
          <table:table-cell table:style-name="ce4"/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 table:number-columns-repeated="3"/>
          <table:table-cell table:style-name="ce15" office:value-type="float" office:value="276.5" calcext:value-type="float">
            <text:p>276,50</text:p>
          </table:table-cell>
          <table:table-cell table:style-name="ce15"/>
          <table:table-cell table:style-name="ce6" table:content-validation-name="val1" office:value-type="string" calcext:value-type="string">
            <text:p>CRISTAL</text:p>
          </table:table-cell>
          <table:table-cell table:style-name="ce15"/>
          <table:table-cell table:style-name="ce15" office:value-type="float" office:value="276.5" calcext:value-type="float">
            <text:p>276,50</text:p>
          </table:table-cell>
          <table:table-cell table:style-name="ce21" table:formula="of:=SUM([.L50];[.N49]-[.M50])" office:value-type="float" office:value="809.8" calcext:value-type="float">
            <text:p>R$ 809,8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17" calcext:value-type="date">
            <text:p>17/04/15</text:p>
          </table:table-cell>
          <table:table-cell table:style-name="ce4"/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 table:number-columns-repeated="3"/>
          <table:table-cell table:style-name="ce15" office:value-type="float" office:value="208.5" calcext:value-type="float">
            <text:p>208,50</text:p>
          </table:table-cell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15"/>
          <table:table-cell table:style-name="ce15" office:value-type="float" office:value="208.5" calcext:value-type="float">
            <text:p>208,50</text:p>
          </table:table-cell>
          <table:table-cell table:style-name="ce21" table:formula="of:=SUM([.L51];[.N50]-[.M51])" office:value-type="float" office:value="601.299999999999" calcext:value-type="float">
            <text:p>R$ 601,3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17" calcext:value-type="date">
            <text:p>17/04/15</text:p>
          </table:table-cell>
          <table:table-cell table:style-name="ce4"/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table:number-columns-repeated="3"/>
          <table:table-cell table:style-name="ce15" office:value-type="float" office:value="60" calcext:value-type="float">
            <text:p>60,00</text:p>
          </table:table-cell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15"/>
          <table:table-cell table:style-name="ce15" office:value-type="float" office:value="60" calcext:value-type="float">
            <text:p>60,00</text:p>
          </table:table-cell>
          <table:table-cell table:style-name="ce21" table:formula="of:=SUM([.L52];[.N51]-[.M52])" office:value-type="float" office:value="541.3" calcext:value-type="float">
            <text:p>R$ 541,3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17" calcext:value-type="date">
            <text:p>17/04/15</text:p>
          </table:table-cell>
          <table:table-cell table:style-name="ce4"/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 table:number-columns-repeated="3"/>
          <table:table-cell table:style-name="ce15" office:value-type="float" office:value="50" calcext:value-type="float">
            <text:p>50,00</text:p>
          </table:table-cell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15"/>
          <table:table-cell table:style-name="ce15" office:value-type="float" office:value="50" calcext:value-type="float">
            <text:p>50,00</text:p>
          </table:table-cell>
          <table:table-cell table:style-name="ce21" table:formula="of:=SUM([.L53];[.N52]-[.M53])" office:value-type="float" office:value="491.3" calcext:value-type="float">
            <text:p>R$ 491,3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17" calcext:value-type="date">
            <text:p>17/04/15</text:p>
          </table:table-cell>
          <table:table-cell table:style-name="ce4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320.25" calcext:value-type="float">
            <text:p>320,25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320.25" calcext:value-type="float">
            <text:p>320,25</text:p>
          </table:table-cell>
          <table:table-cell table:style-name="ce15"/>
          <table:table-cell table:style-name="ce21" table:formula="of:=SUM([.L54];N#REF!-[.M54])" office:value-type="string" office:string-value="" calcext:value-type="error">
            <text:p>#NOME?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17" calcext:value-type="date">
            <text:p>17/04/15</text:p>
          </table:table-cell>
          <table:table-cell table:style-name="ce4"/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 table:number-columns-repeated="3"/>
          <table:table-cell table:style-name="ce15" office:value-type="float" office:value="50" calcext:value-type="float">
            <text:p>50,00</text:p>
          </table:table-cell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15"/>
          <table:table-cell table:style-name="ce15" office:value-type="float" office:value="50" calcext:value-type="float">
            <text:p>50,00</text:p>
          </table:table-cell>
          <table:table-cell table:style-name="ce21" table:formula="of:=SUM([.L55];[.N54]-[.M55])" office:value-type="string" office:string-value="" calcext:value-type="error">
            <text:p>#NOME?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17" calcext:value-type="date">
            <text:p>17/04/15</text:p>
          </table:table-cell>
          <table:table-cell table:style-name="ce4"/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 table:number-columns-repeated="3"/>
          <table:table-cell table:style-name="ce15" office:value-type="float" office:value="50" calcext:value-type="float">
            <text:p>50,00</text:p>
          </table:table-cell>
          <table:table-cell table:style-name="ce15"/>
          <table:table-cell table:style-name="ce6" table:content-validation-name="val1" office:value-type="string" calcext:value-type="string">
            <text:p>PROLABORE BECA</text:p>
          </table:table-cell>
          <table:table-cell table:style-name="ce15"/>
          <table:table-cell table:style-name="ce15" office:value-type="float" office:value="50" calcext:value-type="float">
            <text:p>50,00</text:p>
          </table:table-cell>
          <table:table-cell table:style-name="ce21" table:formula="of:=SUM([.L56];[.N55]-[.M56])" office:value-type="string" office:string-value="" calcext:value-type="error">
            <text:p>#NOME?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17" calcext:value-type="date">
            <text:p>17/04/15</text:p>
          </table:table-cell>
          <table:table-cell table:style-name="ce4"/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table:number-columns-repeated="3"/>
          <table:table-cell table:style-name="ce15" office:value-type="float" office:value="50" calcext:value-type="float">
            <text:p>50,00</text:p>
          </table:table-cell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15"/>
          <table:table-cell table:style-name="ce15" office:value-type="float" office:value="50" calcext:value-type="float">
            <text:p>50,00</text:p>
          </table:table-cell>
          <table:table-cell table:style-name="ce21" table:formula="of:=SUM([.L57];[.N56]-[.M57])" office:value-type="string" office:string-value="" calcext:value-type="error">
            <text:p>#NOME?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18" calcext:value-type="date">
            <text:p>18/04/15</text:p>
          </table:table-cell>
          <table:table-cell table:style-name="ce4"/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table:number-columns-repeated="3"/>
          <table:table-cell table:style-name="ce15" office:value-type="float" office:value="50" calcext:value-type="float">
            <text:p>50,00</text:p>
          </table:table-cell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15"/>
          <table:table-cell table:style-name="ce15" office:value-type="float" office:value="50" calcext:value-type="float">
            <text:p>50,00</text:p>
          </table:table-cell>
          <table:table-cell table:style-name="ce21" table:formula="of:=SUM([.L58];[.N57]-[.M58])" office:value-type="string" office:string-value="" calcext:value-type="error">
            <text:p>#NOME?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18" calcext:value-type="date">
            <text:p>18/04/15</text:p>
          </table:table-cell>
          <table:table-cell table:style-name="ce4"/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 table:number-columns-repeated="3"/>
          <table:table-cell table:style-name="ce15" office:value-type="float" office:value="15.5" calcext:value-type="float">
            <text:p>15,50</text:p>
          </table:table-cell>
          <table:table-cell table:style-name="ce15"/>
          <table:table-cell table:style-name="ce6" table:content-validation-name="val1" office:value-type="string" calcext:value-type="string">
            <text:p>ADESIVOS</text:p>
          </table:table-cell>
          <table:table-cell table:style-name="ce15"/>
          <table:table-cell table:style-name="ce15" office:value-type="float" office:value="15.5" calcext:value-type="float">
            <text:p>15,50</text:p>
          </table:table-cell>
          <table:table-cell table:style-name="ce21" table:formula="of:=SUM([.L59];[.N58]-[.M59])" office:value-type="string" office:string-value="" calcext:value-type="error">
            <text:p>#NOME?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18" calcext:value-type="date">
            <text:p>18/04/15</text:p>
          </table:table-cell>
          <table:table-cell table:style-name="ce4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467.85" calcext:value-type="float">
            <text:p>467,85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467.85" calcext:value-type="float">
            <text:p>467,85</text:p>
          </table:table-cell>
          <table:table-cell table:style-name="ce15"/>
          <table:table-cell table:style-name="ce21" table:formula="of:=SUM([.L60];[.N59]-[.M60])" office:value-type="string" office:string-value="" calcext:value-type="error">
            <text:p>#NOME?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0" calcext:value-type="date">
            <text:p>20/04/15</text:p>
          </table:table-cell>
          <table:table-cell table:style-name="ce4"/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 table:number-columns-repeated="3"/>
          <table:table-cell table:style-name="ce15" office:value-type="float" office:value="343.75" calcext:value-type="float">
            <text:p>343,75</text:p>
          </table:table-cell>
          <table:table-cell table:style-name="ce15"/>
          <table:table-cell table:style-name="ce6" table:content-validation-name="val1" office:value-type="string" calcext:value-type="string">
            <text:p>CRISTAL</text:p>
          </table:table-cell>
          <table:table-cell table:style-name="ce15"/>
          <table:table-cell table:style-name="ce15" office:value-type="float" office:value="343.75" calcext:value-type="float">
            <text:p>343,75</text:p>
          </table:table-cell>
          <table:table-cell table:style-name="ce21" table:formula="of:=SUM([.L61];[.N60]-[.M61])" office:value-type="string" office:string-value="" calcext:value-type="error">
            <text:p>#NOME?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0" calcext:value-type="date">
            <text:p>20/04/15</text:p>
          </table:table-cell>
          <table:table-cell table:style-name="ce4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119.3" calcext:value-type="float">
            <text:p>119,30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119.3" calcext:value-type="float">
            <text:p>119,30</text:p>
          </table:table-cell>
          <table:table-cell table:style-name="ce15"/>
          <table:table-cell table:style-name="ce21" table:formula="of:=SUM([.L62];[.N61]-[.M62])" office:value-type="string" office:string-value="" calcext:value-type="error">
            <text:p>#NOME?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0" calcext:value-type="date">
            <text:p>20/04/15</text:p>
          </table:table-cell>
          <table:table-cell table:style-name="ce4"/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 table:number-columns-repeated="3"/>
          <table:table-cell table:style-name="ce15" office:value-type="float" office:value="50" calcext:value-type="float">
            <text:p>50,00</text:p>
          </table:table-cell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15"/>
          <table:table-cell table:style-name="ce15" office:value-type="float" office:value="50" calcext:value-type="float">
            <text:p>50,00</text:p>
          </table:table-cell>
          <table:table-cell table:style-name="ce21" table:formula="of:=SUM([.L63];[.N62]-[.M63])" office:value-type="string" office:string-value="" calcext:value-type="error">
            <text:p>#NOME?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2" calcext:value-type="date">
            <text:p>22/04/15</text:p>
          </table:table-cell>
          <table:table-cell table:style-name="ce4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344.95" calcext:value-type="float">
            <text:p>344,95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344.95" calcext:value-type="float">
            <text:p>344,95</text:p>
          </table:table-cell>
          <table:table-cell table:style-name="ce15"/>
          <table:table-cell table:style-name="ce21" table:formula="of:=SUM([.L64];[.N63]-[.M64])" office:value-type="string" office:string-value="" calcext:value-type="error">
            <text:p>#NOME?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3" calcext:value-type="date">
            <text:p>23/04/15</text:p>
          </table:table-cell>
          <table:table-cell table:style-name="ce4"/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 table:number-columns-repeated="3"/>
          <table:table-cell table:style-name="ce15" office:value-type="float" office:value="165.35" calcext:value-type="float">
            <text:p>165,35</text:p>
          </table:table-cell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15"/>
          <table:table-cell table:style-name="ce15" office:value-type="float" office:value="165.35" calcext:value-type="float">
            <text:p>165,35</text:p>
          </table:table-cell>
          <table:table-cell table:style-name="ce21" table:formula="of:=SUM([.L65];[.N64]-[.M65])" office:value-type="string" office:string-value="" calcext:value-type="error">
            <text:p>#NOME?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3" calcext:value-type="date">
            <text:p>23/04/15</text:p>
          </table:table-cell>
          <table:table-cell table:style-name="ce4"/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table:number-columns-repeated="3"/>
          <table:table-cell table:style-name="ce15" office:value-type="float" office:value="100" calcext:value-type="float">
            <text:p>100,00</text:p>
          </table:table-cell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15"/>
          <table:table-cell table:style-name="ce15" office:value-type="float" office:value="100" calcext:value-type="float">
            <text:p>100,00</text:p>
          </table:table-cell>
          <table:table-cell table:style-name="ce21" table:formula="of:=SUM([.L66];[.N65]-[.M66])" office:value-type="string" office:string-value="" calcext:value-type="error">
            <text:p>#NOME?</text:p>
          </table:table-cell>
          <table:table-cell table:number-columns-repeated="1010"/>
        </table:table-row>
        <table:table-row table:style-name="ro5">
          <table:table-cell table:number-columns-repeated="2"/>
          <table:table-cell table:style-name="ce4" office:value-type="date" office:date-value="2015-04-23" calcext:value-type="date">
            <text:p>23/04/15</text:p>
          </table:table-cell>
          <table:table-cell table:style-name="ce4"/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table:number-columns-repeated="3"/>
          <table:table-cell table:style-name="ce15" office:value-type="float" office:value="260" calcext:value-type="float">
            <text:p>260,00</text:p>
          </table:table-cell>
          <table:table-cell table:style-name="ce15"/>
          <table:table-cell table:style-name="ce6" table:content-validation-name="val1" office:value-type="string" calcext:value-type="string">
            <text:p>CASA PLAMEG</text:p>
          </table:table-cell>
          <table:table-cell table:style-name="ce15"/>
          <table:table-cell table:style-name="ce15" office:value-type="float" office:value="260" calcext:value-type="float">
            <text:p>260,00</text:p>
          </table:table-cell>
          <table:table-cell table:style-name="ce21" table:formula="of:=SUM([.L67];[.N66]-[.M67])" office:value-type="string" office:string-value="" calcext:value-type="error">
            <text:p>#NOME?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3" calcext:value-type="date">
            <text:p>23/04/15</text:p>
          </table:table-cell>
          <table:table-cell table:style-name="ce4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253.85" calcext:value-type="float">
            <text:p>253,85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253.85" calcext:value-type="float">
            <text:p>253,85</text:p>
          </table:table-cell>
          <table:table-cell table:style-name="ce15"/>
          <table:table-cell table:style-name="ce21" table:formula="of:=SUM([.L68];[.N67]-[.M68])" office:value-type="string" office:string-value="" calcext:value-type="error">
            <text:p>#NOME?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4" calcext:value-type="date">
            <text:p>24/04/15</text:p>
          </table:table-cell>
          <table:table-cell table:style-name="ce4"/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 table:number-columns-repeated="3"/>
          <table:table-cell table:style-name="ce15" office:value-type="float" office:value="187.65" calcext:value-type="float">
            <text:p>187,65</text:p>
          </table:table-cell>
          <table:table-cell table:style-name="ce15"/>
          <table:table-cell table:style-name="ce6" table:content-validation-name="val1" office:value-type="string" calcext:value-type="string">
            <text:p>ALADIM</text:p>
          </table:table-cell>
          <table:table-cell table:style-name="ce15"/>
          <table:table-cell table:style-name="ce15" office:value-type="float" office:value="187.65" calcext:value-type="float">
            <text:p>187,65</text:p>
          </table:table-cell>
          <table:table-cell table:style-name="ce21" table:formula="of:=SUM([.L69];[.N68]-[.M69])" office:value-type="string" office:string-value="" calcext:value-type="error">
            <text:p>#NOME?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4" calcext:value-type="date">
            <text:p>24/04/15</text:p>
          </table:table-cell>
          <table:table-cell table:style-name="ce4"/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 table:number-columns-repeated="3"/>
          <table:table-cell table:style-name="ce15" office:value-type="float" office:value="208.55" calcext:value-type="float">
            <text:p>208,55</text:p>
          </table:table-cell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15"/>
          <table:table-cell table:style-name="ce15" office:value-type="float" office:value="208.55" calcext:value-type="float">
            <text:p>208,55</text:p>
          </table:table-cell>
          <table:table-cell table:style-name="ce21" table:formula="of:=SUM([.L70];[.N69]-[.M70])" office:value-type="string" office:string-value="" calcext:value-type="error">
            <text:p>#NOME?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4" calcext:value-type="date">
            <text:p>24/04/15</text:p>
          </table:table-cell>
          <table:table-cell table:style-name="ce4"/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 table:number-columns-repeated="3"/>
          <table:table-cell table:style-name="ce15" office:value-type="float" office:value="14" calcext:value-type="float">
            <text:p>14,00</text:p>
          </table:table-cell>
          <table:table-cell table:style-name="ce15"/>
          <table:table-cell table:style-name="ce6" table:content-validation-name="val1" office:value-type="string" calcext:value-type="string">
            <text:p>LIMPEZA</text:p>
          </table:table-cell>
          <table:table-cell table:style-name="ce15"/>
          <table:table-cell table:style-name="ce15" office:value-type="float" office:value="14" calcext:value-type="float">
            <text:p>14,00</text:p>
          </table:table-cell>
          <table:table-cell table:style-name="ce21" table:formula="of:=SUM([.L71];[.N70]-[.M71])" office:value-type="string" office:string-value="" calcext:value-type="error">
            <text:p>#NOME?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4" calcext:value-type="date">
            <text:p>24/04/15</text:p>
          </table:table-cell>
          <table:table-cell table:style-name="ce4"/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table:number-columns-repeated="3"/>
          <table:table-cell table:style-name="ce15" office:value-type="float" office:value="100" calcext:value-type="float">
            <text:p>100,00</text:p>
          </table:table-cell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15" office:value-type="float" office:value="100" calcext:value-type="float">
            <text:p>100,00</text:p>
          </table:table-cell>
          <table:table-cell table:style-name="ce15"/>
          <table:table-cell table:style-name="ce21" table:formula="of:=SUM([.L72];[.N71]-[.M72])" office:value-type="string" office:string-value="" calcext:value-type="error">
            <text:p>#NOME?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4" calcext:value-type="date">
            <text:p>24/04/15</text:p>
          </table:table-cell>
          <table:table-cell table:style-name="ce4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176.45" calcext:value-type="float">
            <text:p>176,45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176.45" calcext:value-type="float">
            <text:p>176,45</text:p>
          </table:table-cell>
          <table:table-cell table:style-name="ce15"/>
          <table:table-cell table:style-name="ce21" table:formula="of:=SUM([.L73];[.N72]-[.M73])" office:value-type="string" office:string-value="" calcext:value-type="error">
            <text:p>#NOME?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5" calcext:value-type="date">
            <text:p>25/04/15</text:p>
          </table:table-cell>
          <table:table-cell table:style-name="ce4"/>
          <table:table-cell table:style-name="ce6" table:content-validation-name="val1" office:value-type="float" office:value="11" calcext:value-type="float">
            <text:p>11</text:p>
          </table:table-cell>
          <table:table-cell table:style-name="ce6" table:content-validation-name="val1" table:number-columns-repeated="3"/>
          <table:table-cell table:style-name="ce15" office:value-type="float" office:value="20" calcext:value-type="float">
            <text:p>20,00</text:p>
          </table:table-cell>
          <table:table-cell table:style-name="ce15"/>
          <table:table-cell table:style-name="ce6" table:content-validation-name="val1" office:value-type="string" calcext:value-type="string">
            <text:p>PROLABORE NATI</text:p>
          </table:table-cell>
          <table:table-cell table:style-name="ce15"/>
          <table:table-cell table:style-name="ce15" office:value-type="float" office:value="20" calcext:value-type="float">
            <text:p>20,00</text:p>
          </table:table-cell>
          <table:table-cell table:style-name="ce21" table:formula="of:=SUM([.L74];[.N73]-[.M74])" office:value-type="string" office:string-value="" calcext:value-type="error">
            <text:p>#NOME?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5" calcext:value-type="date">
            <text:p>25/04/15</text:p>
          </table:table-cell>
          <table:table-cell table:style-name="ce4"/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 table:number-columns-repeated="3"/>
          <table:table-cell table:style-name="ce15" office:value-type="float" office:value="50" calcext:value-type="float">
            <text:p>50,00</text:p>
          </table:table-cell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15"/>
          <table:table-cell table:style-name="ce15" office:value-type="float" office:value="50" calcext:value-type="float">
            <text:p>50,00</text:p>
          </table:table-cell>
          <table:table-cell table:style-name="ce21" table:formula="of:=SUM([.L75];[.N74]-[.M75])" office:value-type="string" office:string-value="" calcext:value-type="error">
            <text:p>#NOME?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5" calcext:value-type="date">
            <text:p>25/04/15</text:p>
          </table:table-cell>
          <table:table-cell table:style-name="ce4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507.2" calcext:value-type="float">
            <text:p>507,20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507.2" calcext:value-type="float">
            <text:p>507,20</text:p>
          </table:table-cell>
          <table:table-cell table:style-name="ce15"/>
          <table:table-cell table:style-name="ce21" table:formula="of:=SUM([.L76];[.N75]-[.M76])" office:value-type="string" office:string-value="" calcext:value-type="error">
            <text:p>#NOME?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5" calcext:value-type="date">
            <text:p>25/04/15</text:p>
          </table:table-cell>
          <table:table-cell table:style-name="ce4"/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 table:number-columns-repeated="3"/>
          <table:table-cell table:style-name="ce15" office:value-type="float" office:value="30" calcext:value-type="float">
            <text:p>30,00</text:p>
          </table:table-cell>
          <table:table-cell table:style-name="ce15"/>
          <table:table-cell table:style-name="ce6" table:content-validation-name="val1" office:value-type="string" calcext:value-type="string">
            <text:p>ADESIVOS</text:p>
          </table:table-cell>
          <table:table-cell table:style-name="ce15"/>
          <table:table-cell table:style-name="ce15" office:value-type="float" office:value="30" calcext:value-type="float">
            <text:p>30,00</text:p>
          </table:table-cell>
          <table:table-cell table:style-name="ce21" table:formula="of:=SUM([.L77];[.N76]-[.M77])" office:value-type="string" office:string-value="" calcext:value-type="error">
            <text:p>#NOME?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7" calcext:value-type="date">
            <text:p>27/04/15</text:p>
          </table:table-cell>
          <table:table-cell table:style-name="ce4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285.65" calcext:value-type="float">
            <text:p>285,65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285.65" calcext:value-type="float">
            <text:p>285,65</text:p>
          </table:table-cell>
          <table:table-cell table:style-name="ce15"/>
          <table:table-cell table:style-name="ce21" table:formula="of:=SUM([.L78];[.N77]-[.M78])" office:value-type="string" office:string-value="" calcext:value-type="error">
            <text:p>#NOME?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7" calcext:value-type="date">
            <text:p>27/04/15</text:p>
          </table:table-cell>
          <table:table-cell table:style-name="ce4"/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table:number-columns-repeated="3"/>
          <table:table-cell table:style-name="ce15" office:value-type="float" office:value="100" calcext:value-type="float">
            <text:p>100,00</text:p>
          </table:table-cell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15"/>
          <table:table-cell table:style-name="ce15" office:value-type="float" office:value="100" calcext:value-type="float">
            <text:p>100,00</text:p>
          </table:table-cell>
          <table:table-cell table:style-name="ce21" table:formula="of:=SUM([.L79];[.N78]-[.M79])" office:value-type="string" office:string-value="" calcext:value-type="error">
            <text:p>#NOME?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8" calcext:value-type="date">
            <text:p>28/04/15</text:p>
          </table:table-cell>
          <table:table-cell table:style-name="ce4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180.5" calcext:value-type="float">
            <text:p>180,50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180.5" calcext:value-type="float">
            <text:p>180,50</text:p>
          </table:table-cell>
          <table:table-cell table:style-name="ce15"/>
          <table:table-cell table:style-name="ce21" table:formula="of:=SUM([.L80];[.N79]-[.M80])" office:value-type="string" office:string-value="" calcext:value-type="error">
            <text:p>#NOME?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9" calcext:value-type="date">
            <text:p>29/04/15</text:p>
          </table:table-cell>
          <table:table-cell table:style-name="ce4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445.2" calcext:value-type="float">
            <text:p>445,20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445.2" calcext:value-type="float">
            <text:p>445,20</text:p>
          </table:table-cell>
          <table:table-cell table:style-name="ce15"/>
          <table:table-cell table:style-name="ce21" table:formula="of:=SUM([.L81];[.N80]-[.M81])" office:value-type="string" office:string-value="" calcext:value-type="error">
            <text:p>#NOME?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30" calcext:value-type="date">
            <text:p>30/04/15</text:p>
          </table:table-cell>
          <table:table-cell table:style-name="ce4"/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 table:number-columns-repeated="3"/>
          <table:table-cell table:style-name="ce15" office:value-type="float" office:value="50" calcext:value-type="float">
            <text:p>50,00</text:p>
          </table:table-cell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15"/>
          <table:table-cell table:style-name="ce15" office:value-type="float" office:value="50" calcext:value-type="float">
            <text:p>50,00</text:p>
          </table:table-cell>
          <table:table-cell table:style-name="ce21" table:formula="of:=SUM([.L82];[.N81]-[.M82])" office:value-type="string" office:string-value="" calcext:value-type="error">
            <text:p>#NOME?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30" calcext:value-type="date">
            <text:p>30/04/15</text:p>
          </table:table-cell>
          <table:table-cell table:style-name="ce4"/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 table:number-columns-repeated="3"/>
          <table:table-cell table:style-name="ce15" office:value-type="float" office:value="225.25" calcext:value-type="float">
            <text:p>225,25</text:p>
          </table:table-cell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15"/>
          <table:table-cell table:style-name="ce15" office:value-type="float" office:value="225.25" calcext:value-type="float">
            <text:p>225,25</text:p>
          </table:table-cell>
          <table:table-cell table:style-name="ce21" table:formula="of:=SUM([.L83];[.N82]-[.M83])" office:value-type="string" office:string-value="" calcext:value-type="error">
            <text:p>#NOME?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30" calcext:value-type="date">
            <text:p>30/04/15</text:p>
          </table:table-cell>
          <table:table-cell table:style-name="ce4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639.9" calcext:value-type="float">
            <text:p>639,90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639.9" calcext:value-type="float">
            <text:p>639,90</text:p>
          </table:table-cell>
          <table:table-cell table:style-name="ce15"/>
          <table:table-cell table:style-name="ce21" table:formula="of:=SUM([.L84];[.N83]-[.M84])" office:value-type="string" office:string-value="" calcext:value-type="error">
            <text:p>#NOME?</text:p>
          </table:table-cell>
          <table:table-cell table:number-columns-repeated="1010"/>
        </table:table-row>
        <table:table-row table:style-name="ro1" table:number-rows-repeated="3">
          <table:table-cell table:number-columns-repeated="2"/>
          <table:table-cell table:style-name="ce6" table:number-columns-repeated="2"/>
          <table:table-cell table:style-name="ce6" table:content-validation-name="val1" table:number-columns-repeated="4"/>
          <table:table-cell table:style-name="ce15" table:number-columns-repeated="2"/>
          <table:table-cell table:style-name="ce6" table:content-validation-name="val1"/>
          <table:table-cell table:style-name="ce15" table:number-columns-repeated="2"/>
          <table:table-cell table:style-name="ce21"/>
          <table:table-cell table:number-columns-repeated="1010"/>
        </table:table-row>
        <table:table-row table:style-name="ro1">
          <table:table-cell table:number-columns-repeated="2"/>
          <table:table-cell table:style-name="ce6" table:number-columns-repeated="2"/>
          <table:table-cell table:style-name="ce6" table:content-validation-name="val1" table:number-columns-repeated="4"/>
          <table:table-cell table:style-name="ce15" table:number-columns-repeated="2"/>
          <table:table-cell table:style-name="ce6" table:content-validation-name="val1"/>
          <table:table-cell table:style-name="ce15" table:number-columns-repeated="2"/>
          <table:table-cell table:style-name="ce21"/>
          <table:table-cell/>
          <table:table-cell table:style-name="ce22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ce6" table:number-columns-repeated="2"/>
          <table:table-cell table:style-name="ce6" table:content-validation-name="val1" table:number-columns-repeated="4"/>
          <table:table-cell table:style-name="ce15" table:number-columns-repeated="2"/>
          <table:table-cell table:style-name="ce6" table:content-validation-name="val1"/>
          <table:table-cell table:style-name="ce15" table:number-columns-repeated="2"/>
          <table:table-cell table:style-name="ce21"/>
          <table:table-cell table:number-columns-repeated="1010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-15" table:style-name="ta2">
        <office:forms form:automatic-focus="false" form:apply-design-mode="false"/>
        <table:table-column table:style-name="co14" table:number-columns-repeated="2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7" table:default-cell-style-name="ce10"/>
        <table:table-column table:style-name="co18" table:visibility="collapse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MARIA BONITA COSMÉTICOS</text:p>
          </table:table-cell>
          <table:covered-table-cell table:number-columns-repeated="2" table:style-name="ce7"/>
          <table:covered-table-cell table:style-name="ce11"/>
          <table:covered-table-cell table:number-columns-repeated="3" table:style-name="ce7"/>
          <table:covered-table-cell table:style-name="ce17"/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 table:number-columns-spanned="8" table:number-rows-spanned="1">
            <text:p>Controle Diário de Finanças</text:p>
          </table:table-cell>
          <table:covered-table-cell table:number-columns-repeated="2" table:style-name="ce8"/>
          <table:covered-table-cell table:style-name="ce12"/>
          <table:covered-table-cell table:number-columns-repeated="3" table:style-name="ce8"/>
          <table:covered-table-cell table:style-name="ce18"/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account_id</text:p>
          </table:table-cell>
          <table:table-cell table:style-name="ce3" office:value-type="string" calcext:value-type="string">
            <text:p>description</text:p>
          </table:table-cell>
          <table:table-cell table:style-name="ce13" office:value-type="string" calcext:value-type="string">
            <text:p>value</text:p>
          </table:table-cell>
          <table:table-cell table:style-name="ce3" office:value-type="string" calcext:value-type="string">
            <text:p>Histórico</text:p>
          </table:table-cell>
          <table:table-cell table:style-name="ce3" office:value-type="string" calcext:value-type="string">
            <text:p>Crédito</text:p>
          </table:table-cell>
          <table:table-cell table:style-name="ce3" office:value-type="string" calcext:value-type="string">
            <text:p>Débito</text:p>
          </table:table-cell>
          <table:table-cell table:style-name="ce3" office:value-type="string" calcext:value-type="string">
            <text:p>Saldo</text:p>
          </table:table-cell>
          <table:table-cell table:number-columns-repeated="1015"/>
        </table:table-row>
        <table:table-row table:style-name="ro4">
          <table:table-cell/>
          <table:table-cell table:style-name="ce23" office:value-type="date" office:date-value="2015-05-02" calcext:value-type="date">
            <text:p>02/05/15</text:p>
          </table:table-cell>
          <table:table-cell table:style-name="ce9" table:number-columns-repeated="2"/>
          <table:table-cell table:style-name="ce14"/>
          <table:table-cell table:style-name="ce9"/>
          <table:table-cell table:style-name="ce24"/>
          <table:table-cell table:style-name="ce26"/>
          <table:table-cell table:style-name="ce19" office:value-type="float" office:value="2312.35" calcext:value-type="float">
            <text:p>R$ 2.312,3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2" calcext:value-type="date">
            <text:p>02/05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08.55" calcext:value-type="float">
            <text:p>208,55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08.55" calcext:value-type="float">
            <text:p>R$ 208,55</text:p>
          </table:table-cell>
          <table:table-cell table:style-name="ce20" table:formula="of:=SUM([.G7];[.I6]-[.H7])" office:value-type="float" office:value="2103.8" calcext:value-type="float">
            <text:p>R$ 2.103,8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2" calcext:value-type="date">
            <text:p>02/05/15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 office:value-type="float" office:value="330.6" calcext:value-type="float">
            <text:p>330,60</text:p>
          </table:table-cell>
          <table:table-cell table:style-name="ce6" table:content-validation-name="val1" office:value-type="string" calcext:value-type="string">
            <text:p>GLAUCIA</text:p>
          </table:table-cell>
          <table:table-cell table:style-name="ce25"/>
          <table:table-cell table:style-name="ce25" office:value-type="float" office:value="330.6" calcext:value-type="float">
            <text:p>R$ 330,60</text:p>
          </table:table-cell>
          <table:table-cell table:style-name="ce21" table:formula="of:=SUM([.G8];[.I7]-[.H8])" office:value-type="float" office:value="1773.2" calcext:value-type="float">
            <text:p>R$ 1.773,2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2" calcext:value-type="date">
            <text:p>02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67.8" calcext:value-type="float">
            <text:p>267,8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67.8" calcext:value-type="float">
            <text:p>R$ 267,80</text:p>
          </table:table-cell>
          <table:table-cell table:style-name="ce25"/>
          <table:table-cell table:style-name="ce21" table:formula="of:=SUM([.G9];[.I8]-[.H9])" office:value-type="float" office:value="2041" calcext:value-type="float">
            <text:p>R$ 2.041,0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4" calcext:value-type="date">
            <text:p>04/05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00" calcext:value-type="float">
            <text:p>200,0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00" calcext:value-type="float">
            <text:p>R$ 200,00</text:p>
          </table:table-cell>
          <table:table-cell table:style-name="ce21" table:formula="of:=SUM([.G10];[.I9]-[.H10])" office:value-type="float" office:value="1841" calcext:value-type="float">
            <text:p>R$ 1.841,0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4" calcext:value-type="date">
            <text:p>04/05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Gol manutenção</text:p>
          </table:table-cell>
          <table:table-cell table:style-name="ce15" office:value-type="float" office:value="150" calcext:value-type="float">
            <text:p>150,00</text:p>
          </table:table-cell>
          <table:table-cell table:style-name="ce6" table:content-validation-name="val1" office:value-type="string" calcext:value-type="string">
            <text:p>GOL</text:p>
          </table:table-cell>
          <table:table-cell table:style-name="ce25"/>
          <table:table-cell table:style-name="ce25" office:value-type="float" office:value="150" calcext:value-type="float">
            <text:p>R$ 150,00</text:p>
          </table:table-cell>
          <table:table-cell table:style-name="ce21" table:formula="of:=SUM([.G11];[.I10]-[.H11])" office:value-type="float" office:value="1691" calcext:value-type="float">
            <text:p>R$ 1.691,0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4" calcext:value-type="date">
            <text:p>04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/>
          <table:table-cell table:style-name="ce15" office:value-type="float" office:value="96.1" calcext:value-type="float">
            <text:p>96,1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96.1" calcext:value-type="float">
            <text:p>R$ 96,10</text:p>
          </table:table-cell>
          <table:table-cell table:style-name="ce25"/>
          <table:table-cell table:style-name="ce21" table:formula="of:=SUM([.G12];[.I11]-[.H12])" office:value-type="float" office:value="1787.1" calcext:value-type="float">
            <text:p>R$ 1.787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5" calcext:value-type="date">
            <text:p>05/05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13];[.I12]-[.H13])" office:value-type="float" office:value="1737.1" calcext:value-type="float">
            <text:p>R$ 1.737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5" calcext:value-type="date">
            <text:p>05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47.2" calcext:value-type="float">
            <text:p>147,2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47.2" calcext:value-type="float">
            <text:p>R$ 147,20</text:p>
          </table:table-cell>
          <table:table-cell table:style-name="ce25"/>
          <table:table-cell table:style-name="ce21" table:formula="of:=SUM([.G14];[.I13]-[.H14])" office:value-type="float" office:value="1884.3" calcext:value-type="float">
            <text:p>R$ 1.884,3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6" calcext:value-type="date">
            <text:p>06/05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85.5" calcext:value-type="float">
            <text:p>185,5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85.5" calcext:value-type="float">
            <text:p>R$ 185,50</text:p>
          </table:table-cell>
          <table:table-cell table:style-name="ce21" table:formula="of:=SUM([.G15];[.I14]-[.H15])" office:value-type="float" office:value="1698.8" calcext:value-type="float">
            <text:p>R$ 1.698,8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6" calcext:value-type="date">
            <text:p>06/05/15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22" calcext:value-type="float">
            <text:p>22,00</text:p>
          </table:table-cell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22" calcext:value-type="float">
            <text:p>R$ 22,00</text:p>
          </table:table-cell>
          <table:table-cell table:style-name="ce21" table:formula="of:=SUM([.G16];[.I15]-[.H16])" office:value-type="float" office:value="1676.8" calcext:value-type="float">
            <text:p>R$ 1.676,8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6" calcext:value-type="date">
            <text:p>06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44.65" calcext:value-type="float">
            <text:p>244,6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44.65" calcext:value-type="float">
            <text:p>R$ 244,65</text:p>
          </table:table-cell>
          <table:table-cell table:style-name="ce25"/>
          <table:table-cell table:style-name="ce21" table:formula="of:=SUM([.G17];[.I16]-[.H17])" office:value-type="float" office:value="1921.45" calcext:value-type="float">
            <text:p>R$ 1.921,4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7" calcext:value-type="date">
            <text:p>07/05/15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30" calcext:value-type="float">
            <text:p>30,00</text:p>
          </table:table-cell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18];[.I17]-[.H18])" office:value-type="float" office:value="1891.45" calcext:value-type="float">
            <text:p>R$ 1.891,4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7" calcext:value-type="date">
            <text:p>07/05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25.3" calcext:value-type="float">
            <text:p>225,3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25.3" calcext:value-type="float">
            <text:p>R$ 225,30</text:p>
          </table:table-cell>
          <table:table-cell table:style-name="ce21" table:formula="of:=SUM([.G19];[.I18]-[.H19])" office:value-type="float" office:value="1666.15" calcext:value-type="float">
            <text:p>R$ 1.666,1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7" calcext:value-type="date">
            <text:p>07/05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95" calcext:value-type="float">
            <text:p>195,0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95" calcext:value-type="float">
            <text:p>R$ 195,00</text:p>
          </table:table-cell>
          <table:table-cell table:style-name="ce21" table:formula="of:=SUM([.G20];[.I19]-[.H20])" office:value-type="float" office:value="1471.15" calcext:value-type="float">
            <text:p>R$ 1.471,1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7" calcext:value-type="date">
            <text:p>07/05/15</text:p>
          </table:table-cell>
          <table:table-cell table:style-name="ce6" table:content-validation-name="val1" office:value-type="float" office:value="15" calcext:value-type="float">
            <text:p>15</text:p>
          </table:table-cell>
          <table:table-cell table:style-name="ce6" table:content-validation-name="val1"/>
          <table:table-cell table:style-name="ce15" office:value-type="float" office:value="171.5" calcext:value-type="float">
            <text:p>171,50</text:p>
          </table:table-cell>
          <table:table-cell table:style-name="ce6" table:content-validation-name="val1" office:value-type="string" calcext:value-type="string">
            <text:p>Bioextratus</text:p>
          </table:table-cell>
          <table:table-cell table:style-name="ce25"/>
          <table:table-cell table:style-name="ce25" office:value-type="float" office:value="171.5" calcext:value-type="float">
            <text:p>R$ 171,50</text:p>
          </table:table-cell>
          <table:table-cell table:style-name="ce21" table:formula="of:=SUM([.G21];[.I20]-[.H21])" office:value-type="float" office:value="1299.65" calcext:value-type="float">
            <text:p>R$ 1.299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7" calcext:value-type="date">
            <text:p>07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69" calcext:value-type="float">
            <text:p>269,0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69" calcext:value-type="float">
            <text:p>R$ 269,00</text:p>
          </table:table-cell>
          <table:table-cell table:style-name="ce25"/>
          <table:table-cell table:style-name="ce21" table:formula="of:=SUM([.G22];[.I21]-[.H22])" office:value-type="float" office:value="1568.65" calcext:value-type="float">
            <text:p>R$ 1.568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7" calcext:value-type="date">
            <text:p>07/05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Roupas</text:p>
          </table:table-cell>
          <table:table-cell table:style-name="ce15" office:value-type="float" office:value="110" calcext:value-type="float">
            <text:p>110,00</text:p>
          </table:table-cell>
          <table:table-cell table:style-name="ce6" table:content-validation-name="val1" office:value-type="string" calcext:value-type="string">
            <text:p>Casa roupas</text:p>
          </table:table-cell>
          <table:table-cell table:style-name="ce25"/>
          <table:table-cell table:style-name="ce25" office:value-type="float" office:value="110" calcext:value-type="float">
            <text:p>R$ 110,00</text:p>
          </table:table-cell>
          <table:table-cell table:style-name="ce21" table:formula="of:=SUM([.G23];[.I22]-[.H23])" office:value-type="float" office:value="1458.65" calcext:value-type="float">
            <text:p>R$ 1.458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8" calcext:value-type="date">
            <text:p>08/05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253.6" calcext:value-type="float">
            <text:p>253,60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253.6" calcext:value-type="float">
            <text:p>R$ 253,60</text:p>
          </table:table-cell>
          <table:table-cell table:style-name="ce21" table:formula="of:=SUM([.G24];[.I23]-[.H24])" office:value-type="float" office:value="1205.05" calcext:value-type="float">
            <text:p>R$ 1.205,0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8" calcext:value-type="date">
            <text:p>08/05/15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 office:value-type="float" office:value="330.6" calcext:value-type="float">
            <text:p>330,60</text:p>
          </table:table-cell>
          <table:table-cell table:style-name="ce6" table:content-validation-name="val1" office:value-type="string" calcext:value-type="string">
            <text:p>GLAUCIA</text:p>
          </table:table-cell>
          <table:table-cell table:style-name="ce25"/>
          <table:table-cell table:style-name="ce25" office:value-type="float" office:value="330.6" calcext:value-type="float">
            <text:p>R$ 330,60</text:p>
          </table:table-cell>
          <table:table-cell table:style-name="ce21" table:formula="of:=SUM([.G25];[.I24]-[.H25])" office:value-type="float" office:value="874.45" calcext:value-type="float">
            <text:p>R$ 874,4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8" calcext:value-type="date">
            <text:p>08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620.1" calcext:value-type="float">
            <text:p>620,1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620.1" calcext:value-type="float">
            <text:p>R$ 620,10</text:p>
          </table:table-cell>
          <table:table-cell table:style-name="ce25"/>
          <table:table-cell table:style-name="ce21" table:formula="of:=SUM([.G26];[.I25]-[.H26])" office:value-type="float" office:value="1494.55" calcext:value-type="float">
            <text:p>R$ 1.494,5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9" calcext:value-type="date">
            <text:p>09/05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27];[.I26]-[.H27])" office:value-type="float" office:value="1444.55" calcext:value-type="float">
            <text:p>R$ 1.444,5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9" calcext:value-type="date">
            <text:p>09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581.25" calcext:value-type="float">
            <text:p>581,2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581.25" calcext:value-type="float">
            <text:p>R$ 581,25</text:p>
          </table:table-cell>
          <table:table-cell table:style-name="ce25"/>
          <table:table-cell table:style-name="ce21" table:formula="of:=SUM([.G28];[.I27]-[.H28])" office:value-type="float" office:value="2025.8" calcext:value-type="float">
            <text:p>R$ 2.025,8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11" calcext:value-type="date">
            <text:p>11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39.5" calcext:value-type="float">
            <text:p>239,5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39.5" calcext:value-type="float">
            <text:p>R$ 239,50</text:p>
          </table:table-cell>
          <table:table-cell table:style-name="ce25"/>
          <table:table-cell table:style-name="ce21" table:formula="of:=SUM([.G29];[.I28]-[.H29])" office:value-type="float" office:value="2265.3" calcext:value-type="float">
            <text:p>R$ 2.265,3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12" calcext:value-type="date">
            <text:p>12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55.25" calcext:value-type="float">
            <text:p>355,2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55.25" calcext:value-type="float">
            <text:p>R$ 355,25</text:p>
          </table:table-cell>
          <table:table-cell table:style-name="ce25"/>
          <table:table-cell table:style-name="ce21" table:formula="of:=SUM([.G30];[.I29]-[.H30])" office:value-type="float" office:value="2620.55" calcext:value-type="float">
            <text:p>R$ 2.620,55</text:p>
          </table:table-cell>
          <table:table-cell table:style-name="ce22"/>
          <table:table-cell table:number-columns-repeated="1014"/>
        </table:table-row>
        <table:table-row table:style-name="ro1">
          <table:table-cell/>
          <table:table-cell table:style-name="ce23" office:value-type="date" office:date-value="2015-05-13" calcext:value-type="date">
            <text:p>13/05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85.5" calcext:value-type="float">
            <text:p>185,5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85.5" calcext:value-type="float">
            <text:p>R$ 185,50</text:p>
          </table:table-cell>
          <table:table-cell table:style-name="ce21" table:formula="of:=SUM([.G31];[.I30]-[.H31])" office:value-type="float" office:value="2435.05" calcext:value-type="float">
            <text:p>R$ 2.435,0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13" calcext:value-type="date">
            <text:p>13/05/15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6" table:content-validation-name="val1"/>
          <table:table-cell table:style-name="ce15" office:value-type="float" office:value="724" calcext:value-type="float">
            <text:p>724,00</text:p>
          </table:table-cell>
          <table:table-cell table:style-name="ce6" table:content-validation-name="val1" office:value-type="string" calcext:value-type="string">
            <text:p>ALUGUEL</text:p>
          </table:table-cell>
          <table:table-cell table:style-name="ce25"/>
          <table:table-cell table:style-name="ce25" office:value-type="float" office:value="724" calcext:value-type="float">
            <text:p>R$ 724,00</text:p>
          </table:table-cell>
          <table:table-cell table:style-name="ce21" table:formula="of:=SUM([.G32];[.I31]-[.H32])" office:value-type="float" office:value="1711.05" calcext:value-type="float">
            <text:p>R$ 1.711,05</text:p>
          </table:table-cell>
          <table:table-cell table:number-columns-repeated="1015"/>
        </table:table-row>
        <table:table-row table:style-name="ro6">
          <table:table-cell/>
          <table:table-cell table:style-name="ce23" office:value-type="date" office:date-value="2015-05-13" calcext:value-type="date">
            <text:p>13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78.25" calcext:value-type="float">
            <text:p>378,2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78.25" calcext:value-type="float">
            <text:p>R$ 378,25</text:p>
          </table:table-cell>
          <table:table-cell table:style-name="ce25"/>
          <table:table-cell table:style-name="ce21" table:formula="of:=SUM([.G33];[.I32]-[.H33])" office:value-type="float" office:value="2089.3" calcext:value-type="float">
            <text:p>R$ 2.089,3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14" calcext:value-type="date">
            <text:p>14/05/15</text:p>
          </table:table-cell>
          <table:table-cell table:style-name="ce6" table:content-validation-name="val1" office:value-type="float" office:value="23" calcext:value-type="float">
            <text:p>23</text:p>
          </table:table-cell>
          <table:table-cell table:style-name="ce6" table:content-validation-name="val1"/>
          <table:table-cell table:style-name="ce15" office:value-type="float" office:value="426.3" calcext:value-type="float">
            <text:p>426,30</text:p>
          </table:table-cell>
          <table:table-cell table:style-name="ce6" table:content-validation-name="val1" office:value-type="string" calcext:value-type="string">
            <text:p>MARCO BONI</text:p>
          </table:table-cell>
          <table:table-cell table:style-name="ce25"/>
          <table:table-cell table:style-name="ce25" office:value-type="float" office:value="426.3" calcext:value-type="float">
            <text:p>R$ 426,30</text:p>
          </table:table-cell>
          <table:table-cell table:style-name="ce21" table:formula="of:=SUM([.G34];[.I33]-[.H34])" office:value-type="float" office:value="1663" calcext:value-type="float">
            <text:p>R$ 1.663,0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14" calcext:value-type="date">
            <text:p>14/05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94.97" calcext:value-type="float">
            <text:p>194,97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94.97" calcext:value-type="float">
            <text:p>R$ 194,97</text:p>
          </table:table-cell>
          <table:table-cell table:style-name="ce21" table:formula="of:=SUM([.G35];[.I34]-[.H35])" office:value-type="float" office:value="1468.03" calcext:value-type="float">
            <text:p>R$ 1.468,03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14" calcext:value-type="date">
            <text:p>14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61.9" calcext:value-type="float">
            <text:p>161,9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61.9" calcext:value-type="float">
            <text:p>R$ 161,90</text:p>
          </table:table-cell>
          <table:table-cell table:style-name="ce25"/>
          <table:table-cell table:style-name="ce21" table:formula="of:=SUM([.G36];[.I35]-[.H36])" office:value-type="float" office:value="1629.93" calcext:value-type="float">
            <text:p>R$ 1.629,93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15" calcext:value-type="date">
            <text:p>15/05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253.59" calcext:value-type="float">
            <text:p>253,59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253.59" calcext:value-type="float">
            <text:p>R$ 253,59</text:p>
          </table:table-cell>
          <table:table-cell table:style-name="ce21" table:formula="of:=SUM([.G37];[.I36]-[.H37])" office:value-type="float" office:value="1376.34" calcext:value-type="float">
            <text:p>R$ 1.376,34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15" calcext:value-type="date">
            <text:p>15/05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29.33" calcext:value-type="float">
            <text:p>229,33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29.33" calcext:value-type="float">
            <text:p>R$ 229,33</text:p>
          </table:table-cell>
          <table:table-cell table:style-name="ce21" table:formula="of:=SUM([.G38];[.I37]-[.H38])" office:value-type="float" office:value="1147.01" calcext:value-type="float">
            <text:p>R$ 1.147,0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15" calcext:value-type="date">
            <text:p>15/05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39];[.I38]-[.H39])" office:value-type="float" office:value="1097.01" calcext:value-type="float">
            <text:p>R$ 1.097,0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15" calcext:value-type="date">
            <text:p>15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71.25" calcext:value-type="float">
            <text:p>371,2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71.25" calcext:value-type="float">
            <text:p>R$ 371,25</text:p>
          </table:table-cell>
          <table:table-cell table:style-name="ce25"/>
          <table:table-cell table:style-name="ce21" table:formula="of:=SUM([.G40];[.I39]-[.H40])" office:value-type="float" office:value="1468.26" calcext:value-type="float">
            <text:p>R$ 1.468,26</text:p>
          </table:table-cell>
          <table:table-cell table:number-columns-repeated="7"/>
          <table:table-cell table:style-name="ce27"/>
          <table:table-cell table:number-columns-repeated="1007"/>
        </table:table-row>
        <table:table-row table:style-name="ro1">
          <table:table-cell/>
          <table:table-cell table:style-name="ce23" office:value-type="date" office:date-value="2015-05-15" calcext:value-type="date">
            <text:p>15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17.9" calcext:value-type="float">
            <text:p>417,9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17.9" calcext:value-type="float">
            <text:p>R$ 417,90</text:p>
          </table:table-cell>
          <table:table-cell table:style-name="ce25"/>
          <table:table-cell table:style-name="ce21" table:formula="of:=SUM([.G41];[.I40]-[.H41])" office:value-type="float" office:value="1886.16" calcext:value-type="float">
            <text:p>R$ 1.886,1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18" calcext:value-type="date">
            <text:p>18/05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60" calcext:value-type="float">
            <text:p>6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60" calcext:value-type="float">
            <text:p>R$ 60,00</text:p>
          </table:table-cell>
          <table:table-cell table:style-name="ce21" table:formula="of:=SUM([.G42];[.I41]-[.H42])" office:value-type="float" office:value="1826.16" calcext:value-type="float">
            <text:p>R$ 1.826,1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18" calcext:value-type="date">
            <text:p>18/05/15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 office:value-type="float" office:value="14" calcext:value-type="float">
            <text:p>14,00</text:p>
          </table:table-cell>
          <table:table-cell table:style-name="ce6" table:content-validation-name="val1" office:value-type="string" calcext:value-type="string">
            <text:p>TELEFONE</text:p>
          </table:table-cell>
          <table:table-cell table:style-name="ce25"/>
          <table:table-cell table:style-name="ce25" office:value-type="float" office:value="14" calcext:value-type="float">
            <text:p>R$ 14,00</text:p>
          </table:table-cell>
          <table:table-cell table:style-name="ce21" table:formula="of:=SUM([.G43];[.I42]-[.H43])" office:value-type="float" office:value="1812.16" calcext:value-type="float">
            <text:p>R$ 1.812,1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18" calcext:value-type="date">
            <text:p>18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58.5" calcext:value-type="float">
            <text:p>258,5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58.5" calcext:value-type="float">
            <text:p>R$ 258,50</text:p>
          </table:table-cell>
          <table:table-cell table:style-name="ce25"/>
          <table:table-cell table:style-name="ce21" table:formula="of:=SUM([.G44];[.I43]-[.H44])" office:value-type="float" office:value="2070.66" calcext:value-type="float">
            <text:p>R$ 2.070,6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19" calcext:value-type="date">
            <text:p>19/05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Ipva gol</text:p>
          </table:table-cell>
          <table:table-cell table:style-name="ce15" office:value-type="float" office:value="58" calcext:value-type="float">
            <text:p>58,00</text:p>
          </table:table-cell>
          <table:table-cell table:style-name="ce6" table:content-validation-name="val1" office:value-type="string" calcext:value-type="string">
            <text:p>Casa IPVA GOL</text:p>
          </table:table-cell>
          <table:table-cell table:style-name="ce25"/>
          <table:table-cell table:style-name="ce25" office:value-type="float" office:value="58" calcext:value-type="float">
            <text:p>R$ 58,00</text:p>
          </table:table-cell>
          <table:table-cell table:style-name="ce21" table:formula="of:=SUM([.G45];[.I44]-[.H45])" office:value-type="float" office:value="2012.66" calcext:value-type="float">
            <text:p>R$ 2.012,6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19" calcext:value-type="date">
            <text:p>19/05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Roupa Nati</text:p>
          </table:table-cell>
          <table:table-cell table:style-name="ce15" office:value-type="float" office:value="100" calcext:value-type="float">
            <text:p>100,00</text:p>
          </table:table-cell>
          <table:table-cell table:style-name="ce6" table:content-validation-name="val1" office:value-type="string" calcext:value-type="string">
            <text:p>CASA roupa nati</text:p>
          </table:table-cell>
          <table:table-cell table:style-name="ce25"/>
          <table:table-cell table:style-name="ce25" office:value-type="float" office:value="100" calcext:value-type="float">
            <text:p>R$ 100,00</text:p>
          </table:table-cell>
          <table:table-cell table:style-name="ce21" table:formula="of:=SUM([.G46];[.I45]-[.H46])" office:value-type="float" office:value="1912.66" calcext:value-type="float">
            <text:p>R$ 1.912,6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19" calcext:value-type="date">
            <text:p>19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68.5" calcext:value-type="float">
            <text:p>368,5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68.5" calcext:value-type="float">
            <text:p>R$ 368,50</text:p>
          </table:table-cell>
          <table:table-cell table:style-name="ce25"/>
          <table:table-cell table:style-name="ce21" table:formula="of:=SUM([.G47];[.I46]-[.H47])" office:value-type="float" office:value="2281.16" calcext:value-type="float">
            <text:p>R$ 2.281,16</text:p>
          </table:table-cell>
          <table:table-cell table:style-name="ce22"/>
          <table:table-cell table:number-columns-repeated="1014"/>
        </table:table-row>
        <table:table-row table:style-name="ro1">
          <table:table-cell/>
          <table:table-cell table:style-name="ce23" office:value-type="date" office:date-value="2015-05-20" calcext:value-type="date">
            <text:p>20/05/15</text:p>
          </table:table-cell>
          <table:table-cell table:style-name="ce6" table:content-validation-name="val1" office:value-type="float" office:value="24" calcext:value-type="float">
            <text:p>24</text:p>
          </table:table-cell>
          <table:table-cell table:style-name="ce6" table:content-validation-name="val1"/>
          <table:table-cell table:style-name="ce15" office:value-type="float" office:value="230" calcext:value-type="float">
            <text:p>230,00</text:p>
          </table:table-cell>
          <table:table-cell table:style-name="ce6" table:content-validation-name="val1" office:value-type="string" calcext:value-type="string">
            <text:p>VULT</text:p>
          </table:table-cell>
          <table:table-cell table:style-name="ce25"/>
          <table:table-cell table:style-name="ce25" office:value-type="float" office:value="230" calcext:value-type="float">
            <text:p>R$ 230,00</text:p>
          </table:table-cell>
          <table:table-cell table:style-name="ce21" table:formula="of:=SUM([.G48];[.I47]-[.H48])" office:value-type="float" office:value="2051.16" calcext:value-type="float">
            <text:p>R$ 2.051,1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0" calcext:value-type="date">
            <text:p>20/05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Marcos</text:p>
          </table:table-cell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 MARCOS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49];[.I48]-[.H49])" office:value-type="float" office:value="2001.16" calcext:value-type="float">
            <text:p>R$ 2.001,1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0" calcext:value-type="date">
            <text:p>20/05/15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320" calcext:value-type="float">
            <text:p>320,00</text:p>
          </table:table-cell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25" office:value-type="float" office:value="320" calcext:value-type="float">
            <text:p>R$ 320,00</text:p>
          </table:table-cell>
          <table:table-cell table:style-name="ce21" table:formula="of:=SUM([.G50];[.I49]-[.H50])" office:value-type="float" office:value="1681.16" calcext:value-type="float">
            <text:p>R$ 1.681,1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0" calcext:value-type="date">
            <text:p>20/05/15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PROLABORE NATI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51];[.I50]-[.H51])" office:value-type="float" office:value="1661.16" calcext:value-type="float">
            <text:p>R$ 1.661,1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0" calcext:value-type="date">
            <text:p>20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11.05" calcext:value-type="float">
            <text:p>311,0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11.05" calcext:value-type="float">
            <text:p>R$ 311,05</text:p>
          </table:table-cell>
          <table:table-cell table:style-name="ce25"/>
          <table:table-cell table:style-name="ce21" table:formula="of:=SUM([.G52];[.I51]-[.H52])" office:value-type="float" office:value="1972.21" calcext:value-type="float">
            <text:p>R$ 1.972,2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1" calcext:value-type="date">
            <text:p>21/05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78.3" calcext:value-type="float">
            <text:p>178,3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78.3" calcext:value-type="float">
            <text:p>R$ 178,30</text:p>
          </table:table-cell>
          <table:table-cell table:style-name="ce21" table:formula="of:=SUM([.G53];[.I52]-[.H53])" office:value-type="float" office:value="1793.91" calcext:value-type="float">
            <text:p>R$ 1.793,9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1" calcext:value-type="date">
            <text:p>21/05/15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18" calcext:value-type="float">
            <text:p>18,00</text:p>
          </table:table-cell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18" calcext:value-type="float">
            <text:p>R$ 18,00</text:p>
          </table:table-cell>
          <table:table-cell table:style-name="ce21" table:formula="of:=SUM([.G54];[.I53]-[.H54])" office:value-type="float" office:value="1775.91" calcext:value-type="float">
            <text:p>R$ 1.775,9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1" calcext:value-type="date">
            <text:p>21/05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artão cia</text:p>
          </table:table-cell>
          <table:table-cell table:style-name="ce15" office:value-type="float" office:value="35" calcext:value-type="float">
            <text:p>35,00</text:p>
          </table:table-cell>
          <table:table-cell table:style-name="ce6" table:content-validation-name="val1" office:value-type="string" calcext:value-type="string">
            <text:p>CASA cartão CIA</text:p>
          </table:table-cell>
          <table:table-cell table:style-name="ce25"/>
          <table:table-cell table:style-name="ce25" office:value-type="float" office:value="35" calcext:value-type="float">
            <text:p>R$ 35,00</text:p>
          </table:table-cell>
          <table:table-cell table:style-name="ce21" table:formula="of:=SUM([.G55];[.I54]-[.H55])" office:value-type="float" office:value="1740.91" calcext:value-type="float">
            <text:p>R$ 1.740,9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1" calcext:value-type="date">
            <text:p>21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15.6" calcext:value-type="float">
            <text:p>215,6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15.6" calcext:value-type="float">
            <text:p>R$ 215,60</text:p>
          </table:table-cell>
          <table:table-cell table:style-name="ce25"/>
          <table:table-cell table:style-name="ce21" table:formula="of:=SUM([.G56];[.I55]-[.H56])" office:value-type="float" office:value="1956.51" calcext:value-type="float">
            <text:p>R$ 1.956,5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2" calcext:value-type="date">
            <text:p>22/05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29.3" calcext:value-type="float">
            <text:p>229,3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29.3" calcext:value-type="float">
            <text:p>R$ 229,30</text:p>
          </table:table-cell>
          <table:table-cell table:style-name="ce21" table:formula="of:=SUM([.G57];[.I56]-[.H57])" office:value-type="float" office:value="1727.21" calcext:value-type="float">
            <text:p>R$ 1.727,2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2" calcext:value-type="date">
            <text:p>22/05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238.2" calcext:value-type="float">
            <text:p>238,20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238.2" calcext:value-type="float">
            <text:p>R$ 238,20</text:p>
          </table:table-cell>
          <table:table-cell table:style-name="ce21" table:formula="of:=SUM([.G58];[.I57]-[.H58])" office:value-type="float" office:value="1489.01" calcext:value-type="float">
            <text:p>R$ 1.489,0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2" calcext:value-type="date">
            <text:p>22/05/15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 office:value-type="float" office:value="308.4" calcext:value-type="float">
            <text:p>308,40</text:p>
          </table:table-cell>
          <table:table-cell table:style-name="ce6" table:content-validation-name="val1" office:value-type="string" calcext:value-type="string">
            <text:p>ALADIM</text:p>
          </table:table-cell>
          <table:table-cell table:style-name="ce25"/>
          <table:table-cell table:style-name="ce25" office:value-type="float" office:value="308.4" calcext:value-type="float">
            <text:p>R$ 308,40</text:p>
          </table:table-cell>
          <table:table-cell table:style-name="ce21" table:formula="of:=SUM([.G59];[.I58]-[.H59])" office:value-type="float" office:value="1180.61" calcext:value-type="float">
            <text:p>R$ 1.180,6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2" calcext:value-type="date">
            <text:p>22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50.7" calcext:value-type="float">
            <text:p>150,7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50.7" calcext:value-type="float">
            <text:p>R$ 150,70</text:p>
          </table:table-cell>
          <table:table-cell table:style-name="ce25"/>
          <table:table-cell table:style-name="ce21" table:formula="of:=SUM([.G60];[.I59]-[.H60])" office:value-type="float" office:value="1331.31" calcext:value-type="float">
            <text:p>R$ 1.331,3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3" calcext:value-type="date">
            <text:p>23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21.75" calcext:value-type="float">
            <text:p>221,7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21.75" calcext:value-type="float">
            <text:p>R$ 221,75</text:p>
          </table:table-cell>
          <table:table-cell table:style-name="ce25"/>
          <table:table-cell table:style-name="ce21" table:formula="of:=SUM([.G61];[.I60]-[.H61])" office:value-type="float" office:value="1553.06" calcext:value-type="float">
            <text:p>R$ 1.553,0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3" calcext:value-type="date">
            <text:p>23/05/15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 office:value-type="float" office:value="27" calcext:value-type="float">
            <text:p>27,00</text:p>
          </table:table-cell>
          <table:table-cell table:style-name="ce6" table:content-validation-name="val1" office:value-type="string" calcext:value-type="string">
            <text:p>TELEFONE</text:p>
          </table:table-cell>
          <table:table-cell table:style-name="ce25"/>
          <table:table-cell table:style-name="ce25" office:value-type="float" office:value="27" calcext:value-type="float">
            <text:p>R$ 27,00</text:p>
          </table:table-cell>
          <table:table-cell table:style-name="ce21" table:formula="of:=SUM([.G62];[.I61]-[.H62])" office:value-type="float" office:value="1526.06" calcext:value-type="float">
            <text:p>R$ 1.526,0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3" calcext:value-type="date">
            <text:p>23/05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41" calcext:value-type="float">
            <text:p>41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41" calcext:value-type="float">
            <text:p>R$ 41,00</text:p>
          </table:table-cell>
          <table:table-cell table:style-name="ce21" table:formula="of:=SUM([.G63];[.I62]-[.H63])" office:value-type="float" office:value="1485.06" calcext:value-type="float">
            <text:p>R$ 1.485,0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5" calcext:value-type="date">
            <text:p>25/05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30" calcext:value-type="float">
            <text:p>3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64];[.I63]-[.H64])" office:value-type="float" office:value="1455.06" calcext:value-type="float">
            <text:p>R$ 1.455,0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5" calcext:value-type="date">
            <text:p>25/05/15</text:p>
          </table:table-cell>
          <table:table-cell table:style-name="ce6" table:content-validation-name="val1" office:value-type="float" office:value="25" calcext:value-type="float">
            <text:p>25</text:p>
          </table:table-cell>
          <table:table-cell table:style-name="ce6" table:content-validation-name="val1"/>
          <table:table-cell table:style-name="ce15" office:value-type="float" office:value="22" calcext:value-type="float">
            <text:p>22,00</text:p>
          </table:table-cell>
          <table:table-cell table:style-name="ce6" table:content-validation-name="val1" office:value-type="string" calcext:value-type="string">
            <text:p>FACES CARLA</text:p>
          </table:table-cell>
          <table:table-cell table:style-name="ce25"/>
          <table:table-cell table:style-name="ce25" office:value-type="float" office:value="22" calcext:value-type="float">
            <text:p>R$ 22,00</text:p>
          </table:table-cell>
          <table:table-cell table:style-name="ce21" table:formula="of:=SUM([.G65];[.I64]-[.H65])" office:value-type="float" office:value="1433.06" calcext:value-type="float">
            <text:p>R$ 1.433,0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5" calcext:value-type="date">
            <text:p>25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44.55" calcext:value-type="float">
            <text:p>144,5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44.55" calcext:value-type="float">
            <text:p>R$ 144,55</text:p>
          </table:table-cell>
          <table:table-cell table:style-name="ce25"/>
          <table:table-cell table:style-name="ce21" table:formula="of:=SUM([.G66];[.I65]-[.H66])" office:value-type="float" office:value="1577.61" calcext:value-type="float">
            <text:p>R$ 1.577,6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6" calcext:value-type="date">
            <text:p>26/05/15</text:p>
          </table:table-cell>
          <table:table-cell table:style-name="ce6" table:content-validation-name="val1" office:value-type="float" office:value="23" calcext:value-type="float">
            <text:p>23</text:p>
          </table:table-cell>
          <table:table-cell table:style-name="ce6" table:content-validation-name="val1"/>
          <table:table-cell table:style-name="ce15" office:value-type="float" office:value="426.3" calcext:value-type="float">
            <text:p>426,30</text:p>
          </table:table-cell>
          <table:table-cell table:style-name="ce6" table:content-validation-name="val1" office:value-type="string" calcext:value-type="string">
            <text:p>MARCO BONI</text:p>
          </table:table-cell>
          <table:table-cell table:style-name="ce25"/>
          <table:table-cell table:style-name="ce25" office:value-type="float" office:value="426.3" calcext:value-type="float">
            <text:p>R$ 426,30</text:p>
          </table:table-cell>
          <table:table-cell table:style-name="ce21" table:formula="of:=SUM([.G67];[.I66]-[.H67])" office:value-type="float" office:value="1151.31" calcext:value-type="float">
            <text:p>R$ 1.151,3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6" calcext:value-type="date">
            <text:p>26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21.1" calcext:value-type="float">
            <text:p>221,1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21.1" calcext:value-type="float">
            <text:p>R$ 221,10</text:p>
          </table:table-cell>
          <table:table-cell table:style-name="ce25"/>
          <table:table-cell table:style-name="ce21" table:formula="of:=SUM([.G68];[.I67]-[.H68])" office:value-type="float" office:value="1372.41" calcext:value-type="float">
            <text:p>R$ 1.372,4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7" calcext:value-type="date">
            <text:p>27/05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67" calcext:value-type="float">
            <text:p>267,0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67" calcext:value-type="float">
            <text:p>R$ 267,00</text:p>
          </table:table-cell>
          <table:table-cell table:style-name="ce21" table:formula="of:=SUM([.G69];[.I68]-[.H69])" office:value-type="float" office:value="1105.41" calcext:value-type="float">
            <text:p>R$ 1.105,4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7" calcext:value-type="date">
            <text:p>27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19.25" calcext:value-type="float">
            <text:p>219,2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19.25" calcext:value-type="float">
            <text:p>R$ 219,25</text:p>
          </table:table-cell>
          <table:table-cell table:style-name="ce25"/>
          <table:table-cell table:style-name="ce21" table:formula="of:=SUM([.G70];[.I69]-[.H70])" office:value-type="float" office:value="1324.66" calcext:value-type="float">
            <text:p>R$ 1.324,6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8" calcext:value-type="date">
            <text:p>28/05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78.3" calcext:value-type="float">
            <text:p>178,3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78.3" calcext:value-type="float">
            <text:p>R$ 178,30</text:p>
          </table:table-cell>
          <table:table-cell table:style-name="ce21" table:formula="of:=SUM([.G71];[.I70]-[.H71])" office:value-type="float" office:value="1146.36" calcext:value-type="float">
            <text:p>R$ 1.146,3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8" calcext:value-type="date">
            <text:p>28/05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/>
          <table:table-cell table:style-name="ce15" office:value-type="float" office:value="18" calcext:value-type="float">
            <text:p>18,00</text:p>
          </table:table-cell>
          <table:table-cell table:style-name="ce6" table:content-validation-name="val1" office:value-type="string" calcext:value-type="string">
            <text:p>LOJA</text:p>
          </table:table-cell>
          <table:table-cell table:style-name="ce25"/>
          <table:table-cell table:style-name="ce25" office:value-type="float" office:value="18" calcext:value-type="float">
            <text:p>R$ 18,00</text:p>
          </table:table-cell>
          <table:table-cell table:style-name="ce21" table:formula="of:=SUM([.G72];[.I71]-[.H72])" office:value-type="float" office:value="1128.36" calcext:value-type="float">
            <text:p>R$ 1.128,3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8" calcext:value-type="date">
            <text:p>28/05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5" calcext:value-type="float">
            <text:p>25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25" calcext:value-type="float">
            <text:p>R$ 25,00</text:p>
          </table:table-cell>
          <table:table-cell table:style-name="ce21" table:formula="of:=SUM([.G73];[.I72]-[.H73])" office:value-type="float" office:value="1103.36" calcext:value-type="float">
            <text:p>R$ 1.103,3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8" calcext:value-type="date">
            <text:p>28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06.8" calcext:value-type="float">
            <text:p>206,8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06.8" calcext:value-type="float">
            <text:p>R$ 206,80</text:p>
          </table:table-cell>
          <table:table-cell table:style-name="ce25"/>
          <table:table-cell table:style-name="ce21" table:formula="of:=SUM([.G74];[.I73]-[.H74])" office:value-type="float" office:value="1310.16" calcext:value-type="float">
            <text:p>R$ 1.310,1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9" calcext:value-type="date">
            <text:p>29/05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29.3" calcext:value-type="float">
            <text:p>229,3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29.3" calcext:value-type="float">
            <text:p>R$ 229,30</text:p>
          </table:table-cell>
          <table:table-cell table:style-name="ce21" table:formula="of:=SUM([.G75];[.I74]-[.H75])" office:value-type="float" office:value="1080.86" calcext:value-type="float">
            <text:p>R$ 1.080,8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9" calcext:value-type="date">
            <text:p>29/05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238.15" calcext:value-type="float">
            <text:p>238,15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238.15" calcext:value-type="float">
            <text:p>R$ 238,15</text:p>
          </table:table-cell>
          <table:table-cell table:style-name="ce21" table:formula="of:=SUM([.G76];[.I75]-[.H76])" office:value-type="float" office:value="842.71" calcext:value-type="float">
            <text:p>R$ 842,7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9" calcext:value-type="date">
            <text:p>29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85.6" calcext:value-type="float">
            <text:p>385,6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85.6" calcext:value-type="float">
            <text:p>R$ 385,60</text:p>
          </table:table-cell>
          <table:table-cell table:style-name="ce25"/>
          <table:table-cell table:style-name="ce21" table:formula="of:=SUM([.G77];[.I76]-[.H77])" office:value-type="float" office:value="1228.31" calcext:value-type="float">
            <text:p>R$ 1.228,3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30" calcext:value-type="date">
            <text:p>30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71.7" calcext:value-type="float">
            <text:p>171,7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71.7" calcext:value-type="float">
            <text:p>R$ 171,70</text:p>
          </table:table-cell>
          <table:table-cell table:style-name="ce25"/>
          <table:table-cell table:style-name="ce21" table:formula="of:=SUM([.G78];[.I77]-[.H78])" office:value-type="float" office:value="1400.01" calcext:value-type="float">
            <text:p>R$ 1.400,0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30" calcext:value-type="date">
            <text:p>30/05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Acerto</text:p>
          </table:table-cell>
          <table:table-cell table:style-name="ce15" office:value-type="float" office:value="100" calcext:value-type="float">
            <text:p>100,00</text:p>
          </table:table-cell>
          <table:table-cell table:style-name="ce6" table:content-validation-name="val1" office:value-type="string" calcext:value-type="string">
            <text:p>CASA ACERTO</text:p>
          </table:table-cell>
          <table:table-cell table:style-name="ce25"/>
          <table:table-cell table:style-name="ce25" office:value-type="float" office:value="100" calcext:value-type="float">
            <text:p>R$ 100,00</text:p>
          </table:table-cell>
          <table:table-cell table:style-name="ce21" table:formula="of:=SUM([.G79];[.I78]-[.H79])" office:value-type="float" office:value="1300.01" calcext:value-type="float">
            <text:p>R$ 1.300,01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0];[.I79]-[.H80])" office:value-type="float" office:value="1300.01" calcext:value-type="float">
            <text:p>R$ 1.300,01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1];[.I80]-[.H81])" office:value-type="float" office:value="1300.01" calcext:value-type="float">
            <text:p>R$ 1.300,01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2];[.I81]-[.H82])" office:value-type="float" office:value="1300.01" calcext:value-type="float">
            <text:p>R$ 1.300,01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3];[.I82]-[.H83])" office:value-type="float" office:value="1300.01" calcext:value-type="float">
            <text:p>R$ 1.300,01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4];[.I83]-[.H84])" office:value-type="float" office:value="1300.01" calcext:value-type="float">
            <text:p>R$ 1.300,01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5];[.I84]-[.H85])" office:value-type="float" office:value="1300.01" calcext:value-type="float">
            <text:p>R$ 1.300,01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6];[.I85]-[.H86])" office:value-type="float" office:value="1300.01" calcext:value-type="float">
            <text:p>R$ 1.300,01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7];[.I86]-[.H87])" office:value-type="float" office:value="1300.01" calcext:value-type="float">
            <text:p>R$ 1.300,01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8];[.I87]-[.H88])" office:value-type="float" office:value="1300.01" calcext:value-type="float">
            <text:p>R$ 1.300,01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9];[.I88]-[.H89])" office:value-type="float" office:value="1300.01" calcext:value-type="float">
            <text:p>R$ 1.300,01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0];[.I89]-[.H90])" office:value-type="float" office:value="1300.01" calcext:value-type="float">
            <text:p>R$ 1.300,01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1];[.I90]-[.H91])" office:value-type="float" office:value="1300.01" calcext:value-type="float">
            <text:p>R$ 1.300,01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2];[.I91]-[.H92])" office:value-type="float" office:value="1300.01" calcext:value-type="float">
            <text:p>R$ 1.300,01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3];[.I92]-[.H93])" office:value-type="float" office:value="1300.01" calcext:value-type="float">
            <text:p>R$ 1.300,01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4];[.I93]-[.H94])" office:value-type="float" office:value="1300.01" calcext:value-type="float">
            <text:p>R$ 1.300,01</text:p>
          </table:table-cell>
          <table:table-cell table:number-columns-repeated="1015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N-15" table:style-name="ta3">
        <office:forms form:automatic-focus="false" form:apply-design-mode="false"/>
        <table:table-column table:style-name="co14" table:number-columns-repeated="2" table:default-cell-style-name="Default"/>
        <table:table-column table:style-name="co21" table:default-cell-style-name="Default"/>
        <table:table-column table:style-name="co6" table:default-cell-style-name="Default"/>
        <table:table-column table:style-name="co12" table:default-cell-style-name="ce10"/>
        <table:table-column table:style-name="co22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14" table:number-columns-repeated="3" table:default-cell-style-name="Default"/>
        <table:table-column table:style-name="co24" table:default-cell-style-name="Default"/>
        <table:table-column table:style-name="co14" table:number-columns-repeated="1011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MARIA BONITA COSMÉTICOS</text:p>
          </table:table-cell>
          <table:covered-table-cell table:number-columns-repeated="2" table:style-name="ce7"/>
          <table:covered-table-cell table:style-name="ce11"/>
          <table:covered-table-cell table:number-columns-repeated="3" table:style-name="ce7"/>
          <table:covered-table-cell table:style-name="ce17"/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 table:number-columns-spanned="8" table:number-rows-spanned="1">
            <text:p>Controle Diário de Finanças</text:p>
          </table:table-cell>
          <table:covered-table-cell table:number-columns-repeated="2" table:style-name="ce8"/>
          <table:covered-table-cell table:style-name="ce13" office:value-type="string" calcext:value-type="string">
            <text:p>value</text:p>
          </table:covered-table-cell>
          <table:covered-table-cell table:number-columns-repeated="3" table:style-name="ce8"/>
          <table:covered-table-cell table:style-name="ce18"/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account_id</text:p>
          </table:table-cell>
          <table:table-cell table:style-name="ce3" office:value-type="string" calcext:value-type="string">
            <text:p>description</text:p>
          </table:table-cell>
          <table:table-cell table:style-name="ce13" office:value-type="string" calcext:value-type="string">
            <text:p>value</text:p>
          </table:table-cell>
          <table:table-cell table:style-name="ce3" office:value-type="string" calcext:value-type="string">
            <text:p>Histórico</text:p>
          </table:table-cell>
          <table:table-cell table:style-name="ce3" office:value-type="string" calcext:value-type="string">
            <text:p>Crédito</text:p>
          </table:table-cell>
          <table:table-cell table:style-name="ce3" office:value-type="string" calcext:value-type="string">
            <text:p>Débito</text:p>
          </table:table-cell>
          <table:table-cell table:style-name="ce3" office:value-type="string" calcext:value-type="string">
            <text:p>Saldo</text:p>
          </table:table-cell>
          <table:table-cell table:number-columns-repeated="1015"/>
        </table:table-row>
        <table:table-row table:style-name="ro4">
          <table:table-cell/>
          <table:table-cell table:style-name="ce23" office:value-type="date" office:date-value="2015-06-01" calcext:value-type="date">
            <text:p>01/06/15</text:p>
          </table:table-cell>
          <table:table-cell table:style-name="ce9" table:number-columns-repeated="2"/>
          <table:table-cell table:style-name="ce14"/>
          <table:table-cell table:style-name="ce9"/>
          <table:table-cell table:style-name="ce24"/>
          <table:table-cell table:style-name="ce26"/>
          <table:table-cell table:style-name="ce19" office:value-type="float" office:value="1300" calcext:value-type="float">
            <text:p>R$ 1.300,0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1" calcext:value-type="date">
            <text:p>01/06/15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 office:value-type="float" office:value="425" calcext:value-type="float">
            <text:p>425,00</text:p>
          </table:table-cell>
          <table:table-cell table:style-name="ce6" table:content-validation-name="val1" office:value-type="string" calcext:value-type="string">
            <text:p>GLAUCIA</text:p>
          </table:table-cell>
          <table:table-cell table:style-name="ce25"/>
          <table:table-cell table:style-name="ce25" office:value-type="float" office:value="425" calcext:value-type="float">
            <text:p>R$ 425,00</text:p>
          </table:table-cell>
          <table:table-cell table:style-name="ce20" table:formula="of:=SUM([.G7];[.I6]-[.H7])" office:value-type="float" office:value="875" calcext:value-type="float">
            <text:p>R$ 875,0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1" calcext:value-type="date">
            <text:p>01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43.1" calcext:value-type="float">
            <text:p>243,1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43.1" calcext:value-type="float">
            <text:p>R$ 243,10</text:p>
          </table:table-cell>
          <table:table-cell table:style-name="ce25"/>
          <table:table-cell table:style-name="ce21" table:formula="of:=SUM([.G8];[.I7]-[.H8])" office:value-type="float" office:value="1118.1" calcext:value-type="float">
            <text:p>R$ 1.118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1" calcext:value-type="date">
            <text:p>01/06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9];[.I8]-[.H9])" office:value-type="float" office:value="1068.1" calcext:value-type="float">
            <text:p>R$ 1.068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2" calcext:value-type="date">
            <text:p>02/06/15</text:p>
          </table:table-cell>
          <table:table-cell table:style-name="ce6" table:content-validation-name="val1" office:value-type="float" office:value="21" calcext:value-type="float">
            <text:p>21</text:p>
          </table:table-cell>
          <table:table-cell table:style-name="ce6" table:content-validation-name="val1"/>
          <table:table-cell table:style-name="ce15" office:value-type="float" office:value="14" calcext:value-type="float">
            <text:p>14,00</text:p>
          </table:table-cell>
          <table:table-cell table:style-name="ce6" table:content-validation-name="val1" office:value-type="string" calcext:value-type="string">
            <text:p>SACOLAS</text:p>
          </table:table-cell>
          <table:table-cell table:style-name="ce25"/>
          <table:table-cell table:style-name="ce25" office:value-type="float" office:value="14" calcext:value-type="float">
            <text:p>R$ 14,00</text:p>
          </table:table-cell>
          <table:table-cell table:style-name="ce21" table:formula="of:=SUM([.G10];[.I9]-[.H10])" office:value-type="float" office:value="1054.1" calcext:value-type="float">
            <text:p>R$ 1.054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2" calcext:value-type="date">
            <text:p>02/06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ESCRITORIO</text:p>
          </table:table-cell>
          <table:table-cell table:style-name="ce15" office:value-type="float" office:value="7" calcext:value-type="float">
            <text:p>7,00</text:p>
          </table:table-cell>
          <table:table-cell table:style-name="ce6" table:content-validation-name="val1" office:value-type="string" calcext:value-type="string">
            <text:p>ESCRITORIO</text:p>
          </table:table-cell>
          <table:table-cell table:style-name="ce25"/>
          <table:table-cell table:style-name="ce25" office:value-type="float" office:value="7" calcext:value-type="float">
            <text:p>R$ 7,00</text:p>
          </table:table-cell>
          <table:table-cell table:style-name="ce21" table:formula="of:=SUM([.G11];[.I10]-[.H11])" office:value-type="float" office:value="1047.1" calcext:value-type="float">
            <text:p>R$ 1.047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2" calcext:value-type="date">
            <text:p>02/06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MANUTENCAO</text:p>
          </table:table-cell>
          <table:table-cell table:style-name="ce15" office:value-type="float" office:value="8" calcext:value-type="float">
            <text:p>8,00</text:p>
          </table:table-cell>
          <table:table-cell table:style-name="ce6" table:content-validation-name="val1" office:value-type="string" calcext:value-type="string">
            <text:p>MANUTENCAO</text:p>
          </table:table-cell>
          <table:table-cell table:style-name="ce25"/>
          <table:table-cell table:style-name="ce25" office:value-type="float" office:value="8" calcext:value-type="float">
            <text:p>R$ 8,00</text:p>
          </table:table-cell>
          <table:table-cell table:style-name="ce21" table:formula="of:=SUM([.G12];[.I11]-[.H12])" office:value-type="float" office:value="1039.1" calcext:value-type="float">
            <text:p>R$ 1.039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2" calcext:value-type="date">
            <text:p>02/06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2" calcext:value-type="float">
            <text:p>12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12" calcext:value-type="float">
            <text:p>R$ 12,00</text:p>
          </table:table-cell>
          <table:table-cell table:style-name="ce21" table:formula="of:=SUM([.G13];[.I12]-[.H13])" office:value-type="float" office:value="1027.1" calcext:value-type="float">
            <text:p>R$ 1.027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2" calcext:value-type="date">
            <text:p>02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75.3" calcext:value-type="float">
            <text:p>375,3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75.3" calcext:value-type="float">
            <text:p>R$ 375,30</text:p>
          </table:table-cell>
          <table:table-cell table:style-name="ce25"/>
          <table:table-cell table:style-name="ce21" table:formula="of:=SUM([.G14];[.I13]-[.H14])" office:value-type="float" office:value="1402.4" calcext:value-type="float">
            <text:p>R$ 1.402,4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3" calcext:value-type="date">
            <text:p>03/06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67" calcext:value-type="float">
            <text:p>267,0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67" calcext:value-type="float">
            <text:p>R$ 267,00</text:p>
          </table:table-cell>
          <table:table-cell table:style-name="ce21" table:formula="of:=SUM([.G15];[.I14]-[.H15])" office:value-type="float" office:value="1135.4" calcext:value-type="float">
            <text:p>R$ 1.135,4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3" calcext:value-type="date">
            <text:p>03/06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54.5" calcext:value-type="float">
            <text:p>154,5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54.5" calcext:value-type="float">
            <text:p>R$ 154,50</text:p>
          </table:table-cell>
          <table:table-cell table:style-name="ce21" table:formula="of:=SUM([.G16];[.I15]-[.H16])" office:value-type="float" office:value="980.9" calcext:value-type="float">
            <text:p>R$ 980,9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3" calcext:value-type="date">
            <text:p>03/06/15</text:p>
          </table:table-cell>
          <table:table-cell table:style-name="ce6" table:content-validation-name="val1" office:value-type="float" office:value="26" calcext:value-type="float">
            <text:p>26</text:p>
          </table:table-cell>
          <table:table-cell table:style-name="ce6" table:content-validation-name="val1"/>
          <table:table-cell table:style-name="ce15" office:value-type="float" office:value="41.5" calcext:value-type="float">
            <text:p>41,50</text:p>
          </table:table-cell>
          <table:table-cell table:style-name="ce6" table:content-validation-name="val1" office:value-type="string" calcext:value-type="string">
            <text:p>CORA ESMATE</text:p>
          </table:table-cell>
          <table:table-cell table:style-name="ce25"/>
          <table:table-cell table:style-name="ce25" office:value-type="float" office:value="41.5" calcext:value-type="float">
            <text:p>R$ 41,50</text:p>
          </table:table-cell>
          <table:table-cell table:style-name="ce21" table:formula="of:=SUM([.G17];[.I16]-[.H17])" office:value-type="float" office:value="939.4" calcext:value-type="float">
            <text:p>R$ 939,4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3" calcext:value-type="date">
            <text:p>03/06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18];[.I17]-[.H18])" office:value-type="float" office:value="889.4" calcext:value-type="float">
            <text:p>R$ 889,4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3" calcext:value-type="date">
            <text:p>03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02.05" calcext:value-type="float">
            <text:p>202,0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02.05" calcext:value-type="float">
            <text:p>R$ 202,05</text:p>
          </table:table-cell>
          <table:table-cell table:style-name="ce25"/>
          <table:table-cell table:style-name="ce21" table:formula="of:=SUM([.G19];[.I18]-[.H19])" office:value-type="float" office:value="1091.45" calcext:value-type="float">
            <text:p>R$ 1.091,4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5" calcext:value-type="date">
            <text:p>05/06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78.3" calcext:value-type="float">
            <text:p>178,3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78.3" calcext:value-type="float">
            <text:p>R$ 178,30</text:p>
          </table:table-cell>
          <table:table-cell table:style-name="ce21" table:formula="of:=SUM([.G20];[.I19]-[.H20])" office:value-type="float" office:value="913.15" calcext:value-type="float">
            <text:p>R$ 913,1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5" calcext:value-type="date">
            <text:p>05/06/15</text:p>
          </table:table-cell>
          <table:table-cell table:style-name="ce6" table:content-validation-name="val1" office:value-type="float" office:value="27" calcext:value-type="float">
            <text:p>27</text:p>
          </table:table-cell>
          <table:table-cell table:style-name="ce6" table:content-validation-name="val1" office:value-type="string" calcext:value-type="string">
            <text:p>Carla</text:p>
          </table:table-cell>
          <table:table-cell table:style-name="ce15" office:value-type="float" office:value="82" calcext:value-type="float">
            <text:p>82,00</text:p>
          </table:table-cell>
          <table:table-cell table:style-name="ce6" table:content-validation-name="val1" office:value-type="string" calcext:value-type="string">
            <text:p>ZAFER carla</text:p>
          </table:table-cell>
          <table:table-cell table:style-name="ce25"/>
          <table:table-cell table:style-name="ce25" office:value-type="float" office:value="82" calcext:value-type="float">
            <text:p>R$ 82,00</text:p>
          </table:table-cell>
          <table:table-cell table:style-name="ce21" table:formula="of:=SUM([.G21];[.I20]-[.H21])" office:value-type="float" office:value="831.15" calcext:value-type="float">
            <text:p>R$ 831,1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5" calcext:value-type="date">
            <text:p>05/06/15</text:p>
          </table:table-cell>
          <table:table-cell table:style-name="ce6" table:content-validation-name="val1" office:value-type="float" office:value="28" calcext:value-type="float">
            <text:p>28</text:p>
          </table:table-cell>
          <table:table-cell table:style-name="ce6" table:content-validation-name="val1"/>
          <table:table-cell table:style-name="ce15" office:value-type="float" office:value="30" calcext:value-type="float">
            <text:p>30,00</text:p>
          </table:table-cell>
          <table:table-cell table:style-name="ce6" table:content-validation-name="val1" office:value-type="string" calcext:value-type="string">
            <text:p>PALITOS UNHA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22];[.I21]-[.H22])" office:value-type="float" office:value="801.15" calcext:value-type="float">
            <text:p>R$ 801,1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5" calcext:value-type="date">
            <text:p>05/06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/>
          <table:table-cell table:style-name="ce15" office:value-type="float" office:value="5" calcext:value-type="float">
            <text:p>5,00</text:p>
          </table:table-cell>
          <table:table-cell table:style-name="ce6" table:content-validation-name="val1" office:value-type="string" calcext:value-type="string">
            <text:p>DIVERSOS LOJA</text:p>
          </table:table-cell>
          <table:table-cell table:style-name="ce25"/>
          <table:table-cell table:style-name="ce25" office:value-type="float" office:value="5" calcext:value-type="float">
            <text:p>R$ 5,00</text:p>
          </table:table-cell>
          <table:table-cell table:style-name="ce21" table:formula="of:=SUM([.G23];[.I22]-[.H23])" office:value-type="float" office:value="796.15" calcext:value-type="float">
            <text:p>R$ 796,1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5" calcext:value-type="date">
            <text:p>05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54.6" calcext:value-type="float">
            <text:p>454,6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54.6" calcext:value-type="float">
            <text:p>R$ 454,60</text:p>
          </table:table-cell>
          <table:table-cell table:style-name="ce25"/>
          <table:table-cell table:style-name="ce21" table:formula="of:=SUM([.G24];[.I23]-[.H24])" office:value-type="float" office:value="1250.75" calcext:value-type="float">
            <text:p>R$ 1.250,7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5" calcext:value-type="date">
            <text:p>05/06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35" calcext:value-type="float">
            <text:p>35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35" calcext:value-type="float">
            <text:p>R$ 35,00</text:p>
          </table:table-cell>
          <table:table-cell table:style-name="ce21" table:formula="of:=SUM([.G25];[.I24]-[.H25])" office:value-type="float" office:value="1215.75" calcext:value-type="float">
            <text:p>R$ 1.215,7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6" calcext:value-type="date">
            <text:p>06/06/15</text:p>
          </table:table-cell>
          <table:table-cell table:style-name="ce6" table:content-validation-name="val1" office:value-type="float" office:value="29" calcext:value-type="float">
            <text:p>29</text:p>
          </table:table-cell>
          <table:table-cell table:style-name="ce6" table:content-validation-name="val1"/>
          <table:table-cell table:style-name="ce15" office:value-type="float" office:value="66.5" calcext:value-type="float">
            <text:p>66,50</text:p>
          </table:table-cell>
          <table:table-cell table:style-name="ce6" table:content-validation-name="val1" office:value-type="string" calcext:value-type="string">
            <text:p>LIXAS OLINDA</text:p>
          </table:table-cell>
          <table:table-cell table:style-name="ce25"/>
          <table:table-cell table:style-name="ce25" office:value-type="float" office:value="66.5" calcext:value-type="float">
            <text:p>R$ 66,50</text:p>
          </table:table-cell>
          <table:table-cell table:style-name="ce21" table:formula="of:=SUM([.G26];[.I25]-[.H26])" office:value-type="float" office:value="1149.25" calcext:value-type="float">
            <text:p>R$ 1.149,2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6" calcext:value-type="date">
            <text:p>06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77.85" calcext:value-type="float">
            <text:p>377,8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77.85" calcext:value-type="float">
            <text:p>R$ 377,85</text:p>
          </table:table-cell>
          <table:table-cell table:style-name="ce25"/>
          <table:table-cell table:style-name="ce21" table:formula="of:=SUM([.G27];[.I26]-[.H27])" office:value-type="float" office:value="1527.1" calcext:value-type="float">
            <text:p>R$ 1.527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6" calcext:value-type="date">
            <text:p>06/06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1" calcext:value-type="float">
            <text:p>11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11" calcext:value-type="float">
            <text:p>R$ 11,00</text:p>
          </table:table-cell>
          <table:table-cell table:style-name="ce21" table:formula="of:=SUM([.G28];[.I27]-[.H28])" office:value-type="float" office:value="1516.1" calcext:value-type="float">
            <text:p>R$ 1.516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8" calcext:value-type="date">
            <text:p>08/06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29];[.I28]-[.H29])" office:value-type="float" office:value="1466.1" calcext:value-type="float">
            <text:p>R$ 1.466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8" calcext:value-type="date">
            <text:p>08/06/15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5.5" calcext:value-type="float">
            <text:p>5,50</text:p>
          </table:table-cell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5.5" calcext:value-type="float">
            <text:p>R$ 5,50</text:p>
          </table:table-cell>
          <table:table-cell table:style-name="ce21" table:formula="of:=SUM([.G30];[.I29]-[.H30])" office:value-type="float" office:value="1460.6" calcext:value-type="float">
            <text:p>R$ 1.460,6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8" calcext:value-type="date">
            <text:p>08/06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/>
          <table:table-cell table:style-name="ce15" office:value-type="float" office:value="4" calcext:value-type="float">
            <text:p>4,00</text:p>
          </table:table-cell>
          <table:table-cell table:style-name="ce6" table:content-validation-name="val1" office:value-type="string" calcext:value-type="string">
            <text:p>LOJA DIVERSOS</text:p>
          </table:table-cell>
          <table:table-cell table:style-name="ce25"/>
          <table:table-cell table:style-name="ce25" office:value-type="float" office:value="4" calcext:value-type="float">
            <text:p>R$ 4,00</text:p>
          </table:table-cell>
          <table:table-cell table:style-name="ce21" table:formula="of:=SUM([.G31];[.I30]-[.H31])" office:value-type="float" office:value="1456.6" calcext:value-type="float">
            <text:p>R$ 1.456,6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8" calcext:value-type="date">
            <text:p>08/06/15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7" calcext:value-type="float">
            <text:p>17,00</text:p>
          </table:table-cell>
          <table:table-cell table:style-name="ce6" table:content-validation-name="val1" office:value-type="string" calcext:value-type="string">
            <text:p>ALMOÇO</text:p>
          </table:table-cell>
          <table:table-cell table:style-name="ce25"/>
          <table:table-cell table:style-name="ce25" office:value-type="float" office:value="17" calcext:value-type="float">
            <text:p>R$ 17,00</text:p>
          </table:table-cell>
          <table:table-cell table:style-name="ce21" table:formula="of:=SUM([.G32];[.I31]-[.H32])" office:value-type="float" office:value="1439.6" calcext:value-type="float">
            <text:p>R$ 1.439,6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8" calcext:value-type="date">
            <text:p>08/06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33];[.I32]-[.H33])" office:value-type="float" office:value="1419.6" calcext:value-type="float">
            <text:p>R$ 1.419,6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8" calcext:value-type="date">
            <text:p>08/06/15</text:p>
          </table:table-cell>
          <table:table-cell table:style-name="ce6" table:content-validation-name="val1" office:value-type="float" office:value="23" calcext:value-type="float">
            <text:p>23</text:p>
          </table:table-cell>
          <table:table-cell table:style-name="ce6" table:content-validation-name="val1"/>
          <table:table-cell table:style-name="ce15" office:value-type="float" office:value="426.5" calcext:value-type="float">
            <text:p>426,50</text:p>
          </table:table-cell>
          <table:table-cell table:style-name="ce6" table:content-validation-name="val1" office:value-type="string" calcext:value-type="string">
            <text:p>MARCO BONI</text:p>
          </table:table-cell>
          <table:table-cell table:style-name="ce25"/>
          <table:table-cell table:style-name="ce25" office:value-type="float" office:value="426.5" calcext:value-type="float">
            <text:p>R$ 426,50</text:p>
          </table:table-cell>
          <table:table-cell table:style-name="ce21" table:formula="of:=SUM([.G34];[.I33]-[.H34])" office:value-type="float" office:value="993.1" calcext:value-type="float">
            <text:p>R$ 993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8" calcext:value-type="date">
            <text:p>08/06/15</text:p>
          </table:table-cell>
          <table:table-cell table:style-name="ce6" table:content-validation-name="val1" office:value-type="float" office:value="30" calcext:value-type="float">
            <text:p>30</text:p>
          </table:table-cell>
          <table:table-cell table:style-name="ce6" table:content-validation-name="val1"/>
          <table:table-cell table:style-name="ce15" office:value-type="float" office:value="177.7" calcext:value-type="float">
            <text:p>177,70</text:p>
          </table:table-cell>
          <table:table-cell table:style-name="ce6" table:content-validation-name="val1" office:value-type="string" calcext:value-type="string">
            <text:p>NATURA</text:p>
          </table:table-cell>
          <table:table-cell table:style-name="ce25"/>
          <table:table-cell table:style-name="ce25" office:value-type="float" office:value="177.7" calcext:value-type="float">
            <text:p>R$ 177,70</text:p>
          </table:table-cell>
          <table:table-cell table:style-name="ce21" table:formula="of:=SUM([.G35];[.I34]-[.H35])" office:value-type="float" office:value="815.4" calcext:value-type="float">
            <text:p>R$ 815,4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8" calcext:value-type="date">
            <text:p>08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49.25" calcext:value-type="float">
            <text:p>149,2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49.25" calcext:value-type="float">
            <text:p>R$ 149,25</text:p>
          </table:table-cell>
          <table:table-cell table:style-name="ce25"/>
          <table:table-cell table:style-name="ce21" table:formula="of:=SUM([.G36];[.I35]-[.H36])" office:value-type="float" office:value="964.65" calcext:value-type="float">
            <text:p>R$ 964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9" calcext:value-type="date">
            <text:p>09/06/15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37];[.I36]-[.H37])" office:value-type="float" office:value="914.65" calcext:value-type="float">
            <text:p>R$ 914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9" calcext:value-type="date">
            <text:p>09/06/15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5" calcext:value-type="float">
            <text:p>5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5" calcext:value-type="float">
            <text:p>R$ 5,00</text:p>
          </table:table-cell>
          <table:table-cell table:style-name="ce21" table:formula="of:=SUM([.G38];[.I37]-[.H38])" office:value-type="float" office:value="909.65" calcext:value-type="float">
            <text:p>R$ 909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9" calcext:value-type="date">
            <text:p>09/06/15</text:p>
          </table:table-cell>
          <table:table-cell table:style-name="ce6" table:content-validation-name="val1" office:value-type="float" office:value="33" calcext:value-type="float">
            <text:p>33</text:p>
          </table:table-cell>
          <table:table-cell table:style-name="ce6" table:content-validation-name="val1"/>
          <table:table-cell table:style-name="ce15" office:value-type="float" office:value="5" calcext:value-type="float">
            <text:p>5,00</text:p>
          </table:table-cell>
          <table:table-cell table:style-name="ce6" table:content-validation-name="val1" office:value-type="string" calcext:value-type="string">
            <text:p>DIVERSOS</text:p>
          </table:table-cell>
          <table:table-cell table:style-name="ce25"/>
          <table:table-cell table:style-name="ce25" office:value-type="float" office:value="5" calcext:value-type="float">
            <text:p>R$ 5,00</text:p>
          </table:table-cell>
          <table:table-cell table:style-name="ce21" table:formula="of:=SUM([.G39];[.I38]-[.H39])" office:value-type="float" office:value="904.65" calcext:value-type="float">
            <text:p>R$ 904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9" calcext:value-type="date">
            <text:p>09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45.4" calcext:value-type="float">
            <text:p>345,4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45.4" calcext:value-type="float">
            <text:p>R$ 345,40</text:p>
          </table:table-cell>
          <table:table-cell table:style-name="ce25"/>
          <table:table-cell table:style-name="ce21" table:formula="of:=SUM([.G40];[.I39]-[.H40])" office:value-type="float" office:value="1250.05" calcext:value-type="float">
            <text:p>R$ 1.250,0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0" calcext:value-type="date">
            <text:p>10/06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54.5" calcext:value-type="float">
            <text:p>154,5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54.5" calcext:value-type="float">
            <text:p>R$ 154,50</text:p>
          </table:table-cell>
          <table:table-cell table:style-name="ce21" table:formula="of:=SUM([.G41];[.I40]-[.H41])" office:value-type="float" office:value="1095.55" calcext:value-type="float">
            <text:p>R$ 1.095,5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0" calcext:value-type="date">
            <text:p>10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63.4" calcext:value-type="float">
            <text:p>363,4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63.4" calcext:value-type="float">
            <text:p>R$ 363,40</text:p>
          </table:table-cell>
          <table:table-cell table:style-name="ce25"/>
          <table:table-cell table:style-name="ce21" table:formula="of:=SUM([.G42];[.I41]-[.H42])" office:value-type="float" office:value="1458.95" calcext:value-type="float">
            <text:p>R$ 1.458,9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1" calcext:value-type="date">
            <text:p>11/06/15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 office:value-type="float" office:value="308.3" calcext:value-type="float">
            <text:p>308,30</text:p>
          </table:table-cell>
          <table:table-cell table:style-name="ce6" table:content-validation-name="val1" office:value-type="string" calcext:value-type="string">
            <text:p>ALADIM</text:p>
          </table:table-cell>
          <table:table-cell table:style-name="ce25"/>
          <table:table-cell table:style-name="ce25" office:value-type="float" office:value="308.3" calcext:value-type="float">
            <text:p>R$ 308,30</text:p>
          </table:table-cell>
          <table:table-cell table:style-name="ce21" table:formula="of:=SUM([.G43];[.I42]-[.H43])" office:value-type="float" office:value="1150.65" calcext:value-type="float">
            <text:p>R$ 1.150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1" calcext:value-type="date">
            <text:p>11/06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50" calcext:value-type="float">
            <text:p>2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250" calcext:value-type="float">
            <text:p>R$ 250,00</text:p>
          </table:table-cell>
          <table:table-cell table:style-name="ce21" table:formula="of:=SUM([.G44];[.I43]-[.H44])" office:value-type="float" office:value="900.65" calcext:value-type="float">
            <text:p>R$ 900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1" calcext:value-type="date">
            <text:p>11/06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45];[.I44]-[.H45])" office:value-type="float" office:value="850.65" calcext:value-type="float">
            <text:p>R$ 850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1" calcext:value-type="date">
            <text:p>11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17.8" calcext:value-type="float">
            <text:p>317,8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17.8" calcext:value-type="float">
            <text:p>R$ 317,80</text:p>
          </table:table-cell>
          <table:table-cell table:style-name="ce25"/>
          <table:table-cell table:style-name="ce21" table:formula="of:=SUM([.G46];[.I45]-[.H46])" office:value-type="float" office:value="1168.45" calcext:value-type="float">
            <text:p>R$ 1.168,4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2" calcext:value-type="date">
            <text:p>12/06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Devolução</text:p>
          </table:table-cell>
          <table:table-cell table:style-name="ce15" office:value-type="float" office:value="250" calcext:value-type="float">
            <text:p>250,00</text:p>
          </table:table-cell>
          <table:table-cell table:style-name="ce6" table:content-validation-name="val1" office:value-type="string" calcext:value-type="string">
            <text:p>CASA DEVOLUCAO</text:p>
          </table:table-cell>
          <table:table-cell table:style-name="ce25" office:value-type="float" office:value="250" calcext:value-type="float">
            <text:p>R$ 250,00</text:p>
          </table:table-cell>
          <table:table-cell table:style-name="ce25"/>
          <table:table-cell table:style-name="ce21" table:formula="of:=SUM([.G47];[.I46]-[.H47])" office:value-type="float" office:value="1418.45" calcext:value-type="float">
            <text:p>R$ 1.418,4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2" calcext:value-type="date">
            <text:p>12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52.25" calcext:value-type="float">
            <text:p>252,2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52.25" calcext:value-type="float">
            <text:p>R$ 252,25</text:p>
          </table:table-cell>
          <table:table-cell table:style-name="ce25"/>
          <table:table-cell table:style-name="ce21" table:formula="of:=SUM([.G48];[.I47]-[.H48])" office:value-type="float" office:value="1670.7" calcext:value-type="float">
            <text:p>R$ 1.670,7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3" calcext:value-type="date">
            <text:p>13/06/15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6" table:content-validation-name="val1"/>
          <table:table-cell table:style-name="ce15" office:value-type="float" office:value="724" calcext:value-type="float">
            <text:p>724,00</text:p>
          </table:table-cell>
          <table:table-cell table:style-name="ce6" table:content-validation-name="val1" office:value-type="string" calcext:value-type="string">
            <text:p>ALUGUEL</text:p>
          </table:table-cell>
          <table:table-cell table:style-name="ce25"/>
          <table:table-cell table:style-name="ce25" office:value-type="float" office:value="724" calcext:value-type="float">
            <text:p>R$ 724,00</text:p>
          </table:table-cell>
          <table:table-cell table:style-name="ce21" table:formula="of:=SUM([.G49];[.I48]-[.H49])" office:value-type="float" office:value="946.7" calcext:value-type="float">
            <text:p>R$ 946,7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3" calcext:value-type="date">
            <text:p>13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67.85" calcext:value-type="float">
            <text:p>467,8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67.85" calcext:value-type="float">
            <text:p>R$ 467,85</text:p>
          </table:table-cell>
          <table:table-cell table:style-name="ce25"/>
          <table:table-cell table:style-name="ce21" table:formula="of:=SUM([.G50];[.I49]-[.H50])" office:value-type="float" office:value="1414.55" calcext:value-type="float">
            <text:p>R$ 1.414,5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5" calcext:value-type="date">
            <text:p>15/06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66" calcext:value-type="float">
            <text:p>166,0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66" calcext:value-type="float">
            <text:p>R$ 166,00</text:p>
          </table:table-cell>
          <table:table-cell table:style-name="ce21" table:formula="of:=SUM([.G51];[.I50]-[.H51])" office:value-type="float" office:value="1248.55" calcext:value-type="float">
            <text:p>R$ 1.248,5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5" calcext:value-type="date">
            <text:p>15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30.5" calcext:value-type="float">
            <text:p>130,5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30.5" calcext:value-type="float">
            <text:p>R$ 130,50</text:p>
          </table:table-cell>
          <table:table-cell table:style-name="ce25"/>
          <table:table-cell table:style-name="ce21" table:formula="of:=SUM([.G52];[.I51]-[.H52])" office:value-type="float" office:value="1379.05" calcext:value-type="float">
            <text:p>R$ 1.379,0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5" calcext:value-type="date">
            <text:p>15/06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53];[.I52]-[.H53])" office:value-type="float" office:value="1359.05" calcext:value-type="float">
            <text:p>R$ 1.359,0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5" calcext:value-type="date">
            <text:p>15/06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0" calcext:value-type="float">
            <text:p>20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200" calcext:value-type="float">
            <text:p>R$ 200,00</text:p>
          </table:table-cell>
          <table:table-cell table:style-name="ce21" table:formula="of:=SUM([.G54];[.I53]-[.H54])" office:value-type="float" office:value="1159.05" calcext:value-type="float">
            <text:p>R$ 1.159,0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5" calcext:value-type="date">
            <text:p>15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85" calcext:value-type="float">
            <text:p>85,0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85" calcext:value-type="float">
            <text:p>R$ 85,00</text:p>
          </table:table-cell>
          <table:table-cell table:style-name="ce25"/>
          <table:table-cell table:style-name="ce21" table:formula="of:=SUM([.G55];[.I54]-[.H55])" office:value-type="float" office:value="1244.05" calcext:value-type="float">
            <text:p>R$ 1.244,0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5" calcext:value-type="date">
            <text:p>15/06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Escritório</text:p>
          </table:table-cell>
          <table:table-cell table:style-name="ce15" office:value-type="float" office:value="30" calcext:value-type="float">
            <text:p>30,00</text:p>
          </table:table-cell>
          <table:table-cell table:style-name="ce6" table:content-validation-name="val1" office:value-type="string" calcext:value-type="string">
            <text:p>LOJA ESCRITORIO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56];[.I55]-[.H56])" office:value-type="float" office:value="1214.05" calcext:value-type="float">
            <text:p>R$ 1.214,0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7" calcext:value-type="date">
            <text:p>17/06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54.5" calcext:value-type="float">
            <text:p>154,5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54.5" calcext:value-type="float">
            <text:p>R$ 154,50</text:p>
          </table:table-cell>
          <table:table-cell table:style-name="ce21" table:formula="of:=SUM([.G57];[.I56]-[.H57])" office:value-type="float" office:value="1059.55" calcext:value-type="float">
            <text:p>R$ 1.059,5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7" calcext:value-type="date">
            <text:p>17/06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58];[.I57]-[.H58])" office:value-type="float" office:value="1009.55" calcext:value-type="float">
            <text:p>R$ 1.009,5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7" calcext:value-type="date">
            <text:p>17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44.5" calcext:value-type="float">
            <text:p>144,5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44.5" calcext:value-type="float">
            <text:p>R$ 144,50</text:p>
          </table:table-cell>
          <table:table-cell table:style-name="ce25"/>
          <table:table-cell table:style-name="ce21" table:formula="of:=SUM([.G59];[.I58]-[.H59])" office:value-type="float" office:value="1154.05" calcext:value-type="float">
            <text:p>R$ 1.154,0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8" calcext:value-type="date">
            <text:p>18/06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62.5" calcext:value-type="float">
            <text:p>262,5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62.5" calcext:value-type="float">
            <text:p>R$ 262,50</text:p>
          </table:table-cell>
          <table:table-cell table:style-name="ce21" table:formula="of:=SUM([.G60];[.I59]-[.H60])" office:value-type="float" office:value="891.55" calcext:value-type="float">
            <text:p>R$ 891,5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8" calcext:value-type="date">
            <text:p>18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84.8" calcext:value-type="float">
            <text:p>384,8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84.8" calcext:value-type="float">
            <text:p>R$ 384,80</text:p>
          </table:table-cell>
          <table:table-cell table:style-name="ce25"/>
          <table:table-cell table:style-name="ce21" table:formula="of:=SUM([.G61];[.I60]-[.H61])" office:value-type="float" office:value="1276.35" calcext:value-type="float">
            <text:p>R$ 1.276,3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9" calcext:value-type="date">
            <text:p>19/06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239.5" calcext:value-type="float">
            <text:p>239,50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239.5" calcext:value-type="float">
            <text:p>R$ 239,50</text:p>
          </table:table-cell>
          <table:table-cell table:style-name="ce21" table:formula="of:=SUM([.G62];[.I61]-[.H62])" office:value-type="float" office:value="1036.85" calcext:value-type="float">
            <text:p>R$ 1.036,8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9" calcext:value-type="date">
            <text:p>19/06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63];[.I62]-[.H63])" office:value-type="float" office:value="1016.85" calcext:value-type="float">
            <text:p>R$ 1.016,8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9" calcext:value-type="date">
            <text:p>19/06/15</text:p>
          </table:table-cell>
          <table:table-cell table:style-name="ce6" table:content-validation-name="val1" office:value-type="float" office:value="31" calcext:value-type="float">
            <text:p>31</text:p>
          </table:table-cell>
          <table:table-cell table:style-name="ce6" table:content-validation-name="val1" office:value-type="string" calcext:value-type="string">
            <text:p>JORNAL</text:p>
          </table:table-cell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DIVULGACAO JORNAL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64];[.I63]-[.H64])" office:value-type="float" office:value="966.85" calcext:value-type="float">
            <text:p>R$ 966,85</text:p>
          </table:table-cell>
          <table:table-cell table:number-columns-repeated="1015"/>
        </table:table-row>
        <table:table-row table:style-name="ro6">
          <table:table-cell/>
          <table:table-cell table:style-name="ce23" office:value-type="date" office:date-value="2015-06-19" calcext:value-type="date">
            <text:p>19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33.5" calcext:value-type="float">
            <text:p>333,5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33.5" calcext:value-type="float">
            <text:p>R$ 333,50</text:p>
          </table:table-cell>
          <table:table-cell table:style-name="ce25"/>
          <table:table-cell table:style-name="ce21" table:formula="of:=SUM([.G65];[.I64]-[.H65])" office:value-type="float" office:value="1300.35" calcext:value-type="float">
            <text:p>R$ 1.300,3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9" calcext:value-type="date">
            <text:p>19/06/15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40" calcext:value-type="float">
            <text:p>40,00</text:p>
          </table:table-cell>
          <table:table-cell table:style-name="ce6" table:content-validation-name="val1" office:value-type="string" calcext:value-type="string">
            <text:p>REBECA</text:p>
          </table:table-cell>
          <table:table-cell table:style-name="ce25"/>
          <table:table-cell table:style-name="ce25" office:value-type="float" office:value="40" calcext:value-type="float">
            <text:p>R$ 40,00</text:p>
          </table:table-cell>
          <table:table-cell table:style-name="ce21" table:formula="of:=SUM([.G66];[.I65]-[.H66])" office:value-type="float" office:value="1260.35" calcext:value-type="float">
            <text:p>R$ 1.260,3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0" calcext:value-type="date">
            <text:p>20/06/15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 office:value-type="float" office:value="30" calcext:value-type="float">
            <text:p>30,00</text:p>
          </table:table-cell>
          <table:table-cell table:style-name="ce6" table:content-validation-name="val1" office:value-type="string" calcext:value-type="string">
            <text:p>ADESIVOS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67];[.I66]-[.H67])" office:value-type="float" office:value="1230.35" calcext:value-type="float">
            <text:p>R$ 1.230,3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0" calcext:value-type="date">
            <text:p>20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74.85" calcext:value-type="float">
            <text:p>274,8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74.85" calcext:value-type="float">
            <text:p>R$ 274,85</text:p>
          </table:table-cell>
          <table:table-cell table:style-name="ce25"/>
          <table:table-cell table:style-name="ce21" table:formula="of:=SUM([.G68];[.I67]-[.H68])" office:value-type="float" office:value="1505.2" calcext:value-type="float">
            <text:p>R$ 1.505,2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2" calcext:value-type="date">
            <text:p>22/06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69];[.I68]-[.H69])" office:value-type="float" office:value="1455.2" calcext:value-type="float">
            <text:p>R$ 1.455,2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2" calcext:value-type="date">
            <text:p>22/06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66" calcext:value-type="float">
            <text:p>166,0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66" calcext:value-type="float">
            <text:p>R$ 166,00</text:p>
          </table:table-cell>
          <table:table-cell table:style-name="ce21" table:formula="of:=SUM([.G70];[.I69]-[.H70])" office:value-type="float" office:value="1289.2" calcext:value-type="float">
            <text:p>R$ 1.289,20</text:p>
          </table:table-cell>
          <table:table-cell table:number-columns-repeated="1015"/>
        </table:table-row>
        <table:table-row table:style-name="ro6">
          <table:table-cell/>
          <table:table-cell table:style-name="ce23" office:value-type="date" office:date-value="2015-06-22" calcext:value-type="date">
            <text:p>22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76.15" calcext:value-type="float">
            <text:p>276,1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76.15" calcext:value-type="float">
            <text:p>R$ 276,15</text:p>
          </table:table-cell>
          <table:table-cell table:style-name="ce25"/>
          <table:table-cell table:style-name="ce21" table:formula="of:=SUM([.G71];[.I70]-[.H71])" office:value-type="float" office:value="1565.35" calcext:value-type="float">
            <text:p>R$ 1.565,3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3" calcext:value-type="date">
            <text:p>23/06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ARRO LAVAR</text:p>
          </table:table-cell>
          <table:table-cell table:style-name="ce15" office:value-type="float" office:value="30" calcext:value-type="float">
            <text:p>30,00</text:p>
          </table:table-cell>
          <table:table-cell table:style-name="ce6" table:content-validation-name="val1" office:value-type="string" calcext:value-type="string">
            <text:p>CARRO LAVAR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72];[.I71]-[.H72])" office:value-type="float" office:value="1535.35" calcext:value-type="float">
            <text:p>R$ 1.535,35</text:p>
          </table:table-cell>
          <table:table-cell table:number-columns-repeated="1015"/>
        </table:table-row>
        <table:table-row table:style-name="ro7">
          <table:table-cell/>
          <table:table-cell table:style-name="ce23" office:value-type="date" office:date-value="2015-06-23" calcext:value-type="date">
            <text:p>23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56.4" calcext:value-type="float">
            <text:p>156,4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56.4" calcext:value-type="float">
            <text:p>R$ 156,40</text:p>
          </table:table-cell>
          <table:table-cell table:style-name="ce25"/>
          <table:table-cell table:style-name="ce21" table:formula="of:=SUM([.G73];[.I72]-[.H73])" office:value-type="float" office:value="1691.75" calcext:value-type="float">
            <text:p>R$ 1.691,7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4" calcext:value-type="date">
            <text:p>24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48.2" calcext:value-type="float">
            <text:p>148,2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48.2" calcext:value-type="float">
            <text:p>R$ 148,20</text:p>
          </table:table-cell>
          <table:table-cell table:style-name="ce25"/>
          <table:table-cell table:style-name="ce21" table:formula="of:=SUM([.G74];[.I73]-[.H74])" office:value-type="float" office:value="1839.95" calcext:value-type="float">
            <text:p>R$ 1.839,9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4" calcext:value-type="date">
            <text:p>24/06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62.45" calcext:value-type="float">
            <text:p>262,45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62.45" calcext:value-type="float">
            <text:p>R$ 262,45</text:p>
          </table:table-cell>
          <table:table-cell table:style-name="ce21" table:formula="of:=SUM([.G75];[.I74]-[.H75])" office:value-type="float" office:value="1577.5" calcext:value-type="float">
            <text:p>R$ 1.577,5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4" calcext:value-type="date">
            <text:p>24/06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15.2" calcext:value-type="float">
            <text:p>215,2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15.2" calcext:value-type="float">
            <text:p>R$ 215,20</text:p>
          </table:table-cell>
          <table:table-cell table:style-name="ce21" table:formula="of:=SUM([.G76];[.I75]-[.H76])" office:value-type="float" office:value="1362.3" calcext:value-type="float">
            <text:p>R$ 1.362,3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5" calcext:value-type="date">
            <text:p>25/06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Remédio san</text:p>
          </table:table-cell>
          <table:table-cell table:style-name="ce15" office:value-type="float" office:value="78" calcext:value-type="float">
            <text:p>78,00</text:p>
          </table:table-cell>
          <table:table-cell table:style-name="ce6" table:content-validation-name="val1" office:value-type="string" calcext:value-type="string">
            <text:p>CASA REMEDIO SAM</text:p>
          </table:table-cell>
          <table:table-cell table:style-name="ce25"/>
          <table:table-cell table:style-name="ce25" office:value-type="float" office:value="78" calcext:value-type="float">
            <text:p>R$ 78,00</text:p>
          </table:table-cell>
          <table:table-cell table:style-name="ce21" table:formula="of:=SUM([.G77];[.I76]-[.H77])" office:value-type="float" office:value="1284.3" calcext:value-type="float">
            <text:p>R$ 1.284,3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5" calcext:value-type="date">
            <text:p>25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23.8" calcext:value-type="float">
            <text:p>123,8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23.8" calcext:value-type="float">
            <text:p>R$ 123,80</text:p>
          </table:table-cell>
          <table:table-cell table:style-name="ce25"/>
          <table:table-cell table:style-name="ce21" table:formula="of:=SUM([.G78];[.I77]-[.H78])" office:value-type="float" office:value="1408.1" calcext:value-type="float">
            <text:p>R$ 1.408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6" calcext:value-type="date">
            <text:p>26/06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239.4" calcext:value-type="float">
            <text:p>239,40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239.4" calcext:value-type="float">
            <text:p>R$ 239,40</text:p>
          </table:table-cell>
          <table:table-cell table:style-name="ce21" table:formula="of:=SUM([.G79];[.I78]-[.H79])" office:value-type="float" office:value="1168.7" calcext:value-type="float">
            <text:p>R$ 1.168,7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6" calcext:value-type="date">
            <text:p>26/06/15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 office:value-type="float" office:value="27" calcext:value-type="float">
            <text:p>27,00</text:p>
          </table:table-cell>
          <table:table-cell table:style-name="ce6" table:content-validation-name="val1" office:value-type="string" calcext:value-type="string">
            <text:p>FONE</text:p>
          </table:table-cell>
          <table:table-cell table:style-name="ce25"/>
          <table:table-cell table:style-name="ce25" office:value-type="float" office:value="27" calcext:value-type="float">
            <text:p>R$ 27,00</text:p>
          </table:table-cell>
          <table:table-cell table:style-name="ce21" table:formula="of:=SUM([.G80];[.I79]-[.H80])" office:value-type="float" office:value="1141.7" calcext:value-type="float">
            <text:p>R$ 1.141,70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/>
          <table:table-cell table:style-name="ce23" office:value-type="date" office:date-value="2015-06-26" calcext:value-type="date">
            <text:p>26/06/15</text:p>
          </table:table-cell>
          <table:table-cell table:style-name="ce6" table:content-validation-name="val1" office:value-type="float" office:value="24" calcext:value-type="float">
            <text:p>24</text:p>
          </table:table-cell>
          <table:table-cell table:style-name="ce6" table:content-validation-name="val1"/>
          <table:table-cell table:style-name="ce15" office:value-type="float" office:value="260" calcext:value-type="float">
            <text:p>260,00</text:p>
          </table:table-cell>
          <table:table-cell table:style-name="ce6" table:content-validation-name="val1" office:value-type="string" calcext:value-type="string">
            <text:p>VULT</text:p>
          </table:table-cell>
          <table:table-cell table:style-name="ce25"/>
          <table:table-cell table:style-name="ce25" office:value-type="float" office:value="260" calcext:value-type="float">
            <text:p>R$ 260,00</text:p>
          </table:table-cell>
          <table:table-cell table:style-name="ce21" table:formula="of:=SUM([.G81];[.I80]-[.H81])" office:value-type="float" office:value="881.7" calcext:value-type="float">
            <text:p>R$ 881,7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6" calcext:value-type="date">
            <text:p>26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60.9" calcext:value-type="float">
            <text:p>360,9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60.9" calcext:value-type="float">
            <text:p>R$ 360,90</text:p>
          </table:table-cell>
          <table:table-cell table:style-name="ce25"/>
          <table:table-cell table:style-name="ce21" table:formula="of:=SUM([.G82];[.I81]-[.H82])" office:value-type="float" office:value="1242.6" calcext:value-type="float">
            <text:p>R$ 1.242,6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7" calcext:value-type="date">
            <text:p>27/06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83];[.I82]-[.H83])" office:value-type="float" office:value="1192.6" calcext:value-type="float">
            <text:p>R$ 1.192,6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7" calcext:value-type="date">
            <text:p>27/06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Carimbo</text:p>
          </table:table-cell>
          <table:table-cell table:style-name="ce15" office:value-type="float" office:value="35" calcext:value-type="float">
            <text:p>35,00</text:p>
          </table:table-cell>
          <table:table-cell table:style-name="ce6" table:content-validation-name="val1" office:value-type="string" calcext:value-type="string">
            <text:p>MANUT LOJA CARIMBO</text:p>
          </table:table-cell>
          <table:table-cell table:style-name="ce25"/>
          <table:table-cell table:style-name="ce25" office:value-type="float" office:value="35" calcext:value-type="float">
            <text:p>R$ 35,00</text:p>
          </table:table-cell>
          <table:table-cell table:style-name="ce21" table:formula="of:=SUM([.G84];[.I83]-[.H84])" office:value-type="float" office:value="1157.6" calcext:value-type="float">
            <text:p>R$ 1.157,6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7" calcext:value-type="date">
            <text:p>27/06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 office:value-type="float" office:value="30" calcext:value-type="float">
            <text:p>30,00</text:p>
          </table:table-cell>
          <table:table-cell table:style-name="ce6" table:content-validation-name="val1" office:value-type="string" calcext:value-type="string">
            <text:p>PROLABORE SANDRA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85];[.I84]-[.H85])" office:value-type="float" office:value="1127.6" calcext:value-type="float">
            <text:p>R$ 1.127,6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7" calcext:value-type="date">
            <text:p>27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51.2" calcext:value-type="float">
            <text:p>451,2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51.2" calcext:value-type="float">
            <text:p>R$ 451,20</text:p>
          </table:table-cell>
          <table:table-cell table:style-name="ce25"/>
          <table:table-cell table:style-name="ce21" table:formula="of:=SUM([.G86];[.I85]-[.H86])" office:value-type="float" office:value="1578.8" calcext:value-type="float">
            <text:p>R$ 1.578,8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9" calcext:value-type="date">
            <text:p>29/06/15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 office:value-type="string" calcext:value-type="string">
            <text:p>Ampolas</text:p>
          </table:table-cell>
          <table:table-cell table:style-name="ce15" office:value-type="float" office:value="68" calcext:value-type="float">
            <text:p>68,00</text:p>
          </table:table-cell>
          <table:table-cell table:style-name="ce6" table:content-validation-name="val1" office:value-type="string" calcext:value-type="string">
            <text:p>ALADIM ampolas</text:p>
          </table:table-cell>
          <table:table-cell table:style-name="ce25"/>
          <table:table-cell table:style-name="ce25" office:value-type="float" office:value="68" calcext:value-type="float">
            <text:p>R$ 68,00</text:p>
          </table:table-cell>
          <table:table-cell table:style-name="ce21" table:formula="of:=SUM([.G87];[.I86]-[.H87])" office:value-type="float" office:value="1510.8" calcext:value-type="float">
            <text:p>R$ 1.510,8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9" calcext:value-type="date">
            <text:p>29/06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66" calcext:value-type="float">
            <text:p>166,0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66" calcext:value-type="float">
            <text:p>R$ 166,00</text:p>
          </table:table-cell>
          <table:table-cell table:style-name="ce21" table:formula="of:=SUM([.G88];[.I87]-[.H88])" office:value-type="float" office:value="1344.8" calcext:value-type="float">
            <text:p>R$ 1.344,8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9" calcext:value-type="date">
            <text:p>29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06.8" calcext:value-type="float">
            <text:p>206,8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06.8" calcext:value-type="float">
            <text:p>R$ 206,80</text:p>
          </table:table-cell>
          <table:table-cell table:style-name="ce25"/>
          <table:table-cell table:style-name="ce21" table:formula="of:=SUM([.G89];[.I88]-[.H89])" office:value-type="float" office:value="1551.6" calcext:value-type="float">
            <text:p>R$ 1.551,6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30" calcext:value-type="date">
            <text:p>30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36.35" calcext:value-type="float">
            <text:p>236,3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36.35" calcext:value-type="float">
            <text:p>R$ 236,35</text:p>
          </table:table-cell>
          <table:table-cell table:style-name="ce25"/>
          <table:table-cell table:style-name="ce21" table:formula="of:=SUM([.G90];[.I89]-[.H90])" office:value-type="float" office:value="1787.95" calcext:value-type="float">
            <text:p>R$ 1.787,9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1];[.I90]-[.H91])" office:value-type="float" office:value="1787.95" calcext:value-type="float">
            <text:p>R$ 1.787,9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2];[.I91]-[.H92])" office:value-type="float" office:value="1787.95" calcext:value-type="float">
            <text:p>R$ 1.787,95</text:p>
          </table:table-cell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ce6" table:content-validation-name="val1" table:number-columns-repeated="2"/>
          <table:table-cell table:number-columns-repeated="1020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L-15" table:style-name="ta4">
        <table:table-column table:style-name="co14" table:number-columns-repeated="2" table:default-cell-style-name="Default"/>
        <table:table-column table:style-name="co25" table:default-cell-style-name="Default"/>
        <table:table-column table:style-name="co6" table:default-cell-style-name="Default"/>
        <table:table-column table:style-name="co26" table:default-cell-style-name="ce10"/>
        <table:table-column table:style-name="co27" table:default-cell-style-name="Default"/>
        <table:table-column table:style-name="co26" table:default-cell-style-name="Default"/>
        <table:table-column table:style-name="co17" table:number-columns-repeated="2" table:default-cell-style-name="Default"/>
        <table:table-column table:style-name="co14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MARIA BONITA COSMÉTICOS</text:p>
          </table:table-cell>
          <table:covered-table-cell table:number-columns-repeated="2" table:style-name="ce7"/>
          <table:covered-table-cell table:style-name="ce11"/>
          <table:covered-table-cell table:number-columns-repeated="3" table:style-name="ce7"/>
          <table:covered-table-cell table:style-name="ce17"/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 table:number-columns-spanned="8" table:number-rows-spanned="1">
            <text:p>Controle Diário de Finanças</text:p>
          </table:table-cell>
          <table:covered-table-cell table:number-columns-repeated="2" table:style-name="ce8"/>
          <table:covered-table-cell table:style-name="ce12"/>
          <table:covered-table-cell table:number-columns-repeated="3" table:style-name="ce8"/>
          <table:covered-table-cell table:style-name="ce18"/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account_id</text:p>
          </table:table-cell>
          <table:table-cell table:style-name="ce3" office:value-type="string" calcext:value-type="string">
            <text:p>description</text:p>
          </table:table-cell>
          <table:table-cell table:style-name="ce13" office:value-type="string" calcext:value-type="string">
            <text:p>value</text:p>
          </table:table-cell>
          <table:table-cell table:style-name="ce3" office:value-type="string" calcext:value-type="string">
            <text:p>Histórico</text:p>
          </table:table-cell>
          <table:table-cell table:style-name="ce3" office:value-type="string" calcext:value-type="string">
            <text:p>Crédito</text:p>
          </table:table-cell>
          <table:table-cell table:style-name="ce3" office:value-type="string" calcext:value-type="string">
            <text:p>Débito</text:p>
          </table:table-cell>
          <table:table-cell table:style-name="ce3" office:value-type="string" calcext:value-type="string">
            <text:p>Saldo</text:p>
          </table:table-cell>
          <table:table-cell table:number-columns-repeated="1015"/>
        </table:table-row>
        <table:table-row table:style-name="ro4">
          <table:table-cell/>
          <table:table-cell table:style-name="ce23" office:value-type="date" office:date-value="2015-07-01" calcext:value-type="date">
            <text:p>01/07/15</text:p>
          </table:table-cell>
          <table:table-cell table:style-name="ce9" table:number-columns-repeated="2"/>
          <table:table-cell table:style-name="ce14"/>
          <table:table-cell table:style-name="ce9"/>
          <table:table-cell table:style-name="ce24"/>
          <table:table-cell table:style-name="ce26"/>
          <table:table-cell table:style-name="ce19" office:value-type="float" office:value="1787.95" calcext:value-type="float">
            <text:p>R$ 1.787,9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1" calcext:value-type="date">
            <text:p>01/07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81.2" calcext:value-type="float">
            <text:p>181,2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81.2" calcext:value-type="float">
            <text:p>R$ 181,20</text:p>
          </table:table-cell>
          <table:table-cell table:style-name="ce20" table:formula="of:=SUM([.G7];[.I6]-[.H7])" office:value-type="float" office:value="1606.75" calcext:value-type="float">
            <text:p>R$ 1.606,7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1" calcext:value-type="date">
            <text:p>01/07/15</text:p>
          </table:table-cell>
          <table:table-cell table:style-name="ce6" table:content-validation-name="val1" office:value-type="float" office:value="19" calcext:value-type="float">
            <text:p>19</text:p>
          </table:table-cell>
          <table:table-cell table:style-name="ce6" table:content-validation-name="val1"/>
          <table:table-cell table:style-name="ce15" office:value-type="float" office:value="166" calcext:value-type="float">
            <text:p>166,00</text:p>
          </table:table-cell>
          <table:table-cell table:style-name="ce6" table:content-validation-name="val1" office:value-type="string" calcext:value-type="string">
            <text:p>ZAMPHY</text:p>
          </table:table-cell>
          <table:table-cell table:style-name="ce25"/>
          <table:table-cell table:style-name="ce25" office:value-type="float" office:value="166" calcext:value-type="float">
            <text:p>R$ 166,00</text:p>
          </table:table-cell>
          <table:table-cell table:style-name="ce21" table:formula="of:=SUM([.G8];[.I7]-[.H8])" office:value-type="float" office:value="1440.75" calcext:value-type="float">
            <text:p>R$ 1.440,7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1" calcext:value-type="date">
            <text:p>01/07/15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9];[.I8]-[.H9])" office:value-type="float" office:value="1425.75" calcext:value-type="float">
            <text:p>R$ 1.425,7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1" calcext:value-type="date">
            <text:p>01/07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PROLABORE SANDR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10];[.I9]-[.H10])" office:value-type="float" office:value="1375.75" calcext:value-type="float">
            <text:p>R$ 1.375,7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1" calcext:value-type="date">
            <text:p>01/07/15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23" calcext:value-type="float">
            <text:p>23,00</text:p>
          </table:table-cell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23" calcext:value-type="float">
            <text:p>R$ 23,00</text:p>
          </table:table-cell>
          <table:table-cell table:style-name="ce21" table:formula="of:=SUM([.G11];[.I10]-[.H11])" office:value-type="float" office:value="1352.75" calcext:value-type="float">
            <text:p>R$ 1.352,7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1" calcext:value-type="date">
            <text:p>01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87.2" calcext:value-type="float">
            <text:p>287,2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87.2" calcext:value-type="float">
            <text:p>R$ 287,20</text:p>
          </table:table-cell>
          <table:table-cell table:style-name="ce25"/>
          <table:table-cell table:style-name="ce21" table:formula="of:=SUM([.G12];[.I11]-[.H12])" office:value-type="float" office:value="1639.95" calcext:value-type="float">
            <text:p>R$ 1.639,9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2" calcext:value-type="date">
            <text:p>02/07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15.2" calcext:value-type="float">
            <text:p>215,2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15.2" calcext:value-type="float">
            <text:p>R$ 215,20</text:p>
          </table:table-cell>
          <table:table-cell table:style-name="ce21" table:formula="of:=SUM([.G13];[.I12]-[.H13])" office:value-type="float" office:value="1424.75" calcext:value-type="float">
            <text:p>R$ 1.424,7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2" calcext:value-type="date">
            <text:p>02/07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62.4" calcext:value-type="float">
            <text:p>262,4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62.4" calcext:value-type="float">
            <text:p>R$ 262,40</text:p>
          </table:table-cell>
          <table:table-cell table:style-name="ce21" table:formula="of:=SUM([.G14];[.I13]-[.H14])" office:value-type="float" office:value="1162.35" calcext:value-type="float">
            <text:p>R$ 1.162,3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2" calcext:value-type="date">
            <text:p>02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86.6" calcext:value-type="float">
            <text:p>386,6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86.6" calcext:value-type="float">
            <text:p>R$ 386,60</text:p>
          </table:table-cell>
          <table:table-cell table:style-name="ce25"/>
          <table:table-cell table:style-name="ce21" table:formula="of:=SUM([.G15];[.I14]-[.H15])" office:value-type="float" office:value="1548.95" calcext:value-type="float">
            <text:p>R$ 1.548,9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3" calcext:value-type="date">
            <text:p>03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93.6" calcext:value-type="float">
            <text:p>393,6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93.6" calcext:value-type="float">
            <text:p>R$ 393,60</text:p>
          </table:table-cell>
          <table:table-cell table:style-name="ce25"/>
          <table:table-cell table:style-name="ce21" table:formula="of:=SUM([.G16];[.I15]-[.H16])" office:value-type="float" office:value="1942.55" calcext:value-type="float">
            <text:p>R$ 1.942,5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3" calcext:value-type="date">
            <text:p>03/07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17];[.I16]-[.H17])" office:value-type="float" office:value="1892.55" calcext:value-type="float">
            <text:p>R$ 1.892,5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4" calcext:value-type="date">
            <text:p>04/07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18];[.I17]-[.H18])" office:value-type="float" office:value="1842.55" calcext:value-type="float">
            <text:p>R$ 1.842,5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4" calcext:value-type="date">
            <text:p>04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565.05" calcext:value-type="float">
            <text:p>565,0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565.05" calcext:value-type="float">
            <text:p>R$ 565,05</text:p>
          </table:table-cell>
          <table:table-cell table:style-name="ce25"/>
          <table:table-cell table:style-name="ce21" table:formula="of:=SUM([.G19];[.I18]-[.H19])" office:value-type="float" office:value="2407.6" calcext:value-type="float">
            <text:p>R$ 2.407,6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6" calcext:value-type="date">
            <text:p>06/07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287.2" calcext:value-type="float">
            <text:p>287,20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287.2" calcext:value-type="float">
            <text:p>R$ 287,20</text:p>
          </table:table-cell>
          <table:table-cell table:style-name="ce21" table:formula="of:=SUM([.G20];[.I19]-[.H20])" office:value-type="float" office:value="2120.4" calcext:value-type="float">
            <text:p>R$ 2.120,4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6" calcext:value-type="date">
            <text:p>06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73.75" calcext:value-type="float">
            <text:p>373,7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73.75" calcext:value-type="float">
            <text:p>R$ 373,75</text:p>
          </table:table-cell>
          <table:table-cell table:style-name="ce25"/>
          <table:table-cell table:style-name="ce21" table:formula="of:=SUM([.G21];[.I20]-[.H21])" office:value-type="float" office:value="2494.15" calcext:value-type="float">
            <text:p>R$ 2.494,1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7" calcext:value-type="date">
            <text:p>07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83.75" calcext:value-type="float">
            <text:p>383,7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83.75" calcext:value-type="float">
            <text:p>R$ 383,75</text:p>
          </table:table-cell>
          <table:table-cell table:style-name="ce25"/>
          <table:table-cell table:style-name="ce21" table:formula="of:=SUM([.G22];[.I21]-[.H22])" office:value-type="float" office:value="2877.9" calcext:value-type="float">
            <text:p>R$ 2.877,9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7" calcext:value-type="date">
            <text:p>07/07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23];[.I22]-[.H23])" office:value-type="float" office:value="2827.9" calcext:value-type="float">
            <text:p>R$ 2.827,9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8" calcext:value-type="date">
            <text:p>08/07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81.25" calcext:value-type="float">
            <text:p>181,25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81.25" calcext:value-type="float">
            <text:p>R$ 181,25</text:p>
          </table:table-cell>
          <table:table-cell table:style-name="ce21" table:formula="of:=SUM([.G24];[.I23]-[.H24])" office:value-type="float" office:value="2646.65" calcext:value-type="float">
            <text:p>R$ 2.646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8" calcext:value-type="date">
            <text:p>08/07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81" calcext:value-type="float">
            <text:p>181,0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81" calcext:value-type="float">
            <text:p>R$ 181,00</text:p>
          </table:table-cell>
          <table:table-cell table:style-name="ce21" table:formula="of:=SUM([.G25];[.I24]-[.H25])" office:value-type="float" office:value="2465.65" calcext:value-type="float">
            <text:p>R$ 2.465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8" calcext:value-type="date">
            <text:p>08/07/15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26];[.I25]-[.H26])" office:value-type="float" office:value="2450.65" calcext:value-type="float">
            <text:p>R$ 2.450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8" calcext:value-type="date">
            <text:p>08/07/15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300" calcext:value-type="float">
            <text:p>300,00</text:p>
          </table:table-cell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25" office:value-type="float" office:value="300" calcext:value-type="float">
            <text:p>R$ 300,00</text:p>
          </table:table-cell>
          <table:table-cell table:style-name="ce21" table:formula="of:=SUM([.G27];[.I26]-[.H27])" office:value-type="float" office:value="2150.65" calcext:value-type="float">
            <text:p>R$ 2.150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8" calcext:value-type="date">
            <text:p>08/07/15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PROLABORE NATI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28];[.I27]-[.H28])" office:value-type="float" office:value="2100.65" calcext:value-type="float">
            <text:p>R$ 2.100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8" calcext:value-type="date">
            <text:p>08/07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 office:value-type="float" office:value="200" calcext:value-type="float">
            <text:p>200,00</text:p>
          </table:table-cell>
          <table:table-cell table:style-name="ce6" table:content-validation-name="val1" office:value-type="string" calcext:value-type="string">
            <text:p>PROLABORE SANDRA</text:p>
          </table:table-cell>
          <table:table-cell table:style-name="ce25"/>
          <table:table-cell table:style-name="ce25" office:value-type="float" office:value="200" calcext:value-type="float">
            <text:p>R$ 200,00</text:p>
          </table:table-cell>
          <table:table-cell table:style-name="ce21" table:formula="of:=SUM([.G29];[.I28]-[.H29])" office:value-type="float" office:value="1900.65" calcext:value-type="float">
            <text:p>R$ 1.900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8" calcext:value-type="date">
            <text:p>08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10.25" calcext:value-type="float">
            <text:p>210,2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10.25" calcext:value-type="float">
            <text:p>R$ 210,25</text:p>
          </table:table-cell>
          <table:table-cell table:style-name="ce25"/>
          <table:table-cell table:style-name="ce21" table:formula="of:=SUM([.G30];[.I29]-[.H30])" office:value-type="float" office:value="2110.9" calcext:value-type="float">
            <text:p>R$ 2.110,9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9" calcext:value-type="date">
            <text:p>09/07/15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 office:value-type="float" office:value="353.4" calcext:value-type="float">
            <text:p>353,40</text:p>
          </table:table-cell>
          <table:table-cell table:style-name="ce6" table:content-validation-name="val1" office:value-type="string" calcext:value-type="string">
            <text:p>GLAUCIA</text:p>
          </table:table-cell>
          <table:table-cell table:style-name="ce25"/>
          <table:table-cell table:style-name="ce25" office:value-type="float" office:value="353.4" calcext:value-type="float">
            <text:p>R$ 353,40</text:p>
          </table:table-cell>
          <table:table-cell table:style-name="ce21" table:formula="of:=SUM([.G31];[.I30]-[.H31])" office:value-type="float" office:value="1757.5" calcext:value-type="float">
            <text:p>R$ 1.757,5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9" calcext:value-type="date">
            <text:p>09/07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15.2" calcext:value-type="float">
            <text:p>215,2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15.2" calcext:value-type="float">
            <text:p>R$ 215,20</text:p>
          </table:table-cell>
          <table:table-cell table:style-name="ce21" table:formula="of:=SUM([.G32];[.I31]-[.H32])" office:value-type="float" office:value="1542.3" calcext:value-type="float">
            <text:p>R$ 1.542,3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9" calcext:value-type="date">
            <text:p>09/07/15</text:p>
          </table:table-cell>
          <table:table-cell table:style-name="ce6" table:content-validation-name="val1" office:value-type="float" office:value="36" calcext:value-type="float">
            <text:p>36</text:p>
          </table:table-cell>
          <table:table-cell table:style-name="ce6" table:content-validation-name="val1" office:value-type="string" calcext:value-type="string">
            <text:p>CARTAO</text:p>
          </table:table-cell>
          <table:table-cell table:style-name="ce15" office:value-type="float" office:value="135" calcext:value-type="float">
            <text:p>135,00</text:p>
          </table:table-cell>
          <table:table-cell table:style-name="ce6" table:content-validation-name="val1" office:value-type="string" calcext:value-type="string">
            <text:p>DEVOLUCAO CARTAO</text:p>
          </table:table-cell>
          <table:table-cell table:style-name="ce25"/>
          <table:table-cell table:style-name="ce25" office:value-type="float" office:value="135" calcext:value-type="float">
            <text:p>R$ 135,00</text:p>
          </table:table-cell>
          <table:table-cell table:style-name="ce21" table:formula="of:=SUM([.G33];[.I32]-[.H33])" office:value-type="float" office:value="1407.3" calcext:value-type="float">
            <text:p>R$ 1.407,3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9" calcext:value-type="date">
            <text:p>09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74.8" calcext:value-type="float">
            <text:p>374,8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74.8" calcext:value-type="float">
            <text:p>R$ 374,80</text:p>
          </table:table-cell>
          <table:table-cell table:style-name="ce25"/>
          <table:table-cell table:style-name="ce21" table:formula="of:=SUM([.G34];[.I33]-[.H34])" office:value-type="float" office:value="1782.1" calcext:value-type="float">
            <text:p>R$ 1.782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0" calcext:value-type="date">
            <text:p>10/07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Flávio</text:p>
          </table:table-cell>
          <table:table-cell table:style-name="ce15" office:value-type="float" office:value="22" calcext:value-type="float">
            <text:p>22,00</text:p>
          </table:table-cell>
          <table:table-cell table:style-name="ce6" table:content-validation-name="val1" office:value-type="string" calcext:value-type="string">
            <text:p>CASA FLAVIO</text:p>
          </table:table-cell>
          <table:table-cell table:style-name="ce25"/>
          <table:table-cell table:style-name="ce25" office:value-type="float" office:value="22" calcext:value-type="float">
            <text:p>R$ 22,00</text:p>
          </table:table-cell>
          <table:table-cell table:style-name="ce21" table:formula="of:=SUM([.G35];[.I34]-[.H35])" office:value-type="float" office:value="1760.1" calcext:value-type="float">
            <text:p>R$ 1.760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0" calcext:value-type="date">
            <text:p>10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85.5" calcext:value-type="float">
            <text:p>385,5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85.5" calcext:value-type="float">
            <text:p>R$ 385,50</text:p>
          </table:table-cell>
          <table:table-cell table:style-name="ce25"/>
          <table:table-cell table:style-name="ce21" table:formula="of:=SUM([.G36];[.I35]-[.H36])" office:value-type="float" office:value="2145.6" calcext:value-type="float">
            <text:p>R$ 2.145,6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1" calcext:value-type="date">
            <text:p>11/07/15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ADESIVOS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37];[.I36]-[.H37])" office:value-type="float" office:value="2095.6" calcext:value-type="float">
            <text:p>R$ 2.095,6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1" calcext:value-type="date">
            <text:p>11/07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67" calcext:value-type="float">
            <text:p>67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67" calcext:value-type="float">
            <text:p>R$ 67,00</text:p>
          </table:table-cell>
          <table:table-cell table:style-name="ce21" table:formula="of:=SUM([.G38];[.I37]-[.H38])" office:value-type="float" office:value="2028.6" calcext:value-type="float">
            <text:p>R$ 2.028,6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1" calcext:value-type="date">
            <text:p>11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58.7" calcext:value-type="float">
            <text:p>458,7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58.7" calcext:value-type="float">
            <text:p>R$ 458,70</text:p>
          </table:table-cell>
          <table:table-cell table:style-name="ce25"/>
          <table:table-cell table:style-name="ce21" table:formula="of:=SUM([.G39];[.I38]-[.H39])" office:value-type="float" office:value="2487.3" calcext:value-type="float">
            <text:p>R$ 2.487,3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3" calcext:value-type="date">
            <text:p>13/07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287.2" calcext:value-type="float">
            <text:p>287,20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287.2" calcext:value-type="float">
            <text:p>R$ 287,20</text:p>
          </table:table-cell>
          <table:table-cell table:style-name="ce21" table:formula="of:=SUM([.G40];[.I39]-[.H40])" office:value-type="float" office:value="2200.1" calcext:value-type="float">
            <text:p>R$ 2.200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3" calcext:value-type="date">
            <text:p>13/07/15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6" table:content-validation-name="val1"/>
          <table:table-cell table:style-name="ce15" office:value-type="float" office:value="724" calcext:value-type="float">
            <text:p>724,00</text:p>
          </table:table-cell>
          <table:table-cell table:style-name="ce6" table:content-validation-name="val1" office:value-type="string" calcext:value-type="string">
            <text:p>ALUGUEL</text:p>
          </table:table-cell>
          <table:table-cell table:style-name="ce25"/>
          <table:table-cell table:style-name="ce25" office:value-type="float" office:value="724" calcext:value-type="float">
            <text:p>R$ 724,00</text:p>
          </table:table-cell>
          <table:table-cell table:style-name="ce21" table:formula="of:=SUM([.G41];[.I40]-[.H41])" office:value-type="float" office:value="1476.1" calcext:value-type="float">
            <text:p>R$ 1.476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3" calcext:value-type="date">
            <text:p>13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04.8" calcext:value-type="float">
            <text:p>104,8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04.8" calcext:value-type="float">
            <text:p>R$ 104,80</text:p>
          </table:table-cell>
          <table:table-cell table:style-name="ce25"/>
          <table:table-cell table:style-name="ce21" table:formula="of:=SUM([.G42];[.I41]-[.H42])" office:value-type="float" office:value="1580.9" calcext:value-type="float">
            <text:p>R$ 1.580,9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4" calcext:value-type="date">
            <text:p>14/07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16.5" calcext:value-type="float">
            <text:p>216,5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16.5" calcext:value-type="float">
            <text:p>R$ 216,50</text:p>
          </table:table-cell>
          <table:table-cell table:style-name="ce21" table:formula="of:=SUM([.G43];[.I42]-[.H43])" office:value-type="float" office:value="1364.4" calcext:value-type="float">
            <text:p>R$ 1.364,4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4" calcext:value-type="date">
            <text:p>14/07/15</text:p>
          </table:table-cell>
          <table:table-cell table:style-name="ce6" table:content-validation-name="val1" office:value-type="float" office:value="35" calcext:value-type="float">
            <text:p>35</text:p>
          </table:table-cell>
          <table:table-cell table:style-name="ce6" table:content-validation-name="val1"/>
          <table:table-cell table:style-name="ce15" office:value-type="float" office:value="32" calcext:value-type="float">
            <text:p>32,00</text:p>
          </table:table-cell>
          <table:table-cell table:style-name="ce6" table:content-validation-name="val1" office:value-type="string" calcext:value-type="string">
            <text:p>MAX BLOND</text:p>
          </table:table-cell>
          <table:table-cell table:style-name="ce25"/>
          <table:table-cell table:style-name="ce25" office:value-type="float" office:value="32" calcext:value-type="float">
            <text:p>R$ 32,00</text:p>
          </table:table-cell>
          <table:table-cell table:style-name="ce21" table:formula="of:=SUM([.G44];[.I43]-[.H44])" office:value-type="float" office:value="1332.4" calcext:value-type="float">
            <text:p>R$ 1.332,4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4" calcext:value-type="date">
            <text:p>14/07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45];[.I44]-[.H45])" office:value-type="float" office:value="1317.4" calcext:value-type="float">
            <text:p>R$ 1.317,4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4" calcext:value-type="date">
            <text:p>14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64.7" calcext:value-type="float">
            <text:p>364,7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64.7" calcext:value-type="float">
            <text:p>R$ 364,70</text:p>
          </table:table-cell>
          <table:table-cell table:style-name="ce25"/>
          <table:table-cell table:style-name="ce21" table:formula="of:=SUM([.G46];[.I45]-[.H46])" office:value-type="float" office:value="1682.1" calcext:value-type="float">
            <text:p>R$ 1.682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5" calcext:value-type="date">
            <text:p>15/07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47];[.I46]-[.H47])" office:value-type="float" office:value="1632.1" calcext:value-type="float">
            <text:p>R$ 1.632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5" calcext:value-type="date">
            <text:p>15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41.75" calcext:value-type="float">
            <text:p>441,7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41.75" calcext:value-type="float">
            <text:p>R$ 441,75</text:p>
          </table:table-cell>
          <table:table-cell table:style-name="ce25"/>
          <table:table-cell table:style-name="ce21" table:formula="of:=SUM([.G48];[.I47]-[.H48])" office:value-type="float" office:value="2073.85" calcext:value-type="float">
            <text:p>R$ 2.073,8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5" calcext:value-type="date">
            <text:p>15/07/15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 office:value-type="float" office:value="353.5" calcext:value-type="float">
            <text:p>353,50</text:p>
          </table:table-cell>
          <table:table-cell table:style-name="ce6" table:content-validation-name="val1" office:value-type="float" office:value="15" calcext:value-type="float">
            <text:p>15</text:p>
          </table:table-cell>
          <table:table-cell table:style-name="ce25"/>
          <table:table-cell table:style-name="ce25" office:value-type="float" office:value="353.5" calcext:value-type="float">
            <text:p>R$ 353,50</text:p>
          </table:table-cell>
          <table:table-cell table:style-name="ce21" table:formula="of:=SUM([.G49];[.I48]-[.H49])" office:value-type="float" office:value="1720.35" calcext:value-type="float">
            <text:p>R$ 1.720,3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5" calcext:value-type="date">
            <text:p>15/07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140.5" calcext:value-type="float">
            <text:p>140,50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140.5" calcext:value-type="float">
            <text:p>R$ 140,50</text:p>
          </table:table-cell>
          <table:table-cell table:style-name="ce21" table:formula="of:=SUM([.G50];[.I49]-[.H50])" office:value-type="float" office:value="1579.85" calcext:value-type="float">
            <text:p>R$ 1.579,8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5" calcext:value-type="date">
            <text:p>15/07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Manutenção</text:p>
          </table:table-cell>
          <table:table-cell table:style-name="ce15" office:value-type="float" office:value="12" calcext:value-type="float">
            <text:p>12,00</text:p>
          </table:table-cell>
          <table:table-cell table:style-name="ce6" table:content-validation-name="val1" office:value-type="string" calcext:value-type="string">
            <text:p>MANUTENCAO LOJA</text:p>
          </table:table-cell>
          <table:table-cell table:style-name="ce25"/>
          <table:table-cell table:style-name="ce25" office:value-type="float" office:value="12" calcext:value-type="float">
            <text:p>R$ 12,00</text:p>
          </table:table-cell>
          <table:table-cell table:style-name="ce21" table:formula="of:=SUM([.G51];[.I50]-[.H51])" office:value-type="float" office:value="1567.85" calcext:value-type="float">
            <text:p>R$ 1.567,8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5" calcext:value-type="date">
            <text:p>15/07/15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6" table:content-validation-name="val1"/>
          <table:table-cell table:style-name="ce15" office:value-type="float" office:value="25" calcext:value-type="float">
            <text:p>25,00</text:p>
          </table:table-cell>
          <table:table-cell table:style-name="ce6" table:content-validation-name="val1" office:value-type="string" calcext:value-type="string">
            <text:p>PROLABORE NATI</text:p>
          </table:table-cell>
          <table:table-cell table:style-name="ce25"/>
          <table:table-cell table:style-name="ce25" office:value-type="float" office:value="25" calcext:value-type="float">
            <text:p>R$ 25,00</text:p>
          </table:table-cell>
          <table:table-cell table:style-name="ce21" table:formula="of:=SUM([.G52];[.I51]-[.H52])" office:value-type="float" office:value="1542.85" calcext:value-type="float">
            <text:p>R$ 1.542,8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5" calcext:value-type="date">
            <text:p>15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90.35" calcext:value-type="float">
            <text:p>390,3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90.35" calcext:value-type="float">
            <text:p>R$ 390,35</text:p>
          </table:table-cell>
          <table:table-cell table:style-name="ce25"/>
          <table:table-cell table:style-name="ce21" table:formula="of:=SUM([.G53];[.I52]-[.H53])" office:value-type="float" office:value="1933.2" calcext:value-type="float">
            <text:p>R$ 1.933,2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7" calcext:value-type="date">
            <text:p>17/07/15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54];[.I53]-[.H54])" office:value-type="float" office:value="1923.2" calcext:value-type="float">
            <text:p>R$ 1.923,2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7" calcext:value-type="date">
            <text:p>17/07/15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120" calcext:value-type="float">
            <text:p>120,00</text:p>
          </table:table-cell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25" office:value-type="float" office:value="120" calcext:value-type="float">
            <text:p>R$ 120,00</text:p>
          </table:table-cell>
          <table:table-cell table:style-name="ce21" table:formula="of:=SUM([.G55];[.I54]-[.H55])" office:value-type="float" office:value="1803.2" calcext:value-type="float">
            <text:p>R$ 1.803,2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7" calcext:value-type="date">
            <text:p>17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15.45" calcext:value-type="float">
            <text:p>415,4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15.45" calcext:value-type="float">
            <text:p>R$ 415,45</text:p>
          </table:table-cell>
          <table:table-cell table:style-name="ce25"/>
          <table:table-cell table:style-name="ce21" table:formula="of:=SUM([.G56];[.I55]-[.H56])" office:value-type="float" office:value="2218.65" calcext:value-type="float">
            <text:p>R$ 2.218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8" calcext:value-type="date">
            <text:p>18/07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57];[.I56]-[.H57])" office:value-type="float" office:value="2198.65" calcext:value-type="float">
            <text:p>R$ 2.198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8" calcext:value-type="date">
            <text:p>18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32.95" calcext:value-type="float">
            <text:p>332,9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32.95" calcext:value-type="float">
            <text:p>R$ 332,95</text:p>
          </table:table-cell>
          <table:table-cell table:style-name="ce25"/>
          <table:table-cell table:style-name="ce21" table:formula="of:=SUM([.G58];[.I57]-[.H58])" office:value-type="float" office:value="2531.6" calcext:value-type="float">
            <text:p>R$ 2.531,6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0" calcext:value-type="date">
            <text:p>20/07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ARRO GOL</text:p>
          </table:table-cell>
          <table:table-cell table:style-name="ce15" office:value-type="float" office:value="320" calcext:value-type="float">
            <text:p>320,00</text:p>
          </table:table-cell>
          <table:table-cell table:style-name="ce6" table:content-validation-name="val1" office:value-type="string" calcext:value-type="string">
            <text:p>CARRO GOL</text:p>
          </table:table-cell>
          <table:table-cell table:style-name="ce25"/>
          <table:table-cell table:style-name="ce25" office:value-type="float" office:value="320" calcext:value-type="float">
            <text:p>R$ 320,00</text:p>
          </table:table-cell>
          <table:table-cell table:style-name="ce21" table:formula="of:=SUM([.G59];[.I58]-[.H59])" office:value-type="float" office:value="2211.6" calcext:value-type="float">
            <text:p>R$ 2.211,6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0" calcext:value-type="date">
            <text:p>20/07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50" calcext:value-type="float">
            <text:p>1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150" calcext:value-type="float">
            <text:p>R$ 150,00</text:p>
          </table:table-cell>
          <table:table-cell table:style-name="ce21" table:formula="of:=SUM([.G60];[.I59]-[.H60])" office:value-type="float" office:value="2061.6" calcext:value-type="float">
            <text:p>R$ 2.061,6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0" calcext:value-type="date">
            <text:p>20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95.65" calcext:value-type="float">
            <text:p>295,6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95.65" calcext:value-type="float">
            <text:p>R$ 295,65</text:p>
          </table:table-cell>
          <table:table-cell table:style-name="ce25"/>
          <table:table-cell table:style-name="ce21" table:formula="of:=SUM([.G61];[.I60]-[.H61])" office:value-type="float" office:value="2357.25" calcext:value-type="float">
            <text:p>R$ 2.357,2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1" calcext:value-type="date">
            <text:p>21/07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ESCRITORIO</text:p>
          </table:table-cell>
          <table:table-cell table:style-name="ce15" office:value-type="float" office:value="25" calcext:value-type="float">
            <text:p>25,00</text:p>
          </table:table-cell>
          <table:table-cell table:style-name="ce6" table:content-validation-name="val1" office:value-type="string" calcext:value-type="string">
            <text:p>ESCRITORIO</text:p>
          </table:table-cell>
          <table:table-cell table:style-name="ce25"/>
          <table:table-cell table:style-name="ce25" office:value-type="float" office:value="25" calcext:value-type="float">
            <text:p>R$ 25,00</text:p>
          </table:table-cell>
          <table:table-cell table:style-name="ce21" table:formula="of:=SUM([.G62];[.I61]-[.H62])" office:value-type="float" office:value="2332.25" calcext:value-type="float">
            <text:p>R$ 2.332,2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1" calcext:value-type="date">
            <text:p>21/07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ESCRITORIO</text:p>
          </table:table-cell>
          <table:table-cell table:style-name="ce15" office:value-type="float" office:value="25" calcext:value-type="float">
            <text:p>25,00</text:p>
          </table:table-cell>
          <table:table-cell table:style-name="ce6" table:content-validation-name="val1" office:value-type="string" calcext:value-type="string">
            <text:p>ESCRITORIO</text:p>
          </table:table-cell>
          <table:table-cell table:style-name="ce25"/>
          <table:table-cell table:style-name="ce25" office:value-type="float" office:value="25" calcext:value-type="float">
            <text:p>R$ 25,00</text:p>
          </table:table-cell>
          <table:table-cell table:style-name="ce21" table:formula="of:=SUM([.G63];[.I62]-[.H63])" office:value-type="float" office:value="2307.25" calcext:value-type="float">
            <text:p>R$ 2.307,2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1" calcext:value-type="date">
            <text:p>21/07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16.5" calcext:value-type="float">
            <text:p>216,5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16.5" calcext:value-type="float">
            <text:p>R$ 216,50</text:p>
          </table:table-cell>
          <table:table-cell table:style-name="ce21" table:formula="of:=SUM([.G64];[.I63]-[.H64])" office:value-type="float" office:value="2090.75" calcext:value-type="float">
            <text:p>R$ 2.090,75</text:p>
          </table:table-cell>
          <table:table-cell table:number-columns-repeated="1015"/>
        </table:table-row>
        <table:table-row table:style-name="ro8">
          <table:table-cell/>
          <table:table-cell table:style-name="ce23" office:value-type="date" office:date-value="2015-07-21" calcext:value-type="date">
            <text:p>21/07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81" calcext:value-type="float">
            <text:p>181,0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81" calcext:value-type="float">
            <text:p>R$ 181,00</text:p>
          </table:table-cell>
          <table:table-cell table:style-name="ce21" table:formula="of:=SUM([.G65];[.I64]-[.H65])" office:value-type="float" office:value="1909.75" calcext:value-type="float">
            <text:p>R$ 1.909,7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1" calcext:value-type="date">
            <text:p>21/07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54.8" calcext:value-type="float">
            <text:p>254,8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54.8" calcext:value-type="float">
            <text:p>R$ 254,80</text:p>
          </table:table-cell>
          <table:table-cell table:style-name="ce21" table:formula="of:=SUM([.G66];[.I65]-[.H66])" office:value-type="float" office:value="1654.95" calcext:value-type="float">
            <text:p>R$ 1.654,9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1" calcext:value-type="date">
            <text:p>21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10.05" calcext:value-type="float">
            <text:p>210,0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10.05" calcext:value-type="float">
            <text:p>R$ 210,05</text:p>
          </table:table-cell>
          <table:table-cell table:style-name="ce25"/>
          <table:table-cell table:style-name="ce21" table:formula="of:=SUM([.G67];[.I66]-[.H67])" office:value-type="float" office:value="1865" calcext:value-type="float">
            <text:p>R$ 1.865,0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2" calcext:value-type="date">
            <text:p>22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25.35" calcext:value-type="float">
            <text:p>425,3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25.35" calcext:value-type="float">
            <text:p>R$ 425,35</text:p>
          </table:table-cell>
          <table:table-cell table:style-name="ce25"/>
          <table:table-cell table:style-name="ce21" table:formula="of:=SUM([.G68];[.I67]-[.H68])" office:value-type="float" office:value="2290.35" calcext:value-type="float">
            <text:p>R$ 2.290,3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2" calcext:value-type="date">
            <text:p>22/07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 table:number-columns-repeated="2"/>
          <table:table-cell table:style-name="ce21" table:formula="of:=SUM([.G69];[.I68]-[.H69])" office:value-type="float" office:value="2290.35" calcext:value-type="float">
            <text:p>R$ 2.290,3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3" calcext:value-type="date">
            <text:p>23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10.45" calcext:value-type="float">
            <text:p>310,4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10.45" calcext:value-type="float">
            <text:p>R$ 310,45</text:p>
          </table:table-cell>
          <table:table-cell table:style-name="ce25"/>
          <table:table-cell table:style-name="ce21" table:formula="of:=SUM([.G70];[.I69]-[.H70])" office:value-type="float" office:value="2600.8" calcext:value-type="float">
            <text:p>R$ 2.600,8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3" calcext:value-type="date">
            <text:p>23/07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71];[.I70]-[.H71])" office:value-type="float" office:value="2590.8" calcext:value-type="float">
            <text:p>R$ 2.590,8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4" calcext:value-type="date">
            <text:p>24/07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72];[.I71]-[.H72])" office:value-type="float" office:value="2540.8" calcext:value-type="float">
            <text:p>R$ 2.540,8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4" calcext:value-type="date">
            <text:p>24/07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ESCRITORIO</text:p>
          </table:table-cell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LOJA ESCRITORIO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73];[.I72]-[.H73])" office:value-type="float" office:value="2530.8" calcext:value-type="float">
            <text:p>R$ 2.530,8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4" calcext:value-type="date">
            <text:p>24/07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140.5" calcext:value-type="float">
            <text:p>140,50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140.5" calcext:value-type="float">
            <text:p>R$ 140,50</text:p>
          </table:table-cell>
          <table:table-cell table:style-name="ce21" table:formula="of:=SUM([.G74];[.I73]-[.H74])" office:value-type="float" office:value="2390.3" calcext:value-type="float">
            <text:p>R$ 2.390,3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4" calcext:value-type="date">
            <text:p>24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10.2" calcext:value-type="float">
            <text:p>410,2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10.2" calcext:value-type="float">
            <text:p>R$ 410,20</text:p>
          </table:table-cell>
          <table:table-cell table:style-name="ce25"/>
          <table:table-cell table:style-name="ce21" table:formula="of:=SUM([.G75];[.I74]-[.H75])" office:value-type="float" office:value="2800.5" calcext:value-type="float">
            <text:p>R$ 2.800,5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5" calcext:value-type="date">
            <text:p>25/07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76];[.I75]-[.H76])" office:value-type="float" office:value="2750.5" calcext:value-type="float">
            <text:p>R$ 2.750,5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5" calcext:value-type="date">
            <text:p>25/07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MANUTENCAO</text:p>
          </table:table-cell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LOJA MANUTENCAO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77];[.I76]-[.H77])" office:value-type="float" office:value="2740.5" calcext:value-type="float">
            <text:p>R$ 2.740,5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5" calcext:value-type="date">
            <text:p>25/07/15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 office:value-type="string" calcext:value-type="string">
            <text:p>ALMOCO</text:p>
          </table:table-cell>
          <table:table-cell table:style-name="ce15" office:value-type="float" office:value="30" calcext:value-type="float">
            <text:p>30,00</text:p>
          </table:table-cell>
          <table:table-cell table:style-name="ce6" table:content-validation-name="val1" office:value-type="string" calcext:value-type="string">
            <text:p>ALMOCO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78];[.I77]-[.H78])" office:value-type="float" office:value="2710.5" calcext:value-type="float">
            <text:p>R$ 2.710,5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5" calcext:value-type="date">
            <text:p>25/07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79];[.I78]-[.H79])" office:value-type="float" office:value="2690.5" calcext:value-type="float">
            <text:p>R$ 2.690,5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5" calcext:value-type="date">
            <text:p>25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69.15" calcext:value-type="float">
            <text:p>469,1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69.15" calcext:value-type="float">
            <text:p>R$ 469,15</text:p>
          </table:table-cell>
          <table:table-cell table:style-name="ce25"/>
          <table:table-cell table:style-name="ce21" table:formula="of:=SUM([.G80];[.I79]-[.H80])" office:value-type="float" office:value="3159.65" calcext:value-type="float">
            <text:p>R$ 3.159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7" calcext:value-type="date">
            <text:p>27/07/15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 office:value-type="float" office:value="214" calcext:value-type="float">
            <text:p>214,00</text:p>
          </table:table-cell>
          <table:table-cell table:style-name="ce6" table:content-validation-name="val1" office:value-type="string" calcext:value-type="string">
            <text:p>ALADIM</text:p>
          </table:table-cell>
          <table:table-cell table:style-name="ce25"/>
          <table:table-cell table:style-name="ce25" office:value-type="float" office:value="214" calcext:value-type="float">
            <text:p>R$ 214,00</text:p>
          </table:table-cell>
          <table:table-cell table:style-name="ce21" table:formula="of:=SUM([.G81];[.I80]-[.H81])" office:value-type="float" office:value="2945.65" calcext:value-type="float">
            <text:p>R$ 2.945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7" calcext:value-type="date">
            <text:p>27/07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16.5" calcext:value-type="float">
            <text:p>216,5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16.5" calcext:value-type="float">
            <text:p>R$ 216,50</text:p>
          </table:table-cell>
          <table:table-cell table:style-name="ce21" table:formula="of:=SUM([.G82];[.I81]-[.H82])" office:value-type="float" office:value="2729.15" calcext:value-type="float">
            <text:p>R$ 2.729,1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7" calcext:value-type="date">
            <text:p>27/07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44.5" calcext:value-type="float">
            <text:p>244,5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44.5" calcext:value-type="float">
            <text:p>R$ 244,50</text:p>
          </table:table-cell>
          <table:table-cell table:style-name="ce21" table:formula="of:=SUM([.G83];[.I82]-[.H83])" office:value-type="float" office:value="2484.65" calcext:value-type="float">
            <text:p>R$ 2.484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7" calcext:value-type="date">
            <text:p>27/07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54.8" calcext:value-type="float">
            <text:p>254,8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54.8" calcext:value-type="float">
            <text:p>R$ 254,80</text:p>
          </table:table-cell>
          <table:table-cell table:style-name="ce21" table:formula="of:=SUM([.G84];[.I83]-[.H84])" office:value-type="float" office:value="2229.85" calcext:value-type="float">
            <text:p>R$ 2.229,8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7" calcext:value-type="date">
            <text:p>27/07/15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 office:value-type="float" office:value="451.5" calcext:value-type="float">
            <text:p>451,50</text:p>
          </table:table-cell>
          <table:table-cell table:style-name="ce6" table:content-validation-name="val1" office:value-type="string" calcext:value-type="string">
            <text:p>GLAUCIA</text:p>
          </table:table-cell>
          <table:table-cell table:style-name="ce25"/>
          <table:table-cell table:style-name="ce25" office:value-type="float" office:value="451.5" calcext:value-type="float">
            <text:p>R$ 451,50</text:p>
          </table:table-cell>
          <table:table-cell table:style-name="ce21" table:formula="of:=SUM([.G85];[.I84]-[.H85])" office:value-type="float" office:value="1778.35" calcext:value-type="float">
            <text:p>R$ 1.778,3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7" calcext:value-type="date">
            <text:p>27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01.8" calcext:value-type="float">
            <text:p>301,8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01.8" calcext:value-type="float">
            <text:p>R$ 301,80</text:p>
          </table:table-cell>
          <table:table-cell table:style-name="ce25"/>
          <table:table-cell table:style-name="ce21" table:formula="of:=SUM([.G86];[.I85]-[.H86])" office:value-type="float" office:value="2080.15" calcext:value-type="float">
            <text:p>R$ 2.080,1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8" calcext:value-type="date">
            <text:p>28/07/15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PROLABORE NATI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87];[.I86]-[.H87])" office:value-type="float" office:value="2030.15" calcext:value-type="float">
            <text:p>R$ 2.030,1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8" calcext:value-type="date">
            <text:p>28/07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inema</text:p>
          </table:table-cell>
          <table:table-cell table:style-name="ce15" office:value-type="float" office:value="53" calcext:value-type="float">
            <text:p>53,00</text:p>
          </table:table-cell>
          <table:table-cell table:style-name="ce6" table:content-validation-name="val1" office:value-type="string" calcext:value-type="string">
            <text:p>Casa CInema</text:p>
          </table:table-cell>
          <table:table-cell table:style-name="ce25"/>
          <table:table-cell table:style-name="ce25" office:value-type="float" office:value="53" calcext:value-type="float">
            <text:p>R$ 53,00</text:p>
          </table:table-cell>
          <table:table-cell table:style-name="ce21" table:formula="of:=SUM([.G88];[.I87]-[.H88])" office:value-type="float" office:value="1977.15" calcext:value-type="float">
            <text:p>R$ 1.977,1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8" calcext:value-type="date">
            <text:p>28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22.5" calcext:value-type="float">
            <text:p>322,5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22.5" calcext:value-type="float">
            <text:p>R$ 322,50</text:p>
          </table:table-cell>
          <table:table-cell table:style-name="ce25"/>
          <table:table-cell table:style-name="ce21" table:formula="of:=SUM([.G89];[.I88]-[.H89])" office:value-type="float" office:value="2299.65" calcext:value-type="float">
            <text:p>R$ 2.299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9" calcext:value-type="date">
            <text:p>29/07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arro GOL</text:p>
          </table:table-cell>
          <table:table-cell table:style-name="ce15" office:value-type="float" office:value="75" calcext:value-type="float">
            <text:p>75,00</text:p>
          </table:table-cell>
          <table:table-cell table:style-name="ce6" table:content-validation-name="val1" office:value-type="string" calcext:value-type="string">
            <text:p>Carro GOL</text:p>
          </table:table-cell>
          <table:table-cell table:style-name="ce25"/>
          <table:table-cell table:style-name="ce25" office:value-type="float" office:value="75" calcext:value-type="float">
            <text:p>R$ 75,00</text:p>
          </table:table-cell>
          <table:table-cell table:style-name="ce21" table:formula="of:=SUM([.G90];[.I89]-[.H90])" office:value-type="float" office:value="2224.65" calcext:value-type="float">
            <text:p>R$ 2.224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9" calcext:value-type="date">
            <text:p>29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41.3" calcext:value-type="float">
            <text:p>441,3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41.3" calcext:value-type="float">
            <text:p>R$ 441,30</text:p>
          </table:table-cell>
          <table:table-cell table:style-name="ce25"/>
          <table:table-cell table:style-name="ce21" table:formula="of:=SUM([.G91];[.I90]-[.H91])" office:value-type="float" office:value="2665.95" calcext:value-type="float">
            <text:p>R$ 2.665,9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30" calcext:value-type="date">
            <text:p>30/07/15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430" calcext:value-type="float">
            <text:p>430,00</text:p>
          </table:table-cell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25" office:value-type="float" office:value="430" calcext:value-type="float">
            <text:p>R$ 430,00</text:p>
          </table:table-cell>
          <table:table-cell table:style-name="ce21" table:formula="of:=SUM([.G92];[.I91]-[.H92])" office:value-type="float" office:value="2235.95" calcext:value-type="float">
            <text:p>R$ 2.235,9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30" calcext:value-type="date">
            <text:p>30/07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93];[.I92]-[.H93])" office:value-type="float" office:value="2215.95" calcext:value-type="float">
            <text:p>R$ 2.215,9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30" calcext:value-type="date">
            <text:p>30/07/15</text:p>
          </table:table-cell>
          <table:table-cell table:style-name="ce31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32" office:value-type="float" office:value="291.4" calcext:value-type="float">
            <text:p>291,40</text:p>
          </table:table-cell>
          <table:table-cell table:style-name="ce31" table:content-validation-name="val1" office:value-type="string" calcext:value-type="string">
            <text:p>CAIXA</text:p>
          </table:table-cell>
          <table:table-cell table:style-name="ce36" office:value-type="float" office:value="291.4" calcext:value-type="float">
            <text:p>R$ 291,40</text:p>
          </table:table-cell>
          <table:table-cell table:style-name="ce36"/>
          <table:table-cell table:style-name="ce38" table:formula="of:=SUM([.G94];[.I93]-[.H94])" office:value-type="float" office:value="2507.35" calcext:value-type="float">
            <text:p>R$ 2.507,35</text:p>
          </table:table-cell>
          <table:table-cell table:number-columns-repeated="1015"/>
        </table:table-row>
        <table:table-row table:style-name="ro1">
          <table:table-cell/>
          <table:table-cell table:style-name="ce28" table:number-columns-repeated="2"/>
          <table:table-cell/>
          <table:table-cell table:style-name="ce33"/>
          <table:table-cell table:style-name="ce28" table:number-columns-repeated="3"/>
          <table:table-cell table:style-name="ce38" table:formula="of:=SUM([.G95];[.I94]-[.H95])" office:value-type="float" office:value="2507.35" calcext:value-type="float">
            <text:p>R$ 2.507,35</text:p>
          </table:table-cell>
          <table:table-cell table:number-columns-repeated="1015"/>
        </table:table-row>
        <table:table-row table:style-name="ro1">
          <table:table-cell/>
          <table:table-cell table:style-name="ce28"/>
          <table:table-cell table:number-columns-repeated="2"/>
          <table:table-cell table:style-name="ce33"/>
          <table:table-cell table:style-name="ce28" table:number-columns-repeated="3"/>
          <table:table-cell table:style-name="ce38" table:formula="of:=SUM([.G96];[.I95]-[.H96])" office:value-type="float" office:value="2507.35" calcext:value-type="float">
            <text:p>R$ 2.507,35</text:p>
          </table:table-cell>
          <table:table-cell table:number-columns-repeated="1015"/>
        </table:table-row>
        <table:table-row table:style-name="ro1">
          <table:table-cell/>
          <table:table-cell table:style-name="ce28"/>
          <table:table-cell table:number-columns-repeated="2"/>
          <table:table-cell table:style-name="ce33"/>
          <table:table-cell table:style-name="ce28" table:number-columns-repeated="3"/>
          <table:table-cell table:style-name="ce38" table:formula="of:=SUM([.G97];[.I96]-[.H97])" office:value-type="float" office:value="2507.35" calcext:value-type="float">
            <text:p>R$ 2.507,35</text:p>
          </table:table-cell>
          <table:table-cell table:number-columns-repeated="1015"/>
        </table:table-row>
        <table:table-row table:style-name="ro1">
          <table:table-cell/>
          <table:table-cell table:style-name="ce28"/>
          <table:table-cell table:number-columns-repeated="2"/>
          <table:table-cell table:style-name="ce33"/>
          <table:table-cell table:style-name="ce28" table:number-columns-repeated="3"/>
          <table:table-cell table:style-name="ce38" table:formula="of:=SUM([.G98];[.I97]-[.H98])" office:value-type="float" office:value="2507.35" calcext:value-type="float">
            <text:p>R$ 2.507,35</text:p>
          </table:table-cell>
          <table:table-cell table:number-columns-repeated="1015"/>
        </table:table-row>
        <table:table-row table:style-name="ro1">
          <table:table-cell/>
          <table:table-cell table:style-name="ce29"/>
          <table:table-cell table:number-columns-repeated="2"/>
          <table:table-cell table:style-name="ce34"/>
          <table:table-cell table:style-name="ce29" table:number-columns-repeated="2"/>
          <table:table-cell table:style-name="ce37"/>
          <table:table-cell table:style-name="ce38" table:formula="of:=SUM([.G99];[.I98]-[.H99])" office:value-type="float" office:value="2507.35" calcext:value-type="float">
            <text:p>R$ 2.507,35</text:p>
          </table:table-cell>
          <table:table-cell table:number-columns-repeated="1015"/>
        </table:table-row>
        <table:table-row table:style-name="ro1">
          <table:table-cell/>
          <table:table-cell table:style-name="ce30"/>
          <table:table-cell table:number-columns-repeated="2"/>
          <table:table-cell table:style-name="ce35"/>
          <table:table-cell table:style-name="ce30" table:number-columns-repeated="3"/>
          <table:table-cell table:style-name="ce38" table:formula="of:=SUM([.G100];[.I99]-[.H100])" office:value-type="float" office:value="2507.35" calcext:value-type="float">
            <text:p>R$ 2.507,35</text:p>
          </table:table-cell>
          <table:table-cell table:number-columns-repeated="1015"/>
        </table:table-row>
        <table:table-row table:style-name="ro1">
          <table:table-cell/>
          <table:table-cell table:style-name="ce30"/>
          <table:table-cell table:number-columns-repeated="2"/>
          <table:table-cell table:style-name="ce35"/>
          <table:table-cell table:style-name="ce30" table:number-columns-repeated="3"/>
          <table:table-cell table:style-name="ce38" table:formula="of:=SUM([.G101];[.I100]-[.H101])" office:value-type="float" office:value="2507.35" calcext:value-type="float">
            <text:p>R$ 2.507,35</text:p>
          </table:table-cell>
          <table:table-cell table:number-columns-repeated="1015"/>
        </table:table-row>
        <table:table-row table:style-name="ro1">
          <table:table-cell/>
          <table:table-cell table:style-name="ce30"/>
          <table:table-cell table:number-columns-repeated="2"/>
          <table:table-cell table:style-name="ce35"/>
          <table:table-cell table:style-name="ce30" table:number-columns-repeated="3"/>
          <table:table-cell table:style-name="ce38" table:formula="of:=SUM([.G102];[.I101]-[.H102])" office:value-type="float" office:value="2507.35" calcext:value-type="float">
            <text:p>R$ 2.507,35</text:p>
          </table:table-cell>
          <table:table-cell table:number-columns-repeated="1015"/>
        </table:table-row>
        <table:table-row table:style-name="ro1">
          <table:table-cell/>
          <table:table-cell table:style-name="ce30"/>
          <table:table-cell table:number-columns-repeated="2"/>
          <table:table-cell table:style-name="ce35"/>
          <table:table-cell table:style-name="ce30" table:number-columns-repeated="3"/>
          <table:table-cell table:style-name="ce38" table:formula="of:=SUM([.G103];[.I102]-[.H103])" office:value-type="float" office:value="2507.35" calcext:value-type="float">
            <text:p>R$ 2.507,35</text:p>
          </table:table-cell>
          <table:table-cell table:number-columns-repeated="1015"/>
        </table:table-row>
        <table:table-row table:style-name="ro1">
          <table:table-cell/>
          <table:table-cell table:style-name="ce30"/>
          <table:table-cell table:number-columns-repeated="2"/>
          <table:table-cell table:style-name="ce35"/>
          <table:table-cell table:style-name="ce30" table:number-columns-repeated="3"/>
          <table:table-cell table:style-name="ce38" table:formula="of:=SUM([.G104];[.I103]-[.H104])" office:value-type="float" office:value="2507.35" calcext:value-type="float">
            <text:p>R$ 2.507,35</text:p>
          </table:table-cell>
          <table:table-cell table:number-columns-repeated="1015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GO-15" table:style-name="ta5">
        <table:table-column table:style-name="co14" table:number-columns-repeated="2" table:default-cell-style-name="Default"/>
        <table:table-column table:style-name="co28" table:default-cell-style-name="Default"/>
        <table:table-column table:style-name="co6" table:default-cell-style-name="Default"/>
        <table:table-column table:style-name="co29" table:default-cell-style-name="ce10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4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MARIA BONITA COSMÉTICOS</text:p>
          </table:table-cell>
          <table:covered-table-cell table:number-columns-repeated="2" table:style-name="ce7"/>
          <table:covered-table-cell table:style-name="ce11"/>
          <table:covered-table-cell table:number-columns-repeated="3" table:style-name="ce7"/>
          <table:covered-table-cell table:style-name="ce17"/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 table:number-columns-spanned="8" table:number-rows-spanned="1">
            <text:p>Controle Diário de Finanças</text:p>
          </table:table-cell>
          <table:covered-table-cell table:number-columns-repeated="2" table:style-name="ce8"/>
          <table:covered-table-cell table:style-name="ce12"/>
          <table:covered-table-cell table:number-columns-repeated="3" table:style-name="ce8"/>
          <table:covered-table-cell table:style-name="ce18"/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account_id</text:p>
          </table:table-cell>
          <table:table-cell table:style-name="ce3" office:value-type="string" calcext:value-type="string">
            <text:p>description</text:p>
          </table:table-cell>
          <table:table-cell table:style-name="ce13" office:value-type="string" calcext:value-type="string">
            <text:p>value</text:p>
          </table:table-cell>
          <table:table-cell table:style-name="ce3" office:value-type="string" calcext:value-type="string">
            <text:p>Histórico</text:p>
          </table:table-cell>
          <table:table-cell table:style-name="ce3" office:value-type="string" calcext:value-type="string">
            <text:p>Crédito</text:p>
          </table:table-cell>
          <table:table-cell table:style-name="ce3" office:value-type="string" calcext:value-type="string">
            <text:p>Débito</text:p>
          </table:table-cell>
          <table:table-cell table:style-name="ce3" office:value-type="string" calcext:value-type="string">
            <text:p>Saldo</text:p>
          </table:table-cell>
          <table:table-cell table:number-columns-repeated="1015"/>
        </table:table-row>
        <table:table-row table:style-name="ro4">
          <table:table-cell/>
          <table:table-cell table:style-name="ce9" table:number-columns-repeated="3"/>
          <table:table-cell table:style-name="ce14"/>
          <table:table-cell table:style-name="ce9"/>
          <table:table-cell table:style-name="ce24"/>
          <table:table-cell table:style-name="ce26"/>
          <table:table-cell table:style-name="ce19" office:value-type="float" office:value="2507.35" calcext:value-type="float">
            <text:p>R$ 2.507,3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01" calcext:value-type="date">
            <text:p>01/08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0" table:formula="of:=SUM([.G7];[.I6]-[.H7])" office:value-type="float" office:value="2457.35" calcext:value-type="float">
            <text:p>R$ 2.457,3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01" calcext:value-type="date">
            <text:p>01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565.95" calcext:value-type="float">
            <text:p>565,9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565.95" calcext:value-type="float">
            <text:p>R$ 565,95</text:p>
          </table:table-cell>
          <table:table-cell table:style-name="ce25"/>
          <table:table-cell table:style-name="ce21" table:formula="of:=SUM([.G8];[.I7]-[.H8])" office:value-type="float" office:value="3023.3" calcext:value-type="float">
            <text:p>R$ 3.023,3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03" calcext:value-type="date">
            <text:p>03/08/15</text:p>
          </table:table-cell>
          <table:table-cell table:style-name="ce6" table:content-validation-name="val1" office:value-type="float" office:value="38" calcext:value-type="float">
            <text:p>38</text:p>
          </table:table-cell>
          <table:table-cell table:style-name="ce6" table:content-validation-name="val1"/>
          <table:table-cell table:style-name="ce15" office:value-type="float" office:value="442" calcext:value-type="float">
            <text:p>442,00</text:p>
          </table:table-cell>
          <table:table-cell table:style-name="ce6" table:content-validation-name="val1" office:value-type="string" calcext:value-type="string">
            <text:p>MEGA FORTE</text:p>
          </table:table-cell>
          <table:table-cell table:style-name="ce25"/>
          <table:table-cell table:style-name="ce25" office:value-type="float" office:value="442" calcext:value-type="float">
            <text:p>R$ 442,00</text:p>
          </table:table-cell>
          <table:table-cell table:style-name="ce21" table:formula="of:=SUM([.G9];[.I8]-[.H9])" office:value-type="float" office:value="2581.3" calcext:value-type="float">
            <text:p>R$ 2.581,3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03" calcext:value-type="date">
            <text:p>03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72.2" calcext:value-type="float">
            <text:p>172,2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72.2" calcext:value-type="float">
            <text:p>R$ 172,20</text:p>
          </table:table-cell>
          <table:table-cell table:style-name="ce25"/>
          <table:table-cell table:style-name="ce21" table:formula="of:=SUM([.G10];[.I9]-[.H10])" office:value-type="float" office:value="2753.5" calcext:value-type="float">
            <text:p>R$ 2.753,5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04" calcext:value-type="date">
            <text:p>04/08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188.2" calcext:value-type="float">
            <text:p>188,20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188.2" calcext:value-type="float">
            <text:p>R$ 188,20</text:p>
          </table:table-cell>
          <table:table-cell table:style-name="ce21" table:formula="of:=SUM([.G11];[.I10]-[.H11])" office:value-type="float" office:value="2565.3" calcext:value-type="float">
            <text:p>R$ 2.565,3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04" calcext:value-type="date">
            <text:p>04/08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46" calcext:value-type="float">
            <text:p>246,0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46" calcext:value-type="float">
            <text:p>R$ 246,00</text:p>
          </table:table-cell>
          <table:table-cell table:style-name="ce21" table:formula="of:=SUM([.G12];[.I11]-[.H12])" office:value-type="float" office:value="2319.3" calcext:value-type="float">
            <text:p>R$ 2.319,3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04" calcext:value-type="date">
            <text:p>04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28.15" calcext:value-type="float">
            <text:p>228,1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28.15" calcext:value-type="float">
            <text:p>R$ 228,15</text:p>
          </table:table-cell>
          <table:table-cell table:style-name="ce25"/>
          <table:table-cell table:style-name="ce21" table:formula="of:=SUM([.G13];[.I12]-[.H13])" office:value-type="float" office:value="2547.45" calcext:value-type="float">
            <text:p>R$ 2.547,4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05" calcext:value-type="date">
            <text:p>05/08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54.8" calcext:value-type="float">
            <text:p>254,8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54.8" calcext:value-type="float">
            <text:p>R$ 254,80</text:p>
          </table:table-cell>
          <table:table-cell table:style-name="ce21" table:formula="of:=SUM([.G14];[.I13]-[.H14])" office:value-type="float" office:value="2292.65" calcext:value-type="float">
            <text:p>R$ 2.292,6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05" calcext:value-type="date">
            <text:p>05/08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44.4" calcext:value-type="float">
            <text:p>244,4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44.4" calcext:value-type="float">
            <text:p>R$ 244,40</text:p>
          </table:table-cell>
          <table:table-cell table:style-name="ce21" table:formula="of:=SUM([.G15];[.I14]-[.H15])" office:value-type="float" office:value="2048.25" calcext:value-type="float">
            <text:p>R$ 2.048,2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05" calcext:value-type="date">
            <text:p>05/08/15</text:p>
          </table:table-cell>
          <table:table-cell table:style-name="ce40" office:value-type="float" office:value="21" calcext:value-type="float">
            <text:p>21</text:p>
          </table:table-cell>
          <table:table-cell table:style-name="ce6" table:content-validation-name="val1" office:value-type="string" calcext:value-type="string">
            <text:p>EMBALAGENS</text:p>
          </table:table-cell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EMBALAGENS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16];[.I15]-[.H16])" office:value-type="float" office:value="2033.25" calcext:value-type="float">
            <text:p>R$ 2.033,2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05" calcext:value-type="date">
            <text:p>05/08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MANUTENCAO</text:p>
          </table:table-cell>
          <table:table-cell table:style-name="ce15" office:value-type="float" office:value="25" calcext:value-type="float">
            <text:p>25,00</text:p>
          </table:table-cell>
          <table:table-cell table:style-name="ce6" table:content-validation-name="val1" office:value-type="string" calcext:value-type="string">
            <text:p>MANUTENCAO LOLA</text:p>
          </table:table-cell>
          <table:table-cell table:style-name="ce25"/>
          <table:table-cell table:style-name="ce25" office:value-type="float" office:value="25" calcext:value-type="float">
            <text:p>R$ 25,00</text:p>
          </table:table-cell>
          <table:table-cell table:style-name="ce21" table:formula="of:=SUM([.G17];[.I16]-[.H17])" office:value-type="float" office:value="2008.25" calcext:value-type="float">
            <text:p>R$ 2.008,2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05" calcext:value-type="date">
            <text:p>05/08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80" calcext:value-type="float">
            <text:p>8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80" calcext:value-type="float">
            <text:p>R$ 80,00</text:p>
          </table:table-cell>
          <table:table-cell table:style-name="ce21" table:formula="of:=SUM([.G18];[.I17]-[.H18])" office:value-type="float" office:value="1928.25" calcext:value-type="float">
            <text:p>R$ 1.928,2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05" calcext:value-type="date">
            <text:p>05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70.25" calcext:value-type="float">
            <text:p>170,2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70.25" calcext:value-type="float">
            <text:p>R$ 170,25</text:p>
          </table:table-cell>
          <table:table-cell table:style-name="ce25"/>
          <table:table-cell table:style-name="ce21" table:formula="of:=SUM([.G19];[.I18]-[.H19])" office:value-type="float" office:value="2098.5" calcext:value-type="float">
            <text:p>R$ 2.098,5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06" calcext:value-type="date">
            <text:p>06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96.25" calcext:value-type="float">
            <text:p>296,2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96.25" calcext:value-type="float">
            <text:p>R$ 296,25</text:p>
          </table:table-cell>
          <table:table-cell table:style-name="ce25"/>
          <table:table-cell table:style-name="ce21" table:formula="of:=SUM([.G20];[.I19]-[.H20])" office:value-type="float" office:value="2394.75" calcext:value-type="float">
            <text:p>R$ 2.394,7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07" calcext:value-type="date">
            <text:p>07/08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21];[.I20]-[.H21])" office:value-type="float" office:value="2344.75" calcext:value-type="float">
            <text:p>R$ 2.344,7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07" calcext:value-type="date">
            <text:p>07/08/15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 office:value-type="float" office:value="451.5" calcext:value-type="float">
            <text:p>451,50</text:p>
          </table:table-cell>
          <table:table-cell table:style-name="ce6" table:content-validation-name="val1" office:value-type="string" calcext:value-type="string">
            <text:p>GLAUCIA</text:p>
          </table:table-cell>
          <table:table-cell table:style-name="ce25"/>
          <table:table-cell table:style-name="ce25" office:value-type="float" office:value="451.5" calcext:value-type="float">
            <text:p>R$ 451,50</text:p>
          </table:table-cell>
          <table:table-cell table:style-name="ce21" table:formula="of:=SUM([.G22];[.I21]-[.H22])" office:value-type="float" office:value="1893.25" calcext:value-type="float">
            <text:p>R$ 1.893,2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07" calcext:value-type="date">
            <text:p>07/08/15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6" table:content-validation-name="val1"/>
          <table:table-cell table:style-name="ce15" office:value-type="float" office:value="724" calcext:value-type="float">
            <text:p>724,00</text:p>
          </table:table-cell>
          <table:table-cell table:style-name="ce6" table:content-validation-name="val1" office:value-type="string" calcext:value-type="string">
            <text:p>ALUGUEL</text:p>
          </table:table-cell>
          <table:table-cell table:style-name="ce25"/>
          <table:table-cell table:style-name="ce25" office:value-type="float" office:value="724" calcext:value-type="float">
            <text:p>R$ 724,00</text:p>
          </table:table-cell>
          <table:table-cell table:style-name="ce21" table:formula="of:=SUM([.G23];[.I22]-[.H23])" office:value-type="float" office:value="1169.25" calcext:value-type="float">
            <text:p>R$ 1.169,2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07" calcext:value-type="date">
            <text:p>07/08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90" calcext:value-type="float">
            <text:p>9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90" calcext:value-type="float">
            <text:p>R$ 90,00</text:p>
          </table:table-cell>
          <table:table-cell table:style-name="ce21" table:formula="of:=SUM([.G24];[.I23]-[.H24])" office:value-type="float" office:value="1079.25" calcext:value-type="float">
            <text:p>R$ 1.079,2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07" calcext:value-type="date">
            <text:p>07/08/15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 office:value-type="float" office:value="40" calcext:value-type="float">
            <text:p>40,00</text:p>
          </table:table-cell>
          <table:table-cell table:style-name="ce6" table:content-validation-name="val1" office:value-type="string" calcext:value-type="string">
            <text:p>ADESIVOS</text:p>
          </table:table-cell>
          <table:table-cell table:style-name="ce25"/>
          <table:table-cell table:style-name="ce25" office:value-type="float" office:value="40" calcext:value-type="float">
            <text:p>R$ 40,00</text:p>
          </table:table-cell>
          <table:table-cell table:style-name="ce21" table:formula="of:=SUM([.G25];[.I24]-[.H25])" office:value-type="float" office:value="1039.25" calcext:value-type="float">
            <text:p>R$ 1.039,2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07" calcext:value-type="date">
            <text:p>07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49.55" calcext:value-type="float">
            <text:p>349,5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49.55" calcext:value-type="float">
            <text:p>R$ 349,55</text:p>
          </table:table-cell>
          <table:table-cell table:style-name="ce25"/>
          <table:table-cell table:style-name="ce21" table:formula="of:=SUM([.G26];[.I25]-[.H26])" office:value-type="float" office:value="1388.8" calcext:value-type="float">
            <text:p>R$ 1.388,8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08" calcext:value-type="date">
            <text:p>08/08/15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ADESIVOS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27];[.I26]-[.H27])" office:value-type="float" office:value="1338.8" calcext:value-type="float">
            <text:p>R$ 1.338,8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08" calcext:value-type="date">
            <text:p>08/08/15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28];[.I27]-[.H28])" office:value-type="float" office:value="1288.8" calcext:value-type="float">
            <text:p>R$ 1.288,8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08" calcext:value-type="date">
            <text:p>08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664.75" calcext:value-type="float">
            <text:p>664,7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664.75" calcext:value-type="float">
            <text:p>R$ 664,75</text:p>
          </table:table-cell>
          <table:table-cell table:style-name="ce25"/>
          <table:table-cell table:style-name="ce21" table:formula="of:=SUM([.G29];[.I28]-[.H29])" office:value-type="float" office:value="1953.55" calcext:value-type="float">
            <text:p>R$ 1.953,5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0" calcext:value-type="date">
            <text:p>10/08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Brinco</text:p>
          </table:table-cell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 BRINCO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30];[.I29]-[.H30])" office:value-type="float" office:value="1903.55" calcext:value-type="float">
            <text:p>R$ 1.903,5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0" calcext:value-type="date">
            <text:p>10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38.2" calcext:value-type="float">
            <text:p>338,2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38.2" calcext:value-type="float">
            <text:p>R$ 338,20</text:p>
          </table:table-cell>
          <table:table-cell table:style-name="ce25"/>
          <table:table-cell table:style-name="ce21" table:formula="of:=SUM([.G31];[.I30]-[.H31])" office:value-type="float" office:value="2241.75" calcext:value-type="float">
            <text:p>R$ 2.241,7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1" calcext:value-type="date">
            <text:p>11/08/15</text:p>
          </table:table-cell>
          <table:table-cell table:style-name="ce6" table:content-validation-name="val1" office:value-type="float" office:value="37" calcext:value-type="float">
            <text:p>37</text:p>
          </table:table-cell>
          <table:table-cell table:style-name="ce6" table:content-validation-name="val1"/>
          <table:table-cell table:style-name="ce15" office:value-type="float" office:value="560" calcext:value-type="float">
            <text:p>560,00</text:p>
          </table:table-cell>
          <table:table-cell table:style-name="ce6" table:content-validation-name="val1" office:value-type="string" calcext:value-type="string">
            <text:p>COSMAX</text:p>
          </table:table-cell>
          <table:table-cell table:style-name="ce25"/>
          <table:table-cell table:style-name="ce25" office:value-type="float" office:value="560" calcext:value-type="float">
            <text:p>R$ 560,00</text:p>
          </table:table-cell>
          <table:table-cell table:style-name="ce21" table:formula="of:=SUM([.G32];[.I31]-[.H32])" office:value-type="float" office:value="1681.75" calcext:value-type="float">
            <text:p>R$ 1.681,7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1" calcext:value-type="date">
            <text:p>11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33];[.I32]-[.H33])" office:value-type="float" office:value="1666.75" calcext:value-type="float">
            <text:p>R$ 1.666,7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1" calcext:value-type="date">
            <text:p>11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75.95" calcext:value-type="float">
            <text:p>375,9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75.95" calcext:value-type="float">
            <text:p>R$ 375,95</text:p>
          </table:table-cell>
          <table:table-cell table:style-name="ce25"/>
          <table:table-cell table:style-name="ce21" table:formula="of:=SUM([.G34];[.I33]-[.H34])" office:value-type="float" office:value="2042.7" calcext:value-type="float">
            <text:p>R$ 2.042,7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2" calcext:value-type="date">
            <text:p>12/08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67.5" calcext:value-type="float">
            <text:p>267,5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67.5" calcext:value-type="float">
            <text:p>R$ 267,50</text:p>
          </table:table-cell>
          <table:table-cell table:style-name="ce21" table:formula="of:=SUM([.G35];[.I34]-[.H35])" office:value-type="float" office:value="1775.2" calcext:value-type="float">
            <text:p>R$ 1.775,2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2" calcext:value-type="date">
            <text:p>12/08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44.5" calcext:value-type="float">
            <text:p>244,5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44.5" calcext:value-type="float">
            <text:p>R$ 244,50</text:p>
          </table:table-cell>
          <table:table-cell table:style-name="ce21" table:formula="of:=SUM([.G36];[.I35]-[.H36])" office:value-type="float" office:value="1530.7" calcext:value-type="float">
            <text:p>R$ 1.530,7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2" calcext:value-type="date">
            <text:p>12/08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37];[.I36]-[.H37])" office:value-type="float" office:value="1480.7" calcext:value-type="float">
            <text:p>R$ 1.480,7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2" calcext:value-type="date">
            <text:p>12/08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35" calcext:value-type="float">
            <text:p>35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35" calcext:value-type="float">
            <text:p>R$ 35,00</text:p>
          </table:table-cell>
          <table:table-cell table:style-name="ce21" table:formula="of:=SUM([.G38];[.I37]-[.H38])" office:value-type="float" office:value="1445.7" calcext:value-type="float">
            <text:p>R$ 1.445,7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2" calcext:value-type="date">
            <text:p>12/08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CARTAO</text:p>
          </table:table-cell>
          <table:table-cell table:style-name="ce15" office:value-type="float" office:value="100" calcext:value-type="float">
            <text:p>100,00</text:p>
          </table:table-cell>
          <table:table-cell table:style-name="ce6" table:content-validation-name="val1" office:value-type="string" calcext:value-type="string">
            <text:p>CARTAO LOJA </text:p>
          </table:table-cell>
          <table:table-cell table:style-name="ce25"/>
          <table:table-cell table:style-name="ce25" office:value-type="float" office:value="100" calcext:value-type="float">
            <text:p>R$ 100,00</text:p>
          </table:table-cell>
          <table:table-cell table:style-name="ce21" table:formula="of:=SUM([.G39];[.I38]-[.H39])" office:value-type="float" office:value="1345.7" calcext:value-type="float">
            <text:p>R$ 1.345,7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2" calcext:value-type="date">
            <text:p>12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03.5" calcext:value-type="float">
            <text:p>203,5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03.5" calcext:value-type="float">
            <text:p>R$ 203,50</text:p>
          </table:table-cell>
          <table:table-cell table:style-name="ce25"/>
          <table:table-cell table:style-name="ce21" table:formula="of:=SUM([.G40];[.I39]-[.H40])" office:value-type="float" office:value="1549.2" calcext:value-type="float">
            <text:p>R$ 1.549,2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3" calcext:value-type="date">
            <text:p>13/08/15</text:p>
          </table:table-cell>
          <table:table-cell table:style-name="ce6" table:content-validation-name="val1" office:value-type="float" office:value="19" calcext:value-type="float">
            <text:p>19</text:p>
          </table:table-cell>
          <table:table-cell table:style-name="ce6" table:content-validation-name="val1"/>
          <table:table-cell table:style-name="ce15" office:value-type="float" office:value="547" calcext:value-type="float">
            <text:p>547,00</text:p>
          </table:table-cell>
          <table:table-cell table:style-name="ce6" table:content-validation-name="val1" office:value-type="string" calcext:value-type="string">
            <text:p>ZAMPHY</text:p>
          </table:table-cell>
          <table:table-cell table:style-name="ce25"/>
          <table:table-cell table:style-name="ce25" office:value-type="float" office:value="547" calcext:value-type="float">
            <text:p>R$ 547,00</text:p>
          </table:table-cell>
          <table:table-cell table:style-name="ce21" table:formula="of:=SUM([.G41];[.I40]-[.H41])" office:value-type="float" office:value="1002.2" calcext:value-type="float">
            <text:p>R$ 1.002,2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3" calcext:value-type="date">
            <text:p>13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41.45" calcext:value-type="float">
            <text:p>341,4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41.45" calcext:value-type="float">
            <text:p>R$ 341,45</text:p>
          </table:table-cell>
          <table:table-cell table:style-name="ce25"/>
          <table:table-cell table:style-name="ce21" table:formula="of:=SUM([.G42];[.I41]-[.H42])" office:value-type="float" office:value="1343.65" calcext:value-type="float">
            <text:p>R$ 1.343,6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4" calcext:value-type="date">
            <text:p>14/08/15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43];[.I42]-[.H43])" office:value-type="float" office:value="1328.65" calcext:value-type="float">
            <text:p>R$ 1.328,6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4" calcext:value-type="date">
            <text:p>14/08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20" calcext:value-type="float">
            <text:p>12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120" calcext:value-type="float">
            <text:p>R$ 120,00</text:p>
          </table:table-cell>
          <table:table-cell table:style-name="ce21" table:formula="of:=SUM([.G44];[.I43]-[.H44])" office:value-type="float" office:value="1208.65" calcext:value-type="float">
            <text:p>R$ 1.208,6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4" calcext:value-type="date">
            <text:p>14/08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25" calcext:value-type="float">
            <text:p>225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225" calcext:value-type="float">
            <text:p>R$ 225,00</text:p>
          </table:table-cell>
          <table:table-cell table:style-name="ce21" table:formula="of:=SUM([.G45];[.I44]-[.H45])" office:value-type="float" office:value="983.65" calcext:value-type="float">
            <text:p>R$ 983,6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4" calcext:value-type="date">
            <text:p>14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94.1" calcext:value-type="float">
            <text:p>394,1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94.1" calcext:value-type="float">
            <text:p>R$ 394,10</text:p>
          </table:table-cell>
          <table:table-cell table:style-name="ce25"/>
          <table:table-cell table:style-name="ce21" table:formula="of:=SUM([.G46];[.I45]-[.H46])" office:value-type="float" office:value="1377.75" calcext:value-type="float">
            <text:p>R$ 1.377,7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5" calcext:value-type="date">
            <text:p>15/08/15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47];[.I46]-[.H47])" office:value-type="float" office:value="1357.75" calcext:value-type="float">
            <text:p>R$ 1.357,7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5" calcext:value-type="date">
            <text:p>15/08/15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1" calcext:value-type="float">
            <text:p>11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1" calcext:value-type="float">
            <text:p>R$ 11,00</text:p>
          </table:table-cell>
          <table:table-cell table:style-name="ce21" table:formula="of:=SUM([.G48];[.I47]-[.H48])" office:value-type="float" office:value="1346.75" calcext:value-type="float">
            <text:p>R$ 1.346,7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5" calcext:value-type="date">
            <text:p>15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60.2" calcext:value-type="float">
            <text:p>360,2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60.2" calcext:value-type="float">
            <text:p>R$ 360,20</text:p>
          </table:table-cell>
          <table:table-cell table:style-name="ce25"/>
          <table:table-cell table:style-name="ce21" table:formula="of:=SUM([.G49];[.I48]-[.H49])" office:value-type="float" office:value="1706.95" calcext:value-type="float">
            <text:p>R$ 1.706,9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7" calcext:value-type="date">
            <text:p>17/08/15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 office:value-type="float" office:value="216" calcext:value-type="float">
            <text:p>216,00</text:p>
          </table:table-cell>
          <table:table-cell table:style-name="ce6" table:content-validation-name="val1" office:value-type="string" calcext:value-type="string">
            <text:p>ALADIM</text:p>
          </table:table-cell>
          <table:table-cell table:style-name="ce25"/>
          <table:table-cell table:style-name="ce25" office:value-type="float" office:value="216" calcext:value-type="float">
            <text:p>R$ 216,00</text:p>
          </table:table-cell>
          <table:table-cell table:style-name="ce21" table:formula="of:=SUM([.G50];[.I49]-[.H50])" office:value-type="float" office:value="1490.95" calcext:value-type="float">
            <text:p>R$ 1.490,9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7" calcext:value-type="date">
            <text:p>17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37.35" calcext:value-type="float">
            <text:p>237,3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37.35" calcext:value-type="float">
            <text:p>R$ 237,35</text:p>
          </table:table-cell>
          <table:table-cell table:style-name="ce25"/>
          <table:table-cell table:style-name="ce21" table:formula="of:=SUM([.G51];[.I50]-[.H51])" office:value-type="float" office:value="1728.3" calcext:value-type="float">
            <text:p>R$ 1.728,3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8" calcext:value-type="date">
            <text:p>18/08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30" calcext:value-type="float">
            <text:p>230,0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30" calcext:value-type="float">
            <text:p>R$ 230,00</text:p>
          </table:table-cell>
          <table:table-cell table:style-name="ce21" table:formula="of:=SUM([.G52];[.I51]-[.H52])" office:value-type="float" office:value="1498.3" calcext:value-type="float">
            <text:p>R$ 1.498,3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8" calcext:value-type="date">
            <text:p>18/08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50" calcext:value-type="float">
            <text:p>R$ 50,00</text:p>
          </table:table-cell>
          <table:table-cell table:style-name="ce21" table:formula="of:=SUM([.G53];[.I52]-[.H53])" office:value-type="float" office:value="1448.3" calcext:value-type="float">
            <text:p>R$ 1.448,3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8" calcext:value-type="date">
            <text:p>18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87" calcext:value-type="float">
            <text:p>187,0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87" calcext:value-type="float">
            <text:p>R$ 187,00</text:p>
          </table:table-cell>
          <table:table-cell table:style-name="ce25"/>
          <table:table-cell table:style-name="ce21" table:formula="of:=SUM([.G54];[.I53]-[.H54])" office:value-type="float" office:value="1635.3" calcext:value-type="float">
            <text:p>R$ 1.635,3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9" calcext:value-type="date">
            <text:p>19/08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67.5" calcext:value-type="float">
            <text:p>267,5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67.5" calcext:value-type="float">
            <text:p>R$ 267,50</text:p>
          </table:table-cell>
          <table:table-cell table:style-name="ce21" table:formula="of:=SUM([.G55];[.I54]-[.H55])" office:value-type="float" office:value="1367.8" calcext:value-type="float">
            <text:p>R$ 1.367,80</text:p>
          </table:table-cell>
          <table:table-cell/>
          <table:table-cell table:style-name="ce42"/>
          <table:table-cell table:number-columns-repeated="1013"/>
        </table:table-row>
        <table:table-row table:style-name="ro1">
          <table:table-cell/>
          <table:table-cell table:style-name="ce39" office:value-type="date" office:date-value="2015-08-19" calcext:value-type="date">
            <text:p>19/08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317.6" calcext:value-type="float">
            <text:p>317,60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317.6" calcext:value-type="float">
            <text:p>R$ 317,60</text:p>
          </table:table-cell>
          <table:table-cell table:style-name="ce21" table:formula="of:=SUM([.G56];[.I55]-[.H56])" office:value-type="float" office:value="1050.2" calcext:value-type="float">
            <text:p>R$ 1.050,2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08-19" calcext:value-type="date">
            <text:p>19/08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50" calcext:value-type="float">
            <text:p>R$ 50,00</text:p>
          </table:table-cell>
          <table:table-cell table:style-name="ce21" table:formula="of:=SUM([.G57];[.I56]-[.H57])" office:value-type="float" office:value="1000.2" calcext:value-type="float">
            <text:p>R$ 1.000,2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8];I#REF!-[.H58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9];[.I58]-[.H59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0];[.I59]-[.H60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1];[.I60]-[.H61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2];[.I61]-[.H62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3];[.I62]-[.H63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4];[.I63]-[.H64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5];[.I64]-[.H65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6];[.I65]-[.H66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7];[.I66]-[.H67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8];[.I67]-[.H68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9];[.I68]-[.H69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0];[.I69]-[.H70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1];[.I70]-[.H71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2];[.I71]-[.H72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3];[.I72]-[.H73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4];[.I73]-[.H74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5];[.I74]-[.H75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6];[.I75]-[.H76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7];[.I76]-[.H77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8];[.I77]-[.H78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9];[.I78]-[.H79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0];[.I79]-[.H80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1];[.I80]-[.H81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2];[.I81]-[.H82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3];[.I82]-[.H83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4];[.I83]-[.H84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5];[.I84]-[.H85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6];[.I85]-[.H86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7];[.I86]-[.H87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8];[.I87]-[.H88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9];[.I88]-[.H89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0];[.I89]-[.H90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1];[.I90]-[.H91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2];[.I91]-[.H92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31"/>
          <table:table-cell table:style-name="ce6" table:content-validation-name="val1" table:number-columns-repeated="2"/>
          <table:table-cell table:style-name="ce32"/>
          <table:table-cell table:style-name="ce31" table:content-validation-name="val1"/>
          <table:table-cell table:style-name="ce36" table:number-columns-repeated="2"/>
          <table:table-cell table:style-name="ce38" table:formula="of:=SUM([.G93];[.I92]-[.H93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30"/>
          <table:table-cell table:number-columns-repeated="2"/>
          <table:table-cell table:style-name="ce35"/>
          <table:table-cell table:style-name="ce30" table:number-columns-repeated="3"/>
          <table:table-cell table:style-name="ce38" table:formula="of:=SUM([.G94];[.I93]-[.H94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30"/>
          <table:table-cell table:number-columns-repeated="2"/>
          <table:table-cell table:style-name="ce35"/>
          <table:table-cell table:style-name="ce30" table:number-columns-repeated="3"/>
          <table:table-cell table:style-name="ce38" table:formula="of:=SUM([.G95];[.I94]-[.H95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30"/>
          <table:table-cell table:number-columns-repeated="2"/>
          <table:table-cell table:style-name="ce35"/>
          <table:table-cell table:style-name="ce30" table:number-columns-repeated="3"/>
          <table:table-cell table:style-name="ce38" table:formula="of:=SUM([.G96];[.I95]-[.H96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30"/>
          <table:table-cell table:number-columns-repeated="2"/>
          <table:table-cell table:style-name="ce35"/>
          <table:table-cell table:style-name="ce30" table:number-columns-repeated="3"/>
          <table:table-cell table:style-name="ce38" table:formula="of:=SUM([.G97];[.I96]-[.H97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30"/>
          <table:table-cell table:number-columns-repeated="2"/>
          <table:table-cell table:style-name="ce35"/>
          <table:table-cell table:style-name="ce30" table:number-columns-repeated="3"/>
          <table:table-cell table:style-name="ce38" table:formula="of:=SUM([.G98];[.I97]-[.H98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30"/>
          <table:table-cell table:number-columns-repeated="2"/>
          <table:table-cell table:style-name="ce35"/>
          <table:table-cell table:style-name="ce30" table:number-columns-repeated="3"/>
          <table:table-cell table:style-name="ce38" table:formula="of:=SUM([.G99];[.I98]-[.H99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30"/>
          <table:table-cell table:number-columns-repeated="2"/>
          <table:table-cell table:style-name="ce35"/>
          <table:table-cell table:style-name="ce30" table:number-columns-repeated="3"/>
          <table:table-cell table:style-name="ce38" table:formula="of:=SUM([.G100];[.I99]-[.H100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30"/>
          <table:table-cell table:number-columns-repeated="2"/>
          <table:table-cell table:style-name="ce35"/>
          <table:table-cell table:style-name="ce30" table:number-columns-repeated="3"/>
          <table:table-cell table:style-name="ce21" table:formula="of:=SUM([.G101];[.I100]-[.H101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 table:number-rows-repeated="104847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ET-15" table:style-name="ta6">
        <table:table-column table:style-name="co14" table:number-columns-repeated="2" table:default-cell-style-name="Default"/>
        <table:table-column table:style-name="co11" table:default-cell-style-name="Default"/>
        <table:table-column table:style-name="co6" table:default-cell-style-name="Default"/>
        <table:table-column table:style-name="co6" table:default-cell-style-name="ce10"/>
        <table:table-column table:style-name="co33" table:default-cell-style-name="Default"/>
        <table:table-column table:style-name="co34" table:default-cell-style-name="Default"/>
        <table:table-column table:style-name="co29" table:default-cell-style-name="Default"/>
        <table:table-column table:style-name="co34" table:default-cell-style-name="Default"/>
        <table:table-column table:style-name="co14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MARIA BONITA COSMÉTICOS</text:p>
          </table:table-cell>
          <table:covered-table-cell table:number-columns-repeated="2" table:style-name="ce7"/>
          <table:covered-table-cell table:style-name="ce11"/>
          <table:covered-table-cell table:number-columns-repeated="3" table:style-name="ce7"/>
          <table:covered-table-cell table:style-name="ce17"/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 table:number-columns-spanned="8" table:number-rows-spanned="1">
            <text:p>Controle Diário de Finanças</text:p>
          </table:table-cell>
          <table:covered-table-cell table:number-columns-repeated="2" table:style-name="ce8"/>
          <table:covered-table-cell table:style-name="ce12"/>
          <table:covered-table-cell table:number-columns-repeated="3" table:style-name="ce8"/>
          <table:covered-table-cell table:style-name="ce18"/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account_id</text:p>
          </table:table-cell>
          <table:table-cell table:style-name="ce3" office:value-type="string" calcext:value-type="string">
            <text:p>description</text:p>
          </table:table-cell>
          <table:table-cell table:style-name="ce13" office:value-type="string" calcext:value-type="string">
            <text:p>value</text:p>
          </table:table-cell>
          <table:table-cell table:style-name="ce3" office:value-type="string" calcext:value-type="string">
            <text:p>Histórico</text:p>
          </table:table-cell>
          <table:table-cell table:style-name="ce3" office:value-type="string" calcext:value-type="string">
            <text:p>Crédito</text:p>
          </table:table-cell>
          <table:table-cell table:style-name="ce3" office:value-type="string" calcext:value-type="string">
            <text:p>Débito</text:p>
          </table:table-cell>
          <table:table-cell table:style-name="ce3" office:value-type="string" calcext:value-type="string">
            <text:p>Saldo</text:p>
          </table:table-cell>
          <table:table-cell table:number-columns-repeated="1015"/>
        </table:table-row>
        <table:table-row table:style-name="ro4">
          <table:table-cell/>
          <table:table-cell table:style-name="ce9" table:number-columns-repeated="3"/>
          <table:table-cell table:style-name="ce14"/>
          <table:table-cell table:style-name="ce9"/>
          <table:table-cell table:style-name="ce24"/>
          <table:table-cell table:style-name="ce26"/>
          <table:table-cell table:style-name="ce19"/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0" table:formula="of:=SUM([.G7];[.I6]-[.H7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];[.I7]-[.H8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];[.I8]-[.H9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0];[.I9]-[.H10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1];[.I10]-[.H11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2];[.I11]-[.H12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3];[.I12]-[.H13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4];[.I13]-[.H14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5];[.I14]-[.H15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6];[.I15]-[.H16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7];[.I16]-[.H17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8];[.I17]-[.H18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9];[.I18]-[.H19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20];[.I19]-[.H20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21];[.I20]-[.H21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22];[.I21]-[.H22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23];[.I22]-[.H23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24];[.I23]-[.H24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25];[.I24]-[.H25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26];[.I25]-[.H26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27];[.I26]-[.H27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28];[.I27]-[.H28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29];[.I28]-[.H29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0];[.I29]-[.H30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1];[.I30]-[.H31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2];[.I31]-[.H32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3];[.I32]-[.H33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4];[.I33]-[.H34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5];[.I34]-[.H35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6];[.I35]-[.H36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7];[.I36]-[.H37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8];[.I37]-[.H38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9];[.I38]-[.H39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0];[.I39]-[.H40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1];[.I40]-[.H41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2];[.I41]-[.H42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3];[.I42]-[.H43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4];[.I43]-[.H44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5];[.I44]-[.H45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6];[.I45]-[.H46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7];[.I46]-[.H47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8];[.I47]-[.H48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9];[.I48]-[.H49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0];[.I49]-[.H50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1];[.I50]-[.H51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2];[.I51]-[.H52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3];[.I52]-[.H53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4];[.I53]-[.H54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5];[.I54]-[.H55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6];[.I55]-[.H56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7];[.I56]-[.H57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8];[.I57]-[.H58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9];[.I58]-[.H59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0];[.I59]-[.H60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1];[.I60]-[.H61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2];[.I61]-[.H62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3];[.I62]-[.H63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4];[.I63]-[.H64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5];[.I64]-[.H65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6];[.I65]-[.H66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7];[.I66]-[.H67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8];[.I67]-[.H68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9];[.I68]-[.H69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0];[.I69]-[.H70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1];[.I70]-[.H71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2];[.I71]-[.H72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3];[.I72]-[.H73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4];[.I73]-[.H74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5];[.I74]-[.H75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6];[.I75]-[.H76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7];[.I76]-[.H77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8];[.I77]-[.H78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9];[.I78]-[.H79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0];[.I79]-[.H80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1];[.I80]-[.H81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2];[.I81]-[.H82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3];[.I82]-[.H83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4];[.I83]-[.H84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5];[.I84]-[.H85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6];[.I85]-[.H86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7];[.I86]-[.H87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8];[.I87]-[.H88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9];[.I88]-[.H89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0];[.I89]-[.H90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1];[.I90]-[.H91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2];[.I91]-[.H92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3];[.I92]-[.H93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4];[.I93]-[.H94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UT-15" table:style-name="ta7">
        <table:table-column table:style-name="co14" table:number-columns-repeated="2" table:default-cell-style-name="Default"/>
        <table:table-column table:style-name="co35" table:default-cell-style-name="Default"/>
        <table:table-column table:style-name="co6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38" table:default-cell-style-name="Default"/>
        <table:table-column table:style-name="co14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MARIA BONITA COSMÉTICOS</text:p>
          </table:table-cell>
          <table:covered-table-cell table:number-columns-repeated="6" table:style-name="ce7"/>
          <table:covered-table-cell table:style-name="ce17"/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 table:number-columns-spanned="8" table:number-rows-spanned="1">
            <text:p>Controle Diário de Finanças</text:p>
          </table:table-cell>
          <table:covered-table-cell table:number-columns-repeated="6" table:style-name="ce8"/>
          <table:covered-table-cell table:style-name="ce18"/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account_id</text:p>
          </table:table-cell>
          <table:table-cell table:style-name="ce3" office:value-type="string" calcext:value-type="string">
            <text:p>description</text:p>
          </table:table-cell>
          <table:table-cell table:style-name="ce13" office:value-type="string" calcext:value-type="string">
            <text:p>value</text:p>
          </table:table-cell>
          <table:table-cell table:style-name="ce3" office:value-type="string" calcext:value-type="string">
            <text:p>Histórico</text:p>
          </table:table-cell>
          <table:table-cell table:style-name="ce3" office:value-type="string" calcext:value-type="string">
            <text:p>Crédito</text:p>
          </table:table-cell>
          <table:table-cell table:style-name="ce3" office:value-type="string" calcext:value-type="string">
            <text:p>Débito</text:p>
          </table:table-cell>
          <table:table-cell table:style-name="ce3" office:value-type="string" calcext:value-type="string">
            <text:p>Saldo</text:p>
          </table:table-cell>
          <table:table-cell table:number-columns-repeated="1015"/>
        </table:table-row>
        <table:table-row table:style-name="ro4">
          <table:table-cell/>
          <table:table-cell table:style-name="ce9" table:number-columns-repeated="3"/>
          <table:table-cell table:style-name="ce24"/>
          <table:table-cell table:style-name="ce9"/>
          <table:table-cell table:style-name="ce24"/>
          <table:table-cell table:style-name="ce26"/>
          <table:table-cell table:style-name="ce19" office:value-type="float" office:value="1837.85" calcext:value-type="float">
            <text:p>R$ 1.837,8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0-27" calcext:value-type="date">
            <text:p>27/10/15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25" office:value-type="float" office:value="500" calcext:value-type="float">
            <text:p>R$ 500,00</text:p>
          </table:table-cell>
          <table:table-cell table:style-name="ce6" table:content-validation-name="val1" office:value-type="string" calcext:value-type="string">
            <text:p>DEPOSITO BANCO</text:p>
          </table:table-cell>
          <table:table-cell table:style-name="ce25"/>
          <table:table-cell table:style-name="ce25" office:value-type="float" office:value="500" calcext:value-type="float">
            <text:p>R$ 500,00</text:p>
          </table:table-cell>
          <table:table-cell table:style-name="ce20" table:formula="of:=SUM([.G7];[.I6]-[.H7])" office:value-type="float" office:value="1337.85" calcext:value-type="float">
            <text:p>R$ 1.337,8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0-27" calcext:value-type="date">
            <text:p>27/10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25" office:value-type="float" office:value="107.1" calcext:value-type="float">
            <text:p>R$ 107,1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07.1" calcext:value-type="float">
            <text:p>R$ 107,10</text:p>
          </table:table-cell>
          <table:table-cell table:style-name="ce25"/>
          <table:table-cell table:style-name="ce21" table:formula="of:=SUM([.G8];[.I7]-[.H8])" office:value-type="float" office:value="1444.95" calcext:value-type="float">
            <text:p>R$ 1.444,9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0-28" calcext:value-type="date">
            <text:p>28/10/15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25" office:value-type="float" office:value="15" calcext:value-type="float">
            <text:p>R$ 15,00</text:p>
          </table:table-cell>
          <table:table-cell table:style-name="ce6" table:content-validation-name="val1" office:value-type="string" calcext:value-type="string">
            <text:p>TELEFONE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9];[.I8]-[.H9])" office:value-type="float" office:value="1429.95" calcext:value-type="float">
            <text:p>R$ 1.429,9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0-28" calcext:value-type="date">
            <text:p>28/10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25" office:value-type="float" office:value="65" calcext:value-type="float">
            <text:p>R$ 65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65" calcext:value-type="float">
            <text:p>R$ 65,00</text:p>
          </table:table-cell>
          <table:table-cell table:style-name="ce21" table:formula="of:=SUM([.G10];[.I9]-[.H10])" office:value-type="float" office:value="1364.95" calcext:value-type="float">
            <text:p>R$ 1.364,9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0-28" calcext:value-type="date">
            <text:p>28/10/15</text:p>
          </table:table-cell>
          <table:table-cell table:style-name="ce6" table:content-validation-name="val1" office:value-type="float" office:value="32" calcext:value-type="float">
            <text:p>32</text:p>
          </table:table-cell>
          <table:table-cell table:style-name="ce6" table:content-validation-name="val1" office:value-type="string" calcext:value-type="string">
            <text:p>PENTES</text:p>
          </table:table-cell>
          <table:table-cell table:style-name="ce25" office:value-type="float" office:value="12" calcext:value-type="float">
            <text:p>R$ 12,00</text:p>
          </table:table-cell>
          <table:table-cell table:style-name="ce6" table:content-validation-name="val1" office:value-type="string" calcext:value-type="string">
            <text:p>PENTES CARMEM</text:p>
          </table:table-cell>
          <table:table-cell table:style-name="ce25"/>
          <table:table-cell table:style-name="ce25" office:value-type="float" office:value="12" calcext:value-type="float">
            <text:p>R$ 12,00</text:p>
          </table:table-cell>
          <table:table-cell table:style-name="ce21" table:formula="of:=SUM([.G11];[.I10]-[.H11])" office:value-type="float" office:value="1352.95" calcext:value-type="float">
            <text:p>R$ 1.352,9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0-28" calcext:value-type="date">
            <text:p>28/10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25" office:value-type="float" office:value="347.15" calcext:value-type="float">
            <text:p>R$ 347,1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47.15" calcext:value-type="float">
            <text:p>R$ 347,15</text:p>
          </table:table-cell>
          <table:table-cell table:style-name="ce25"/>
          <table:table-cell table:style-name="ce21" table:formula="of:=SUM([.G12];[.I11]-[.H12])" office:value-type="float" office:value="1700.1" calcext:value-type="float">
            <text:p>R$ 1.700,1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0-29" calcext:value-type="date">
            <text:p>29/10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25" office:value-type="float" office:value="319.3" calcext:value-type="float">
            <text:p>R$ 319,30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319.3" calcext:value-type="float">
            <text:p>R$ 319,30</text:p>
          </table:table-cell>
          <table:table-cell table:style-name="ce21" table:formula="of:=SUM([.G13];[.I12]-[.H13])" office:value-type="float" office:value="1380.8" calcext:value-type="float">
            <text:p>R$ 1.380,8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0-29" calcext:value-type="date">
            <text:p>29/10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25" office:value-type="float" office:value="251.75" calcext:value-type="float">
            <text:p>R$ 251,75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51.75" calcext:value-type="float">
            <text:p>R$ 251,75</text:p>
          </table:table-cell>
          <table:table-cell table:style-name="ce21" table:formula="of:=SUM([.G14];[.I13]-[.H14])" office:value-type="float" office:value="1129.05" calcext:value-type="float">
            <text:p>R$ 1.129,0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0-29" calcext:value-type="date">
            <text:p>29/10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25" office:value-type="float" office:value="435.3" calcext:value-type="float">
            <text:p>R$ 435,3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35.3" calcext:value-type="float">
            <text:p>R$ 435,30</text:p>
          </table:table-cell>
          <table:table-cell table:style-name="ce25"/>
          <table:table-cell table:style-name="ce21" table:formula="of:=SUM([.G15];[.I14]-[.H15])" office:value-type="float" office:value="1564.35" calcext:value-type="float">
            <text:p>R$ 1.564,3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0-30" calcext:value-type="date">
            <text:p>30/10/15</text:p>
          </table:table-cell>
          <table:table-cell table:style-name="ce6" table:content-validation-name="val1" office:value-type="float" office:value="23" calcext:value-type="float">
            <text:p>23</text:p>
          </table:table-cell>
          <table:table-cell table:style-name="ce6" table:content-validation-name="val1"/>
          <table:table-cell table:style-name="ce25" office:value-type="float" office:value="352" calcext:value-type="float">
            <text:p>R$ 352,00</text:p>
          </table:table-cell>
          <table:table-cell table:style-name="ce6" table:content-validation-name="val1" office:value-type="string" calcext:value-type="string">
            <text:p>MARCO BONI</text:p>
          </table:table-cell>
          <table:table-cell table:style-name="ce25"/>
          <table:table-cell table:style-name="ce25" office:value-type="float" office:value="352" calcext:value-type="float">
            <text:p>R$ 352,00</text:p>
          </table:table-cell>
          <table:table-cell table:style-name="ce21" table:formula="of:=SUM([.G16];[.I15]-[.H16])" office:value-type="float" office:value="1212.35" calcext:value-type="float">
            <text:p>R$ 1.212,3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0-30" calcext:value-type="date">
            <text:p>30/10/15</text:p>
          </table:table-cell>
          <table:table-cell table:style-name="ce6" table:content-validation-name="val1" office:value-type="float" office:value="21" calcext:value-type="float">
            <text:p>21</text:p>
          </table:table-cell>
          <table:table-cell table:style-name="ce6" table:content-validation-name="val1"/>
          <table:table-cell table:style-name="ce25" office:value-type="float" office:value="45" calcext:value-type="float">
            <text:p>R$ 45,00</text:p>
          </table:table-cell>
          <table:table-cell table:style-name="ce6" table:content-validation-name="val1" office:value-type="string" calcext:value-type="string">
            <text:p>SACOLAS</text:p>
          </table:table-cell>
          <table:table-cell table:style-name="ce25"/>
          <table:table-cell table:style-name="ce25" office:value-type="float" office:value="45" calcext:value-type="float">
            <text:p>R$ 45,00</text:p>
          </table:table-cell>
          <table:table-cell table:style-name="ce21" table:formula="of:=SUM([.G17];[.I16]-[.H17])" office:value-type="float" office:value="1167.35" calcext:value-type="float">
            <text:p>R$ 1.167,3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0-30" calcext:value-type="date">
            <text:p>30/10/15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25" office:value-type="float" office:value="22" calcext:value-type="float">
            <text:p>R$ 22,00</text:p>
          </table:table-cell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22" calcext:value-type="float">
            <text:p>R$ 22,00</text:p>
          </table:table-cell>
          <table:table-cell table:style-name="ce21" table:formula="of:=SUM([.G18];[.I17]-[.H18])" office:value-type="float" office:value="1145.35" calcext:value-type="float">
            <text:p>R$ 1.145,3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0-30" calcext:value-type="date">
            <text:p>30/10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25" office:value-type="float" office:value="585.5" calcext:value-type="float">
            <text:p>R$ 585,5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585.5" calcext:value-type="float">
            <text:p>R$ 585,50</text:p>
          </table:table-cell>
          <table:table-cell table:style-name="ce25"/>
          <table:table-cell table:style-name="ce21" table:formula="of:=SUM([.G19];[.I18]-[.H19])" office:value-type="float" office:value="1730.85" calcext:value-type="float">
            <text:p>R$ 1.730,8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0-30" calcext:value-type="date">
            <text:p>30/10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25" office:value-type="float" office:value="20" calcext:value-type="float">
            <text:p>R$ 2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20" calcext:value-type="float">
            <text:p>R$ 20,00</text:p>
          </table:table-cell>
          <table:table-cell table:style-name="ce21" table:formula="of:=SUM([.G20];[.I19]-[.H20])" office:value-type="float" office:value="1710.85" calcext:value-type="float">
            <text:p>R$ 1.710,8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0-31" calcext:value-type="date">
            <text:p>31/10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25" office:value-type="float" office:value="50" calcext:value-type="float">
            <text:p>R$ 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21];[.I20]-[.H21])" office:value-type="float" office:value="1660.85" calcext:value-type="float">
            <text:p>R$ 1.660,8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0-31" calcext:value-type="date">
            <text:p>31/10/15</text:p>
          </table:table-cell>
          <table:table-cell table:style-name="ce6" table:content-validation-name="val1" office:value-type="float" office:value="27" calcext:value-type="float">
            <text:p>27</text:p>
          </table:table-cell>
          <table:table-cell table:style-name="ce6" table:content-validation-name="val1"/>
          <table:table-cell table:style-name="ce25" office:value-type="float" office:value="145" calcext:value-type="float">
            <text:p>R$ 145,00</text:p>
          </table:table-cell>
          <table:table-cell table:style-name="ce6" table:content-validation-name="val1" office:value-type="string" calcext:value-type="string">
            <text:p>ZAFER</text:p>
          </table:table-cell>
          <table:table-cell table:style-name="ce25"/>
          <table:table-cell table:style-name="ce25" office:value-type="float" office:value="145" calcext:value-type="float">
            <text:p>R$ 145,00</text:p>
          </table:table-cell>
          <table:table-cell table:style-name="ce21" table:formula="of:=SUM([.G22];[.I21]-[.H22])" office:value-type="float" office:value="1515.85" calcext:value-type="float">
            <text:p>R$ 1.515,8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0-31" calcext:value-type="date">
            <text:p>31/10/15</text:p>
          </table:table-cell>
          <table:table-cell table:style-name="ce6" table:content-validation-name="val1" office:value-type="float" office:value="34" calcext:value-type="float">
            <text:p>34</text:p>
          </table:table-cell>
          <table:table-cell table:style-name="ce6" table:content-validation-name="val1"/>
          <table:table-cell table:style-name="ce25" office:value-type="float" office:value="70" calcext:value-type="float">
            <text:p>R$ 70,00</text:p>
          </table:table-cell>
          <table:table-cell table:style-name="ce6" table:content-validation-name="val1" office:value-type="string" calcext:value-type="string">
            <text:p>JAMES</text:p>
          </table:table-cell>
          <table:table-cell table:style-name="ce25"/>
          <table:table-cell table:style-name="ce25" office:value-type="float" office:value="70" calcext:value-type="float">
            <text:p>R$ 70,00</text:p>
          </table:table-cell>
          <table:table-cell table:style-name="ce21" table:formula="of:=SUM([.G23];[.I22]-[.H23])" office:value-type="float" office:value="1445.85" calcext:value-type="float">
            <text:p>R$ 1.445,8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0-31" calcext:value-type="date">
            <text:p>31/10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25" office:value-type="float" office:value="527.85" calcext:value-type="float">
            <text:p>R$ 527,8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527.85" calcext:value-type="float">
            <text:p>R$ 527,85</text:p>
          </table:table-cell>
          <table:table-cell table:style-name="ce25"/>
          <table:table-cell table:style-name="ce21" table:formula="of:=SUM([.G24];[.I23]-[.H24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25];[.I24]-[.H25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26];[.I25]-[.H26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27];[.I26]-[.H27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28];[.I27]-[.H28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29];[.I28]-[.H29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30];[.I29]-[.H30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31];[.I30]-[.H31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32];[.I31]-[.H32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33];[.I32]-[.H33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34];[.I33]-[.H34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35];[.I34]-[.H35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36];[.I35]-[.H36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37];[.I36]-[.H37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38];[.I37]-[.H38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39];[.I38]-[.H39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40];[.I39]-[.H40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41];[.I40]-[.H41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42];[.I41]-[.H42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43];[.I42]-[.H43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44];[.I43]-[.H44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45];[.I44]-[.H45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46];[.I45]-[.H46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47];[.I46]-[.H47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48];[.I47]-[.H48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49];[.I48]-[.H49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50];[.I49]-[.H50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51];[.I50]-[.H51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52];[.I51]-[.H52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53];[.I52]-[.H53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54];[.I53]-[.H54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55];[.I54]-[.H55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56];[.I55]-[.H56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57];[.I56]-[.H57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58];[.I57]-[.H58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59];[.I58]-[.H59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60];[.I59]-[.H60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61];[.I60]-[.H61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62];[.I61]-[.H62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63];[.I62]-[.H63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64];[.I63]-[.H64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65];[.I64]-[.H65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66];[.I65]-[.H66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67];[.I66]-[.H67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68];[.I67]-[.H68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69];[.I68]-[.H69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70];[.I69]-[.H70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71];[.I70]-[.H71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72];[.I71]-[.H72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73];[.I72]-[.H73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74];[.I73]-[.H74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75];[.I74]-[.H75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76];[.I75]-[.H76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77];[.I76]-[.H77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78];[.I77]-[.H78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79];[.I78]-[.H79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80];[.I79]-[.H80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81];[.I80]-[.H81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82];[.I81]-[.H82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83];[.I82]-[.H83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84];[.I83]-[.H84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85];[.I84]-[.H85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86];[.I85]-[.H86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87];[.I86]-[.H87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88];[.I87]-[.H88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89];[.I88]-[.H89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90];[.I89]-[.H90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91];[.I90]-[.H91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92];[.I91]-[.H92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93];[.I92]-[.H93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25"/>
          <table:table-cell table:style-name="ce6" table:content-validation-name="val1"/>
          <table:table-cell table:style-name="ce25" table:number-columns-repeated="2"/>
          <table:table-cell table:style-name="ce21" table:formula="of:=SUM([.G94];[.I93]-[.H94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/>
          <table:table-cell table:style-name="ce39"/>
          <table:table-cell table:number-columns-repeated="1022"/>
        </table:table-row>
      </table:table>
      <table:table table:name="NOV-15" table:style-name="ta8">
        <table:table-column table:style-name="co14" table:number-columns-repeated="2" table:default-cell-style-name="Default"/>
        <table:table-column table:style-name="co39" table:default-cell-style-name="Default"/>
        <table:table-column table:style-name="co6" table:default-cell-style-name="Default"/>
        <table:table-column table:style-name="co40" table:default-cell-style-name="ce10"/>
        <table:table-column table:style-name="co41" table:default-cell-style-name="Default"/>
        <table:table-column table:style-name="co40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4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MARIA BONITA COSMÉTICOS</text:p>
          </table:table-cell>
          <table:covered-table-cell table:number-columns-repeated="2" table:style-name="ce7"/>
          <table:covered-table-cell table:style-name="ce11"/>
          <table:covered-table-cell table:number-columns-repeated="3" table:style-name="ce7"/>
          <table:covered-table-cell table:style-name="ce17"/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 table:number-columns-spanned="8" table:number-rows-spanned="1">
            <text:p>Controle Diário de Finanças</text:p>
          </table:table-cell>
          <table:covered-table-cell table:number-columns-repeated="2" table:style-name="ce8"/>
          <table:covered-table-cell table:style-name="ce12"/>
          <table:covered-table-cell table:number-columns-repeated="3" table:style-name="ce8"/>
          <table:covered-table-cell table:style-name="ce18"/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account_id</text:p>
          </table:table-cell>
          <table:table-cell table:style-name="ce3" office:value-type="string" calcext:value-type="string">
            <text:p>description</text:p>
          </table:table-cell>
          <table:table-cell table:style-name="ce13" office:value-type="string" calcext:value-type="string">
            <text:p>value</text:p>
          </table:table-cell>
          <table:table-cell table:style-name="ce3" office:value-type="string" calcext:value-type="string">
            <text:p>Histórico</text:p>
          </table:table-cell>
          <table:table-cell table:style-name="ce3" office:value-type="string" calcext:value-type="string">
            <text:p>Crédito</text:p>
          </table:table-cell>
          <table:table-cell table:style-name="ce3" office:value-type="string" calcext:value-type="string">
            <text:p>Débito</text:p>
          </table:table-cell>
          <table:table-cell table:style-name="ce3" office:value-type="string" calcext:value-type="string">
            <text:p>Saldo</text:p>
          </table:table-cell>
          <table:table-cell table:number-columns-repeated="1015"/>
        </table:table-row>
        <table:table-row table:style-name="ro4">
          <table:table-cell/>
          <table:table-cell table:style-name="ce9" table:number-columns-repeated="3"/>
          <table:table-cell table:style-name="ce14"/>
          <table:table-cell table:style-name="ce9"/>
          <table:table-cell table:style-name="ce24"/>
          <table:table-cell table:style-name="ce26"/>
          <table:table-cell table:style-name="ce19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03" calcext:value-type="date">
            <text:p>03/11/15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 office:value-type="float" office:value="800" calcext:value-type="float">
            <text:p>800,00</text:p>
          </table:table-cell>
          <table:table-cell table:style-name="ce6" table:content-validation-name="val1" office:value-type="string" calcext:value-type="string">
            <text:p>DEPOSITO BANCO</text:p>
          </table:table-cell>
          <table:table-cell table:style-name="ce25"/>
          <table:table-cell table:style-name="ce25" office:value-type="float" office:value="800" calcext:value-type="float">
            <text:p>R$ 800,00</text:p>
          </table:table-cell>
          <table:table-cell table:style-name="ce20" table:formula="of:=SUM([.G7]; [.I6]-[.H7])" office:value-type="float" office:value="1173.7" calcext:value-type="float">
            <text:p>R$ 1.173,7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03" calcext:value-type="date">
            <text:p>03/11/15</text:p>
          </table:table-cell>
          <table:table-cell table:style-name="ce6" table:content-validation-name="val1" office:value-type="float" office:value="39" calcext:value-type="float">
            <text:p>39</text:p>
          </table:table-cell>
          <table:table-cell table:style-name="ce6" table:content-validation-name="val1"/>
          <table:table-cell table:style-name="ce15" office:value-type="float" office:value="90" calcext:value-type="float">
            <text:p>90,00</text:p>
          </table:table-cell>
          <table:table-cell table:style-name="ce6" table:content-validation-name="val1" office:value-type="string" calcext:value-type="string">
            <text:p>TOK BOTANICO</text:p>
          </table:table-cell>
          <table:table-cell table:style-name="ce25"/>
          <table:table-cell table:style-name="ce25" office:value-type="float" office:value="90" calcext:value-type="float">
            <text:p>R$ 90,00</text:p>
          </table:table-cell>
          <table:table-cell table:style-name="ce21" table:formula="of:=SUM([.G8];[.I7]-[.H8])" office:value-type="float" office:value="1083.7" calcext:value-type="float">
            <text:p>R$ 1.083,7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03" calcext:value-type="date">
            <text:p>03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56.75" calcext:value-type="float">
            <text:p>256,7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56.75" calcext:value-type="float">
            <text:p>R$ 256,75</text:p>
          </table:table-cell>
          <table:table-cell table:style-name="ce25"/>
          <table:table-cell table:style-name="ce21" table:formula="of:=SUM([.G9];[.I8]-[.H9])" office:value-type="float" office:value="1340.45" calcext:value-type="float">
            <text:p>R$ 1.340,4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04" calcext:value-type="date">
            <text:p>04/11/15</text:p>
          </table:table-cell>
          <table:table-cell table:style-name="ce6" table:content-validation-name="val1" office:value-type="float" office:value="34" calcext:value-type="float">
            <text:p>34</text:p>
          </table:table-cell>
          <table:table-cell table:style-name="ce6" table:content-validation-name="val1" office:value-type="string" calcext:value-type="string">
            <text:p>DIVERSOS</text:p>
          </table:table-cell>
          <table:table-cell table:style-name="ce15" office:value-type="float" office:value="216" calcext:value-type="float">
            <text:p>216,00</text:p>
          </table:table-cell>
          <table:table-cell table:style-name="ce6" table:content-validation-name="val1" office:value-type="string" calcext:value-type="string">
            <text:p>JAMES DIVERSOS</text:p>
          </table:table-cell>
          <table:table-cell table:style-name="ce25"/>
          <table:table-cell table:style-name="ce25" office:value-type="float" office:value="216" calcext:value-type="float">
            <text:p>R$ 216,00</text:p>
          </table:table-cell>
          <table:table-cell table:style-name="ce21" table:formula="of:=SUM([.G10];[.I9]-[.H10])" office:value-type="float" office:value="1124.45" calcext:value-type="float">
            <text:p>R$ 1.124,4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04" calcext:value-type="date">
            <text:p>04/11/15</text:p>
          </table:table-cell>
          <table:table-cell table:style-name="ce6" table:content-validation-name="val1" office:value-type="float" office:value="31" calcext:value-type="float">
            <text:p>31</text:p>
          </table:table-cell>
          <table:table-cell table:style-name="ce6" table:content-validation-name="val1"/>
          <table:table-cell table:style-name="ce15" office:value-type="float" office:value="45" calcext:value-type="float">
            <text:p>45,00</text:p>
          </table:table-cell>
          <table:table-cell table:style-name="ce6" table:content-validation-name="val1" office:value-type="string" calcext:value-type="string">
            <text:p>PUBLICIDADE</text:p>
          </table:table-cell>
          <table:table-cell table:style-name="ce25"/>
          <table:table-cell table:style-name="ce25" office:value-type="float" office:value="45" calcext:value-type="float">
            <text:p>R$ 45,00</text:p>
          </table:table-cell>
          <table:table-cell table:style-name="ce21" table:formula="of:=SUM([.G11];[.I10]-[.H11])" office:value-type="float" office:value="1079.45" calcext:value-type="float">
            <text:p>R$ 1.079,4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04" calcext:value-type="date">
            <text:p>04/11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50" calcext:value-type="float">
            <text:p>R$ 50,00</text:p>
          </table:table-cell>
          <table:table-cell table:style-name="ce21" table:formula="of:=SUM([.G12];[.I11]-[.H12])" office:value-type="float" office:value="1029.45" calcext:value-type="float">
            <text:p>R$ 1.029,4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04" calcext:value-type="date">
            <text:p>04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21.15" calcext:value-type="float">
            <text:p>221,1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21.15" calcext:value-type="float">
            <text:p>R$ 221,15</text:p>
          </table:table-cell>
          <table:table-cell table:style-name="ce25"/>
          <table:table-cell table:style-name="ce21" table:formula="of:=SUM([.G13];[.I12]-[.H13])" office:value-type="float" office:value="1250.6" calcext:value-type="float">
            <text:p>R$ 1.250,6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05" calcext:value-type="date">
            <text:p>05/11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51.75" calcext:value-type="float">
            <text:p>251,75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51.75" calcext:value-type="float">
            <text:p>R$ 251,75</text:p>
          </table:table-cell>
          <table:table-cell table:style-name="ce21" table:formula="of:=SUM([.G14];[.I13]-[.H14])" office:value-type="float" office:value="998.85" calcext:value-type="float">
            <text:p>R$ 998,8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05" calcext:value-type="date">
            <text:p>05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80.9" calcext:value-type="float">
            <text:p>180,9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80.9" calcext:value-type="float">
            <text:p>R$ 180,90</text:p>
          </table:table-cell>
          <table:table-cell table:style-name="ce25"/>
          <table:table-cell table:style-name="ce21" table:formula="of:=SUM([.G15];[.I14]-[.H15])" office:value-type="float" office:value="1179.75" calcext:value-type="float">
            <text:p>R$ 1.179,7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06" calcext:value-type="date">
            <text:p>06/11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87.75" calcext:value-type="float">
            <text:p>87,75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87.75" calcext:value-type="float">
            <text:p>R$ 87,75</text:p>
          </table:table-cell>
          <table:table-cell table:style-name="ce21" table:formula="of:=SUM([.G16];[.I15]-[.H16])" office:value-type="float" office:value="1092" calcext:value-type="float">
            <text:p>R$ 1.092,0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06" calcext:value-type="date">
            <text:p>06/11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100" calcext:value-type="float">
            <text:p>10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100" calcext:value-type="float">
            <text:p>R$ 100,00</text:p>
          </table:table-cell>
          <table:table-cell table:style-name="ce21" table:formula="of:=SUM([.G17];[.I16]-[.H17])" office:value-type="float" office:value="992" calcext:value-type="float">
            <text:p>R$ 992,0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06" calcext:value-type="date">
            <text:p>06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531.2" calcext:value-type="float">
            <text:p>531,2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531.2" calcext:value-type="float">
            <text:p>R$ 531,20</text:p>
          </table:table-cell>
          <table:table-cell table:style-name="ce25"/>
          <table:table-cell table:style-name="ce21" table:formula="of:=SUM([.G18];[.I17]-[.H18])" office:value-type="float" office:value="1523.2" calcext:value-type="float">
            <text:p>R$ 1.523,2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07" calcext:value-type="date">
            <text:p>07/11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50" calcext:value-type="float">
            <text:p>R$ 50,00</text:p>
          </table:table-cell>
          <table:table-cell table:style-name="ce21" table:formula="of:=SUM([.G19];[.I18]-[.H19])" office:value-type="float" office:value="1473.2" calcext:value-type="float">
            <text:p>R$ 1.473,2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07" calcext:value-type="date">
            <text:p>07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692.25" calcext:value-type="float">
            <text:p>692,2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692.25" calcext:value-type="float">
            <text:p>R$ 692,25</text:p>
          </table:table-cell>
          <table:table-cell table:style-name="ce25"/>
          <table:table-cell table:style-name="ce21" table:formula="of:=SUM([.G20];[.I19]-[.H20])" office:value-type="float" office:value="2165.45" calcext:value-type="float">
            <text:p>R$ 2.165,4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07" calcext:value-type="date">
            <text:p>07/11/15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PROLABORE NATI</text:p>
          </table:table-cell>
          <table:table-cell table:style-name="ce25"/>
          <table:table-cell table:style-name="ce43" office:value-type="float" office:value="15" calcext:value-type="float">
            <text:p>R$ 15,00</text:p>
          </table:table-cell>
          <table:table-cell table:style-name="ce21" table:formula="of:=SUM([.G21];[.I20]-[.H21])" office:value-type="float" office:value="2150.45" calcext:value-type="float">
            <text:p>R$ 2.150,4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07" calcext:value-type="date">
            <text:p>07/11/15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43" office:value-type="float" office:value="50" calcext:value-type="float">
            <text:p>R$ 50,00</text:p>
          </table:table-cell>
          <table:table-cell table:style-name="ce21" table:formula="of:=SUM([.G22];[.I21]-[.H22])" office:value-type="float" office:value="2100.45" calcext:value-type="float">
            <text:p>R$ 2.100,4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09" calcext:value-type="date">
            <text:p>09/11/15</text:p>
          </table:table-cell>
          <table:table-cell table:style-name="ce6" table:content-validation-name="val1" office:value-type="float" office:value="23" calcext:value-type="float">
            <text:p>23</text:p>
          </table:table-cell>
          <table:table-cell table:style-name="ce6" table:content-validation-name="val1"/>
          <table:table-cell table:style-name="ce15" office:value-type="float" office:value="356" calcext:value-type="float">
            <text:p>356,00</text:p>
          </table:table-cell>
          <table:table-cell table:style-name="ce6" table:content-validation-name="val1" office:value-type="string" calcext:value-type="string">
            <text:p>MARCO BONI</text:p>
          </table:table-cell>
          <table:table-cell table:style-name="ce25"/>
          <table:table-cell table:style-name="ce25" office:value-type="float" office:value="356" calcext:value-type="float">
            <text:p>R$ 356,00</text:p>
          </table:table-cell>
          <table:table-cell table:style-name="ce21" table:formula="of:=SUM([.G23];[.I22]-[.H23])" office:value-type="float" office:value="1744.45" calcext:value-type="float">
            <text:p>R$ 1.744,4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09" calcext:value-type="date">
            <text:p>09/11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20" calcext:value-type="float">
            <text:p>12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120" calcext:value-type="float">
            <text:p>R$ 120,00</text:p>
          </table:table-cell>
          <table:table-cell table:style-name="ce21" table:formula="of:=SUM([.G24];[.I23]-[.H24])" office:value-type="float" office:value="1624.45" calcext:value-type="float">
            <text:p>R$ 1.624,4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09" calcext:value-type="date">
            <text:p>09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78.25" calcext:value-type="float">
            <text:p>178,2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78.25" calcext:value-type="float">
            <text:p>R$ 178,25</text:p>
          </table:table-cell>
          <table:table-cell table:style-name="ce25"/>
          <table:table-cell table:style-name="ce21" table:formula="of:=SUM([.G25];[.I24]-[.H25])" office:value-type="float" office:value="1802.7" calcext:value-type="float">
            <text:p>R$ 1.802,7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0" calcext:value-type="date">
            <text:p>10/11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15" calcext:value-type="float">
            <text:p>R$ 15,00</text:p>
          </table:table-cell>
          <table:table-cell table:style-name="ce21" table:formula="of:=SUM([.G26];[.I25]-[.H26])" office:value-type="float" office:value="1787.7" calcext:value-type="float">
            <text:p>R$ 1.787,7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0" calcext:value-type="date">
            <text:p>10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75" calcext:value-type="float">
            <text:p>375,0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75" calcext:value-type="float">
            <text:p>R$ 375,00</text:p>
          </table:table-cell>
          <table:table-cell table:style-name="ce25"/>
          <table:table-cell table:style-name="ce21" table:formula="of:=SUM([.G27];[.I26]-[.H27])" office:value-type="float" office:value="2162.7" calcext:value-type="float">
            <text:p>R$ 2.162,7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1" calcext:value-type="date">
            <text:p>11/11/15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6" table:content-validation-name="val1"/>
          <table:table-cell table:style-name="ce15" office:value-type="float" office:value="788" calcext:value-type="float">
            <text:p>788,00</text:p>
          </table:table-cell>
          <table:table-cell table:style-name="ce6" table:content-validation-name="val1" office:value-type="string" calcext:value-type="string">
            <text:p>ALUGUEL</text:p>
          </table:table-cell>
          <table:table-cell table:style-name="ce25"/>
          <table:table-cell table:style-name="ce25" office:value-type="float" office:value="788" calcext:value-type="float">
            <text:p>R$ 788,00</text:p>
          </table:table-cell>
          <table:table-cell table:style-name="ce21" table:formula="of:=SUM([.G28];[.I27]-[.H28])" office:value-type="float" office:value="1374.7" calcext:value-type="float">
            <text:p>R$ 1.374,7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1" calcext:value-type="date">
            <text:p>11/11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342" calcext:value-type="float">
            <text:p>342,0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342" calcext:value-type="float">
            <text:p>R$ 342,00</text:p>
          </table:table-cell>
          <table:table-cell table:style-name="ce21" table:formula="of:=SUM([.G29];[.I28]-[.H29])" office:value-type="float" office:value="1032.7" calcext:value-type="float">
            <text:p>R$ 1.032,7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1" calcext:value-type="date">
            <text:p>11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11.35" calcext:value-type="float">
            <text:p>311,3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11.35" calcext:value-type="float">
            <text:p>R$ 311,35</text:p>
          </table:table-cell>
          <table:table-cell table:style-name="ce25"/>
          <table:table-cell table:style-name="ce21" table:formula="of:=SUM([.G30];[.I29]-[.H30])" office:value-type="float" office:value="1344.05" calcext:value-type="float">
            <text:p>R$ 1.344,0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2" calcext:value-type="date">
            <text:p>12/11/15</text:p>
          </table:table-cell>
          <table:table-cell table:style-name="ce6" table:content-validation-name="val1" office:value-type="float" office:value="23" calcext:value-type="float">
            <text:p>23</text:p>
          </table:table-cell>
          <table:table-cell table:style-name="ce6" table:content-validation-name="val1"/>
          <table:table-cell table:style-name="ce15" office:value-type="float" office:value="85.1" calcext:value-type="float">
            <text:p>85,10</text:p>
          </table:table-cell>
          <table:table-cell table:style-name="ce6" table:content-validation-name="val1" office:value-type="string" calcext:value-type="string">
            <text:p>MARCO BONI</text:p>
          </table:table-cell>
          <table:table-cell table:style-name="ce25"/>
          <table:table-cell table:style-name="ce25" office:value-type="float" office:value="85.1" calcext:value-type="float">
            <text:p>R$ 85,10</text:p>
          </table:table-cell>
          <table:table-cell table:style-name="ce21" table:formula="of:=SUM([.G31];[.I30]-[.H31])" office:value-type="float" office:value="1258.95" calcext:value-type="float">
            <text:p>R$ 1.258,9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2" calcext:value-type="date">
            <text:p>12/11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88.4" calcext:value-type="float">
            <text:p>288,4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88.4" calcext:value-type="float">
            <text:p>R$ 288,40</text:p>
          </table:table-cell>
          <table:table-cell table:style-name="ce21" table:formula="of:=SUM([.G32];[.I31]-[.H32])" office:value-type="float" office:value="970.55" calcext:value-type="float">
            <text:p>R$ 970,5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2" calcext:value-type="date">
            <text:p>12/11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50" calcext:value-type="float">
            <text:p>R$ 50,00</text:p>
          </table:table-cell>
          <table:table-cell table:style-name="ce21" table:formula="of:=SUM([.G33];[.I32]-[.H33])" office:value-type="float" office:value="920.55" calcext:value-type="float">
            <text:p>R$ 920,5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3" calcext:value-type="date">
            <text:p>13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34.65" calcext:value-type="float">
            <text:p>234,6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34.65" calcext:value-type="float">
            <text:p>R$ 234,65</text:p>
          </table:table-cell>
          <table:table-cell table:style-name="ce25"/>
          <table:table-cell table:style-name="ce21" table:formula="of:=SUM([.G34];[.I33]-[.H34])" office:value-type="float" office:value="1155.2" calcext:value-type="float">
            <text:p>R$ 1.155,2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4" calcext:value-type="date">
            <text:p>14/11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00" calcext:value-type="float">
            <text:p>10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100" calcext:value-type="float">
            <text:p>R$ 100,00</text:p>
          </table:table-cell>
          <table:table-cell table:style-name="ce21" table:formula="of:=SUM([.G35];[.I34]-[.H35])" office:value-type="float" office:value="1055.2" calcext:value-type="float">
            <text:p>R$ 1.055,2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4" calcext:value-type="date">
            <text:p>14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26.9" calcext:value-type="float">
            <text:p>426,9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26.9" calcext:value-type="float">
            <text:p>R$ 426,90</text:p>
          </table:table-cell>
          <table:table-cell table:style-name="ce25"/>
          <table:table-cell table:style-name="ce21" table:formula="of:=SUM([.G36];[.I35]-[.H36])" office:value-type="float" office:value="1482.1" calcext:value-type="float">
            <text:p>R$ 1.482,1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5" calcext:value-type="date">
            <text:p>15/11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37];[.I36]-[.H37])" office:value-type="float" office:value="1432.1" calcext:value-type="float">
            <text:p>R$ 1.432,1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5" calcext:value-type="date">
            <text:p>15/11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0" calcext:value-type="float">
            <text:p>20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200" calcext:value-type="float">
            <text:p>R$ 200,00</text:p>
          </table:table-cell>
          <table:table-cell table:style-name="ce21" table:formula="of:=SUM([.G38];[.I37]-[.H38])" office:value-type="float" office:value="1232.1" calcext:value-type="float">
            <text:p>R$ 1.232,1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5" calcext:value-type="date">
            <text:p>15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71.15" calcext:value-type="float">
            <text:p>171,1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71.15" calcext:value-type="float">
            <text:p>R$ 171,15</text:p>
          </table:table-cell>
          <table:table-cell table:style-name="ce25"/>
          <table:table-cell table:style-name="ce21" table:formula="of:=SUM([.G39];[.I38]-[.H39])" office:value-type="float" office:value="1403.25" calcext:value-type="float">
            <text:p>R$ 1.403,2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5" calcext:value-type="date">
            <text:p>15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Dia 12</text:p>
          </table:table-cell>
          <table:table-cell table:style-name="ce15" office:value-type="float" office:value="257" calcext:value-type="float">
            <text:p>257,00</text:p>
          </table:table-cell>
          <table:table-cell table:style-name="ce6" table:content-validation-name="val1" office:value-type="string" calcext:value-type="string">
            <text:p>CAIXA dia 12</text:p>
          </table:table-cell>
          <table:table-cell table:style-name="ce25" office:value-type="float" office:value="257" calcext:value-type="float">
            <text:p>R$ 257,00</text:p>
          </table:table-cell>
          <table:table-cell table:style-name="ce25"/>
          <table:table-cell table:style-name="ce21" table:formula="of:=SUM([.G40];[.I39]-[.H40])" office:value-type="float" office:value="1660.25" calcext:value-type="float">
            <text:p>R$ 1.660,2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7" calcext:value-type="date">
            <text:p>17/11/15</text:p>
          </table:table-cell>
          <table:table-cell table:style-name="ce6" table:content-validation-name="val1" office:value-type="float" office:value="24" calcext:value-type="float">
            <text:p>24</text:p>
          </table:table-cell>
          <table:table-cell table:style-name="ce6" table:content-validation-name="val1"/>
          <table:table-cell table:style-name="ce15" office:value-type="float" office:value="301.7" calcext:value-type="float">
            <text:p>301,70</text:p>
          </table:table-cell>
          <table:table-cell table:style-name="ce6" table:content-validation-name="val1" office:value-type="string" calcext:value-type="string">
            <text:p>VULT</text:p>
          </table:table-cell>
          <table:table-cell table:style-name="ce25"/>
          <table:table-cell table:style-name="ce25" office:value-type="float" office:value="301.7" calcext:value-type="float">
            <text:p>R$ 301,70</text:p>
          </table:table-cell>
          <table:table-cell table:style-name="ce21" table:formula="of:=SUM([.G41];[.I40]-[.H41])" office:value-type="float" office:value="1358.55" calcext:value-type="float">
            <text:p>R$ 1.358,5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7" calcext:value-type="date">
            <text:p>17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03.55" calcext:value-type="float">
            <text:p>103,5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03.55" calcext:value-type="float">
            <text:p>R$ 103,55</text:p>
          </table:table-cell>
          <table:table-cell table:style-name="ce25"/>
          <table:table-cell table:style-name="ce21" table:formula="of:=SUM([.G42];[.I41]-[.H42])" office:value-type="float" office:value="1462.1" calcext:value-type="float">
            <text:p>R$ 1.462,1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8" calcext:value-type="date">
            <text:p>18/11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42.6" calcext:value-type="float">
            <text:p>242,6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42.6" calcext:value-type="float">
            <text:p>R$ 242,60</text:p>
          </table:table-cell>
          <table:table-cell table:style-name="ce21" table:formula="of:=SUM([.G43];[.I42]-[.H43])" office:value-type="float" office:value="1219.5" calcext:value-type="float">
            <text:p>R$ 1.219,5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8" calcext:value-type="date">
            <text:p>18/11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342" calcext:value-type="float">
            <text:p>342,0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342" calcext:value-type="float">
            <text:p>R$ 342,00</text:p>
          </table:table-cell>
          <table:table-cell table:style-name="ce21" table:formula="of:=SUM([.G44];[.I43]-[.H44])" office:value-type="float" office:value="877.5" calcext:value-type="float">
            <text:p>R$ 877,5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8" calcext:value-type="date">
            <text:p>18/11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45];[.I44]-[.H45])" office:value-type="float" office:value="827.5" calcext:value-type="float">
            <text:p>R$ 827,5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8" calcext:value-type="date">
            <text:p>18/11/15</text:p>
          </table:table-cell>
          <table:table-cell table:style-name="ce40" office:value-type="float" office:value="33" calcext:value-type="float">
            <text:p>33</text:p>
          </table:table-cell>
          <table:table-cell table:style-name="ce6" table:content-validation-name="val1" office:value-type="string" calcext:value-type="string">
            <text:p>XUXINHAS</text:p>
          </table:table-cell>
          <table:table-cell table:style-name="ce15" office:value-type="float" office:value="30" calcext:value-type="float">
            <text:p>30,00</text:p>
          </table:table-cell>
          <table:table-cell table:style-name="ce6" table:content-validation-name="val1" office:value-type="string" calcext:value-type="string">
            <text:p>XUXINHAS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46];[.I45]-[.H46])" office:value-type="float" office:value="797.500000000001" calcext:value-type="float">
            <text:p>R$ 797,5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8" calcext:value-type="date">
            <text:p>18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48.55" calcext:value-type="float">
            <text:p>248,5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48.55" calcext:value-type="float">
            <text:p>R$ 248,55</text:p>
          </table:table-cell>
          <table:table-cell table:style-name="ce25"/>
          <table:table-cell table:style-name="ce21" table:formula="of:=SUM([.G47];[.I46]-[.H47])" office:value-type="float" office:value="1046.05" calcext:value-type="float">
            <text:p>R$ 1.046,0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9" calcext:value-type="date">
            <text:p>19/11/15</text:p>
          </table:table-cell>
          <table:table-cell table:style-name="ce6" table:content-validation-name="val1" office:value-type="float" office:value="23" calcext:value-type="float">
            <text:p>23</text:p>
          </table:table-cell>
          <table:table-cell table:style-name="ce6" table:content-validation-name="val1"/>
          <table:table-cell table:style-name="ce15" office:value-type="float" office:value="356" calcext:value-type="float">
            <text:p>356,00</text:p>
          </table:table-cell>
          <table:table-cell table:style-name="ce6" table:content-validation-name="val1" office:value-type="string" calcext:value-type="string">
            <text:p>MARCO BONI</text:p>
          </table:table-cell>
          <table:table-cell table:style-name="ce25"/>
          <table:table-cell table:style-name="ce25" office:value-type="float" office:value="356" calcext:value-type="float">
            <text:p>R$ 356,00</text:p>
          </table:table-cell>
          <table:table-cell table:style-name="ce21" table:formula="of:=SUM([.G48];[.I47]-[.H48])" office:value-type="float" office:value="690.05" calcext:value-type="float">
            <text:p>R$ 690,0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9" calcext:value-type="date">
            <text:p>19/11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88.4" calcext:value-type="float">
            <text:p>288,4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88.4" calcext:value-type="float">
            <text:p>R$ 288,40</text:p>
          </table:table-cell>
          <table:table-cell table:style-name="ce21" table:formula="of:=SUM([.G49];[.I48]-[.H49])" office:value-type="float" office:value="401.65" calcext:value-type="float">
            <text:p>R$ 401,6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9" calcext:value-type="date">
            <text:p>19/11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350" calcext:value-type="float">
            <text:p>3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 office:value-type="float" office:value="350" calcext:value-type="float">
            <text:p>R$ 350,00</text:p>
          </table:table-cell>
          <table:table-cell table:style-name="ce25"/>
          <table:table-cell table:style-name="ce21" table:formula="of:=SUM([.G50];[.I49]-[.H50])" office:value-type="float" office:value="751.65" calcext:value-type="float">
            <text:p>R$ 751,6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19" calcext:value-type="date">
            <text:p>19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77.55" calcext:value-type="float">
            <text:p>377,5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77.55" calcext:value-type="float">
            <text:p>R$ 377,55</text:p>
          </table:table-cell>
          <table:table-cell table:style-name="ce25"/>
          <table:table-cell table:style-name="ce21" table:formula="of:=SUM([.G51];[.I50]-[.H51])" office:value-type="float" office:value="1129.2" calcext:value-type="float">
            <text:p>R$ 1.129,2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0" calcext:value-type="date">
            <text:p>20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61.8" calcext:value-type="float">
            <text:p>261,8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61.8" calcext:value-type="float">
            <text:p>R$ 261,80</text:p>
          </table:table-cell>
          <table:table-cell table:style-name="ce25"/>
          <table:table-cell table:style-name="ce21" table:formula="of:=SUM([.G52];[.I51]-[.H52])" office:value-type="float" office:value="1391" calcext:value-type="float">
            <text:p>R$ 1.391,0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0" calcext:value-type="date">
            <text:p>20/11/15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 office:value-type="string" calcext:value-type="string">
            <text:p>SANDRA</text:p>
          </table:table-cell>
          <table:table-cell table:style-name="ce15" office:value-type="float" office:value="13" calcext:value-type="float">
            <text:p>13,00</text:p>
          </table:table-cell>
          <table:table-cell table:style-name="ce6" table:content-validation-name="val1" office:value-type="string" calcext:value-type="string">
            <text:p>FONE SANDRA</text:p>
          </table:table-cell>
          <table:table-cell table:style-name="ce25"/>
          <table:table-cell table:style-name="ce41" office:value-type="float" office:value="13" calcext:value-type="float">
            <text:p>R$ 13,00</text:p>
          </table:table-cell>
          <table:table-cell table:style-name="ce21" table:formula="of:=SUM([.G53];[.I52]-[.H53])" office:value-type="float" office:value="1378" calcext:value-type="float">
            <text:p>R$ 1.378,0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0" calcext:value-type="date">
            <text:p>20/11/15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 office:value-type="string" calcext:value-type="string">
            <text:p>BECA</text:p>
          </table:table-cell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FONE BECA</text:p>
          </table:table-cell>
          <table:table-cell table:style-name="ce25"/>
          <table:table-cell table:style-name="ce41" office:value-type="float" office:value="15" calcext:value-type="float">
            <text:p>R$ 15,00</text:p>
          </table:table-cell>
          <table:table-cell table:style-name="ce21" table:formula="of:=SUM([.G54];[.I53]-[.H54])" office:value-type="float" office:value="1363" calcext:value-type="float">
            <text:p>R$ 1.363,0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0" calcext:value-type="date">
            <text:p>20/11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Sil</text:p>
          </table:table-cell>
          <table:table-cell table:style-name="ce15" office:value-type="float" office:value="90" calcext:value-type="float">
            <text:p>90,00</text:p>
          </table:table-cell>
          <table:table-cell table:style-name="ce6" table:content-validation-name="val1" office:value-type="string" calcext:value-type="string">
            <text:p>CASA <text:s/>SIL</text:p>
          </table:table-cell>
          <table:table-cell table:style-name="ce25"/>
          <table:table-cell table:style-name="ce41" office:value-type="float" office:value="90" calcext:value-type="float">
            <text:p>R$ 90,00</text:p>
          </table:table-cell>
          <table:table-cell table:style-name="ce21" table:formula="of:=SUM([.G55];[.I54]-[.H55])" office:value-type="float" office:value="1273" calcext:value-type="float">
            <text:p>R$ 1.273,0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0" calcext:value-type="date">
            <text:p>20/11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4.5" calcext:value-type="float">
            <text:p>4,5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4.5" calcext:value-type="float">
            <text:p>R$ 4,50</text:p>
          </table:table-cell>
          <table:table-cell table:style-name="ce21" table:formula="of:=SUM([.G56];[.I55]-[.H56])" office:value-type="float" office:value="1268.5" calcext:value-type="float">
            <text:p>R$ 1.268,5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0" calcext:value-type="date">
            <text:p>20/11/15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PROLABORE NATI</text:p>
          </table:table-cell>
          <table:table-cell table:style-name="ce25"/>
          <table:table-cell table:style-name="ce43" office:value-type="float" office:value="20" calcext:value-type="float">
            <text:p>R$ 20,00</text:p>
          </table:table-cell>
          <table:table-cell table:style-name="ce21" table:formula="of:=SUM([.G57];[.I56]-[.H57])" office:value-type="float" office:value="1248.5" calcext:value-type="float">
            <text:p>R$ 1.248,5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1" calcext:value-type="date">
            <text:p>21/11/15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43" office:value-type="float" office:value="20" calcext:value-type="float">
            <text:p>R$ 20,00</text:p>
          </table:table-cell>
          <table:table-cell table:style-name="ce21" table:formula="of:=SUM([.G58];[.I57]-[.H58])" office:value-type="float" office:value="1228.5" calcext:value-type="float">
            <text:p>R$ 1.228,5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1" calcext:value-type="date">
            <text:p>21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09.25" calcext:value-type="float">
            <text:p>309,2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09.25" calcext:value-type="float">
            <text:p>R$ 309,25</text:p>
          </table:table-cell>
          <table:table-cell table:style-name="ce25"/>
          <table:table-cell table:style-name="ce21" table:formula="of:=SUM([.G59];[.I58]-[.H59])" office:value-type="float" office:value="1537.75" calcext:value-type="float">
            <text:p>R$ 1.537,7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3" calcext:value-type="date">
            <text:p>23/11/15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 office:value-type="float" office:value="22" calcext:value-type="float">
            <text:p>22,00</text:p>
          </table:table-cell>
          <table:table-cell table:style-name="ce6" table:content-validation-name="val1" office:value-type="string" calcext:value-type="string">
            <text:p>ADESIVOS</text:p>
          </table:table-cell>
          <table:table-cell table:style-name="ce25"/>
          <table:table-cell table:style-name="ce25" office:value-type="float" office:value="22" calcext:value-type="float">
            <text:p>R$ 22,00</text:p>
          </table:table-cell>
          <table:table-cell table:style-name="ce21" table:formula="of:=SUM([.G60];[.I59]-[.H60])" office:value-type="float" office:value="1515.75" calcext:value-type="float">
            <text:p>R$ 1.515,7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3" calcext:value-type="date">
            <text:p>23/11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20" calcext:value-type="float">
            <text:p>R$ 20,00</text:p>
          </table:table-cell>
          <table:table-cell table:style-name="ce21" table:formula="of:=SUM([.G61];[.I60]-[.H61])" office:value-type="float" office:value="1495.75" calcext:value-type="float">
            <text:p>R$ 1.495,7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3" calcext:value-type="date">
            <text:p>23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06.4" calcext:value-type="float">
            <text:p>206,4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06.4" calcext:value-type="float">
            <text:p>R$ 206,40</text:p>
          </table:table-cell>
          <table:table-cell table:style-name="ce25"/>
          <table:table-cell table:style-name="ce21" table:formula="of:=SUM([.G62];[.I61]-[.H62])" office:value-type="float" office:value="1702.15" calcext:value-type="float">
            <text:p>R$ 1.702,1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4" calcext:value-type="date">
            <text:p>24/11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63];[.I62]-[.H63])" office:value-type="float" office:value="1652.15" calcext:value-type="float">
            <text:p>R$ 1.652,1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4" calcext:value-type="date">
            <text:p>24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46.2" calcext:value-type="float">
            <text:p>146,2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46.2" calcext:value-type="float">
            <text:p>R$ 146,20</text:p>
          </table:table-cell>
          <table:table-cell table:style-name="ce25"/>
          <table:table-cell table:style-name="ce21" table:formula="of:=SUM([.G64];[.I63]-[.H64])" office:value-type="float" office:value="1798.35" calcext:value-type="float">
            <text:p>R$ 1.798,3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5" calcext:value-type="date">
            <text:p>25/11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8.25" calcext:value-type="float">
            <text:p>18,25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18.25" calcext:value-type="float">
            <text:p>R$ 18,25</text:p>
          </table:table-cell>
          <table:table-cell table:style-name="ce21" table:formula="of:=SUM([.G65];[.I64]-[.H65])" office:value-type="float" office:value="1780.1" calcext:value-type="float">
            <text:p>R$ 1.780,1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5" calcext:value-type="date">
            <text:p>25/11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47.6" calcext:value-type="float">
            <text:p>247,6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47.6" calcext:value-type="float">
            <text:p>R$ 247,60</text:p>
          </table:table-cell>
          <table:table-cell table:style-name="ce21" table:formula="of:=SUM([.G66];[.I65]-[.H66])" office:value-type="float" office:value="1532.5" calcext:value-type="float">
            <text:p>R$ 1.532,5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5" calcext:value-type="date">
            <text:p>25/11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34.1" calcext:value-type="float">
            <text:p>234,1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34.1" calcext:value-type="float">
            <text:p>R$ 234,10</text:p>
          </table:table-cell>
          <table:table-cell table:style-name="ce21" table:formula="of:=SUM([.G67];[.I66]-[.H67])" office:value-type="float" office:value="1298.4" calcext:value-type="float">
            <text:p>R$ 1.298,4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5" calcext:value-type="date">
            <text:p>25/11/15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 office:value-type="float" office:value="266.2" calcext:value-type="float">
            <text:p>266,20</text:p>
          </table:table-cell>
          <table:table-cell table:style-name="ce6" table:content-validation-name="val1" office:value-type="string" calcext:value-type="string">
            <text:p>ALADIM</text:p>
          </table:table-cell>
          <table:table-cell table:style-name="ce25"/>
          <table:table-cell table:style-name="ce25" office:value-type="float" office:value="266.2" calcext:value-type="float">
            <text:p>R$ 266,20</text:p>
          </table:table-cell>
          <table:table-cell table:style-name="ce21" table:formula="of:=SUM([.G68];[.I67]-[.H68])" office:value-type="float" office:value="1032.2" calcext:value-type="float">
            <text:p>R$ 1.032,2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5" calcext:value-type="date">
            <text:p>25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23.05" calcext:value-type="float">
            <text:p>423,0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23.05" calcext:value-type="float">
            <text:p>R$ 423,05</text:p>
          </table:table-cell>
          <table:table-cell table:style-name="ce25"/>
          <table:table-cell table:style-name="ce21" table:formula="of:=SUM([.G69];[.I68]-[.H69])" office:value-type="float" office:value="1455.25" calcext:value-type="float">
            <text:p>R$ 1.455,2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6" calcext:value-type="date">
            <text:p>26/11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88.4" calcext:value-type="float">
            <text:p>288,4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88.4" calcext:value-type="float">
            <text:p>R$ 288,40</text:p>
          </table:table-cell>
          <table:table-cell table:style-name="ce21" table:formula="of:=SUM([.G70];[.I69]-[.H70])" office:value-type="float" office:value="1166.85" calcext:value-type="float">
            <text:p>R$ 1.166,8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6" calcext:value-type="date">
            <text:p>26/11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5.75" calcext:value-type="float">
            <text:p>15,75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15.75" calcext:value-type="float">
            <text:p>R$ 15,75</text:p>
          </table:table-cell>
          <table:table-cell table:style-name="ce21" table:formula="of:=SUM([.G71];[.I70]-[.H71])" office:value-type="float" office:value="1151.1" calcext:value-type="float">
            <text:p>R$ 1.151,1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6" calcext:value-type="date">
            <text:p>26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86.05" calcext:value-type="float">
            <text:p>186,0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86.05" calcext:value-type="float">
            <text:p>R$ 186,05</text:p>
          </table:table-cell>
          <table:table-cell table:style-name="ce25"/>
          <table:table-cell table:style-name="ce21" table:formula="of:=SUM([.G72];[.I71]-[.H72])" office:value-type="float" office:value="1337.15" calcext:value-type="float">
            <text:p>R$ 1.337,1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7" calcext:value-type="date">
            <text:p>27/11/15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 office:value-type="float" office:value="40" calcext:value-type="float">
            <text:p>40,00</text:p>
          </table:table-cell>
          <table:table-cell table:style-name="ce6" table:content-validation-name="val1" office:value-type="string" calcext:value-type="string">
            <text:p>ADESIVOS</text:p>
          </table:table-cell>
          <table:table-cell table:style-name="ce25"/>
          <table:table-cell table:style-name="ce25" office:value-type="float" office:value="40" calcext:value-type="float">
            <text:p>R$ 40,00</text:p>
          </table:table-cell>
          <table:table-cell table:style-name="ce21" table:formula="of:=SUM([.G73];[.I72]-[.H73])" office:value-type="float" office:value="1297.15" calcext:value-type="float">
            <text:p>R$ 1.297,1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7" calcext:value-type="date">
            <text:p>27/11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4.5" calcext:value-type="float">
            <text:p>24,5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24.5" calcext:value-type="float">
            <text:p>R$ 24,50</text:p>
          </table:table-cell>
          <table:table-cell table:style-name="ce21" table:formula="of:=SUM([.G74];[.I73]-[.H74])" office:value-type="float" office:value="1272.65" calcext:value-type="float">
            <text:p>R$ 1.272,6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7" calcext:value-type="date">
            <text:p>27/11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162" calcext:value-type="float">
            <text:p>162,00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162" calcext:value-type="float">
            <text:p>R$ 162,00</text:p>
          </table:table-cell>
          <table:table-cell table:style-name="ce21" table:formula="of:=SUM([.G75];[.I74]-[.H75])" office:value-type="float" office:value="1110.65" calcext:value-type="float">
            <text:p>R$ 1.110,6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7" calcext:value-type="date">
            <text:p>27/11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208" calcext:value-type="float">
            <text:p>208,00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208" calcext:value-type="float">
            <text:p>R$ 208,00</text:p>
          </table:table-cell>
          <table:table-cell table:style-name="ce21" table:formula="of:=SUM([.G76];[.I75]-[.H76])" office:value-type="float" office:value="902.650000000001" calcext:value-type="float">
            <text:p>R$ 902,6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7" calcext:value-type="date">
            <text:p>27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87.15" calcext:value-type="float">
            <text:p>287,1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87.15" calcext:value-type="float">
            <text:p>R$ 287,15</text:p>
          </table:table-cell>
          <table:table-cell table:style-name="ce25"/>
          <table:table-cell table:style-name="ce21" table:formula="of:=SUM([.G77];[.I76]-[.H77])" office:value-type="float" office:value="1189.8" calcext:value-type="float">
            <text:p>R$ 1.189,8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8" calcext:value-type="date">
            <text:p>28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658.9" calcext:value-type="float">
            <text:p>658,9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658.9" calcext:value-type="float">
            <text:p>R$ 658,90</text:p>
          </table:table-cell>
          <table:table-cell table:style-name="ce25"/>
          <table:table-cell table:style-name="ce21" table:formula="of:=SUM([.G78];[.I77]-[.H78])" office:value-type="float" office:value="1848.7" calcext:value-type="float">
            <text:p>R$ 1.848,7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28" calcext:value-type="date">
            <text:p>28/11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5" calcext:value-type="float">
            <text:p>25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25" calcext:value-type="float">
            <text:p>R$ 25,00</text:p>
          </table:table-cell>
          <table:table-cell table:style-name="ce21" table:formula="of:=SUM([.G79];[.I78]-[.H79])" office:value-type="float" office:value="1823.7" calcext:value-type="float">
            <text:p>R$ 1.823,7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1-30" calcext:value-type="date">
            <text:p>30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72.65" calcext:value-type="float">
            <text:p>372,6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72.65" calcext:value-type="float">
            <text:p>R$ 372,65</text:p>
          </table:table-cell>
          <table:table-cell table:style-name="ce25"/>
          <table:table-cell table:style-name="ce21" table:formula="of:=SUM([.G80];[.I79]-[.H80])" office:value-type="float" office:value="2196.35" calcext:value-type="float">
            <text:p>R$ 2.196,3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1];[.I80]-[.H81])" office:value-type="float" office:value="2196.35" calcext:value-type="float">
            <text:p>R$ 2.196,3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2];[.I81]-[.H82])" office:value-type="float" office:value="2196.35" calcext:value-type="float">
            <text:p>R$ 2.196,3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3];[.I82]-[.H83])" office:value-type="float" office:value="2196.35" calcext:value-type="float">
            <text:p>R$ 2.196,3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4];[.I83]-[.H84])" office:value-type="float" office:value="2196.35" calcext:value-type="float">
            <text:p>R$ 2.196,3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5];[.I84]-[.H85])" office:value-type="float" office:value="2196.35" calcext:value-type="float">
            <text:p>R$ 2.196,3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6];[.I85]-[.H86])" office:value-type="float" office:value="2196.35" calcext:value-type="float">
            <text:p>R$ 2.196,3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7];[.I86]-[.H87])" office:value-type="float" office:value="2196.35" calcext:value-type="float">
            <text:p>R$ 2.196,3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8];[.I87]-[.H88])" office:value-type="float" office:value="2196.35" calcext:value-type="float">
            <text:p>R$ 2.196,3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9];[.I88]-[.H89])" office:value-type="float" office:value="2196.35" calcext:value-type="float">
            <text:p>R$ 2.196,3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0];[.I89]-[.H90])" office:value-type="float" office:value="2196.35" calcext:value-type="float">
            <text:p>R$ 2.196,3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1];[.I90]-[.H91])" office:value-type="float" office:value="2196.35" calcext:value-type="float">
            <text:p>R$ 2.196,3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2];[.I91]-[.H92])" office:value-type="float" office:value="2196.35" calcext:value-type="float">
            <text:p>R$ 2.196,3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3];[.I92]-[.H93])" office:value-type="float" office:value="2196.35" calcext:value-type="float">
            <text:p>R$ 2.196,3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4];[.I93]-[.H94])" office:value-type="float" office:value="2196.35" calcext:value-type="float">
            <text:p>R$ 2.196,35</text:p>
          </table:table-cell>
          <table:table-cell table:number-columns-repeated="1015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Z-15" table:style-name="ta9">
        <table:table-column table:style-name="co14" table:number-columns-repeated="2" table:default-cell-style-name="Default"/>
        <table:table-column table:style-name="co42" table:default-cell-style-name="ce40"/>
        <table:table-column table:style-name="co6" table:default-cell-style-name="Default"/>
        <table:table-column table:style-name="co6" table:default-cell-style-name="ce10"/>
        <table:table-column table:style-name="co43" table:default-cell-style-name="Default"/>
        <table:table-column table:style-name="co6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4" table:number-columns-repeated="1015" table:default-cell-style-name="Default"/>
        <table:table-row table:style-name="ro4">
          <table:table-cell table:number-columns-repeated="4"/>
          <table:table-cell table:style-name="ce13" office:value-type="string" calcext:value-type="string">
            <text:p>valu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MARIA BONITA COSMÉTICOS</text:p>
          </table:table-cell>
          <table:covered-table-cell table:number-columns-repeated="2" table:style-name="ce7"/>
          <table:covered-table-cell table:style-name="ce11"/>
          <table:covered-table-cell table:number-columns-repeated="3" table:style-name="ce7"/>
          <table:covered-table-cell table:style-name="ce17"/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 table:number-columns-spanned="8" table:number-rows-spanned="1">
            <text:p>Controle Diário de Finanças</text:p>
          </table:table-cell>
          <table:covered-table-cell table:number-columns-repeated="2" table:style-name="ce8"/>
          <table:covered-table-cell table:style-name="ce12"/>
          <table:covered-table-cell table:number-columns-repeated="3" table:style-name="ce8"/>
          <table:covered-table-cell table:style-name="ce18"/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account_id</text:p>
          </table:table-cell>
          <table:table-cell table:style-name="ce3" office:value-type="string" calcext:value-type="string">
            <text:p>description</text:p>
          </table:table-cell>
          <table:table-cell table:style-name="ce13" office:value-type="string" calcext:value-type="string">
            <text:p>value</text:p>
          </table:table-cell>
          <table:table-cell table:style-name="ce3" office:value-type="string" calcext:value-type="string">
            <text:p>Histórico</text:p>
          </table:table-cell>
          <table:table-cell table:style-name="ce3" office:value-type="string" calcext:value-type="string">
            <text:p>Crédito</text:p>
          </table:table-cell>
          <table:table-cell table:style-name="ce3" office:value-type="string" calcext:value-type="string">
            <text:p>Débito</text:p>
          </table:table-cell>
          <table:table-cell table:style-name="ce3" office:value-type="string" calcext:value-type="string">
            <text:p>Saldo</text:p>
          </table:table-cell>
          <table:table-cell table:number-columns-repeated="1015"/>
        </table:table-row>
        <table:table-row table:style-name="ro4">
          <table:table-cell/>
          <table:table-cell table:style-name="ce9" table:number-columns-repeated="3"/>
          <table:table-cell table:style-name="ce14"/>
          <table:table-cell table:style-name="ce9"/>
          <table:table-cell table:style-name="ce24"/>
          <table:table-cell table:style-name="ce26"/>
          <table:table-cell table:style-name="ce19" office:value-type="float" office:value="2196.35" calcext:value-type="float">
            <text:p>R$ 2.196,3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01" calcext:value-type="date">
            <text:p>01/12/15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0" table:formula="of:=SUM([.G7];[.I6]-[.H7])" office:value-type="float" office:value="2186.35" calcext:value-type="float">
            <text:p>R$ 2.186,3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01" calcext:value-type="date">
            <text:p>01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string" calcext:value-type="string">
            <text:p>246, 6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string" calcext:value-type="string">
            <text:p>246, 60</text:p>
          </table:table-cell>
          <table:table-cell table:style-name="ce25"/>
          <table:table-cell table:style-name="ce21" table:formula="of:=SUM([.G8];[.I7]-[.H8])" office:value-type="float" office:value="2186.35" calcext:value-type="float">
            <text:p>R$ 2.186,3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02" calcext:value-type="date">
            <text:p>02/12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9];[.I8]-[.H9])" office:value-type="float" office:value="2136.35" calcext:value-type="float">
            <text:p>R$ 2.136,3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02" calcext:value-type="date">
            <text:p>02/12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Natal</text:p>
          </table:table-cell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LOJA NATAL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10];[.I9]-[.H10])" office:value-type="float" office:value="2116.35" calcext:value-type="float">
            <text:p>R$ 2.116,3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02" calcext:value-type="date">
            <text:p>02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66.25" calcext:value-type="float">
            <text:p>366,2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66.25" calcext:value-type="float">
            <text:p>R$ 366,25</text:p>
          </table:table-cell>
          <table:table-cell table:style-name="ce25"/>
          <table:table-cell table:style-name="ce21" table:formula="of:=SUM([.G11];[.I10]-[.H11])" office:value-type="float" office:value="2482.6" calcext:value-type="float">
            <text:p>R$ 2.482,6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03" calcext:value-type="date">
            <text:p>03/12/15</text:p>
          </table:table-cell>
          <table:table-cell table:style-name="ce6" table:content-validation-name="val1" office:value-type="float" office:value="34" calcext:value-type="float">
            <text:p>34</text:p>
          </table:table-cell>
          <table:table-cell table:style-name="ce6" table:content-validation-name="val1"/>
          <table:table-cell table:style-name="ce15" office:value-type="float" office:value="219.5" calcext:value-type="float">
            <text:p>219,50</text:p>
          </table:table-cell>
          <table:table-cell table:style-name="ce6" table:content-validation-name="val1" office:value-type="string" calcext:value-type="string">
            <text:p>JAMES</text:p>
          </table:table-cell>
          <table:table-cell table:style-name="ce25"/>
          <table:table-cell table:style-name="ce25" office:value-type="float" office:value="219.5" calcext:value-type="float">
            <text:p>R$ 219,50</text:p>
          </table:table-cell>
          <table:table-cell table:style-name="ce21" table:formula="of:=SUM([.G12];[.I11]-[.H12])" office:value-type="float" office:value="2263.1" calcext:value-type="float">
            <text:p>R$ 2.263,1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03" calcext:value-type="date">
            <text:p>03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80.85" calcext:value-type="float">
            <text:p>280,8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80.85" calcext:value-type="float">
            <text:p>R$ 280,85</text:p>
          </table:table-cell>
          <table:table-cell table:style-name="ce25"/>
          <table:table-cell table:style-name="ce21" table:formula="of:=SUM([.G13];[.I12]-[.H13])" office:value-type="float" office:value="2543.95" calcext:value-type="float">
            <text:p>R$ 2.543,95</text:p>
          </table:table-cell>
          <table:table-cell table:number-columns-repeated="1015"/>
        </table:table-row>
        <table:table-row table:style-name="ro10">
          <table:table-cell/>
          <table:table-cell table:style-name="ce39" office:value-type="date" office:date-value="2015-12-04" calcext:value-type="date">
            <text:p>04/12/15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44" table:content-validation-name="val1" office:value-type="string" calcext:value-type="string">
            <text:p>BANCO</text:p>
          </table:table-cell>
          <table:table-cell table:style-name="ce15" office:value-type="float" office:value="700" calcext:value-type="float">
            <text:p>700,00</text:p>
          </table:table-cell>
          <table:table-cell table:style-name="ce6" table:content-validation-name="val1" office:value-type="string" calcext:value-type="string">
            <text:p>DEPOSITO BANCO</text:p>
          </table:table-cell>
          <table:table-cell table:style-name="ce25"/>
          <table:table-cell table:style-name="ce25" office:value-type="float" office:value="700" calcext:value-type="float">
            <text:p>R$ 700,00</text:p>
          </table:table-cell>
          <table:table-cell table:style-name="ce21" table:formula="of:=SUM([.G14];[.I13]-[.H14])" office:value-type="float" office:value="1843.95" calcext:value-type="float">
            <text:p>R$ 1.843,95</text:p>
          </table:table-cell>
          <table:table-cell table:number-columns-repeated="1015"/>
        </table:table-row>
        <table:table-row table:style-name="ro5">
          <table:table-cell/>
          <table:table-cell table:style-name="ce39" office:value-type="date" office:date-value="2015-12-04" calcext:value-type="date">
            <text:p>04/12/15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 office:value-type="float" office:value="266.2" calcext:value-type="float">
            <text:p>266,20</text:p>
          </table:table-cell>
          <table:table-cell table:style-name="ce6" table:content-validation-name="val1" office:value-type="string" calcext:value-type="string">
            <text:p>ALADIM</text:p>
          </table:table-cell>
          <table:table-cell table:style-name="ce25"/>
          <table:table-cell table:style-name="ce25" office:value-type="float" office:value="266.2" calcext:value-type="float">
            <text:p>R$ 266,20</text:p>
          </table:table-cell>
          <table:table-cell table:style-name="ce21" table:formula="of:=SUM([.G15];[.I14]-[.H15])" office:value-type="float" office:value="1577.75" calcext:value-type="float">
            <text:p>R$ 1.577,7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04" calcext:value-type="date">
            <text:p>04/12/15</text:p>
          </table:table-cell>
          <table:table-cell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MANUTENCAO/ ESCADA</text:p>
          </table:table-cell>
          <table:table-cell table:style-name="ce15" office:value-type="float" office:value="80" calcext:value-type="float">
            <text:p>80,00</text:p>
          </table:table-cell>
          <table:table-cell table:style-name="ce6" table:content-validation-name="val1" office:value-type="string" calcext:value-type="string">
            <text:p>MANUTENCAO/ ESCADA</text:p>
          </table:table-cell>
          <table:table-cell table:style-name="ce25"/>
          <table:table-cell table:style-name="ce25" office:value-type="float" office:value="80" calcext:value-type="float">
            <text:p>R$ 80,00</text:p>
          </table:table-cell>
          <table:table-cell table:style-name="ce21" table:formula="of:=SUM([.G16];[.I15]-[.H16])" office:value-type="float" office:value="1497.75" calcext:value-type="float">
            <text:p>R$ 1.497,7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04" calcext:value-type="date">
            <text:p>04/12/15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 office:value-type="string" calcext:value-type="string">
            <text:p>ALMOCO</text:p>
          </table:table-cell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COMIDA/ ALMOCO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17];[.I16]-[.H17])" office:value-type="float" office:value="1482.75" calcext:value-type="float">
            <text:p>R$ 1.482,7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04" calcext:value-type="date">
            <text:p>04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99.5" calcext:value-type="float">
            <text:p>499,5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99.5" calcext:value-type="float">
            <text:p>R$ 499,50</text:p>
          </table:table-cell>
          <table:table-cell table:style-name="ce25"/>
          <table:table-cell table:style-name="ce21" table:formula="of:=SUM([.G18];[.I17]-[.H18])" office:value-type="float" office:value="1982.25" calcext:value-type="float">
            <text:p>R$ 1.982,2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05" calcext:value-type="date">
            <text:p>05/12/15</text:p>
          </table:table-cell>
          <table:table-cell table:style-name="ce6" table:content-validation-name="val1" office:value-type="float" office:value="27" calcext:value-type="float">
            <text:p>27</text:p>
          </table:table-cell>
          <table:table-cell table:style-name="ce6" table:content-validation-name="val1"/>
          <table:table-cell table:style-name="ce15" office:value-type="float" office:value="200" calcext:value-type="float">
            <text:p>200,00</text:p>
          </table:table-cell>
          <table:table-cell table:style-name="ce6" table:content-validation-name="val1" office:value-type="string" calcext:value-type="string">
            <text:p>ZAPHER</text:p>
          </table:table-cell>
          <table:table-cell table:style-name="ce25"/>
          <table:table-cell table:style-name="ce25" office:value-type="float" office:value="200" calcext:value-type="float">
            <text:p>R$ 200,00</text:p>
          </table:table-cell>
          <table:table-cell table:style-name="ce21" table:formula="of:=SUM([.G19];[.I18]-[.H19])" office:value-type="float" office:value="1782.25" calcext:value-type="float">
            <text:p>R$ 1.782,2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05" calcext:value-type="date">
            <text:p>05/12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Gás</text:p>
          </table:table-cell>
          <table:table-cell table:style-name="ce15" office:value-type="float" office:value="55" calcext:value-type="float">
            <text:p>55,00</text:p>
          </table:table-cell>
          <table:table-cell table:style-name="ce6" table:content-validation-name="val1" office:value-type="string" calcext:value-type="string">
            <text:p>CASA GAS</text:p>
          </table:table-cell>
          <table:table-cell table:style-name="ce25"/>
          <table:table-cell table:style-name="ce41" office:value-type="float" office:value="55" calcext:value-type="float">
            <text:p>R$ 55,00</text:p>
          </table:table-cell>
          <table:table-cell table:style-name="ce21" table:formula="of:=SUM([.G20];[.I19]-[.H20])" office:value-type="float" office:value="1727.25" calcext:value-type="float">
            <text:p>R$ 1.727,2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05" calcext:value-type="date">
            <text:p>05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84.5" calcext:value-type="float">
            <text:p>484,5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84.5" calcext:value-type="float">
            <text:p>R$ 484,50</text:p>
          </table:table-cell>
          <table:table-cell table:style-name="ce25"/>
          <table:table-cell table:style-name="ce21" table:formula="of:=SUM([.G21];[.I20]-[.H21])" office:value-type="float" office:value="2211.75" calcext:value-type="float">
            <text:p>R$ 2.211,7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07" calcext:value-type="date">
            <text:p>07/12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MANUTENCAO</text:p>
          </table:table-cell>
          <table:table-cell table:style-name="ce15" office:value-type="float" office:value="11" calcext:value-type="float">
            <text:p>11,00</text:p>
          </table:table-cell>
          <table:table-cell table:style-name="ce6" table:content-validation-name="val1" office:value-type="string" calcext:value-type="string">
            <text:p>LOJA MANUTENCAO </text:p>
          </table:table-cell>
          <table:table-cell table:style-name="ce25"/>
          <table:table-cell table:style-name="ce25" office:value-type="float" office:value="11" calcext:value-type="float">
            <text:p>R$ 11,00</text:p>
          </table:table-cell>
          <table:table-cell table:style-name="ce21" table:formula="of:=SUM([.G22];[.I21]-[.H22])" office:value-type="float" office:value="2200.75" calcext:value-type="float">
            <text:p>R$ 2.200,7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07" calcext:value-type="date">
            <text:p>07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04.9" calcext:value-type="float">
            <text:p>204,9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04.9" calcext:value-type="float">
            <text:p>R$ 204,90</text:p>
          </table:table-cell>
          <table:table-cell table:style-name="ce25"/>
          <table:table-cell table:style-name="ce21" table:formula="of:=SUM([.G23];[.I22]-[.H23])" office:value-type="float" office:value="2405.65" calcext:value-type="float">
            <text:p>R$ 2.405,6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08" calcext:value-type="date">
            <text:p>08/12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24];[.I23]-[.H24])" office:value-type="float" office:value="2355.65" calcext:value-type="float">
            <text:p>R$ 2.355,6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08" calcext:value-type="date">
            <text:p>08/12/15</text:p>
          </table:table-cell>
          <table:table-cell office:value-type="float" office:value="33" calcext:value-type="float">
            <text:p>33</text:p>
          </table:table-cell>
          <table:table-cell table:style-name="ce6" table:content-validation-name="val1" office:value-type="string" calcext:value-type="string">
            <text:p>PRODUTOS</text:p>
          </table:table-cell>
          <table:table-cell table:style-name="ce15" office:value-type="float" office:value="70" calcext:value-type="float">
            <text:p>70,00</text:p>
          </table:table-cell>
          <table:table-cell table:style-name="ce6" table:content-validation-name="val1" office:value-type="string" calcext:value-type="string">
            <text:p>PRODUTOS</text:p>
          </table:table-cell>
          <table:table-cell table:style-name="ce25"/>
          <table:table-cell table:style-name="ce25" office:value-type="float" office:value="70" calcext:value-type="float">
            <text:p>R$ 70,00</text:p>
          </table:table-cell>
          <table:table-cell table:style-name="ce21" table:formula="of:=SUM([.G25];[.I24]-[.H25])" office:value-type="float" office:value="2285.65" calcext:value-type="float">
            <text:p>R$ 2.285,6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08" calcext:value-type="date">
            <text:p>08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38.75" calcext:value-type="float">
            <text:p>338,7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38.75" calcext:value-type="float">
            <text:p>R$ 338,75</text:p>
          </table:table-cell>
          <table:table-cell table:style-name="ce25"/>
          <table:table-cell table:style-name="ce21" table:formula="of:=SUM([.G26];[.I25]-[.H26])" office:value-type="float" office:value="2624.4" calcext:value-type="float">
            <text:p>R$ 2.624,4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09" calcext:value-type="date">
            <text:p>09/12/15</text:p>
          </table:table-cell>
          <table:table-cell office:value-type="float" office:value="33" calcext:value-type="float">
            <text:p>33</text:p>
          </table:table-cell>
          <table:table-cell table:style-name="ce6" table:content-validation-name="val1" office:value-type="string" calcext:value-type="string">
            <text:p>PRODUTOS FARMACIA</text:p>
          </table:table-cell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PRODUTOS FARMACIA</text:p>
          </table:table-cell>
          <table:table-cell table:style-name="ce25"/>
          <table:table-cell table:style-name="ce41" office:value-type="float" office:value="50" calcext:value-type="float">
            <text:p>R$ 50,00</text:p>
          </table:table-cell>
          <table:table-cell table:style-name="ce21" table:formula="of:=SUM([.G27];[.I26]-[.H27])" office:value-type="float" office:value="2574.4" calcext:value-type="float">
            <text:p>R$ 2.574,4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09" calcext:value-type="date">
            <text:p>09/12/15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 office:value-type="float" office:value="800" calcext:value-type="float">
            <text:p>800,00</text:p>
          </table:table-cell>
          <table:table-cell table:style-name="ce6" table:content-validation-name="val1" office:value-type="string" calcext:value-type="string">
            <text:p>DEPOSITO BANCO</text:p>
          </table:table-cell>
          <table:table-cell table:style-name="ce25"/>
          <table:table-cell table:style-name="ce25" office:value-type="float" office:value="800" calcext:value-type="float">
            <text:p>R$ 800,00</text:p>
          </table:table-cell>
          <table:table-cell table:style-name="ce21" table:formula="of:=SUM([.G28];[.I27]-[.H28])" office:value-type="float" office:value="1774.4" calcext:value-type="float">
            <text:p>R$ 1.774,4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09" calcext:value-type="date">
            <text:p>09/12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50" calcext:value-type="float">
            <text:p>R$ 50,00</text:p>
          </table:table-cell>
          <table:table-cell table:style-name="ce21" table:formula="of:=SUM([.G29];[.I28]-[.H29])" office:value-type="float" office:value="1724.4" calcext:value-type="float">
            <text:p>R$ 1.724,4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09" calcext:value-type="date">
            <text:p>09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99.9" calcext:value-type="float">
            <text:p>499,9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99.9" calcext:value-type="float">
            <text:p>R$ 499,90</text:p>
          </table:table-cell>
          <table:table-cell table:style-name="ce25"/>
          <table:table-cell table:style-name="ce21" table:formula="of:=SUM([.G30];[.I29]-[.H30])" office:value-type="float" office:value="2224.3" calcext:value-type="float">
            <text:p>R$ 2.224,3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10" calcext:value-type="date">
            <text:p>10/12/15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 office:value-type="float" office:value="791.65" calcext:value-type="float">
            <text:p>791,65</text:p>
          </table:table-cell>
          <table:table-cell table:style-name="ce6" table:content-validation-name="val1" office:value-type="string" calcext:value-type="string">
            <text:p>GLAUCIA</text:p>
          </table:table-cell>
          <table:table-cell table:style-name="ce25"/>
          <table:table-cell table:style-name="ce25" office:value-type="float" office:value="791.65" calcext:value-type="float">
            <text:p>R$ 791,65</text:p>
          </table:table-cell>
          <table:table-cell table:style-name="ce21" table:formula="of:=SUM([.G31];[.I30]-[.H31])" office:value-type="float" office:value="1432.65" calcext:value-type="float">
            <text:p>R$ 1.432,6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10" calcext:value-type="date">
            <text:p>10/12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ães e gatos</text:p>
          </table:table-cell>
          <table:table-cell table:style-name="ce15" office:value-type="float" office:value="150" calcext:value-type="float">
            <text:p>150,00</text:p>
          </table:table-cell>
          <table:table-cell table:style-name="ce6" table:content-validation-name="val1" office:value-type="string" calcext:value-type="string">
            <text:p>CASA <text:s/>cães <text:s/>e gatos</text:p>
          </table:table-cell>
          <table:table-cell table:style-name="ce25"/>
          <table:table-cell table:style-name="ce41" office:value-type="float" office:value="150" calcext:value-type="float">
            <text:p>R$ 150,00</text:p>
          </table:table-cell>
          <table:table-cell table:style-name="ce21" table:formula="of:=SUM([.G32];[.I31]-[.H32])" office:value-type="float" office:value="1282.65" calcext:value-type="float">
            <text:p>R$ 1.282,6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10" calcext:value-type="date">
            <text:p>10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03.3" calcext:value-type="float">
            <text:p>303,3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03.3" calcext:value-type="float">
            <text:p>R$ 303,30</text:p>
          </table:table-cell>
          <table:table-cell table:style-name="ce25"/>
          <table:table-cell table:style-name="ce21" table:formula="of:=SUM([.G33];[.I32]-[.H33])" office:value-type="float" office:value="1585.95" calcext:value-type="float">
            <text:p>R$ 1.585,9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10" calcext:value-type="date">
            <text:p>10/12/15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6" table:content-validation-name="val1"/>
          <table:table-cell table:style-name="ce15" office:value-type="float" office:value="788" calcext:value-type="float">
            <text:p>788,00</text:p>
          </table:table-cell>
          <table:table-cell table:style-name="ce6" table:content-validation-name="val1" office:value-type="string" calcext:value-type="string">
            <text:p>ALUGUEL</text:p>
          </table:table-cell>
          <table:table-cell table:style-name="ce25"/>
          <table:table-cell table:style-name="ce25" office:value-type="float" office:value="788" calcext:value-type="float">
            <text:p>R$ 788,00</text:p>
          </table:table-cell>
          <table:table-cell table:style-name="ce21" table:formula="of:=SUM([.G34];[.I33]-[.H34])" office:value-type="float" office:value="797.95" calcext:value-type="float">
            <text:p>R$ 797,9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11" calcext:value-type="date">
            <text:p>11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657.7" calcext:value-type="float">
            <text:p>657,7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657.7" calcext:value-type="float">
            <text:p>R$ 657,70</text:p>
          </table:table-cell>
          <table:table-cell table:style-name="ce25"/>
          <table:table-cell table:style-name="ce21" table:formula="of:=SUM([.G35];[.I34]-[.H35])" office:value-type="float" office:value="1455.65" calcext:value-type="float">
            <text:p>R$ 1.455,6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11" calcext:value-type="date">
            <text:p>11/12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Passeio</text:p>
          </table:table-cell>
          <table:table-cell table:style-name="ce15" office:value-type="float" office:value="85" calcext:value-type="float">
            <text:p>85,00</text:p>
          </table:table-cell>
          <table:table-cell table:style-name="ce6" table:content-validation-name="val1" office:value-type="string" calcext:value-type="string">
            <text:p>CASA passeio</text:p>
          </table:table-cell>
          <table:table-cell table:style-name="ce25"/>
          <table:table-cell table:style-name="ce41" office:value-type="float" office:value="85" calcext:value-type="float">
            <text:p>R$ 85,00</text:p>
          </table:table-cell>
          <table:table-cell table:style-name="ce21" table:formula="of:=SUM([.G36];[.I35]-[.H36])" office:value-type="float" office:value="1370.65" calcext:value-type="float">
            <text:p>R$ 1.370,6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12" calcext:value-type="date">
            <text:p>12/12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80" calcext:value-type="float">
            <text:p>8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80" calcext:value-type="float">
            <text:p>R$ 80,00</text:p>
          </table:table-cell>
          <table:table-cell table:style-name="ce21" table:formula="of:=SUM([.G37];[.I36]-[.H37])" office:value-type="float" office:value="1290.65" calcext:value-type="float">
            <text:p>R$ 1.290,6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12" calcext:value-type="date">
            <text:p>12/12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Roupa Nati</text:p>
          </table:table-cell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 roupa nati</text:p>
          </table:table-cell>
          <table:table-cell table:style-name="ce25"/>
          <table:table-cell table:style-name="ce41" office:value-type="float" office:value="50" calcext:value-type="float">
            <text:p>R$ 50,00</text:p>
          </table:table-cell>
          <table:table-cell table:style-name="ce21" table:formula="of:=SUM([.G38];[.I37]-[.H38])" office:value-type="float" office:value="1240.65" calcext:value-type="float">
            <text:p>R$ 1.240,6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12" calcext:value-type="date">
            <text:p>12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56.15" calcext:value-type="float">
            <text:p>456,1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56.15" calcext:value-type="float">
            <text:p>R$ 456,15</text:p>
          </table:table-cell>
          <table:table-cell table:style-name="ce25"/>
          <table:table-cell table:style-name="ce21" table:formula="of:=SUM([.G39];[.I38]-[.H39])" office:value-type="float" office:value="1696.8" calcext:value-type="float">
            <text:p>R$ 1.696,8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14" calcext:value-type="date">
            <text:p>14/12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40];[.I39]-[.H40])" office:value-type="float" office:value="1646.8" calcext:value-type="float">
            <text:p>R$ 1.646,8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14" calcext:value-type="date">
            <text:p>14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18.3" calcext:value-type="float">
            <text:p>218,3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18.3" calcext:value-type="float">
            <text:p>R$ 218,30</text:p>
          </table:table-cell>
          <table:table-cell table:style-name="ce25"/>
          <table:table-cell table:style-name="ce21" table:formula="of:=SUM([.G41];[.I40]-[.H41])" office:value-type="float" office:value="1865.1" calcext:value-type="float">
            <text:p>R$ 1.865,1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14" calcext:value-type="date">
            <text:p>14/12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VITRINE</text:p>
          </table:table-cell>
          <table:table-cell table:style-name="ce15" office:value-type="float" office:value="200" calcext:value-type="float">
            <text:p>200,00</text:p>
          </table:table-cell>
          <table:table-cell table:style-name="ce6" table:content-validation-name="val1" office:value-type="string" calcext:value-type="string">
            <text:p>VITRINE LOJA</text:p>
          </table:table-cell>
          <table:table-cell table:style-name="ce25"/>
          <table:table-cell table:style-name="ce25" office:value-type="float" office:value="200" calcext:value-type="float">
            <text:p>R$ 200,00</text:p>
          </table:table-cell>
          <table:table-cell table:style-name="ce21" table:formula="of:=SUM([.G42];[.I41]-[.H42])" office:value-type="float" office:value="1665.1" calcext:value-type="float">
            <text:p>R$ 1.665,1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14" calcext:value-type="date">
            <text:p>14/12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luz</text:p>
          </table:table-cell>
          <table:table-cell table:style-name="ce15" office:value-type="float" office:value="39" calcext:value-type="float">
            <text:p>39,00</text:p>
          </table:table-cell>
          <table:table-cell table:style-name="ce6" table:content-validation-name="val1" office:value-type="string" calcext:value-type="string">
            <text:p>LUZ LOJA</text:p>
          </table:table-cell>
          <table:table-cell table:style-name="ce25"/>
          <table:table-cell table:style-name="ce25" office:value-type="float" office:value="39" calcext:value-type="float">
            <text:p>R$ 39,00</text:p>
          </table:table-cell>
          <table:table-cell table:style-name="ce21" table:formula="of:=SUM([.G43];[.I42]-[.H43])" office:value-type="float" office:value="1626.1" calcext:value-type="float">
            <text:p>R$ 1.626,1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15" calcext:value-type="date">
            <text:p>15/12/15</text:p>
          </table:table-cell>
          <table:table-cell table:style-name="ce6" table:content-validation-name="val1" office:value-type="float" office:value="21" calcext:value-type="float">
            <text:p>21</text:p>
          </table:table-cell>
          <table:table-cell table:style-name="ce6" table:content-validation-name="val1"/>
          <table:table-cell table:style-name="ce15" office:value-type="float" office:value="39" calcext:value-type="float">
            <text:p>39,00</text:p>
          </table:table-cell>
          <table:table-cell table:style-name="ce6" table:content-validation-name="val1" office:value-type="string" calcext:value-type="string">
            <text:p>SACOLAS</text:p>
          </table:table-cell>
          <table:table-cell table:style-name="ce25"/>
          <table:table-cell table:style-name="ce25" office:value-type="float" office:value="39" calcext:value-type="float">
            <text:p>R$ 39,00</text:p>
          </table:table-cell>
          <table:table-cell table:style-name="ce21" table:formula="of:=SUM([.G44];[.I43]-[.H44])" office:value-type="float" office:value="1587.1" calcext:value-type="float">
            <text:p>R$ 1.587,1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15" calcext:value-type="date">
            <text:p>15/12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artão Crédito</text:p>
          </table:table-cell>
          <table:table-cell table:style-name="ce15" office:value-type="float" office:value="400" calcext:value-type="float">
            <text:p>400,00</text:p>
          </table:table-cell>
          <table:table-cell table:style-name="ce6" table:content-validation-name="val1" office:value-type="string" calcext:value-type="string">
            <text:p>CASA cartão <text:s/>credito</text:p>
          </table:table-cell>
          <table:table-cell table:style-name="ce25"/>
          <table:table-cell table:style-name="ce41" office:value-type="float" office:value="400" calcext:value-type="float">
            <text:p>R$ 400,00</text:p>
          </table:table-cell>
          <table:table-cell table:style-name="ce21" table:formula="of:=SUM([.G45];[.I44]-[.H45])" office:value-type="float" office:value="1187.1" calcext:value-type="float">
            <text:p>R$ 1.187,1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15" calcext:value-type="date">
            <text:p>15/12/15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 office:value-type="float" office:value="700" calcext:value-type="float">
            <text:p>700,00</text:p>
          </table:table-cell>
          <table:table-cell table:style-name="ce6" table:content-validation-name="val1" office:value-type="string" calcext:value-type="string">
            <text:p>DEPOSITO BANCO</text:p>
          </table:table-cell>
          <table:table-cell table:style-name="ce25"/>
          <table:table-cell table:style-name="ce25" office:value-type="float" office:value="700" calcext:value-type="float">
            <text:p>R$ 700,00</text:p>
          </table:table-cell>
          <table:table-cell table:style-name="ce21" table:formula="of:=SUM([.G46];[.I45]-[.H46])" office:value-type="float" office:value="487.1" calcext:value-type="float">
            <text:p>R$ 487,1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15" calcext:value-type="date">
            <text:p>15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25.35" calcext:value-type="float">
            <text:p>325,3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25.35" calcext:value-type="float">
            <text:p>R$ 325,35</text:p>
          </table:table-cell>
          <table:table-cell table:style-name="ce25"/>
          <table:table-cell table:style-name="ce21" table:formula="of:=SUM([.G47];[.I46]-[.H47])" office:value-type="float" office:value="812.45" calcext:value-type="float">
            <text:p>R$ 812,4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15" calcext:value-type="date">
            <text:p>15/12/15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12" calcext:value-type="float">
            <text:p>12,00</text:p>
          </table:table-cell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12" calcext:value-type="float">
            <text:p>R$ 12,00</text:p>
          </table:table-cell>
          <table:table-cell table:style-name="ce21" table:formula="of:=SUM([.G48];[.I47]-[.H48])" office:value-type="float" office:value="800.45" calcext:value-type="float">
            <text:p>R$ 800,4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15" calcext:value-type="date">
            <text:p>15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65.4" calcext:value-type="float">
            <text:p>265,4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65.4" calcext:value-type="float">
            <text:p>R$ 265,40</text:p>
          </table:table-cell>
          <table:table-cell table:style-name="ce25"/>
          <table:table-cell table:style-name="ce21" table:formula="of:=SUM([.G49];[.I48]-[.H49])" office:value-type="float" office:value="1065.85" calcext:value-type="float">
            <text:p>R$ 1.065,8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17" calcext:value-type="date">
            <text:p>17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98.25" calcext:value-type="float">
            <text:p>298,2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98.25" calcext:value-type="float">
            <text:p>R$ 298,25</text:p>
          </table:table-cell>
          <table:table-cell table:style-name="ce25"/>
          <table:table-cell table:style-name="ce21" table:formula="of:=SUM([.G50];[.I49]-[.H50])" office:value-type="float" office:value="1364.1" calcext:value-type="float">
            <text:p>R$ 1.364,1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18" calcext:value-type="date">
            <text:p>18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86.1" calcext:value-type="float">
            <text:p>486,1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86.1" calcext:value-type="float">
            <text:p>R$ 486,10</text:p>
          </table:table-cell>
          <table:table-cell table:style-name="ce25"/>
          <table:table-cell table:style-name="ce21" table:formula="of:=SUM([.G51];[.I50]-[.H51])" office:value-type="float" office:value="1850.2" calcext:value-type="float">
            <text:p>R$ 1.850,2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19" calcext:value-type="date">
            <text:p>19/12/15</text:p>
          </table:table-cell>
          <table:table-cell table:style-name="ce6" table:content-validation-name="val1" office:value-type="float" office:value="19" calcext:value-type="float">
            <text:p>19</text:p>
          </table:table-cell>
          <table:table-cell table:style-name="ce6" table:content-validation-name="val1"/>
          <table:table-cell table:style-name="ce15" office:value-type="float" office:value="427" calcext:value-type="float">
            <text:p>427,00</text:p>
          </table:table-cell>
          <table:table-cell table:style-name="ce6" table:content-validation-name="val1" office:value-type="string" calcext:value-type="string">
            <text:p>ZAMPHY</text:p>
          </table:table-cell>
          <table:table-cell table:style-name="ce25"/>
          <table:table-cell table:style-name="ce25" office:value-type="float" office:value="427" calcext:value-type="float">
            <text:p>R$ 427,00</text:p>
          </table:table-cell>
          <table:table-cell table:style-name="ce21" table:formula="of:=SUM([.G52];[.I51]-[.H52])" office:value-type="float" office:value="1423.2" calcext:value-type="float">
            <text:p>R$ 1.423,2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19" calcext:value-type="date">
            <text:p>19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042.4" calcext:value-type="float">
            <text:p>1042,4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042.4" calcext:value-type="float">
            <text:p>R$ 1.042,40</text:p>
          </table:table-cell>
          <table:table-cell table:style-name="ce25"/>
          <table:table-cell table:style-name="ce21" table:formula="of:=SUM([.G53];[.I52]-[.H53])" office:value-type="float" office:value="2465.6" calcext:value-type="float">
            <text:p>R$ 2.465,6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21" calcext:value-type="date">
            <text:p>21/12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100" calcext:value-type="float">
            <text:p>10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100" calcext:value-type="float">
            <text:p>R$ 100,00</text:p>
          </table:table-cell>
          <table:table-cell table:style-name="ce21" table:formula="of:=SUM([.G54];[.I53]-[.H54])" office:value-type="float" office:value="2365.6" calcext:value-type="float">
            <text:p>R$ 2.365,6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21" calcext:value-type="date">
            <text:p>21/12/15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 office:value-type="float" office:value="26" calcext:value-type="float">
            <text:p>26,00</text:p>
          </table:table-cell>
          <table:table-cell table:style-name="ce6" table:content-validation-name="val1" office:value-type="string" calcext:value-type="string">
            <text:p>ADESIVOS</text:p>
          </table:table-cell>
          <table:table-cell table:style-name="ce25"/>
          <table:table-cell table:style-name="ce25" office:value-type="float" office:value="26" calcext:value-type="float">
            <text:p>R$ 26,00</text:p>
          </table:table-cell>
          <table:table-cell table:style-name="ce21" table:formula="of:=SUM([.G55];[.I54]-[.H55])" office:value-type="float" office:value="2339.6" calcext:value-type="float">
            <text:p>R$ 2.339,6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21" calcext:value-type="date">
            <text:p>21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551.25" calcext:value-type="float">
            <text:p>551,2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551.25" calcext:value-type="float">
            <text:p>R$ 551,25</text:p>
          </table:table-cell>
          <table:table-cell table:style-name="ce25"/>
          <table:table-cell table:style-name="ce21" table:formula="of:=SUM([.G56];[.I55]-[.H56])" office:value-type="float" office:value="2890.85" calcext:value-type="float">
            <text:p>R$ 2.890,8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21" calcext:value-type="date">
            <text:p>21/12/15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 office:value-type="float" office:value="1000" calcext:value-type="float">
            <text:p>1000,00</text:p>
          </table:table-cell>
          <table:table-cell table:style-name="ce6" table:content-validation-name="val1" office:value-type="string" calcext:value-type="string">
            <text:p>DEPOSITO BANCO</text:p>
          </table:table-cell>
          <table:table-cell table:style-name="ce25"/>
          <table:table-cell table:style-name="ce25" office:value-type="float" office:value="1000" calcext:value-type="float">
            <text:p>R$ 1.000,00</text:p>
          </table:table-cell>
          <table:table-cell table:style-name="ce21" table:formula="of:=SUM([.G57];[.I56]-[.H57])" office:value-type="float" office:value="1890.85" calcext:value-type="float">
            <text:p>R$ 1.890,8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21" calcext:value-type="date">
            <text:p>21/12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00" calcext:value-type="float">
            <text:p>10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100" calcext:value-type="float">
            <text:p>R$ 100,00</text:p>
          </table:table-cell>
          <table:table-cell table:style-name="ce21" table:formula="of:=SUM([.G58];[.I57]-[.H58])" office:value-type="float" office:value="1790.85" calcext:value-type="float">
            <text:p>R$ 1.790,8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21" calcext:value-type="date">
            <text:p>21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Acerto</text:p>
          </table:table-cell>
          <table:table-cell table:style-name="ce15" office:value-type="float" office:value="150" calcext:value-type="float">
            <text:p>150,00</text:p>
          </table:table-cell>
          <table:table-cell table:style-name="ce6" table:content-validation-name="val1" office:value-type="string" calcext:value-type="string">
            <text:p>ACERTO CAIXA</text:p>
          </table:table-cell>
          <table:table-cell table:style-name="ce25" office:value-type="float" office:value="150" calcext:value-type="float">
            <text:p>R$ 150,00</text:p>
          </table:table-cell>
          <table:table-cell table:style-name="ce25"/>
          <table:table-cell table:style-name="ce21" table:formula="of:=SUM([.G59];[.I58]-[.H59])" office:value-type="float" office:value="1940.85" calcext:value-type="float">
            <text:p>R$ 1.940,8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22" calcext:value-type="date">
            <text:p>22/12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50" calcext:value-type="float">
            <text:p>1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150" calcext:value-type="float">
            <text:p>R$ 150,00</text:p>
          </table:table-cell>
          <table:table-cell table:style-name="ce21" table:formula="of:=SUM([.G60];[.I59]-[.H60])" office:value-type="float" office:value="1790.85" calcext:value-type="float">
            <text:p>R$ 1.790,8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22" calcext:value-type="date">
            <text:p>22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660.2" calcext:value-type="float">
            <text:p>660,2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660.2" calcext:value-type="float">
            <text:p>R$ 660,20</text:p>
          </table:table-cell>
          <table:table-cell table:style-name="ce25"/>
          <table:table-cell table:style-name="ce21" table:formula="of:=SUM([.G61];[.I60]-[.H61])" office:value-type="float" office:value="2451.05" calcext:value-type="float">
            <text:p>R$ 2.451,0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23" calcext:value-type="date">
            <text:p>23/12/15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43" office:value-type="float" office:value="15" calcext:value-type="float">
            <text:p>R$ 15,00</text:p>
          </table:table-cell>
          <table:table-cell table:style-name="ce21" table:formula="of:=SUM([.G62];[.I61]-[.H62])" office:value-type="float" office:value="2436.05" calcext:value-type="float">
            <text:p>R$ 2.436,0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23" calcext:value-type="date">
            <text:p>23/12/15</text:p>
          </table:table-cell>
          <table:table-cell table:style-name="ce6" table:content-validation-name="val1" office:value-type="float" office:value="29" calcext:value-type="float">
            <text:p>29</text:p>
          </table:table-cell>
          <table:table-cell table:style-name="ce6" table:content-validation-name="val1"/>
          <table:table-cell table:style-name="ce15" office:value-type="float" office:value="45" calcext:value-type="float">
            <text:p>45,00</text:p>
          </table:table-cell>
          <table:table-cell table:style-name="ce6" table:content-validation-name="val1" office:value-type="string" calcext:value-type="string">
            <text:p>LIXAS OLINDA</text:p>
          </table:table-cell>
          <table:table-cell table:style-name="ce25"/>
          <table:table-cell table:style-name="ce25" office:value-type="float" office:value="45" calcext:value-type="float">
            <text:p>R$ 45,00</text:p>
          </table:table-cell>
          <table:table-cell table:style-name="ce21" table:formula="of:=SUM([.G63];[.I62]-[.H63])" office:value-type="float" office:value="2391.05" calcext:value-type="float">
            <text:p>R$ 2.391,0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23" calcext:value-type="date">
            <text:p>23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966.1" calcext:value-type="float">
            <text:p>966,1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966.1" calcext:value-type="float">
            <text:p>R$ 966,10</text:p>
          </table:table-cell>
          <table:table-cell table:style-name="ce25"/>
          <table:table-cell table:style-name="ce21" table:formula="of:=SUM([.G64];[.I63]-[.H64])" office:value-type="float" office:value="3357.15" calcext:value-type="float">
            <text:p>R$ 3.357,1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24" calcext:value-type="date">
            <text:p>24/12/15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ADESIVOS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65];[.I64]-[.H65])" office:value-type="float" office:value="3307.15" calcext:value-type="float">
            <text:p>R$ 3.307,1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24" calcext:value-type="date">
            <text:p>24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884.9" calcext:value-type="float">
            <text:p>884,9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884.9" calcext:value-type="float">
            <text:p>R$ 884,90</text:p>
          </table:table-cell>
          <table:table-cell table:style-name="ce25"/>
          <table:table-cell table:style-name="ce21" table:formula="of:=SUM([.G66];[.I65]-[.H66])" office:value-type="float" office:value="4192.05" calcext:value-type="float">
            <text:p>R$ 4.192,0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26" calcext:value-type="date">
            <text:p>26/12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50" calcext:value-type="float">
            <text:p>R$ 50,00</text:p>
          </table:table-cell>
          <table:table-cell table:style-name="ce21" table:formula="of:=SUM([.G67];[.I66]-[.H67])" office:value-type="float" office:value="4142.05" calcext:value-type="float">
            <text:p>R$ 4.142,0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26" calcext:value-type="date">
            <text:p>26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88.55" calcext:value-type="float">
            <text:p>188,5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88.55" calcext:value-type="float">
            <text:p>R$ 188,55</text:p>
          </table:table-cell>
          <table:table-cell table:style-name="ce25"/>
          <table:table-cell table:style-name="ce21" table:formula="of:=SUM([.G68];[.I67]-[.H68])" office:value-type="float" office:value="4330.6" calcext:value-type="float">
            <text:p>R$ 4.330,6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28" calcext:value-type="date">
            <text:p>28/12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02.6" calcext:value-type="float">
            <text:p>102,6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02.6" calcext:value-type="float">
            <text:p>R$ 102,60</text:p>
          </table:table-cell>
          <table:table-cell table:style-name="ce21" table:formula="of:=SUM([.G69];[.I68]-[.H69])" office:value-type="float" office:value="4228" calcext:value-type="float">
            <text:p>R$ 4.228,0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28" calcext:value-type="date">
            <text:p>28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64.15" calcext:value-type="float">
            <text:p>264,1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64.15" calcext:value-type="float">
            <text:p>R$ 264,15</text:p>
          </table:table-cell>
          <table:table-cell table:style-name="ce25"/>
          <table:table-cell table:style-name="ce21" table:formula="of:=SUM([.G70];[.I69]-[.H70])" office:value-type="float" office:value="4492.15" calcext:value-type="float">
            <text:p>R$ 4.492,1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28" calcext:value-type="date">
            <text:p>28/12/15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 office:value-type="float" office:value="200" calcext:value-type="float">
            <text:p>200,00</text:p>
          </table:table-cell>
          <table:table-cell table:style-name="ce6" table:content-validation-name="val1" office:value-type="string" calcext:value-type="string">
            <text:p>DEPOSITO BANCO</text:p>
          </table:table-cell>
          <table:table-cell table:style-name="ce25"/>
          <table:table-cell table:style-name="ce25" office:value-type="float" office:value="200" calcext:value-type="float">
            <text:p>R$ 200,00</text:p>
          </table:table-cell>
          <table:table-cell table:style-name="ce21" table:formula="of:=SUM([.G71];[.I70]-[.H71])" office:value-type="float" office:value="4292.15" calcext:value-type="float">
            <text:p>R$ 4.292,1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28" calcext:value-type="date">
            <text:p>28/12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Toalhas</text:p>
          </table:table-cell>
          <table:table-cell table:style-name="ce15" office:value-type="float" office:value="200" calcext:value-type="float">
            <text:p>200,00</text:p>
          </table:table-cell>
          <table:table-cell table:style-name="ce6" table:content-validation-name="val1" office:value-type="string" calcext:value-type="string">
            <text:p>CASA TOALHAS</text:p>
          </table:table-cell>
          <table:table-cell table:style-name="ce25"/>
          <table:table-cell table:style-name="ce41" office:value-type="float" office:value="200" calcext:value-type="float">
            <text:p>R$ 200,00</text:p>
          </table:table-cell>
          <table:table-cell table:style-name="ce21" table:formula="of:=SUM([.G72];[.I71]-[.H72])" office:value-type="float" office:value="4092.15" calcext:value-type="float">
            <text:p>R$ 4.092,1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29" calcext:value-type="date">
            <text:p>29/12/15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1000" calcext:value-type="float">
            <text:p>1000,00</text:p>
          </table:table-cell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43" office:value-type="float" office:value="1000" calcext:value-type="float">
            <text:p>R$ 1.000,00</text:p>
          </table:table-cell>
          <table:table-cell table:style-name="ce21" table:formula="of:=SUM([.G73];[.I72]-[.H73])" office:value-type="float" office:value="3092.15" calcext:value-type="float">
            <text:p>R$ 3.092,1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29" calcext:value-type="date">
            <text:p>29/12/15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6" table:content-validation-name="val1"/>
          <table:table-cell table:style-name="ce15" office:value-type="float" office:value="150" calcext:value-type="float">
            <text:p>150,00</text:p>
          </table:table-cell>
          <table:table-cell table:style-name="ce6" table:content-validation-name="val1" office:value-type="string" calcext:value-type="string">
            <text:p>PROLABORE NATI</text:p>
          </table:table-cell>
          <table:table-cell table:style-name="ce25"/>
          <table:table-cell table:style-name="ce43" office:value-type="float" office:value="150" calcext:value-type="float">
            <text:p>R$ 150,00</text:p>
          </table:table-cell>
          <table:table-cell table:style-name="ce21" table:formula="of:=SUM([.G74];[.I73]-[.H74])" office:value-type="float" office:value="2942.15" calcext:value-type="float">
            <text:p>R$ 2.942,1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29" calcext:value-type="date">
            <text:p>29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537.35" calcext:value-type="float">
            <text:p>537,3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537.35" calcext:value-type="float">
            <text:p>R$ 537,35</text:p>
          </table:table-cell>
          <table:table-cell table:style-name="ce25"/>
          <table:table-cell table:style-name="ce21" table:formula="of:=SUM([.G75];[.I74]-[.H75])" office:value-type="float" office:value="3479.5" calcext:value-type="float">
            <text:p>R$ 3.479,5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30" calcext:value-type="date">
            <text:p>30/12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458.3" calcext:value-type="float">
            <text:p>458,3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458.3" calcext:value-type="float">
            <text:p>R$ 458,30</text:p>
          </table:table-cell>
          <table:table-cell table:style-name="ce21" table:formula="of:=SUM([.G76];[.I75]-[.H76])" office:value-type="float" office:value="3021.2" calcext:value-type="float">
            <text:p>R$ 3.021,2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30" calcext:value-type="date">
            <text:p>30/12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4" calcext:value-type="float">
            <text:p>4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4" calcext:value-type="float">
            <text:p>R$ 4,00</text:p>
          </table:table-cell>
          <table:table-cell table:style-name="ce21" table:formula="of:=SUM([.G77];[.I76]-[.H77])" office:value-type="float" office:value="3017.2" calcext:value-type="float">
            <text:p>R$ 3.017,2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30" calcext:value-type="date">
            <text:p>30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673.1" calcext:value-type="float">
            <text:p>673,1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673.1" calcext:value-type="float">
            <text:p>R$ 673,10</text:p>
          </table:table-cell>
          <table:table-cell table:style-name="ce25"/>
          <table:table-cell table:style-name="ce21" table:formula="of:=SUM([.G78];[.I77]-[.H78])" office:value-type="float" office:value="3690.3" calcext:value-type="float">
            <text:p>R$ 3.690,30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31" calcext:value-type="date">
            <text:p>31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841.95" calcext:value-type="float">
            <text:p>841,9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841.95" calcext:value-type="float">
            <text:p>R$ 841,95</text:p>
          </table:table-cell>
          <table:table-cell table:style-name="ce25"/>
          <table:table-cell table:style-name="ce21" table:formula="of:=SUM([.G79];[.I78]-[.H79])" office:value-type="float" office:value="4532.25" calcext:value-type="float">
            <text:p>R$ 4.532,25</text:p>
          </table:table-cell>
          <table:table-cell table:number-columns-repeated="1015"/>
        </table:table-row>
        <table:table-row table:style-name="ro1">
          <table:table-cell/>
          <table:table-cell table:style-name="ce39" office:value-type="date" office:date-value="2015-12-31" calcext:value-type="date">
            <text:p>31/12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00" calcext:value-type="float">
            <text:p>10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100" calcext:value-type="float">
            <text:p>R$ 100,00</text:p>
          </table:table-cell>
          <table:table-cell table:style-name="ce21" table:formula="of:=SUM([.G80];[.I79]-[.H80])" office:value-type="float" office:value="4432.25" calcext:value-type="float">
            <text:p>R$ 4.432,2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1];[.I80]-[.H81])" office:value-type="float" office:value="4432.25" calcext:value-type="float">
            <text:p>R$ 4.432,2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2];[.I81]-[.H82])" office:value-type="float" office:value="4432.25" calcext:value-type="float">
            <text:p>R$ 4.432,2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3];[.I82]-[.H83])" office:value-type="float" office:value="4432.25" calcext:value-type="float">
            <text:p>R$ 4.432,2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4];[.I83]-[.H84])" office:value-type="float" office:value="4432.25" calcext:value-type="float">
            <text:p>R$ 4.432,2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5];[.I84]-[.H85])" office:value-type="float" office:value="4432.25" calcext:value-type="float">
            <text:p>R$ 4.432,2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6];[.I85]-[.H86])" office:value-type="float" office:value="4432.25" calcext:value-type="float">
            <text:p>R$ 4.432,2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7];[.I86]-[.H87])" office:value-type="float" office:value="4432.25" calcext:value-type="float">
            <text:p>R$ 4.432,2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8];[.I87]-[.H88])" office:value-type="float" office:value="4432.25" calcext:value-type="float">
            <text:p>R$ 4.432,2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9];[.I88]-[.H89])" office:value-type="float" office:value="4432.25" calcext:value-type="float">
            <text:p>R$ 4.432,2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0];[.I89]-[.H90])" office:value-type="float" office:value="4432.25" calcext:value-type="float">
            <text:p>R$ 4.432,2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1];[.I90]-[.H91])" office:value-type="float" office:value="4432.25" calcext:value-type="float">
            <text:p>R$ 4.432,2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2];[.I91]-[.H92])" office:value-type="float" office:value="4432.25" calcext:value-type="float">
            <text:p>R$ 4.432,2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3];[.I92]-[.H93])" office:value-type="float" office:value="4432.25" calcext:value-type="float">
            <text:p>R$ 4.432,2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4];[.I93]-[.H94])" office:value-type="float" office:value="4432.25" calcext:value-type="float">
            <text:p>R$ 4.432,25</text:p>
          </table:table-cell>
          <table:table-cell table:number-columns-repeated="1015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/>
          <table:table-cell table:style-name="ce39"/>
          <table:table-cell table:number-columns-repeated="1022"/>
        </table:table-row>
      </table:table>
      <table:table table:name="JAN-16" table:style-name="ta10">
        <table:table-column table:style-name="co14" table:default-cell-style-name="Default"/>
        <table:table-column table:style-name="co46" table:default-cell-style-name="ce45"/>
        <table:table-column table:style-name="co47" table:default-cell-style-name="Default"/>
        <table:table-column table:style-name="co6" table:default-cell-style-name="Default"/>
        <table:table-column table:style-name="co40" table:default-cell-style-name="ce10"/>
        <table:table-column table:style-name="co48" table:default-cell-style-name="Default"/>
        <table:table-column table:style-name="co40" table:default-cell-style-name="Default"/>
        <table:table-column table:style-name="co6" table:default-cell-style-name="Default"/>
        <table:table-column table:style-name="co49" table:default-cell-style-name="Default"/>
        <table:table-column table:style-name="co14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46" office:value-type="string" calcext:value-type="string" table:number-columns-spanned="8" table:number-rows-spanned="1">
            <text:p>MARIA BONITA COSMÉTICOS</text:p>
          </table:table-cell>
          <table:covered-table-cell table:number-columns-repeated="2" table:style-name="ce7"/>
          <table:covered-table-cell table:style-name="ce11"/>
          <table:covered-table-cell table:number-columns-repeated="3" table:style-name="ce7"/>
          <table:covered-table-cell table:style-name="ce17"/>
          <table:table-cell table:number-columns-repeated="1015"/>
        </table:table-row>
        <table:table-row table:style-name="ro3">
          <table:table-cell/>
          <table:table-cell table:style-name="ce47" office:value-type="string" calcext:value-type="string" table:number-columns-spanned="8" table:number-rows-spanned="1">
            <text:p>Controle Diário de Finanças</text:p>
          </table:table-cell>
          <table:covered-table-cell table:number-columns-repeated="2" table:style-name="ce8"/>
          <table:covered-table-cell table:style-name="ce12"/>
          <table:covered-table-cell table:number-columns-repeated="3" table:style-name="ce8"/>
          <table:covered-table-cell table:style-name="ce18"/>
          <table:table-cell table:number-columns-repeated="1015"/>
        </table:table-row>
        <table:table-row table:style-name="ro4">
          <table:table-cell/>
          <table:table-cell table:style-name="ce48" office:value-type="string" calcext:value-type="string">
            <text:p>date</text:p>
          </table:table-cell>
          <table:table-cell table:style-name="ce3" office:value-type="string" calcext:value-type="string">
            <text:p>account_id</text:p>
          </table:table-cell>
          <table:table-cell table:style-name="ce3" office:value-type="string" calcext:value-type="string">
            <text:p>description</text:p>
          </table:table-cell>
          <table:table-cell table:style-name="ce13" office:value-type="string" calcext:value-type="string">
            <text:p>value</text:p>
          </table:table-cell>
          <table:table-cell table:style-name="ce3" office:value-type="string" calcext:value-type="string">
            <text:p>Histórico</text:p>
          </table:table-cell>
          <table:table-cell table:style-name="ce3" office:value-type="string" calcext:value-type="string">
            <text:p>Crédito</text:p>
          </table:table-cell>
          <table:table-cell table:style-name="ce3" office:value-type="string" calcext:value-type="string">
            <text:p>Débito</text:p>
          </table:table-cell>
          <table:table-cell table:style-name="ce3" office:value-type="string" calcext:value-type="string">
            <text:p>Saldo</text:p>
          </table:table-cell>
          <table:table-cell table:number-columns-repeated="1015"/>
        </table:table-row>
        <table:table-row table:style-name="ro4">
          <table:table-cell/>
          <table:table-cell table:style-name="ce4"/>
          <table:table-cell table:style-name="ce9" table:number-columns-repeated="2"/>
          <table:table-cell table:style-name="ce14"/>
          <table:table-cell table:style-name="ce9"/>
          <table:table-cell table:style-name="ce24"/>
          <table:table-cell table:style-name="ce26"/>
          <table:table-cell table:style-name="ce19" office:value-type="float" office:value="4432.25" calcext:value-type="float">
            <text:p>R$ 4.432,2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04" calcext:value-type="date">
            <text:p>04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54.6" calcext:value-type="float">
            <text:p>154,6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54.6" calcext:value-type="float">
            <text:p>R$ 154,60</text:p>
          </table:table-cell>
          <table:table-cell table:style-name="ce25"/>
          <table:table-cell table:style-name="ce20" table:formula="of:=SUM([.G7];[.I6]-[.H7])" office:value-type="float" office:value="4586.85" calcext:value-type="float">
            <text:p>R$ 4.586,8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04" calcext:value-type="date">
            <text:p>04/01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02.7" calcext:value-type="float">
            <text:p>102,7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02.7" calcext:value-type="float">
            <text:p>R$ 102,70</text:p>
          </table:table-cell>
          <table:table-cell table:style-name="ce21" table:formula="of:=SUM([.G8];[.I7]-[.H8])" office:value-type="float" office:value="4484.15" calcext:value-type="float">
            <text:p>R$ 4.484,1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04" calcext:value-type="date">
            <text:p>04/01/16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129.1" calcext:value-type="float">
            <text:p>129,10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129.1" calcext:value-type="float">
            <text:p>R$ 129,10</text:p>
          </table:table-cell>
          <table:table-cell table:style-name="ce21" table:formula="of:=SUM([.G9];[.I8]-[.H9])" office:value-type="float" office:value="4355.05" calcext:value-type="float">
            <text:p>R$ 4.355,0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05" calcext:value-type="date">
            <text:p>05/01/16</text:p>
          </table:table-cell>
          <table:table-cell table:style-name="ce6" table:content-validation-name="val1" office:value-type="float" office:value="21" calcext:value-type="float">
            <text:p>21</text:p>
          </table:table-cell>
          <table:table-cell table:style-name="ce6" table:content-validation-name="val1"/>
          <table:table-cell table:style-name="ce15" office:value-type="float" office:value="30" calcext:value-type="float">
            <text:p>30,00</text:p>
          </table:table-cell>
          <table:table-cell table:style-name="ce6" table:content-validation-name="val1" office:value-type="string" calcext:value-type="string">
            <text:p>SACOLAS</text:p>
          </table:table-cell>
          <table:table-cell table:style-name="ce25"/>
          <table:table-cell table:style-name="ce51" office:value-type="float" office:value="30" calcext:value-type="float">
            <text:p>R$ 30,00</text:p>
          </table:table-cell>
          <table:table-cell table:style-name="ce21" table:formula="of:=SUM([.G10];[.I9]-[.H10])" office:value-type="float" office:value="4325.05" calcext:value-type="float">
            <text:p>R$ 4.325,0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05" calcext:value-type="date">
            <text:p>05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5" calcext:value-type="float">
            <text:p>25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25" calcext:value-type="float">
            <text:p>R$ 25,00</text:p>
          </table:table-cell>
          <table:table-cell table:style-name="ce21" table:formula="of:=SUM([.G11];[.I10]-[.H11])" office:value-type="float" office:value="4300.05" calcext:value-type="float">
            <text:p>R$ 4.300,0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05" calcext:value-type="date">
            <text:p>05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88.95" calcext:value-type="float">
            <text:p>188,9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88.95" calcext:value-type="float">
            <text:p>R$ 188,95</text:p>
          </table:table-cell>
          <table:table-cell table:style-name="ce25"/>
          <table:table-cell table:style-name="ce21" table:formula="of:=SUM([.G12];[.I11]-[.H12])" office:value-type="float" office:value="4489" calcext:value-type="float">
            <text:p>R$ 4.489,0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06" calcext:value-type="date">
            <text:p>06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sapatilha/camiseta</text:p>
          </table:table-cell>
          <table:table-cell table:style-name="ce15" office:value-type="float" office:value="90" calcext:value-type="float">
            <text:p>90,00</text:p>
          </table:table-cell>
          <table:table-cell table:style-name="ce6" table:content-validation-name="val1" office:value-type="string" calcext:value-type="string">
            <text:p>CASA sapatilha/camiseta</text:p>
          </table:table-cell>
          <table:table-cell table:style-name="ce25"/>
          <table:table-cell table:style-name="ce41" office:value-type="float" office:value="90" calcext:value-type="float">
            <text:p>R$ 90,00</text:p>
          </table:table-cell>
          <table:table-cell table:style-name="ce21" table:formula="of:=SUM([.G13];[.I12]-[.H13])" office:value-type="float" office:value="4399" calcext:value-type="float">
            <text:p>R$ 4.399,0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06" calcext:value-type="date">
            <text:p>06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Impressora</text:p>
          </table:table-cell>
          <table:table-cell table:style-name="ce15" office:value-type="float" office:value="90" calcext:value-type="float">
            <text:p>90,00</text:p>
          </table:table-cell>
          <table:table-cell table:style-name="ce6" table:content-validation-name="val1" office:value-type="string" calcext:value-type="string">
            <text:p>CASA impressora</text:p>
          </table:table-cell>
          <table:table-cell table:style-name="ce25"/>
          <table:table-cell table:style-name="ce41" office:value-type="float" office:value="90" calcext:value-type="float">
            <text:p>R$ 90,00</text:p>
          </table:table-cell>
          <table:table-cell table:style-name="ce21" table:formula="of:=SUM([.G14];[.I13]-[.H14])" office:value-type="float" office:value="4309" calcext:value-type="float">
            <text:p>R$ 4.309,0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06" calcext:value-type="date">
            <text:p>06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18.05" calcext:value-type="float">
            <text:p>118,0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18.05" calcext:value-type="float">
            <text:p>R$ 118,05</text:p>
          </table:table-cell>
          <table:table-cell table:style-name="ce25"/>
          <table:table-cell table:style-name="ce21" table:formula="of:=SUM([.G15];[.I14]-[.H15])" office:value-type="float" office:value="4427.05" calcext:value-type="float">
            <text:p>R$ 4.427,0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07" calcext:value-type="date">
            <text:p>07/01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458.3" calcext:value-type="float">
            <text:p>458,3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458.3" calcext:value-type="float">
            <text:p>R$ 458,30</text:p>
          </table:table-cell>
          <table:table-cell table:style-name="ce21" table:formula="of:=SUM([.G16];[.I15]-[.H16])" office:value-type="float" office:value="3968.75" calcext:value-type="float">
            <text:p>R$ 3.968,7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07" calcext:value-type="date">
            <text:p>07/01/16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104.75" calcext:value-type="float">
            <text:p>104,75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104.75" calcext:value-type="float">
            <text:p>R$ 104,75</text:p>
          </table:table-cell>
          <table:table-cell table:style-name="ce21" table:formula="of:=SUM([.G17];[.I16]-[.H17])" office:value-type="float" office:value="3864" calcext:value-type="float">
            <text:p>R$ 3.864,0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07" calcext:value-type="date">
            <text:p>07/01/16</text:p>
          </table:table-cell>
          <table:table-cell table:style-name="ce6" table:content-validation-name="val1" office:value-type="float" office:value="24" calcext:value-type="float">
            <text:p>24</text:p>
          </table:table-cell>
          <table:table-cell table:style-name="ce6" table:content-validation-name="val1"/>
          <table:table-cell table:style-name="ce15" office:value-type="float" office:value="295.4" calcext:value-type="float">
            <text:p>295,40</text:p>
          </table:table-cell>
          <table:table-cell table:style-name="ce6" table:content-validation-name="val1" office:value-type="string" calcext:value-type="string">
            <text:p>VULT</text:p>
          </table:table-cell>
          <table:table-cell table:style-name="ce25"/>
          <table:table-cell table:style-name="ce25" office:value-type="float" office:value="295.4" calcext:value-type="float">
            <text:p>R$ 295,40</text:p>
          </table:table-cell>
          <table:table-cell table:style-name="ce21" table:formula="of:=SUM([.G18];[.I17]-[.H18])" office:value-type="float" office:value="3568.6" calcext:value-type="float">
            <text:p>R$ 3.568,6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07" calcext:value-type="date">
            <text:p>07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95.9" calcext:value-type="float">
            <text:p>395,9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95.9" calcext:value-type="float">
            <text:p>R$ 395,90</text:p>
          </table:table-cell>
          <table:table-cell table:style-name="ce25"/>
          <table:table-cell table:style-name="ce21" table:formula="of:=SUM([.G19];[.I18]-[.H19])" office:value-type="float" office:value="3964.5" calcext:value-type="float">
            <text:p>R$ 3.964,5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08" calcext:value-type="date">
            <text:p>08/01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100" calcext:value-type="float">
            <text:p>10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100" calcext:value-type="float">
            <text:p>R$ 100,00</text:p>
          </table:table-cell>
          <table:table-cell table:style-name="ce21" table:formula="of:=SUM([.G20];[.I19]-[.H20])" office:value-type="float" office:value="3864.5" calcext:value-type="float">
            <text:p>R$ 3.864,5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08" calcext:value-type="date">
            <text:p>08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10" calcext:value-type="float">
            <text:p>11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110" calcext:value-type="float">
            <text:p>R$ 110,00</text:p>
          </table:table-cell>
          <table:table-cell table:style-name="ce21" table:formula="of:=SUM([.G21];[.I20]-[.H21])" office:value-type="float" office:value="3754.5" calcext:value-type="float">
            <text:p>R$ 3.754,5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08" calcext:value-type="date">
            <text:p>08/01/16</text:p>
          </table:table-cell>
          <table:table-cell table:style-name="ce40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ESCRITORIO</text:p>
          </table:table-cell>
          <table:table-cell table:style-name="ce15" office:value-type="float" office:value="5" calcext:value-type="float">
            <text:p>5,00</text:p>
          </table:table-cell>
          <table:table-cell table:style-name="ce6" table:content-validation-name="val1" office:value-type="string" calcext:value-type="string">
            <text:p>ESCRITORIO</text:p>
          </table:table-cell>
          <table:table-cell table:style-name="ce25"/>
          <table:table-cell table:style-name="ce25" office:value-type="float" office:value="5" calcext:value-type="float">
            <text:p>R$ 5,00</text:p>
          </table:table-cell>
          <table:table-cell table:style-name="ce21" table:formula="of:=SUM([.G22];[.I21]-[.H22])" office:value-type="float" office:value="3749.5" calcext:value-type="float">
            <text:p>R$ 3.749,5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08" calcext:value-type="date">
            <text:p>08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13.85" calcext:value-type="float">
            <text:p>213,8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13.85" calcext:value-type="float">
            <text:p>R$ 213,85</text:p>
          </table:table-cell>
          <table:table-cell table:style-name="ce25"/>
          <table:table-cell table:style-name="ce21" table:formula="of:=SUM([.G23];[.I22]-[.H23])" office:value-type="float" office:value="3963.35" calcext:value-type="float">
            <text:p>R$ 3.963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09" calcext:value-type="date">
            <text:p>09/01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02.7" calcext:value-type="float">
            <text:p>102,7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02.7" calcext:value-type="float">
            <text:p>R$ 102,70</text:p>
          </table:table-cell>
          <table:table-cell table:style-name="ce21" table:formula="of:=SUM([.G24];[.I23]-[.H24])" office:value-type="float" office:value="3860.65" calcext:value-type="float">
            <text:p>R$ 3.860,6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09" calcext:value-type="date">
            <text:p>09/01/16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 office:value-type="float" office:value="791.6" calcext:value-type="float">
            <text:p>791,60</text:p>
          </table:table-cell>
          <table:table-cell table:style-name="ce6" table:content-validation-name="val1" office:value-type="string" calcext:value-type="string">
            <text:p>GLAUCIA</text:p>
          </table:table-cell>
          <table:table-cell table:style-name="ce25"/>
          <table:table-cell table:style-name="ce25" office:value-type="float" office:value="791.6" calcext:value-type="float">
            <text:p>R$ 791,60</text:p>
          </table:table-cell>
          <table:table-cell table:style-name="ce21" table:formula="of:=SUM([.G25];[.I24]-[.H25])" office:value-type="float" office:value="3069.05" calcext:value-type="float">
            <text:p>R$ 3.069,0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09" calcext:value-type="date">
            <text:p>09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Atacadão</text:p>
          </table:table-cell>
          <table:table-cell table:style-name="ce15" office:value-type="float" office:value="250" calcext:value-type="float">
            <text:p>250,00</text:p>
          </table:table-cell>
          <table:table-cell table:style-name="ce6" table:content-validation-name="val1" office:value-type="string" calcext:value-type="string">
            <text:p>CASA <text:s/>atacadao</text:p>
          </table:table-cell>
          <table:table-cell table:style-name="ce25"/>
          <table:table-cell table:style-name="ce41" office:value-type="float" office:value="250" calcext:value-type="float">
            <text:p>R$ 250,00</text:p>
          </table:table-cell>
          <table:table-cell table:style-name="ce21" table:formula="of:=SUM([.G26];[.I25]-[.H26])" office:value-type="float" office:value="2819.05" calcext:value-type="float">
            <text:p>R$ 2.819,0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09" calcext:value-type="date">
            <text:p>09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86.9" calcext:value-type="float">
            <text:p>186,9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86.9" calcext:value-type="float">
            <text:p>R$ 186,90</text:p>
          </table:table-cell>
          <table:table-cell table:style-name="ce25"/>
          <table:table-cell table:style-name="ce21" table:formula="of:=SUM([.G27];[.I26]-[.H27])" office:value-type="float" office:value="3005.95" calcext:value-type="float">
            <text:p>R$ 3.005,9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11" calcext:value-type="date">
            <text:p>11/01/16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6" table:content-validation-name="val1"/>
          <table:table-cell table:style-name="ce15" office:value-type="float" office:value="788" calcext:value-type="float">
            <text:p>788,00</text:p>
          </table:table-cell>
          <table:table-cell table:style-name="ce6" table:content-validation-name="val1" office:value-type="string" calcext:value-type="string">
            <text:p>ALUGUEL</text:p>
          </table:table-cell>
          <table:table-cell table:style-name="ce25"/>
          <table:table-cell table:style-name="ce25" office:value-type="float" office:value="788" calcext:value-type="float">
            <text:p>R$ 788,00</text:p>
          </table:table-cell>
          <table:table-cell table:style-name="ce21" table:formula="of:=SUM([.G28];[.I27]-[.H28])" office:value-type="float" office:value="2217.95" calcext:value-type="float">
            <text:p>R$ 2.217,9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11" calcext:value-type="date">
            <text:p>11/01/16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408.6" calcext:value-type="float">
            <text:p>408,60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408.6" calcext:value-type="float">
            <text:p>R$ 408,60</text:p>
          </table:table-cell>
          <table:table-cell table:style-name="ce21" table:formula="of:=SUM([.G29];[.I28]-[.H29])" office:value-type="float" office:value="1809.35" calcext:value-type="float">
            <text:p>R$ 1.809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11" calcext:value-type="date">
            <text:p>11/01/16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 office:value-type="float" office:value="600.25" calcext:value-type="float">
            <text:p>600,25</text:p>
          </table:table-cell>
          <table:table-cell table:style-name="ce6" table:content-validation-name="val1" office:value-type="string" calcext:value-type="string">
            <text:p>GLAUCIA</text:p>
          </table:table-cell>
          <table:table-cell table:style-name="ce25"/>
          <table:table-cell table:style-name="ce25" office:value-type="float" office:value="600.25" calcext:value-type="float">
            <text:p>R$ 600,25</text:p>
          </table:table-cell>
          <table:table-cell table:style-name="ce21" table:formula="of:=SUM([.G30];[.I29]-[.H30])" office:value-type="float" office:value="1209.1" calcext:value-type="float">
            <text:p>R$ 1.209,1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11" calcext:value-type="date">
            <text:p>11/01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51" calcext:value-type="float">
            <text:p>151,0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51" calcext:value-type="float">
            <text:p>R$ 151,00</text:p>
          </table:table-cell>
          <table:table-cell table:style-name="ce21" table:formula="of:=SUM([.G31];[.I30]-[.H31])" office:value-type="float" office:value="1058.1" calcext:value-type="float">
            <text:p>R$ 1.058,1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11" calcext:value-type="date">
            <text:p>11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25.25" calcext:value-type="float">
            <text:p>125,2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25.25" calcext:value-type="float">
            <text:p>R$ 125,25</text:p>
          </table:table-cell>
          <table:table-cell table:style-name="ce25"/>
          <table:table-cell table:style-name="ce21" table:formula="of:=SUM([.G32];[.I31]-[.H32])" office:value-type="float" office:value="1183.35" calcext:value-type="float">
            <text:p>R$ 1.183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12" calcext:value-type="date">
            <text:p>12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22.5" calcext:value-type="float">
            <text:p>322,5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22.5" calcext:value-type="float">
            <text:p>R$ 322,50</text:p>
          </table:table-cell>
          <table:table-cell table:style-name="ce25"/>
          <table:table-cell table:style-name="ce21" table:formula="of:=SUM([.G33];[.I32]-[.H33])" office:value-type="float" office:value="1505.85" calcext:value-type="float">
            <text:p>R$ 1.505,8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12" calcext:value-type="date">
            <text:p>12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35" calcext:value-type="float">
            <text:p>35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35" calcext:value-type="float">
            <text:p>R$ 35,00</text:p>
          </table:table-cell>
          <table:table-cell table:style-name="ce21" table:formula="of:=SUM([.G34];[.I33]-[.H34])" office:value-type="float" office:value="1470.85" calcext:value-type="float">
            <text:p>R$ 1.470,8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13" calcext:value-type="date">
            <text:p>13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68.65" calcext:value-type="float">
            <text:p>268,6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68.65" calcext:value-type="float">
            <text:p>R$ 268,65</text:p>
          </table:table-cell>
          <table:table-cell table:style-name="ce25"/>
          <table:table-cell table:style-name="ce21" table:formula="of:=SUM([.G35];[.I34]-[.H35])" office:value-type="float" office:value="1739.5" calcext:value-type="float">
            <text:p>R$ 1.739,5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4" calcext:value-type="date">
            <text:p>14/04/16</text:p>
          </table:table-cell>
          <table:table-cell table:style-name="ce6" table:content-validation-name="val1" office:value-type="float" office:value="26" calcext:value-type="float">
            <text:p>26</text:p>
          </table:table-cell>
          <table:table-cell table:style-name="ce6" table:content-validation-name="val1"/>
          <table:table-cell table:style-name="ce15" office:value-type="float" office:value="130" calcext:value-type="float">
            <text:p>130,00</text:p>
          </table:table-cell>
          <table:table-cell table:style-name="ce6" table:content-validation-name="val1" office:value-type="string" calcext:value-type="string">
            <text:p>CORA</text:p>
          </table:table-cell>
          <table:table-cell table:style-name="ce25"/>
          <table:table-cell table:style-name="ce25" office:value-type="float" office:value="130" calcext:value-type="float">
            <text:p>R$ 130,00</text:p>
          </table:table-cell>
          <table:table-cell table:style-name="ce21" table:formula="of:=SUM([.G36];[.I35]-[.H36])" office:value-type="float" office:value="1609.5" calcext:value-type="float">
            <text:p>R$ 1.609,5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4" calcext:value-type="date">
            <text:p>14/04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Uniforme Nati</text:p>
          </table:table-cell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 uniforne nati</text:p>
          </table:table-cell>
          <table:table-cell table:style-name="ce25"/>
          <table:table-cell table:style-name="ce41" office:value-type="float" office:value="50" calcext:value-type="float">
            <text:p>R$ 50,00</text:p>
          </table:table-cell>
          <table:table-cell table:style-name="ce21" table:formula="of:=SUM([.G37];[.I36]-[.H37])" office:value-type="float" office:value="1559.5" calcext:value-type="float">
            <text:p>R$ 1.559,5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4" calcext:value-type="date">
            <text:p>14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91.95" calcext:value-type="float">
            <text:p>291,9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91.95" calcext:value-type="float">
            <text:p>R$ 291,95</text:p>
          </table:table-cell>
          <table:table-cell table:style-name="ce25"/>
          <table:table-cell table:style-name="ce21" table:formula="of:=SUM([.G38];[.I37]-[.H38])" office:value-type="float" office:value="1851.45" calcext:value-type="float">
            <text:p>R$ 1.851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15" calcext:value-type="date">
            <text:p>15/01/16</text:p>
          </table:table-cell>
          <table:table-cell table:style-name="ce6" table:content-validation-name="val1" office:value-type="float" office:value="30" calcext:value-type="float">
            <text:p>30</text:p>
          </table:table-cell>
          <table:table-cell table:style-name="ce6" table:content-validation-name="val1"/>
          <table:table-cell table:style-name="ce15" office:value-type="float" office:value="335.65" calcext:value-type="float">
            <text:p>335,65</text:p>
          </table:table-cell>
          <table:table-cell table:style-name="ce6" table:content-validation-name="val1" office:value-type="string" calcext:value-type="string">
            <text:p>NATURA</text:p>
          </table:table-cell>
          <table:table-cell table:style-name="ce25"/>
          <table:table-cell table:style-name="ce25" office:value-type="float" office:value="335.65" calcext:value-type="float">
            <text:p>R$ 335,65</text:p>
          </table:table-cell>
          <table:table-cell table:style-name="ce21" table:formula="of:=SUM([.G39];[.I38]-[.H39])" office:value-type="float" office:value="1515.8" calcext:value-type="float">
            <text:p>R$ 1.515,8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15" calcext:value-type="date">
            <text:p>15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artão Rebeca</text:p>
          </table:table-cell>
          <table:table-cell table:style-name="ce15" office:value-type="float" office:value="224.3" calcext:value-type="float">
            <text:p>224,30</text:p>
          </table:table-cell>
          <table:table-cell table:style-name="ce6" table:content-validation-name="val1" office:value-type="string" calcext:value-type="string">
            <text:p>CASA cartão <text:s/>beca</text:p>
          </table:table-cell>
          <table:table-cell table:style-name="ce25"/>
          <table:table-cell table:style-name="ce41" office:value-type="float" office:value="224.3" calcext:value-type="float">
            <text:p>R$ 224,30</text:p>
          </table:table-cell>
          <table:table-cell table:style-name="ce21" table:formula="of:=SUM([.G40];[.I39]-[.H40])" office:value-type="float" office:value="1291.5" calcext:value-type="float">
            <text:p>R$ 1.291,5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15" calcext:value-type="date">
            <text:p>15/01/16</text:p>
          </table:table-cell>
          <table:table-cell table:style-name="ce6" table:content-validation-name="val1" office:value-type="float" office:value="32" calcext:value-type="float">
            <text:p>32</text:p>
          </table:table-cell>
          <table:table-cell table:style-name="ce6" table:content-validation-name="val1" office:value-type="string" calcext:value-type="string">
            <text:p>ACESSÓRIOS</text:p>
          </table:table-cell>
          <table:table-cell table:style-name="ce15" office:value-type="float" office:value="70" calcext:value-type="float">
            <text:p>70,00</text:p>
          </table:table-cell>
          <table:table-cell table:style-name="ce6" table:content-validation-name="val1" office:value-type="string" calcext:value-type="string">
            <text:p>ACESSÓRIOS CARMEM</text:p>
          </table:table-cell>
          <table:table-cell table:style-name="ce25"/>
          <table:table-cell table:style-name="ce25" office:value-type="float" office:value="70" calcext:value-type="float">
            <text:p>R$ 70,00</text:p>
          </table:table-cell>
          <table:table-cell table:style-name="ce21" table:formula="of:=SUM([.G41];[.I40]-[.H41])" office:value-type="float" office:value="1221.5" calcext:value-type="float">
            <text:p>R$ 1.221,5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15" calcext:value-type="date">
            <text:p>15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16.45" calcext:value-type="float">
            <text:p>216,4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16.45" calcext:value-type="float">
            <text:p>R$ 216,45</text:p>
          </table:table-cell>
          <table:table-cell table:style-name="ce25"/>
          <table:table-cell table:style-name="ce21" table:formula="of:=SUM([.G42];[.I41]-[.H42])" office:value-type="float" office:value="1437.95" calcext:value-type="float">
            <text:p>R$ 1.437,9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16" calcext:value-type="date">
            <text:p>16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641.9" calcext:value-type="float">
            <text:p>641,9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641.9" calcext:value-type="float">
            <text:p>R$ 641,90</text:p>
          </table:table-cell>
          <table:table-cell table:style-name="ce25"/>
          <table:table-cell table:style-name="ce21" table:formula="of:=SUM([.G43];[.I42]-[.H43])" office:value-type="float" office:value="2079.85" calcext:value-type="float">
            <text:p>R$ 2.079,8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18" calcext:value-type="date">
            <text:p>18/01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51" calcext:value-type="float">
            <text:p>151,0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51" calcext:value-type="float">
            <text:p>R$ 151,00</text:p>
          </table:table-cell>
          <table:table-cell table:style-name="ce21" table:formula="of:=SUM([.G44];[.I43]-[.H44])" office:value-type="float" office:value="1928.85" calcext:value-type="float">
            <text:p>R$ 1.928,8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18" calcext:value-type="date">
            <text:p>18/01/16</text:p>
          </table:table-cell>
          <table:table-cell table:style-name="ce6" table:content-validation-name="val1" office:value-type="float" office:value="32" calcext:value-type="float">
            <text:p>32</text:p>
          </table:table-cell>
          <table:table-cell table:style-name="ce6" table:content-validation-name="val1" office:value-type="string" calcext:value-type="string">
            <text:p>ACESSÓRIOS</text:p>
          </table:table-cell>
          <table:table-cell table:style-name="ce15" office:value-type="float" office:value="93" calcext:value-type="float">
            <text:p>93,00</text:p>
          </table:table-cell>
          <table:table-cell table:style-name="ce6" table:content-validation-name="val1" office:value-type="string" calcext:value-type="string">
            <text:p>ACESSÓRIOS <text:s/>CARMEM </text:p>
          </table:table-cell>
          <table:table-cell table:style-name="ce25"/>
          <table:table-cell table:style-name="ce25" office:value-type="float" office:value="93" calcext:value-type="float">
            <text:p>R$ 93,00</text:p>
          </table:table-cell>
          <table:table-cell table:style-name="ce21" table:formula="of:=SUM([.G45];[.I44]-[.H45])" office:value-type="float" office:value="1835.85" calcext:value-type="float">
            <text:p>R$ 1.835,8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18" calcext:value-type="date">
            <text:p>18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Bolo Nati</text:p>
          </table:table-cell>
          <table:table-cell table:style-name="ce15" office:value-type="float" office:value="65" calcext:value-type="float">
            <text:p>65,00</text:p>
          </table:table-cell>
          <table:table-cell table:style-name="ce6" table:content-validation-name="val1" office:value-type="string" calcext:value-type="string">
            <text:p>CASA bolo nati</text:p>
          </table:table-cell>
          <table:table-cell table:style-name="ce25"/>
          <table:table-cell table:style-name="ce41" office:value-type="float" office:value="65" calcext:value-type="float">
            <text:p>R$ 65,00</text:p>
          </table:table-cell>
          <table:table-cell table:style-name="ce21" table:formula="of:=SUM([.G46];[.I45]-[.H46])" office:value-type="float" office:value="1770.85" calcext:value-type="float">
            <text:p>R$ 1.770,8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18" calcext:value-type="date">
            <text:p>18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82.6" calcext:value-type="float">
            <text:p>182,6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82.6" calcext:value-type="float">
            <text:p>R$ 182,60</text:p>
          </table:table-cell>
          <table:table-cell table:style-name="ce25"/>
          <table:table-cell table:style-name="ce21" table:formula="of:=SUM([.G47];[.I46]-[.H47])" office:value-type="float" office:value="1953.45" calcext:value-type="float">
            <text:p>R$ 1.953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19" calcext:value-type="date">
            <text:p>19/01/16</text:p>
          </table:table-cell>
          <table:table-cell table:style-name="ce6" table:content-validation-name="val1" office:value-type="float" office:value="32" calcext:value-type="float">
            <text:p>32</text:p>
          </table:table-cell>
          <table:table-cell table:style-name="ce6" table:content-validation-name="val1" office:value-type="string" calcext:value-type="string">
            <text:p>ACESSÓRIOS</text:p>
          </table:table-cell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ACESSÓRIOS CARMEM 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48];[.I47]-[.H48])" office:value-type="float" office:value="1938.45" calcext:value-type="float">
            <text:p>R$ 1.938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19" calcext:value-type="date">
            <text:p>19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47.45" calcext:value-type="float">
            <text:p>247,4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47.45" calcext:value-type="float">
            <text:p>R$ 247,45</text:p>
          </table:table-cell>
          <table:table-cell table:style-name="ce25"/>
          <table:table-cell table:style-name="ce21" table:formula="of:=SUM([.G49];[.I48]-[.H49])" office:value-type="float" office:value="2185.9" calcext:value-type="float">
            <text:p>R$ 2.185,9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0" calcext:value-type="date">
            <text:p>20/01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50];[.I49]-[.H50])" office:value-type="float" office:value="2135.9" calcext:value-type="float">
            <text:p>R$ 2.135,9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0" calcext:value-type="date">
            <text:p>20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Uniforme Nati</text:p>
          </table:table-cell>
          <table:table-cell table:style-name="ce15" office:value-type="float" office:value="35" calcext:value-type="float">
            <text:p>35,00</text:p>
          </table:table-cell>
          <table:table-cell table:style-name="ce6" table:content-validation-name="val1" office:value-type="string" calcext:value-type="string">
            <text:p>CASA uniforme nati</text:p>
          </table:table-cell>
          <table:table-cell table:style-name="ce25"/>
          <table:table-cell table:style-name="ce41" office:value-type="float" office:value="35" calcext:value-type="float">
            <text:p>R$ 35,00</text:p>
          </table:table-cell>
          <table:table-cell table:style-name="ce21" table:formula="of:=SUM([.G51];[.I50]-[.H51])" office:value-type="float" office:value="2100.9" calcext:value-type="float">
            <text:p>R$ 2.100,9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0" calcext:value-type="date">
            <text:p>20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1.5" calcext:value-type="float">
            <text:p>11,5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11.5" calcext:value-type="float">
            <text:p>R$ 11,50</text:p>
          </table:table-cell>
          <table:table-cell table:style-name="ce21" table:formula="of:=SUM([.G52];[.I51]-[.H52])" office:value-type="float" office:value="2089.4" calcext:value-type="float">
            <text:p>R$ 2.089,4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0" calcext:value-type="date">
            <text:p>20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46.35" calcext:value-type="float">
            <text:p>246,3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46.35" calcext:value-type="float">
            <text:p>R$ 246,35</text:p>
          </table:table-cell>
          <table:table-cell table:style-name="ce25"/>
          <table:table-cell table:style-name="ce21" table:formula="of:=SUM([.G53];[.I52]-[.H53])" office:value-type="float" office:value="2335.75" calcext:value-type="float">
            <text:p>R$ 2.335,7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1" calcext:value-type="date">
            <text:p>21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loro</text:p>
          </table:table-cell>
          <table:table-cell table:style-name="ce15" office:value-type="float" office:value="100" calcext:value-type="float">
            <text:p>100,00</text:p>
          </table:table-cell>
          <table:table-cell table:style-name="ce6" table:content-validation-name="val1" office:value-type="string" calcext:value-type="string">
            <text:p>CASA cloro</text:p>
          </table:table-cell>
          <table:table-cell table:style-name="ce25"/>
          <table:table-cell table:style-name="ce41" office:value-type="float" office:value="100" calcext:value-type="float">
            <text:p>R$ 100,00</text:p>
          </table:table-cell>
          <table:table-cell table:style-name="ce21" table:formula="of:=SUM([.G54];[.I53]-[.H54])" office:value-type="float" office:value="2235.75" calcext:value-type="float">
            <text:p>R$ 2.235,7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1" calcext:value-type="date">
            <text:p>21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3.5" calcext:value-type="float">
            <text:p>23,5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23.5" calcext:value-type="float">
            <text:p>R$ 23,50</text:p>
          </table:table-cell>
          <table:table-cell table:style-name="ce21" table:formula="of:=SUM([.G55];[.I54]-[.H55])" office:value-type="float" office:value="2212.25" calcext:value-type="float">
            <text:p>R$ 2.212,2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1" calcext:value-type="date">
            <text:p>21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513" calcext:value-type="float">
            <text:p>513,0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513" calcext:value-type="float">
            <text:p>R$ 513,00</text:p>
          </table:table-cell>
          <table:table-cell table:style-name="ce25"/>
          <table:table-cell table:style-name="ce21" table:formula="of:=SUM([.G56];[.I55]-[.H56])" office:value-type="float" office:value="2725.25" calcext:value-type="float">
            <text:p>R$ 2.725,2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2" calcext:value-type="date">
            <text:p>22/01/16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 office:value-type="float" office:value="300" calcext:value-type="float">
            <text:p>300,00</text:p>
          </table:table-cell>
          <table:table-cell table:style-name="ce6" table:content-validation-name="val1" office:value-type="string" calcext:value-type="string">
            <text:p>DEPOSITO BANCO</text:p>
          </table:table-cell>
          <table:table-cell table:style-name="ce25"/>
          <table:table-cell table:style-name="ce25" office:value-type="float" office:value="300" calcext:value-type="float">
            <text:p>R$ 300,00</text:p>
          </table:table-cell>
          <table:table-cell table:style-name="ce21" table:formula="of:=SUM([.G57];[.I56]-[.H57])" office:value-type="float" office:value="2425.25" calcext:value-type="float">
            <text:p>R$ 2.425,2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2" calcext:value-type="date">
            <text:p>22/01/16</text:p>
          </table:table-cell>
          <table:table-cell table:style-name="ce6" table:content-validation-name="val1" office:value-type="float" office:value="24" calcext:value-type="float">
            <text:p>24</text:p>
          </table:table-cell>
          <table:table-cell table:style-name="ce6" table:content-validation-name="val1"/>
          <table:table-cell table:style-name="ce15" office:value-type="float" office:value="295.5" calcext:value-type="float">
            <text:p>295,50</text:p>
          </table:table-cell>
          <table:table-cell table:style-name="ce6" table:content-validation-name="val1" office:value-type="string" calcext:value-type="string">
            <text:p>VULT</text:p>
          </table:table-cell>
          <table:table-cell table:style-name="ce25"/>
          <table:table-cell table:style-name="ce25" office:value-type="float" office:value="295.5" calcext:value-type="float">
            <text:p>R$ 295,50</text:p>
          </table:table-cell>
          <table:table-cell table:style-name="ce21" table:formula="of:=SUM([.G58];[.I57]-[.H58])" office:value-type="float" office:value="2129.75" calcext:value-type="float">
            <text:p>R$ 2.129,7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2" calcext:value-type="date">
            <text:p>22/01/16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390.5" calcext:value-type="float">
            <text:p>390,50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390.5" calcext:value-type="float">
            <text:p>R$ 390,50</text:p>
          </table:table-cell>
          <table:table-cell table:style-name="ce21" table:formula="of:=SUM([.G59];[.I58]-[.H59])" office:value-type="float" office:value="1739.25" calcext:value-type="float">
            <text:p>R$ 1.739,2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2" calcext:value-type="date">
            <text:p>22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45.5" calcext:value-type="float">
            <text:p>45,5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45.5" calcext:value-type="float">
            <text:p>R$ 45,50</text:p>
          </table:table-cell>
          <table:table-cell table:style-name="ce21" table:formula="of:=SUM([.G60];[.I59]-[.H60])" office:value-type="float" office:value="1693.75" calcext:value-type="float">
            <text:p>R$ 1.693,7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2" calcext:value-type="date">
            <text:p>22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48.55" calcext:value-type="float">
            <text:p>348,5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48.55" calcext:value-type="float">
            <text:p>R$ 348,55</text:p>
          </table:table-cell>
          <table:table-cell table:style-name="ce25"/>
          <table:table-cell table:style-name="ce21" table:formula="of:=SUM([.G61];[.I60]-[.H61])" office:value-type="float" office:value="2042.3" calcext:value-type="float">
            <text:p>R$ 2.042,3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3" calcext:value-type="date">
            <text:p>23/01/16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 office:value-type="float" office:value="45" calcext:value-type="float">
            <text:p>45,00</text:p>
          </table:table-cell>
          <table:table-cell table:style-name="ce6" table:content-validation-name="val1" office:value-type="string" calcext:value-type="string">
            <text:p>ADESIVOS</text:p>
          </table:table-cell>
          <table:table-cell table:style-name="ce25"/>
          <table:table-cell table:style-name="ce25" office:value-type="float" office:value="45" calcext:value-type="float">
            <text:p>R$ 45,00</text:p>
          </table:table-cell>
          <table:table-cell table:style-name="ce21" table:formula="of:=SUM([.G62];[.I61]-[.H62])" office:value-type="float" office:value="1997.3" calcext:value-type="float">
            <text:p>R$ 1.997,3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3" calcext:value-type="date">
            <text:p>23/01/16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6.5" calcext:value-type="float">
            <text:p>6,50</text:p>
          </table:table-cell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6.5" calcext:value-type="float">
            <text:p>R$ 6,50</text:p>
          </table:table-cell>
          <table:table-cell table:style-name="ce21" table:formula="of:=SUM([.G63];[.I62]-[.H63])" office:value-type="float" office:value="1990.8" calcext:value-type="float">
            <text:p>R$ 1.990,8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3" calcext:value-type="date">
            <text:p>23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5.85" calcext:value-type="float">
            <text:p>15,85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15.85" calcext:value-type="float">
            <text:p>R$ 15,85</text:p>
          </table:table-cell>
          <table:table-cell table:style-name="ce21" table:formula="of:=SUM([.G64];[.I63]-[.H64])" office:value-type="float" office:value="1974.95" calcext:value-type="float">
            <text:p>R$ 1.974,9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3" calcext:value-type="date">
            <text:p>23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35.35" calcext:value-type="float">
            <text:p>435,3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35.35" calcext:value-type="float">
            <text:p>R$ 435,35</text:p>
          </table:table-cell>
          <table:table-cell table:style-name="ce25"/>
          <table:table-cell table:style-name="ce21" table:formula="of:=SUM([.G65];[.I64]-[.H65])" office:value-type="float" office:value="2410.3" calcext:value-type="float">
            <text:p>R$ 2.410,3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5" calcext:value-type="date">
            <text:p>25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Natália</text:p>
          </table:table-cell>
          <table:table-cell table:style-name="ce15" office:value-type="float" office:value="55" calcext:value-type="float">
            <text:p>55,00</text:p>
          </table:table-cell>
          <table:table-cell table:style-name="ce6" table:content-validation-name="val1" office:value-type="string" calcext:value-type="string">
            <text:p>CASA natalia</text:p>
          </table:table-cell>
          <table:table-cell table:style-name="ce25"/>
          <table:table-cell table:style-name="ce41" office:value-type="float" office:value="55" calcext:value-type="float">
            <text:p>R$ 55,00</text:p>
          </table:table-cell>
          <table:table-cell table:style-name="ce21" table:formula="of:=SUM([.G66];[.I65]-[.H66])" office:value-type="float" office:value="2355.3" calcext:value-type="float">
            <text:p>R$ 2.355,3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5" calcext:value-type="date">
            <text:p>25/01/16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 office:value-type="float" office:value="30" calcext:value-type="float">
            <text:p>30,00</text:p>
          </table:table-cell>
          <table:table-cell table:style-name="ce6" table:content-validation-name="val1" office:value-type="string" calcext:value-type="string">
            <text:p>ADESIVOS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67];[.I66]-[.H67])" office:value-type="float" office:value="2325.3" calcext:value-type="float">
            <text:p>R$ 2.325,3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5" calcext:value-type="date">
            <text:p>25/01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151" calcext:value-type="float">
            <text:p>151,0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51" calcext:value-type="float">
            <text:p>R$ 151,00</text:p>
          </table:table-cell>
          <table:table-cell table:style-name="ce21" table:formula="of:=SUM([.G68];[.I67]-[.H68])" office:value-type="float" office:value="2174.3" calcext:value-type="float">
            <text:p>R$ 2.174,3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5" calcext:value-type="date">
            <text:p>25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34.85" calcext:value-type="float">
            <text:p>234,8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34.85" calcext:value-type="float">
            <text:p>R$ 234,85</text:p>
          </table:table-cell>
          <table:table-cell table:style-name="ce25"/>
          <table:table-cell table:style-name="ce21" table:formula="of:=SUM([.G69];[.I68]-[.H69])" office:value-type="float" office:value="2409.15" calcext:value-type="float">
            <text:p>R$ 2.409,1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6" calcext:value-type="date">
            <text:p>26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50.2" calcext:value-type="float">
            <text:p>250,2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50.2" calcext:value-type="float">
            <text:p>R$ 250,20</text:p>
          </table:table-cell>
          <table:table-cell table:style-name="ce25"/>
          <table:table-cell table:style-name="ce21" table:formula="of:=SUM([.G70];[.I69]-[.H70])" office:value-type="float" office:value="2659.35" calcext:value-type="float">
            <text:p>R$ 2.659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7" calcext:value-type="date">
            <text:p>27/01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51.8" calcext:value-type="float">
            <text:p>251,8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51.8" calcext:value-type="float">
            <text:p>R$ 251,80</text:p>
          </table:table-cell>
          <table:table-cell table:style-name="ce21" table:formula="of:=SUM([.G71];[.I70]-[.H71])" office:value-type="float" office:value="2407.55" calcext:value-type="float">
            <text:p>R$ 2.407,5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7" calcext:value-type="date">
            <text:p>27/01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335.7" calcext:value-type="float">
            <text:p>335,7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335.7" calcext:value-type="float">
            <text:p>R$ 335,70</text:p>
          </table:table-cell>
          <table:table-cell table:style-name="ce21" table:formula="of:=SUM([.G72];[.I71]-[.H72])" office:value-type="float" office:value="2071.85" calcext:value-type="float">
            <text:p>R$ 2.071,8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7" calcext:value-type="date">
            <text:p>27/01/16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441.4" calcext:value-type="float">
            <text:p>441,40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441.4" calcext:value-type="float">
            <text:p>R$ 441,40</text:p>
          </table:table-cell>
          <table:table-cell table:style-name="ce21" table:formula="of:=SUM([.G73];[.I72]-[.H73])" office:value-type="float" office:value="1630.45" calcext:value-type="float">
            <text:p>R$ 1.630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7" calcext:value-type="date">
            <text:p>27/01/16</text:p>
          </table:table-cell>
          <table:table-cell table:style-name="ce6" table:content-validation-name="val1" office:value-type="float" office:value="19" calcext:value-type="float">
            <text:p>19</text:p>
          </table:table-cell>
          <table:table-cell table:style-name="ce6" table:content-validation-name="val1"/>
          <table:table-cell table:style-name="ce15" office:value-type="float" office:value="175" calcext:value-type="float">
            <text:p>175,00</text:p>
          </table:table-cell>
          <table:table-cell table:style-name="ce6" table:content-validation-name="val1" office:value-type="string" calcext:value-type="string">
            <text:p>ZAMPHY</text:p>
          </table:table-cell>
          <table:table-cell table:style-name="ce25"/>
          <table:table-cell table:style-name="ce25" office:value-type="float" office:value="175" calcext:value-type="float">
            <text:p>R$ 175,00</text:p>
          </table:table-cell>
          <table:table-cell table:style-name="ce21" table:formula="of:=SUM([.G74];[.I73]-[.H74])" office:value-type="float" office:value="1455.45" calcext:value-type="float">
            <text:p>R$ 1.455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7" calcext:value-type="date">
            <text:p>27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80" calcext:value-type="float">
            <text:p>8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80" calcext:value-type="float">
            <text:p>R$ 80,00</text:p>
          </table:table-cell>
          <table:table-cell table:style-name="ce21" table:formula="of:=SUM([.G75];[.I74]-[.H75])" office:value-type="float" office:value="1375.45" calcext:value-type="float">
            <text:p>R$ 1.375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7" calcext:value-type="date">
            <text:p>27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00" calcext:value-type="float">
            <text:p>10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100" calcext:value-type="float">
            <text:p>R$ 100,00</text:p>
          </table:table-cell>
          <table:table-cell table:style-name="ce21" table:formula="of:=SUM([.G76];[.I75]-[.H76])" office:value-type="float" office:value="1275.45" calcext:value-type="float">
            <text:p>R$ 1.275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7" calcext:value-type="date">
            <text:p>27/01/16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ESCRITÓRIO</text:p>
          </table:table-cell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ESCRITÓRIO LOJ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77];[.I76]-[.H77])" office:value-type="float" office:value="1255.45" calcext:value-type="float">
            <text:p>R$ 1.255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7" calcext:value-type="date">
            <text:p>27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52.85" calcext:value-type="float">
            <text:p>152,8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52.85" calcext:value-type="float">
            <text:p>R$ 152,85</text:p>
          </table:table-cell>
          <table:table-cell table:style-name="ce25"/>
          <table:table-cell table:style-name="ce21" table:formula="of:=SUM([.G78];[.I77]-[.H78])" office:value-type="float" office:value="1408.3" calcext:value-type="float">
            <text:p>R$ 1.408,3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8" calcext:value-type="date">
            <text:p>28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56" calcext:value-type="float">
            <text:p>356,0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56" calcext:value-type="float">
            <text:p>R$ 356,00</text:p>
          </table:table-cell>
          <table:table-cell table:style-name="ce25"/>
          <table:table-cell table:style-name="ce21" table:formula="of:=SUM([.G79];[.I78]-[.H79])" office:value-type="float" office:value="1764.3" calcext:value-type="float">
            <text:p>R$ 1.764,3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9" calcext:value-type="date">
            <text:p>29/01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80];[.I79]-[.H80])" office:value-type="float" office:value="1714.3" calcext:value-type="float">
            <text:p>R$ 1.714,3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9" calcext:value-type="date">
            <text:p>29/01/16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43" office:value-type="float" office:value="15" calcext:value-type="float">
            <text:p>R$ 15,00</text:p>
          </table:table-cell>
          <table:table-cell table:style-name="ce21" table:formula="of:=SUM([.G81];[.I80]-[.H81])" office:value-type="float" office:value="1699.3" calcext:value-type="float">
            <text:p>R$ 1.699,3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29" calcext:value-type="date">
            <text:p>29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48.25" calcext:value-type="float">
            <text:p>248,2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48.25" calcext:value-type="float">
            <text:p>R$ 248,25</text:p>
          </table:table-cell>
          <table:table-cell table:style-name="ce25"/>
          <table:table-cell table:style-name="ce21" table:formula="of:=SUM([.G82];[.I81]-[.H82])" office:value-type="float" office:value="1947.55" calcext:value-type="float">
            <text:p>R$ 1.947,5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30" calcext:value-type="date">
            <text:p>30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74.7" calcext:value-type="float">
            <text:p>474,7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74.7" calcext:value-type="float">
            <text:p>R$ 474,70</text:p>
          </table:table-cell>
          <table:table-cell table:style-name="ce25"/>
          <table:table-cell table:style-name="ce21" table:formula="of:=SUM([.G83];[.I82]-[.H83])" office:value-type="float" office:value="2422.25" calcext:value-type="float">
            <text:p>R$ 2.422,2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1-30" calcext:value-type="date">
            <text:p>30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60" calcext:value-type="float">
            <text:p>26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260" calcext:value-type="float">
            <text:p>R$ 260,00</text:p>
          </table:table-cell>
          <table:table-cell table:style-name="ce21" table:formula="of:=SUM([.G84];[.I83]-[.H84])" office:value-type="float" office:value="2162.25" calcext:value-type="float">
            <text:p>R$ 2.162,2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5];[.I84]-[.H85])" office:value-type="float" office:value="2162.25" calcext:value-type="float">
            <text:p>R$ 2.162,2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6];[.I85]-[.H86])" office:value-type="float" office:value="2162.25" calcext:value-type="float">
            <text:p>R$ 2.162,2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7];[.I86]-[.H87])" office:value-type="float" office:value="2162.25" calcext:value-type="float">
            <text:p>R$ 2.162,2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8];[.I87]-[.H88])" office:value-type="float" office:value="2162.25" calcext:value-type="float">
            <text:p>R$ 2.162,2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9];[.I88]-[.H89])" office:value-type="float" office:value="2162.25" calcext:value-type="float">
            <text:p>R$ 2.162,2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0];[.I89]-[.H90])" office:value-type="float" office:value="2162.25" calcext:value-type="float">
            <text:p>R$ 2.162,2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1];[.I90]-[.H91])" office:value-type="float" office:value="2162.25" calcext:value-type="float">
            <text:p>R$ 2.162,2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2];[.I91]-[.H92])" office:value-type="float" office:value="2162.25" calcext:value-type="float">
            <text:p>R$ 2.162,2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3];[.I92]-[.H93])" office:value-type="float" office:value="2162.25" calcext:value-type="float">
            <text:p>R$ 2.162,2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4];[.I93]-[.H94])" office:value-type="float" office:value="2162.25" calcext:value-type="float">
            <text:p>R$ 2.162,25</text:p>
          </table:table-cell>
          <table:table-cell table:number-columns-repeated="1015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/>
          <table:table-cell table:style-name="ce49"/>
          <table:table-cell table:number-columns-repeated="1022"/>
        </table:table-row>
      </table:table>
      <table:table table:name="FEV-16" table:style-name="ta11">
        <table:table-column table:style-name="co14" table:default-cell-style-name="Default"/>
        <table:table-column table:style-name="co50" table:default-cell-style-name="ce45"/>
        <table:table-column table:style-name="co51" table:default-cell-style-name="Default"/>
        <table:table-column table:style-name="co6" table:default-cell-style-name="Default"/>
        <table:table-column table:style-name="co19" table:default-cell-style-name="ce10"/>
        <table:table-column table:style-name="co11" table:default-cell-style-name="Default"/>
        <table:table-column table:style-name="co19" table:default-cell-style-name="Default"/>
        <table:table-column table:style-name="co34" table:default-cell-style-name="Default"/>
        <table:table-column table:style-name="co52" table:default-cell-style-name="Default"/>
        <table:table-column table:style-name="co14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46" office:value-type="string" calcext:value-type="string" table:number-columns-spanned="8" table:number-rows-spanned="1">
            <text:p>MARIA BONITA COSMÉTICOS</text:p>
          </table:table-cell>
          <table:covered-table-cell table:number-columns-repeated="2" table:style-name="ce7"/>
          <table:covered-table-cell table:style-name="ce11"/>
          <table:covered-table-cell table:number-columns-repeated="3" table:style-name="ce7"/>
          <table:covered-table-cell table:style-name="ce17"/>
          <table:table-cell table:number-columns-repeated="1015"/>
        </table:table-row>
        <table:table-row table:style-name="ro3">
          <table:table-cell/>
          <table:table-cell table:style-name="ce47" office:value-type="string" calcext:value-type="string" table:number-columns-spanned="8" table:number-rows-spanned="1">
            <text:p>Controle Diário de Finanças</text:p>
          </table:table-cell>
          <table:covered-table-cell table:number-columns-repeated="2" table:style-name="ce8"/>
          <table:covered-table-cell table:style-name="ce12"/>
          <table:covered-table-cell table:number-columns-repeated="3" table:style-name="ce8"/>
          <table:covered-table-cell table:style-name="ce18"/>
          <table:table-cell table:number-columns-repeated="1015"/>
        </table:table-row>
        <table:table-row table:style-name="ro4">
          <table:table-cell/>
          <table:table-cell table:style-name="ce48" office:value-type="string" calcext:value-type="string">
            <text:p>date</text:p>
          </table:table-cell>
          <table:table-cell table:style-name="ce3" office:value-type="string" calcext:value-type="string">
            <text:p>account_id</text:p>
          </table:table-cell>
          <table:table-cell table:style-name="ce3" office:value-type="string" calcext:value-type="string">
            <text:p>description</text:p>
          </table:table-cell>
          <table:table-cell table:style-name="ce13" office:value-type="string" calcext:value-type="string">
            <text:p>value</text:p>
          </table:table-cell>
          <table:table-cell table:style-name="ce3" office:value-type="string" calcext:value-type="string">
            <text:p>Histórico</text:p>
          </table:table-cell>
          <table:table-cell table:style-name="ce3" office:value-type="string" calcext:value-type="string">
            <text:p>Crédito</text:p>
          </table:table-cell>
          <table:table-cell table:style-name="ce3" office:value-type="string" calcext:value-type="string">
            <text:p>Débito</text:p>
          </table:table-cell>
          <table:table-cell table:style-name="ce3" office:value-type="string" calcext:value-type="string">
            <text:p>Saldo</text:p>
          </table:table-cell>
          <table:table-cell table:number-columns-repeated="1015"/>
        </table:table-row>
        <table:table-row table:style-name="ro4">
          <table:table-cell/>
          <table:table-cell table:style-name="ce4"/>
          <table:table-cell table:style-name="ce9" table:number-columns-repeated="2"/>
          <table:table-cell table:style-name="ce14"/>
          <table:table-cell table:style-name="ce9"/>
          <table:table-cell table:style-name="ce24"/>
          <table:table-cell table:style-name="ce26"/>
          <table:table-cell table:style-name="ce19" office:value-type="float" office:value="2162.25" calcext:value-type="float">
            <text:p>R$ 2.162,2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01" calcext:value-type="date">
            <text:p>01/02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32" calcext:value-type="float">
            <text:p>32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32" calcext:value-type="float">
            <text:p>R$ 32,00</text:p>
          </table:table-cell>
          <table:table-cell table:style-name="ce20" table:formula="of:=SUM([.G7];[.I6]-[.H7])" office:value-type="float" office:value="2130.25" calcext:value-type="float">
            <text:p>R$ 2.130,2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01" calcext:value-type="date">
            <text:p>01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16.2" calcext:value-type="float">
            <text:p>216,2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16.2" calcext:value-type="float">
            <text:p>R$ 216,20</text:p>
          </table:table-cell>
          <table:table-cell table:style-name="ce25"/>
          <table:table-cell table:style-name="ce21" table:formula="of:=SUM([.G8];[.I7]-[.H8])" office:value-type="float" office:value="2346.45" calcext:value-type="float">
            <text:p>R$ 2.346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02" calcext:value-type="date">
            <text:p>02/02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80" calcext:value-type="float">
            <text:p>8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80" calcext:value-type="float">
            <text:p>R$ 80,00</text:p>
          </table:table-cell>
          <table:table-cell table:style-name="ce21" table:formula="of:=SUM([.G9];[.I8]-[.H9])" office:value-type="float" office:value="2266.45" calcext:value-type="float">
            <text:p>R$ 2.266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02" calcext:value-type="date">
            <text:p>02/02/16</text:p>
          </table:table-cell>
          <table:table-cell table:style-name="ce6" table:content-validation-name="val1" office:value-type="float" office:value="29" calcext:value-type="float">
            <text:p>29</text:p>
          </table:table-cell>
          <table:table-cell table:style-name="ce6" table:content-validation-name="val1"/>
          <table:table-cell table:style-name="ce15" office:value-type="float" office:value="90" calcext:value-type="float">
            <text:p>90,00</text:p>
          </table:table-cell>
          <table:table-cell table:style-name="ce6" table:content-validation-name="val1" office:value-type="string" calcext:value-type="string">
            <text:p>LIXAS OLINDA</text:p>
          </table:table-cell>
          <table:table-cell table:style-name="ce25"/>
          <table:table-cell table:style-name="ce25" office:value-type="float" office:value="90" calcext:value-type="float">
            <text:p>R$ 90,00</text:p>
          </table:table-cell>
          <table:table-cell table:style-name="ce21" table:formula="of:=SUM([.G10];[.I9]-[.H10])" office:value-type="float" office:value="2176.45" calcext:value-type="float">
            <text:p>R$ 2.176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02" calcext:value-type="date">
            <text:p>02/02/16</text:p>
          </table:table-cell>
          <table:table-cell table:style-name="ce6" table:content-validation-name="val1" office:value-type="float" office:value="39" calcext:value-type="float">
            <text:p>39</text:p>
          </table:table-cell>
          <table:table-cell table:style-name="ce6" table:content-validation-name="val1"/>
          <table:table-cell table:style-name="ce15" office:value-type="float" office:value="54" calcext:value-type="float">
            <text:p>54,00</text:p>
          </table:table-cell>
          <table:table-cell table:style-name="ce6" table:content-validation-name="val1" office:value-type="string" calcext:value-type="string">
            <text:p>TOK BOTHANICO</text:p>
          </table:table-cell>
          <table:table-cell table:style-name="ce25"/>
          <table:table-cell table:style-name="ce25" office:value-type="float" office:value="54" calcext:value-type="float">
            <text:p>R$ 54,00</text:p>
          </table:table-cell>
          <table:table-cell table:style-name="ce21" table:formula="of:=SUM([.G11];[.I10]-[.H11])" office:value-type="float" office:value="2122.45" calcext:value-type="float">
            <text:p>R$ 2.122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02" calcext:value-type="date">
            <text:p>02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77.85" calcext:value-type="float">
            <text:p>277,8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77.85" calcext:value-type="float">
            <text:p>R$ 277,85</text:p>
          </table:table-cell>
          <table:table-cell table:style-name="ce25"/>
          <table:table-cell table:style-name="ce21" table:formula="of:=SUM([.G12];[.I11]-[.H12])" office:value-type="float" office:value="2400.3" calcext:value-type="float">
            <text:p>R$ 2.400,3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03" calcext:value-type="date">
            <text:p>03/02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13];[.I12]-[.H13])" office:value-type="float" office:value="2350.3" calcext:value-type="float">
            <text:p>R$ 2.350,3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03" calcext:value-type="date">
            <text:p>03/02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335.7" calcext:value-type="float">
            <text:p>335,7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335.7" calcext:value-type="float">
            <text:p>R$ 335,70</text:p>
          </table:table-cell>
          <table:table-cell table:style-name="ce21" table:formula="of:=SUM([.G14];[.I13]-[.H14])" office:value-type="float" office:value="2014.6" calcext:value-type="float">
            <text:p>R$ 2.014,6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03" calcext:value-type="date">
            <text:p>03/02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51.8" calcext:value-type="float">
            <text:p>251,8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51.8" calcext:value-type="float">
            <text:p>R$ 251,80</text:p>
          </table:table-cell>
          <table:table-cell table:style-name="ce21" table:formula="of:=SUM([.G15];[.I14]-[.H15])" office:value-type="float" office:value="1762.8" calcext:value-type="float">
            <text:p>R$ 1.762,8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03" calcext:value-type="date">
            <text:p>03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67.35" calcext:value-type="float">
            <text:p>367,3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67.35" calcext:value-type="float">
            <text:p>R$ 367,35</text:p>
          </table:table-cell>
          <table:table-cell table:style-name="ce25"/>
          <table:table-cell table:style-name="ce21" table:formula="of:=SUM([.G16];[.I15]-[.H16])" office:value-type="float" office:value="2130.15" calcext:value-type="float">
            <text:p>R$ 2.130,1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03" calcext:value-type="date">
            <text:p>03/02/16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ESCRITORIO</text:p>
          </table:table-cell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LOJA ESCRITORIO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17];[.I16]-[.H17])" office:value-type="float" office:value="2120.15" calcext:value-type="float">
            <text:p>R$ 2.120,1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03" calcext:value-type="date">
            <text:p>03/02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40" calcext:value-type="float">
            <text:p>4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40" calcext:value-type="float">
            <text:p>R$ 40,00</text:p>
          </table:table-cell>
          <table:table-cell table:style-name="ce21" table:formula="of:=SUM([.G18];[.I17]-[.H18])" office:value-type="float" office:value="2080.15" calcext:value-type="float">
            <text:p>R$ 2.080,1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04" calcext:value-type="date">
            <text:p>04/02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20" calcext:value-type="float">
            <text:p>R$ 20,00</text:p>
          </table:table-cell>
          <table:table-cell table:style-name="ce21" table:formula="of:=SUM([.G19];[.I18]-[.H19])" office:value-type="float" office:value="2060.15" calcext:value-type="float">
            <text:p>R$ 2.060,1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04" calcext:value-type="date">
            <text:p>04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24.3" calcext:value-type="float">
            <text:p>424,3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24.3" calcext:value-type="float">
            <text:p>R$ 424,30</text:p>
          </table:table-cell>
          <table:table-cell table:style-name="ce25"/>
          <table:table-cell table:style-name="ce21" table:formula="of:=SUM([.G20];[.I19]-[.H20])" office:value-type="float" office:value="2484.45" calcext:value-type="float">
            <text:p>R$ 2.484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05" calcext:value-type="date">
            <text:p>05/02/16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 office:value-type="float" office:value="850" calcext:value-type="float">
            <text:p>850,00</text:p>
          </table:table-cell>
          <table:table-cell table:style-name="ce6" table:content-validation-name="val1" office:value-type="string" calcext:value-type="string">
            <text:p>DEPOSITO BANCO</text:p>
          </table:table-cell>
          <table:table-cell table:style-name="ce25"/>
          <table:table-cell table:style-name="ce25" office:value-type="float" office:value="850" calcext:value-type="float">
            <text:p>R$ 850,00</text:p>
          </table:table-cell>
          <table:table-cell table:style-name="ce21" table:formula="of:=SUM([.G21];[.I20]-[.H21])" office:value-type="float" office:value="1634.45" calcext:value-type="float">
            <text:p>R$ 1.634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05" calcext:value-type="date">
            <text:p>05/02/16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200" calcext:value-type="float">
            <text:p>200,00</text:p>
          </table:table-cell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43" office:value-type="float" office:value="200" calcext:value-type="float">
            <text:p>R$ 200,00</text:p>
          </table:table-cell>
          <table:table-cell table:style-name="ce21" table:formula="of:=SUM([.G22];[.I21]-[.H22])" office:value-type="float" office:value="1434.45" calcext:value-type="float">
            <text:p>R$ 1.434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05" calcext:value-type="date">
            <text:p>05/02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300.5" calcext:value-type="float">
            <text:p>300,5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300.5" calcext:value-type="float">
            <text:p>R$ 300,50</text:p>
          </table:table-cell>
          <table:table-cell table:style-name="ce21" table:formula="of:=SUM([.G23];[.I22]-[.H23])" office:value-type="float" office:value="1133.95" calcext:value-type="float">
            <text:p>R$ 1.133,9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05" calcext:value-type="date">
            <text:p>05/02/16</text:p>
          </table:table-cell>
          <table:table-cell table:style-name="ce6" table:content-validation-name="val1" office:value-type="float" office:value="37" calcext:value-type="float">
            <text:p>37</text:p>
          </table:table-cell>
          <table:table-cell table:style-name="ce6" table:content-validation-name="val1"/>
          <table:table-cell table:style-name="ce15" office:value-type="float" office:value="315.5" calcext:value-type="float">
            <text:p>315,50</text:p>
          </table:table-cell>
          <table:table-cell table:style-name="ce6" table:content-validation-name="val1" office:value-type="string" calcext:value-type="string">
            <text:p>COSMAX</text:p>
          </table:table-cell>
          <table:table-cell table:style-name="ce25"/>
          <table:table-cell table:style-name="ce25" office:value-type="float" office:value="315.5" calcext:value-type="float">
            <text:p>R$ 315,50</text:p>
          </table:table-cell>
          <table:table-cell table:style-name="ce21" table:formula="of:=SUM([.G24];[.I23]-[.H24])" office:value-type="float" office:value="818.45" calcext:value-type="float">
            <text:p>R$ 818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05" calcext:value-type="date">
            <text:p>05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06.85" calcext:value-type="float">
            <text:p>306,8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06.85" calcext:value-type="float">
            <text:p>R$ 306,85</text:p>
          </table:table-cell>
          <table:table-cell table:style-name="ce25"/>
          <table:table-cell table:style-name="ce21" table:formula="of:=SUM([.G25];[.I24]-[.H25])" office:value-type="float" office:value="1125.3" calcext:value-type="float">
            <text:p>R$ 1.125,3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06" calcext:value-type="date">
            <text:p>06/02/16</text:p>
          </table:table-cell>
          <table:table-cell table:style-name="ce6" table:content-validation-name="val1" office:value-type="float" office:value="24" calcext:value-type="float">
            <text:p>24</text:p>
          </table:table-cell>
          <table:table-cell table:style-name="ce6" table:content-validation-name="val1"/>
          <table:table-cell table:style-name="ce15" office:value-type="float" office:value="295.4" calcext:value-type="float">
            <text:p>295,40</text:p>
          </table:table-cell>
          <table:table-cell table:style-name="ce6" table:content-validation-name="val1" office:value-type="string" calcext:value-type="string">
            <text:p>VULT</text:p>
          </table:table-cell>
          <table:table-cell table:style-name="ce25"/>
          <table:table-cell table:style-name="ce25" office:value-type="float" office:value="295.4" calcext:value-type="float">
            <text:p>R$ 295,40</text:p>
          </table:table-cell>
          <table:table-cell table:style-name="ce21" table:formula="of:=SUM([.G26];[.I25]-[.H26])" office:value-type="float" office:value="829.9" calcext:value-type="float">
            <text:p>R$ 829,9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06" calcext:value-type="date">
            <text:p>06/02/16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ADESIVOS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27];[.I26]-[.H27])" office:value-type="float" office:value="779.9" calcext:value-type="float">
            <text:p>R$ 779,9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06" calcext:value-type="date">
            <text:p>06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601.9" calcext:value-type="float">
            <text:p>601,9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601.9" calcext:value-type="float">
            <text:p>R$ 601,90</text:p>
          </table:table-cell>
          <table:table-cell table:style-name="ce25"/>
          <table:table-cell table:style-name="ce21" table:formula="of:=SUM([.G28];[.I27]-[.H28])" office:value-type="float" office:value="1381.8" calcext:value-type="float">
            <text:p>R$ 1.381,8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06" calcext:value-type="date">
            <text:p>06/02/16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6" table:content-validation-name="val1"/>
          <table:table-cell table:style-name="ce15" office:value-type="float" office:value="40" calcext:value-type="float">
            <text:p>40,00</text:p>
          </table:table-cell>
          <table:table-cell table:style-name="ce6" table:content-validation-name="val1" office:value-type="string" calcext:value-type="string">
            <text:p>PROLABORE NATI</text:p>
          </table:table-cell>
          <table:table-cell table:style-name="ce25"/>
          <table:table-cell table:style-name="ce43" office:value-type="float" office:value="40" calcext:value-type="float">
            <text:p>R$ 40,00</text:p>
          </table:table-cell>
          <table:table-cell table:style-name="ce21" table:formula="of:=SUM([.G29];[.I28]-[.H29])" office:value-type="float" office:value="1341.8" calcext:value-type="float">
            <text:p>R$ 1.341,8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06" calcext:value-type="date">
            <text:p>06/02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00" calcext:value-type="float">
            <text:p>10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100" calcext:value-type="float">
            <text:p>R$ 100,00</text:p>
          </table:table-cell>
          <table:table-cell table:style-name="ce21" table:formula="of:=SUM([.G30];[.I29]-[.H30])" office:value-type="float" office:value="1241.8" calcext:value-type="float">
            <text:p>R$ 1.241,8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08" calcext:value-type="date">
            <text:p>08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85.8" calcext:value-type="float">
            <text:p>85,8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85.8" calcext:value-type="float">
            <text:p>R$ 85,80</text:p>
          </table:table-cell>
          <table:table-cell table:style-name="ce25"/>
          <table:table-cell table:style-name="ce21" table:formula="of:=SUM([.G31];[.I30]-[.H31])" office:value-type="float" office:value="1327.6" calcext:value-type="float">
            <text:p>R$ 1.327,6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0" calcext:value-type="date">
            <text:p>10/02/16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408.5" calcext:value-type="float">
            <text:p>408,50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408.5" calcext:value-type="float">
            <text:p>R$ 408,50</text:p>
          </table:table-cell>
          <table:table-cell table:style-name="ce21" table:formula="of:=SUM([.G32];[.I31]-[.H32])" office:value-type="float" office:value="919.1" calcext:value-type="float">
            <text:p>R$ 919,1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0" calcext:value-type="date">
            <text:p>10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04.4" calcext:value-type="float">
            <text:p>204,4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04.4" calcext:value-type="float">
            <text:p>R$ 204,40</text:p>
          </table:table-cell>
          <table:table-cell table:style-name="ce25"/>
          <table:table-cell table:style-name="ce21" table:formula="of:=SUM([.G33];[.I32]-[.H33])" office:value-type="float" office:value="1123.5" calcext:value-type="float">
            <text:p>R$ 1.123,5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1" calcext:value-type="date">
            <text:p>11/02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40" calcext:value-type="float">
            <text:p>4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40" calcext:value-type="float">
            <text:p>R$ 40,00</text:p>
          </table:table-cell>
          <table:table-cell table:style-name="ce21" table:formula="of:=SUM([.G34];[.I33]-[.H34])" office:value-type="float" office:value="1083.5" calcext:value-type="float">
            <text:p>R$ 1.083,5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1" calcext:value-type="date">
            <text:p>11/02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Remédio</text:p>
          </table:table-cell>
          <table:table-cell table:style-name="ce15" office:value-type="float" office:value="30" calcext:value-type="float">
            <text:p>30,00</text:p>
          </table:table-cell>
          <table:table-cell table:style-name="ce6" table:content-validation-name="val1" office:value-type="string" calcext:value-type="string">
            <text:p>CASA remedio</text:p>
          </table:table-cell>
          <table:table-cell table:style-name="ce25"/>
          <table:table-cell table:style-name="ce41" office:value-type="float" office:value="30" calcext:value-type="float">
            <text:p>R$ 30,00</text:p>
          </table:table-cell>
          <table:table-cell table:style-name="ce21" table:formula="of:=SUM([.G35];[.I34]-[.H35])" office:value-type="float" office:value="1053.5" calcext:value-type="float">
            <text:p>R$ 1.053,5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1" calcext:value-type="date">
            <text:p>11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81.5" calcext:value-type="float">
            <text:p>181,5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81.5" calcext:value-type="float">
            <text:p>R$ 181,50</text:p>
          </table:table-cell>
          <table:table-cell table:style-name="ce25"/>
          <table:table-cell table:style-name="ce21" table:formula="of:=SUM([.G36];[.I35]-[.H36])" office:value-type="float" office:value="1235" calcext:value-type="float">
            <text:p>R$ 1.235,0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2" calcext:value-type="date">
            <text:p>12/02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300" calcext:value-type="float">
            <text:p>300,0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300" calcext:value-type="float">
            <text:p>R$ 300,00</text:p>
          </table:table-cell>
          <table:table-cell table:style-name="ce21" table:formula="of:=SUM([.G37];[.I36]-[.H37])" office:value-type="float" office:value="935" calcext:value-type="float">
            <text:p>R$ 935,0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2" calcext:value-type="date">
            <text:p>12/02/16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6" table:content-validation-name="val1"/>
          <table:table-cell table:style-name="ce15" office:value-type="float" office:value="788" calcext:value-type="float">
            <text:p>788,00</text:p>
          </table:table-cell>
          <table:table-cell table:style-name="ce6" table:content-validation-name="val1" office:value-type="string" calcext:value-type="string">
            <text:p>ALUGUEL</text:p>
          </table:table-cell>
          <table:table-cell table:style-name="ce25"/>
          <table:table-cell table:style-name="ce25" office:value-type="float" office:value="788" calcext:value-type="float">
            <text:p>R$ 788,00</text:p>
          </table:table-cell>
          <table:table-cell table:style-name="ce21" table:formula="of:=SUM([.G38];[.I37]-[.H38])" office:value-type="float" office:value="147" calcext:value-type="float">
            <text:p>R$ 147,0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2" calcext:value-type="date">
            <text:p>12/02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70" calcext:value-type="float">
            <text:p>7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70" calcext:value-type="float">
            <text:p>R$ 70,00</text:p>
          </table:table-cell>
          <table:table-cell table:style-name="ce21" table:formula="of:=SUM([.G39];[.I38]-[.H39])" office:value-type="float" office:value="76.9999999999998" calcext:value-type="float">
            <text:p>R$ 77,0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2" calcext:value-type="date">
            <text:p>12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38.5" calcext:value-type="float">
            <text:p>438,5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38.5" calcext:value-type="float">
            <text:p>R$ 438,50</text:p>
          </table:table-cell>
          <table:table-cell table:style-name="ce25"/>
          <table:table-cell table:style-name="ce21" table:formula="of:=SUM([.G40];[.I39]-[.H40])" office:value-type="float" office:value="515.5" calcext:value-type="float">
            <text:p>R$ 515,5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2" calcext:value-type="date">
            <text:p>12/02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41];[.I40]-[.H41])" office:value-type="float" office:value="465.5" calcext:value-type="float">
            <text:p>R$ 465,5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3" calcext:value-type="date">
            <text:p>13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41.9" calcext:value-type="float">
            <text:p>441,9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41.9" calcext:value-type="float">
            <text:p>R$ 441,90</text:p>
          </table:table-cell>
          <table:table-cell table:style-name="ce25"/>
          <table:table-cell table:style-name="ce21" table:formula="of:=SUM([.G42];[.I41]-[.H42])" office:value-type="float" office:value="907.4" calcext:value-type="float">
            <text:p>R$ 907,4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5" calcext:value-type="date">
            <text:p>15/02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60" calcext:value-type="float">
            <text:p>6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60" calcext:value-type="float">
            <text:p>R$ 60,00</text:p>
          </table:table-cell>
          <table:table-cell table:style-name="ce21" table:formula="of:=SUM([.G43];[.I42]-[.H43])" office:value-type="float" office:value="847.4" calcext:value-type="float">
            <text:p>R$ 847,4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5" calcext:value-type="date">
            <text:p>15/02/16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379.7" calcext:value-type="float">
            <text:p>379,70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379.7" calcext:value-type="float">
            <text:p>R$ 379,70</text:p>
          </table:table-cell>
          <table:table-cell table:style-name="ce21" table:formula="of:=SUM([.G44];[.I43]-[.H44])" office:value-type="float" office:value="467.7" calcext:value-type="float">
            <text:p>R$ 467,7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5" calcext:value-type="date">
            <text:p>15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63.55" calcext:value-type="float">
            <text:p>263,5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63.55" calcext:value-type="float">
            <text:p>R$ 263,55</text:p>
          </table:table-cell>
          <table:table-cell table:style-name="ce25"/>
          <table:table-cell table:style-name="ce21" table:formula="of:=SUM([.G45];[.I44]-[.H45])" office:value-type="float" office:value="731.25" calcext:value-type="float">
            <text:p>R$ 731,2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6" calcext:value-type="date">
            <text:p>16/02/16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 office:value-type="float" office:value="276.2" calcext:value-type="float">
            <text:p>276,20</text:p>
          </table:table-cell>
          <table:table-cell table:style-name="ce6" table:content-validation-name="val1" office:value-type="string" calcext:value-type="string">
            <text:p>ALADIM</text:p>
          </table:table-cell>
          <table:table-cell table:style-name="ce25"/>
          <table:table-cell table:style-name="ce25" office:value-type="float" office:value="276.2" calcext:value-type="float">
            <text:p>R$ 276,20</text:p>
          </table:table-cell>
          <table:table-cell table:style-name="ce21" table:formula="of:=SUM([.G46];[.I45]-[.H46])" office:value-type="float" office:value="455.05" calcext:value-type="float">
            <text:p>R$ 455,0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6" calcext:value-type="date">
            <text:p>16/02/16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 office:value-type="float" office:value="44" calcext:value-type="float">
            <text:p>44,00</text:p>
          </table:table-cell>
          <table:table-cell table:style-name="ce6" table:content-validation-name="val1" office:value-type="string" calcext:value-type="string">
            <text:p>ADESIVOS</text:p>
          </table:table-cell>
          <table:table-cell table:style-name="ce25"/>
          <table:table-cell table:style-name="ce25" office:value-type="float" office:value="44" calcext:value-type="float">
            <text:p>R$ 44,00</text:p>
          </table:table-cell>
          <table:table-cell table:style-name="ce21" table:formula="of:=SUM([.G47];[.I46]-[.H47])" office:value-type="float" office:value="411.05" calcext:value-type="float">
            <text:p>R$ 411,0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6" calcext:value-type="date">
            <text:p>16/02/16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 office:value-type="float" office:value="72" calcext:value-type="float">
            <text:p>72,00</text:p>
          </table:table-cell>
          <table:table-cell table:style-name="ce6" table:content-validation-name="val1" office:value-type="string" calcext:value-type="string">
            <text:p>ADESIVOS</text:p>
          </table:table-cell>
          <table:table-cell table:style-name="ce25"/>
          <table:table-cell table:style-name="ce25" office:value-type="float" office:value="72" calcext:value-type="float">
            <text:p>R$ 72,00</text:p>
          </table:table-cell>
          <table:table-cell table:style-name="ce21" table:formula="of:=SUM([.G48];[.I47]-[.H48])" office:value-type="float" office:value="339.05" calcext:value-type="float">
            <text:p>R$ 339,0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6" calcext:value-type="date">
            <text:p>16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99.4" calcext:value-type="float">
            <text:p>399,4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99.4" calcext:value-type="float">
            <text:p>R$ 399,40</text:p>
          </table:table-cell>
          <table:table-cell table:style-name="ce25"/>
          <table:table-cell table:style-name="ce21" table:formula="of:=SUM([.G49];[.I48]-[.H49])" office:value-type="float" office:value="738.45" calcext:value-type="float">
            <text:p>R$ 738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7" calcext:value-type="date">
            <text:p>17/02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50];[.I49]-[.H50])" office:value-type="float" office:value="688.45" calcext:value-type="float">
            <text:p>R$ 688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7" calcext:value-type="date">
            <text:p>17/02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28" calcext:value-type="float">
            <text:p>28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28" calcext:value-type="float">
            <text:p>R$ 28,00</text:p>
          </table:table-cell>
          <table:table-cell table:style-name="ce21" table:formula="of:=SUM([.G51];[.I50]-[.H51])" office:value-type="float" office:value="660.45" calcext:value-type="float">
            <text:p>R$ 660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7" calcext:value-type="date">
            <text:p>17/02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20" calcext:value-type="float">
            <text:p>R$ 20,00</text:p>
          </table:table-cell>
          <table:table-cell table:style-name="ce21" table:formula="of:=SUM([.G52];[.I51]-[.H52])" office:value-type="float" office:value="640.45" calcext:value-type="float">
            <text:p>R$ 640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7" calcext:value-type="date">
            <text:p>17/02/16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43" office:value-type="float" office:value="50" calcext:value-type="float">
            <text:p>R$ 50,00</text:p>
          </table:table-cell>
          <table:table-cell table:style-name="ce21" table:formula="of:=SUM([.G53];[.I52]-[.H53])" office:value-type="float" office:value="590.45" calcext:value-type="float">
            <text:p>R$ 590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7" calcext:value-type="date">
            <text:p>17/02/16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ESCRITORIO</text:p>
          </table:table-cell>
          <table:table-cell table:style-name="ce15" office:value-type="float" office:value="17" calcext:value-type="float">
            <text:p>17,00</text:p>
          </table:table-cell>
          <table:table-cell table:style-name="ce6" table:content-validation-name="val1" office:value-type="string" calcext:value-type="string">
            <text:p>LOJA ESCRITÓRIO </text:p>
          </table:table-cell>
          <table:table-cell table:style-name="ce25"/>
          <table:table-cell table:style-name="ce25" office:value-type="float" office:value="17" calcext:value-type="float">
            <text:p>R$ 17,00</text:p>
          </table:table-cell>
          <table:table-cell table:style-name="ce21" table:formula="of:=SUM([.G54];[.I53]-[.H54])" office:value-type="float" office:value="573.45" calcext:value-type="float">
            <text:p>R$ 573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7" calcext:value-type="date">
            <text:p>17/02/16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ACESSÓRIOS</text:p>
          </table:table-cell>
          <table:table-cell table:style-name="ce15" office:value-type="float" office:value="25" calcext:value-type="float">
            <text:p>25,00</text:p>
          </table:table-cell>
          <table:table-cell table:style-name="ce6" table:content-validation-name="val1" office:value-type="string" calcext:value-type="string">
            <text:p>LOJA ACESSÓRIOS </text:p>
          </table:table-cell>
          <table:table-cell table:style-name="ce25"/>
          <table:table-cell table:style-name="ce25" office:value-type="float" office:value="25" calcext:value-type="float">
            <text:p>R$ 25,00</text:p>
          </table:table-cell>
          <table:table-cell table:style-name="ce21" table:formula="of:=SUM([.G55];[.I54]-[.H55])" office:value-type="float" office:value="548.45" calcext:value-type="float">
            <text:p>R$ 548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7" calcext:value-type="date">
            <text:p>17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71.25" calcext:value-type="float">
            <text:p>271,2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71.25" calcext:value-type="float">
            <text:p>R$ 271,25</text:p>
          </table:table-cell>
          <table:table-cell table:style-name="ce25"/>
          <table:table-cell table:style-name="ce21" table:formula="of:=SUM([.G56];[.I55]-[.H56])" office:value-type="float" office:value="819.7" calcext:value-type="float">
            <text:p>R$ 819,7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8" calcext:value-type="date">
            <text:p>18/02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57];[.I56]-[.H57])" office:value-type="float" office:value="799.7" calcext:value-type="float">
            <text:p>R$ 799,7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8" calcext:value-type="date">
            <text:p>18/02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20" calcext:value-type="float">
            <text:p>R$ 20,00</text:p>
          </table:table-cell>
          <table:table-cell table:style-name="ce21" table:formula="of:=SUM([.G58];[.I57]-[.H58])" office:value-type="float" office:value="779.7" calcext:value-type="float">
            <text:p>R$ 779,7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8" calcext:value-type="date">
            <text:p>18/02/16</text:p>
          </table:table-cell>
          <table:table-cell table:style-name="ce6" table:content-validation-name="val1" office:value-type="float" office:value="31" calcext:value-type="float">
            <text:p>31</text:p>
          </table:table-cell>
          <table:table-cell table:style-name="ce6" table:content-validation-name="val1" office:value-type="string" calcext:value-type="string">
            <text:p>PANFLETAGEM</text:p>
          </table:table-cell>
          <table:table-cell table:style-name="ce15" office:value-type="float" office:value="40" calcext:value-type="float">
            <text:p>40,00</text:p>
          </table:table-cell>
          <table:table-cell table:style-name="ce6" table:content-validation-name="val1" office:value-type="string" calcext:value-type="string">
            <text:p>PANFLETAGEM</text:p>
          </table:table-cell>
          <table:table-cell table:style-name="ce25"/>
          <table:table-cell table:style-name="ce25" office:value-type="float" office:value="40" calcext:value-type="float">
            <text:p>R$ 40,00</text:p>
          </table:table-cell>
          <table:table-cell table:style-name="ce21" table:formula="of:=SUM([.G59];[.I57]-[.H59])" office:value-type="float" office:value="759.7" calcext:value-type="float">
            <text:p>R$ 759,7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8" calcext:value-type="date">
            <text:p>18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80.85" calcext:value-type="float">
            <text:p>180,8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80.85" calcext:value-type="float">
            <text:p>R$ 180,85</text:p>
          </table:table-cell>
          <table:table-cell table:style-name="ce25"/>
          <table:table-cell table:style-name="ce21" table:formula="of:=SUM([.G60];[.I59]-[.H60])" office:value-type="float" office:value="940.55" calcext:value-type="float">
            <text:p>R$ 940,5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9" calcext:value-type="date">
            <text:p>19/02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61];[.I60]-[.H61])" office:value-type="float" office:value="930.55" calcext:value-type="float">
            <text:p>R$ 930,5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9" calcext:value-type="date">
            <text:p>19/02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14" calcext:value-type="float">
            <text:p>114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114" calcext:value-type="float">
            <text:p>R$ 114,00</text:p>
          </table:table-cell>
          <table:table-cell table:style-name="ce21" table:formula="of:=SUM([.G62];[.I61]-[.H62])" office:value-type="float" office:value="816.55" calcext:value-type="float">
            <text:p>R$ 816,5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9" calcext:value-type="date">
            <text:p>19/02/16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100" calcext:value-type="float">
            <text:p>100,00</text:p>
          </table:table-cell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43" office:value-type="float" office:value="100" calcext:value-type="float">
            <text:p>R$ 100,00</text:p>
          </table:table-cell>
          <table:table-cell table:style-name="ce21" table:formula="of:=SUM([.G63];[.I62]-[.H63])" office:value-type="float" office:value="716.55" calcext:value-type="float">
            <text:p>R$ 716,5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9" calcext:value-type="date">
            <text:p>19/02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64];[.I63]-[.H64])" office:value-type="float" office:value="706.55" calcext:value-type="float">
            <text:p>R$ 706,5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9" calcext:value-type="date">
            <text:p>19/02/16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65];[.I64]-[.H65])" office:value-type="float" office:value="691.55" calcext:value-type="float">
            <text:p>R$ 691,5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9" calcext:value-type="date">
            <text:p>19/02/16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MANUTENCAO</text:p>
          </table:table-cell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LOJA MANUTENCAO 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66];[.I65]-[.H66])" office:value-type="float" office:value="676.55" calcext:value-type="float">
            <text:p>R$ 676,5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19" calcext:value-type="date">
            <text:p>19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70.25" calcext:value-type="float">
            <text:p>370,2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70.25" calcext:value-type="float">
            <text:p>R$ 370,25</text:p>
          </table:table-cell>
          <table:table-cell table:style-name="ce25"/>
          <table:table-cell table:style-name="ce21" table:formula="of:=SUM([.G67];[.I66]-[.H67])" office:value-type="float" office:value="1046.8" calcext:value-type="float">
            <text:p>R$ 1.046,8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0" calcext:value-type="date">
            <text:p>20/02/16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 office:value-type="float" office:value="52" calcext:value-type="float">
            <text:p>52,00</text:p>
          </table:table-cell>
          <table:table-cell table:style-name="ce6" table:content-validation-name="val1" office:value-type="string" calcext:value-type="string">
            <text:p>ADESIVOS</text:p>
          </table:table-cell>
          <table:table-cell table:style-name="ce25"/>
          <table:table-cell table:style-name="ce25" office:value-type="float" office:value="52" calcext:value-type="float">
            <text:p>R$ 52,00</text:p>
          </table:table-cell>
          <table:table-cell table:style-name="ce21" table:formula="of:=SUM([.G68];[.I67]-[.H68])" office:value-type="float" office:value="994.8" calcext:value-type="float">
            <text:p>R$ 994,8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0" calcext:value-type="date">
            <text:p>20/02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2" calcext:value-type="float">
            <text:p>12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2" calcext:value-type="float">
            <text:p>R$ 12,00</text:p>
          </table:table-cell>
          <table:table-cell table:style-name="ce21" table:formula="of:=SUM([.G69];[.I68]-[.H69])" office:value-type="float" office:value="982.8" calcext:value-type="float">
            <text:p>R$ 982,8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0" calcext:value-type="date">
            <text:p>20/02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50" calcext:value-type="float">
            <text:p>R$ 50,00</text:p>
          </table:table-cell>
          <table:table-cell table:style-name="ce21" table:formula="of:=SUM([.G70];[.I69]-[.H70])" office:value-type="float" office:value="932.8" calcext:value-type="float">
            <text:p>R$ 932,8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0" calcext:value-type="date">
            <text:p>20/02/16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PROLABORE NATI</text:p>
          </table:table-cell>
          <table:table-cell table:style-name="ce25"/>
          <table:table-cell table:style-name="ce43" office:value-type="float" office:value="10" calcext:value-type="float">
            <text:p>R$ 10,00</text:p>
          </table:table-cell>
          <table:table-cell table:style-name="ce21" table:formula="of:=SUM([.G71];[.I70]-[.H71])" office:value-type="float" office:value="922.8" calcext:value-type="float">
            <text:p>R$ 922,8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0" calcext:value-type="date">
            <text:p>20/02/16</text:p>
          </table:table-cell>
          <table:table-cell table:style-name="ce6" table:content-validation-name="val1" office:value-type="float" office:value="44" calcext:value-type="float">
            <text:p>44</text:p>
          </table:table-cell>
          <table:table-cell table:style-name="ce6" table:content-validation-name="val1"/>
          <table:table-cell table:style-name="ce15" office:value-type="float" office:value="25" calcext:value-type="float">
            <text:p>25,00</text:p>
          </table:table-cell>
          <table:table-cell table:style-name="ce6" table:content-validation-name="val1" office:value-type="string" calcext:value-type="string">
            <text:p>AGUA</text:p>
          </table:table-cell>
          <table:table-cell table:style-name="ce25"/>
          <table:table-cell table:style-name="ce25" office:value-type="float" office:value="25" calcext:value-type="float">
            <text:p>R$ 25,00</text:p>
          </table:table-cell>
          <table:table-cell table:style-name="ce21" table:formula="of:=SUM([.G72];[.I71]-[.H72])" office:value-type="float" office:value="897.8" calcext:value-type="float">
            <text:p>R$ 897,8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0" calcext:value-type="date">
            <text:p>20/02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50" calcext:value-type="float">
            <text:p>R$ 50,00</text:p>
          </table:table-cell>
          <table:table-cell table:style-name="ce21" table:formula="of:=SUM([.G73];[.I72]-[.H73])" office:value-type="float" office:value="847.8" calcext:value-type="float">
            <text:p>R$ 847,8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0" calcext:value-type="date">
            <text:p>20/02/16</text:p>
          </table:table-cell>
          <table:table-cell table:style-name="ce6" table:content-validation-name="val1" office:value-type="float" office:value="19" calcext:value-type="float">
            <text:p>19</text:p>
          </table:table-cell>
          <table:table-cell table:style-name="ce6" table:content-validation-name="val1"/>
          <table:table-cell table:style-name="ce15" office:value-type="float" office:value="596" calcext:value-type="float">
            <text:p>596,0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596" calcext:value-type="float">
            <text:p>R$ 596,00</text:p>
          </table:table-cell>
          <table:table-cell table:style-name="ce25"/>
          <table:table-cell table:style-name="ce21" table:formula="of:=SUM([.G74];[.I73]-[.H74])" office:value-type="float" office:value="1443.8" calcext:value-type="float">
            <text:p>R$ 1.443,8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1" calcext:value-type="date">
            <text:p>21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70" calcext:value-type="float">
            <text:p>70,0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70" calcext:value-type="float">
            <text:p>R$ 70,00</text:p>
          </table:table-cell>
          <table:table-cell table:style-name="ce25"/>
          <table:table-cell table:style-name="ce21" table:formula="of:=SUM([.G75];[.I74]-[.H75])" office:value-type="float" office:value="1513.8" calcext:value-type="float">
            <text:p>R$ 1.513,8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1" calcext:value-type="date">
            <text:p>21/02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50" calcext:value-type="float">
            <text:p>R$ 50,00</text:p>
          </table:table-cell>
          <table:table-cell table:style-name="ce21" table:formula="of:=SUM([.G76];[.I75]-[.H76])" office:value-type="float" office:value="1463.8" calcext:value-type="float">
            <text:p>R$ 1.463,8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2" calcext:value-type="date">
            <text:p>22/02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77];[.I76]-[.H77])" office:value-type="float" office:value="1413.8" calcext:value-type="float">
            <text:p>R$ 1.413,8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2" calcext:value-type="date">
            <text:p>22/02/16</text:p>
          </table:table-cell>
          <table:table-cell table:style-name="ce40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INSS BECA</text:p>
          </table:table-cell>
          <table:table-cell table:style-name="ce15" office:value-type="float" office:value="45" calcext:value-type="float">
            <text:p>45,00</text:p>
          </table:table-cell>
          <table:table-cell table:style-name="ce6" table:content-validation-name="val1" office:value-type="string" calcext:value-type="string">
            <text:p>INSS BECA</text:p>
          </table:table-cell>
          <table:table-cell table:style-name="ce25"/>
          <table:table-cell table:style-name="ce25" office:value-type="float" office:value="45" calcext:value-type="float">
            <text:p>R$ 45,00</text:p>
          </table:table-cell>
          <table:table-cell table:style-name="ce21" table:formula="of:=SUM([.G78];[.I77]-[.H78])" office:value-type="float" office:value="1368.8" calcext:value-type="float">
            <text:p>R$ 1.368,8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2" calcext:value-type="date">
            <text:p>22/02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 office:value-type="string" calcext:value-type="string">
            <text:p>Dia 19/02</text:p>
          </table:table-cell>
          <table:table-cell table:style-name="ce15" office:value-type="float" office:value="300.45" calcext:value-type="float">
            <text:p>300,45</text:p>
          </table:table-cell>
          <table:table-cell table:style-name="ce6" table:content-validation-name="val1" office:value-type="string" calcext:value-type="string">
            <text:p>REAL dia 19/02 </text:p>
          </table:table-cell>
          <table:table-cell table:style-name="ce25"/>
          <table:table-cell table:style-name="ce25" office:value-type="float" office:value="300.45" calcext:value-type="float">
            <text:p>R$ 300,45</text:p>
          </table:table-cell>
          <table:table-cell table:style-name="ce21" table:formula="of:=SUM([.G79];[.I78]-[.H79])" office:value-type="float" office:value="1068.35" calcext:value-type="float">
            <text:p>R$ 1.068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2" calcext:value-type="date">
            <text:p>22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15.5" calcext:value-type="float">
            <text:p>115,5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15.5" calcext:value-type="float">
            <text:p>R$ 115,50</text:p>
          </table:table-cell>
          <table:table-cell table:style-name="ce25"/>
          <table:table-cell table:style-name="ce21" table:formula="of:=SUM([.G80];[.I79]-[.H80])" office:value-type="float" office:value="1183.85" calcext:value-type="float">
            <text:p>R$ 1.183,8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3" calcext:value-type="date">
            <text:p>23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66.7" calcext:value-type="float">
            <text:p>166,7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66.7" calcext:value-type="float">
            <text:p>R$ 166,70</text:p>
          </table:table-cell>
          <table:table-cell table:style-name="ce25"/>
          <table:table-cell table:style-name="ce21" table:formula="of:=SUM([.G81];[.I80]-[.H81])" office:value-type="float" office:value="1350.55" calcext:value-type="float">
            <text:p>R$ 1.350,5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4" calcext:value-type="date">
            <text:p>24/02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82];[.I81]-[.H82])" office:value-type="float" office:value="1340.55" calcext:value-type="float">
            <text:p>R$ 1.340,5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4" calcext:value-type="date">
            <text:p>24/02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99.85" calcext:value-type="float">
            <text:p>99,85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99.85" calcext:value-type="float">
            <text:p>R$ 99,85</text:p>
          </table:table-cell>
          <table:table-cell table:style-name="ce21" table:formula="of:=SUM([.G83];[.I82]-[.H83])" office:value-type="float" office:value="1240.7" calcext:value-type="float">
            <text:p>R$ 1.240,7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4" calcext:value-type="date">
            <text:p>24/02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19.5" calcext:value-type="float">
            <text:p>219,5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19.5" calcext:value-type="float">
            <text:p>R$ 219,50</text:p>
          </table:table-cell>
          <table:table-cell table:style-name="ce21" table:formula="of:=SUM([.G84];[.I83]-[.H84])" office:value-type="float" office:value="1021.2" calcext:value-type="float">
            <text:p>R$ 1.021,2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4" calcext:value-type="date">
            <text:p>24/02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319.4" calcext:value-type="float">
            <text:p>319,4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319.4" calcext:value-type="float">
            <text:p>R$ 319,40</text:p>
          </table:table-cell>
          <table:table-cell table:style-name="ce21" table:formula="of:=SUM([.G85];[.I84]-[.H85])" office:value-type="float" office:value="701.8" calcext:value-type="float">
            <text:p>R$ 701,8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4" calcext:value-type="date">
            <text:p>24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35.05" calcext:value-type="float">
            <text:p>135,0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35.05" calcext:value-type="float">
            <text:p>R$ 135,05</text:p>
          </table:table-cell>
          <table:table-cell table:style-name="ce25"/>
          <table:table-cell table:style-name="ce21" table:formula="of:=SUM([.G86];[.I85]-[.H86])" office:value-type="float" office:value="836.85" calcext:value-type="float">
            <text:p>R$ 836,8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5" calcext:value-type="date">
            <text:p>25/02/16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43" office:value-type="float" office:value="15" calcext:value-type="float">
            <text:p>R$ 15,00</text:p>
          </table:table-cell>
          <table:table-cell table:style-name="ce21" table:formula="of:=SUM([.G87];[.I86]-[.H87])" office:value-type="float" office:value="821.85" calcext:value-type="float">
            <text:p>R$ 821,8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5" calcext:value-type="date">
            <text:p>25/02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40" calcext:value-type="float">
            <text:p>4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40" calcext:value-type="float">
            <text:p>R$ 40,00</text:p>
          </table:table-cell>
          <table:table-cell table:style-name="ce21" table:formula="of:=SUM([.G88];[.I87]-[.H88])" office:value-type="float" office:value="781.85" calcext:value-type="float">
            <text:p>R$ 781,8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5" calcext:value-type="date">
            <text:p>25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54.85" calcext:value-type="float">
            <text:p>254,8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54.85" calcext:value-type="float">
            <text:p>R$ 254,85</text:p>
          </table:table-cell>
          <table:table-cell table:style-name="ce25"/>
          <table:table-cell table:style-name="ce21" table:formula="of:=SUM([.G89];[.I88]-[.H89])" office:value-type="float" office:value="1036.7" calcext:value-type="float">
            <text:p>R$ 1.036,7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6" calcext:value-type="date">
            <text:p>26/02/16</text:p>
          </table:table-cell>
          <table:table-cell table:style-name="ce6" table:content-validation-name="val1" office:value-type="float" office:value="32" calcext:value-type="float">
            <text:p>32</text:p>
          </table:table-cell>
          <table:table-cell table:style-name="ce6" table:content-validation-name="val1" office:value-type="string" calcext:value-type="string">
            <text:p>ACESSÓRIOS</text:p>
          </table:table-cell>
          <table:table-cell table:style-name="ce15" office:value-type="float" office:value="30" calcext:value-type="float">
            <text:p>30,00</text:p>
          </table:table-cell>
          <table:table-cell table:style-name="ce6" table:content-validation-name="val1" office:value-type="string" calcext:value-type="string">
            <text:p>ACESSÓRIOS CARMEM 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90];[.I89]-[.H90])" office:value-type="float" office:value="1006.7" calcext:value-type="float">
            <text:p>R$ 1.006,7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6" calcext:value-type="date">
            <text:p>26/02/16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 office:value-type="float" office:value="278" calcext:value-type="float">
            <text:p>278,00</text:p>
          </table:table-cell>
          <table:table-cell table:style-name="ce6" table:content-validation-name="val1" office:value-type="string" calcext:value-type="string">
            <text:p>ALADIM</text:p>
          </table:table-cell>
          <table:table-cell table:style-name="ce25"/>
          <table:table-cell table:style-name="ce25" office:value-type="float" office:value="278" calcext:value-type="float">
            <text:p>R$ 278,00</text:p>
          </table:table-cell>
          <table:table-cell table:style-name="ce21" table:formula="of:=SUM([.G91];[.I90]-[.H91])" office:value-type="float" office:value="728.7" calcext:value-type="float">
            <text:p>R$ 728,7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6" calcext:value-type="date">
            <text:p>26/02/16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441.35" calcext:value-type="float">
            <text:p>441,35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441.35" calcext:value-type="float">
            <text:p>R$ 441,35</text:p>
          </table:table-cell>
          <table:table-cell table:style-name="ce21" table:formula="of:=SUM([.G92];[.I91]-[.H92])" office:value-type="float" office:value="287.35" calcext:value-type="float">
            <text:p>R$ 287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6" calcext:value-type="date">
            <text:p>26/02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Carro</text:p>
          </table:table-cell>
          <table:table-cell table:style-name="ce15" office:value-type="float" office:value="35" calcext:value-type="float">
            <text:p>35,00</text:p>
          </table:table-cell>
          <table:table-cell table:style-name="ce6" table:content-validation-name="val1" office:value-type="string" calcext:value-type="string">
            <text:p>CASA carro</text:p>
          </table:table-cell>
          <table:table-cell table:style-name="ce25"/>
          <table:table-cell table:style-name="ce41" office:value-type="float" office:value="35" calcext:value-type="float">
            <text:p>R$ 35,00</text:p>
          </table:table-cell>
          <table:table-cell table:style-name="ce21" table:formula="of:=SUM([.G93];[.I92]-[.H93])" office:value-type="float" office:value="252.35" calcext:value-type="float">
            <text:p>R$ 252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6" calcext:value-type="date">
            <text:p>26/02/16</text:p>
          </table:table-cell>
          <table:table-cell table:style-name="ce31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31" table:content-validation-name="val1" office:value-type="string" calcext:value-type="string">
            <text:p>TELEFONE</text:p>
          </table:table-cell>
          <table:table-cell table:style-name="ce25"/>
          <table:table-cell table:style-name="ce36" office:value-type="float" office:value="10" calcext:value-type="float">
            <text:p>R$ 10,00</text:p>
          </table:table-cell>
          <table:table-cell table:style-name="ce38" table:formula="of:=SUM([.G94];[.I93]-[.H94])" office:value-type="float" office:value="242.35" calcext:value-type="float">
            <text:p>R$ 242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6" calcext:value-type="date">
            <text:p>26/02/16</text:p>
          </table:table-cell>
          <table:table-cell table:style-name="ce31" table:content-validation-name="val1" office:value-type="float" office:value="2" calcext:value-type="float">
            <text:p>2</text:p>
          </table:table-cell>
          <table:table-cell/>
          <table:table-cell table:style-name="ce15" office:value-type="float" office:value="10" calcext:value-type="float">
            <text:p>10,00</text:p>
          </table:table-cell>
          <table:table-cell table:style-name="ce31" table:content-validation-name="val1" office:value-type="string" calcext:value-type="string">
            <text:p>CASA</text:p>
          </table:table-cell>
          <table:table-cell table:style-name="ce25"/>
          <table:table-cell table:style-name="ce54" office:value-type="float" office:value="10" calcext:value-type="float">
            <text:p>R$ 10,00</text:p>
          </table:table-cell>
          <table:table-cell table:style-name="ce38" table:formula="of:=SUM([.G95];[.I94]-[.H95])" office:value-type="float" office:value="232.35" calcext:value-type="float">
            <text:p>R$ 232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6" calcext:value-type="date">
            <text:p>26/02/16</text:p>
          </table:table-cell>
          <table:table-cell table:style-name="ce31" table:content-validation-name="val1" office:value-type="float" office:value="5" calcext:value-type="float">
            <text:p>5</text:p>
          </table:table-cell>
          <table:table-cell/>
          <table:table-cell table:style-name="ce15" office:value-type="float" office:value="50" calcext:value-type="float">
            <text:p>50,00</text:p>
          </table:table-cell>
          <table:table-cell table:style-name="ce31" table:content-validation-name="val1" office:value-type="string" calcext:value-type="string">
            <text:p>GASOLINA</text:p>
          </table:table-cell>
          <table:table-cell table:style-name="ce25"/>
          <table:table-cell table:style-name="ce36" office:value-type="float" office:value="50" calcext:value-type="float">
            <text:p>R$ 50,00</text:p>
          </table:table-cell>
          <table:table-cell table:style-name="ce38" table:formula="of:=SUM([.G96];[.I95]-[.H96])" office:value-type="float" office:value="182.35" calcext:value-type="float">
            <text:p>R$ 182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2-26" calcext:value-type="date">
            <text:p>26/02/16</text:p>
          </table:table-cell>
          <table:table-cell table:style-name="ce31" table:content-validation-name="val1" office:value-type="float" office:value="1" calcext:value-type="float">
            <text:p>1</text:p>
          </table:table-cell>
          <table:table-cell/>
          <table:table-cell table:style-name="ce15" office:value-type="float" office:value="380" calcext:value-type="float">
            <text:p>380,00</text:p>
          </table:table-cell>
          <table:table-cell table:style-name="ce31" table:content-validation-name="val1" office:value-type="string" calcext:value-type="string">
            <text:p>CAIXA</text:p>
          </table:table-cell>
          <table:table-cell table:style-name="ce25" office:value-type="float" office:value="380" calcext:value-type="float">
            <text:p>R$ 380,00</text:p>
          </table:table-cell>
          <table:table-cell table:style-name="ce36"/>
          <table:table-cell table:style-name="ce38" table:formula="of:=SUM([.G97];[.I96]-[.H97])" office:value-type="float" office:value="562.35" calcext:value-type="float">
            <text:p>R$ 562,35</text:p>
          </table:table-cell>
          <table:table-cell table:number-columns-repeated="1015"/>
        </table:table-row>
        <table:table-row table:style-name="ro1">
          <table:table-cell/>
          <table:table-cell table:style-name="ce52" office:value-type="date" office:date-value="2016-02-27" calcext:value-type="date">
            <text:p>27/02/16</text:p>
          </table:table-cell>
          <table:table-cell table:style-name="ce31" table:content-validation-name="val1" office:value-type="float" office:value="6" calcext:value-type="float">
            <text:p>6</text:p>
          </table:table-cell>
          <table:table-cell/>
          <table:table-cell table:style-name="ce15" office:value-type="float" office:value="12" calcext:value-type="float">
            <text:p>12,00</text:p>
          </table:table-cell>
          <table:table-cell table:style-name="ce31" table:content-validation-name="val1" office:value-type="string" calcext:value-type="string">
            <text:p>COMIDA</text:p>
          </table:table-cell>
          <table:table-cell table:style-name="ce25"/>
          <table:table-cell table:style-name="ce36" office:value-type="float" office:value="12" calcext:value-type="float">
            <text:p>R$ 12,00</text:p>
          </table:table-cell>
          <table:table-cell table:style-name="ce38" table:formula="of:=SUM([.G98];[.I97]-[.H98])" office:value-type="float" office:value="550.35" calcext:value-type="float">
            <text:p>R$ 550,35</text:p>
          </table:table-cell>
          <table:table-cell table:number-columns-repeated="1015"/>
        </table:table-row>
        <table:table-row table:style-name="ro1">
          <table:table-cell/>
          <table:table-cell table:style-name="ce52" office:value-type="date" office:date-value="2016-02-27" calcext:value-type="date">
            <text:p>27/02/16</text:p>
          </table:table-cell>
          <table:table-cell table:style-name="ce31" table:content-validation-name="val1" office:value-type="float" office:value="11" calcext:value-type="float">
            <text:p>11</text:p>
          </table:table-cell>
          <table:table-cell/>
          <table:table-cell table:style-name="ce15" office:value-type="float" office:value="35" calcext:value-type="float">
            <text:p>35,00</text:p>
          </table:table-cell>
          <table:table-cell table:style-name="ce31" table:content-validation-name="val1" office:value-type="string" calcext:value-type="string">
            <text:p>PROLABORE NATI</text:p>
          </table:table-cell>
          <table:table-cell table:style-name="ce25"/>
          <table:table-cell table:style-name="ce55" office:value-type="float" office:value="35" calcext:value-type="float">
            <text:p>R$ 35,00</text:p>
          </table:table-cell>
          <table:table-cell table:style-name="ce38" table:formula="of:=SUM([.G99];[.I98]-[.H99])" office:value-type="float" office:value="515.35" calcext:value-type="float">
            <text:p>R$ 515,35</text:p>
          </table:table-cell>
          <table:table-cell table:number-columns-repeated="1015"/>
        </table:table-row>
        <table:table-row table:style-name="ro1">
          <table:table-cell/>
          <table:table-cell table:style-name="ce52" office:value-type="date" office:date-value="2016-02-27" calcext:value-type="date">
            <text:p>27/02/16</text:p>
          </table:table-cell>
          <table:table-cell table:style-name="ce31" table:content-validation-name="val1" office:value-type="float" office:value="1" calcext:value-type="float">
            <text:p>1</text:p>
          </table:table-cell>
          <table:table-cell/>
          <table:table-cell table:style-name="ce15" office:value-type="float" office:value="416.45" calcext:value-type="float">
            <text:p>416,45</text:p>
          </table:table-cell>
          <table:table-cell table:style-name="ce31" table:content-validation-name="val1" office:value-type="string" calcext:value-type="string">
            <text:p>CAIXA</text:p>
          </table:table-cell>
          <table:table-cell table:style-name="ce25" office:value-type="float" office:value="416.45" calcext:value-type="float">
            <text:p>R$ 416,45</text:p>
          </table:table-cell>
          <table:table-cell table:style-name="ce36"/>
          <table:table-cell table:style-name="ce38" table:formula="of:=SUM([.G100];[.I99]-[.H100])" office:value-type="float" office:value="931.8" calcext:value-type="float">
            <text:p>R$ 931,80</text:p>
          </table:table-cell>
          <table:table-cell table:number-columns-repeated="1015"/>
        </table:table-row>
        <table:table-row table:style-name="ro1">
          <table:table-cell/>
          <table:table-cell table:style-name="ce52" office:value-type="date" office:date-value="2016-02-29" calcext:value-type="date">
            <text:p>29/02/16</text:p>
          </table:table-cell>
          <table:table-cell table:style-name="ce31" table:content-validation-name="val1" office:value-type="float" office:value="6" calcext:value-type="float">
            <text:p>6</text:p>
          </table:table-cell>
          <table:table-cell/>
          <table:table-cell table:style-name="ce15" office:value-type="float" office:value="5" calcext:value-type="float">
            <text:p>5,00</text:p>
          </table:table-cell>
          <table:table-cell table:style-name="ce31" table:content-validation-name="val1" office:value-type="string" calcext:value-type="string">
            <text:p>COMIDA</text:p>
          </table:table-cell>
          <table:table-cell table:style-name="ce25"/>
          <table:table-cell table:style-name="ce36" office:value-type="float" office:value="5" calcext:value-type="float">
            <text:p>R$ 5,00</text:p>
          </table:table-cell>
          <table:table-cell table:style-name="ce38" table:formula="of:=SUM([.G101];[.I100]-[.H101])" office:value-type="float" office:value="926.8" calcext:value-type="float">
            <text:p>R$ 926,80</text:p>
          </table:table-cell>
          <table:table-cell table:number-columns-repeated="1015"/>
        </table:table-row>
        <table:table-row table:style-name="ro1">
          <table:table-cell/>
          <table:table-cell table:style-name="ce52" office:value-type="date" office:date-value="2016-02-29" calcext:value-type="date">
            <text:p>29/02/16</text:p>
          </table:table-cell>
          <table:table-cell table:style-name="ce31" table:content-validation-name="val1" office:value-type="float" office:value="1" calcext:value-type="float">
            <text:p>1</text:p>
          </table:table-cell>
          <table:table-cell/>
          <table:table-cell table:style-name="ce15" office:value-type="float" office:value="167.45" calcext:value-type="float">
            <text:p>167,45</text:p>
          </table:table-cell>
          <table:table-cell table:style-name="ce31" table:content-validation-name="val1" office:value-type="string" calcext:value-type="string">
            <text:p>CAIXA</text:p>
          </table:table-cell>
          <table:table-cell table:style-name="ce25" office:value-type="float" office:value="167.45" calcext:value-type="float">
            <text:p>R$ 167,45</text:p>
          </table:table-cell>
          <table:table-cell table:style-name="ce36"/>
          <table:table-cell table:style-name="ce38" table:formula="of:=SUM([.G102];[.I101]-[.H102])" office:value-type="float" office:value="1094.25" calcext:value-type="float">
            <text:p>R$ 1.094,25</text:p>
          </table:table-cell>
          <table:table-cell table:number-columns-repeated="1015"/>
        </table:table-row>
        <table:table-row table:style-name="ro1">
          <table:table-cell/>
          <table:table-cell table:style-name="ce53"/>
          <table:table-cell table:style-name="ce31" table:content-validation-name="val1"/>
          <table:table-cell/>
          <table:table-cell table:style-name="ce15"/>
          <table:table-cell table:style-name="ce31" table:content-validation-name="val1"/>
          <table:table-cell table:style-name="ce25"/>
          <table:table-cell table:style-name="ce36"/>
          <table:table-cell table:style-name="ce38" table:formula="of:=SUM([.G103];[.I102]-[.H103])" office:value-type="float" office:value="1094.25" calcext:value-type="float">
            <text:p>R$ 1.094,25</text:p>
          </table:table-cell>
          <table:table-cell table:number-columns-repeated="1015"/>
        </table:table-row>
        <table:table-row table:style-name="ro1">
          <table:table-cell/>
          <table:table-cell table:style-name="ce53"/>
          <table:table-cell table:style-name="ce31" table:content-validation-name="val1"/>
          <table:table-cell/>
          <table:table-cell table:style-name="ce15"/>
          <table:table-cell table:style-name="ce31" table:content-validation-name="val1"/>
          <table:table-cell table:style-name="ce25"/>
          <table:table-cell table:style-name="ce36"/>
          <table:table-cell table:style-name="ce38" table:formula="of:=SUM([.G104];[.I103]-[.H104])" office:value-type="float" office:value="1094.25" calcext:value-type="float">
            <text:p>R$ 1.094,25</text:p>
          </table:table-cell>
          <table:table-cell table:number-columns-repeated="1015"/>
        </table:table-row>
        <table:table-row table:style-name="ro1">
          <table:table-cell/>
          <table:table-cell table:style-name="ce53"/>
          <table:table-cell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05];[.I104]-[.H105])" office:value-type="float" office:value="1094.25" calcext:value-type="float">
            <text:p>R$ 1.094,25</text:p>
          </table:table-cell>
          <table:table-cell table:number-columns-repeated="1015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/>
          <table:table-cell table:style-name="ce49"/>
          <table:table-cell table:number-columns-repeated="1022"/>
        </table:table-row>
      </table:table>
      <table:table table:name="MAR-16" table:style-name="ta12">
        <table:table-column table:style-name="co14" table:default-cell-style-name="Default"/>
        <table:table-column table:style-name="co53" table:default-cell-style-name="ce45"/>
        <table:table-column table:style-name="co54" table:default-cell-style-name="Default"/>
        <table:table-column table:style-name="co6" table:default-cell-style-name="Default"/>
        <table:table-column table:style-name="co20" table:default-cell-style-name="ce57"/>
        <table:table-column table:style-name="co55" table:default-cell-style-name="Default"/>
        <table:table-column table:style-name="co20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14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46" office:value-type="string" calcext:value-type="string" table:number-columns-spanned="8" table:number-rows-spanned="1">
            <text:p>MARIA BONITA COSMÉTICOS</text:p>
          </table:table-cell>
          <table:covered-table-cell table:number-columns-repeated="2" table:style-name="ce7"/>
          <table:covered-table-cell table:style-name="ce11"/>
          <table:covered-table-cell table:number-columns-repeated="3" table:style-name="ce7"/>
          <table:covered-table-cell table:style-name="ce17"/>
          <table:table-cell table:number-columns-repeated="1015"/>
        </table:table-row>
        <table:table-row table:style-name="ro3">
          <table:table-cell/>
          <table:table-cell table:style-name="ce47" office:value-type="string" calcext:value-type="string" table:number-columns-spanned="8" table:number-rows-spanned="1">
            <text:p>Controle Diário de Finanças</text:p>
          </table:table-cell>
          <table:covered-table-cell table:number-columns-repeated="2" table:style-name="ce8"/>
          <table:covered-table-cell table:style-name="ce12"/>
          <table:covered-table-cell table:number-columns-repeated="3" table:style-name="ce8"/>
          <table:covered-table-cell table:style-name="ce18"/>
          <table:table-cell table:number-columns-repeated="1015"/>
        </table:table-row>
        <table:table-row table:style-name="ro4">
          <table:table-cell/>
          <table:table-cell table:style-name="ce48" office:value-type="string" calcext:value-type="string">
            <text:p>date</text:p>
          </table:table-cell>
          <table:table-cell table:style-name="ce3" office:value-type="string" calcext:value-type="string">
            <text:p>account_id</text:p>
          </table:table-cell>
          <table:table-cell table:style-name="ce3" office:value-type="string" calcext:value-type="string">
            <text:p>description</text:p>
          </table:table-cell>
          <table:table-cell table:style-name="ce13" office:value-type="string" calcext:value-type="string">
            <text:p>value</text:p>
          </table:table-cell>
          <table:table-cell table:style-name="ce3" office:value-type="string" calcext:value-type="string">
            <text:p>Histórico</text:p>
          </table:table-cell>
          <table:table-cell table:style-name="ce3" office:value-type="string" calcext:value-type="string">
            <text:p>Crédito</text:p>
          </table:table-cell>
          <table:table-cell table:style-name="ce3" office:value-type="string" calcext:value-type="string">
            <text:p>Débito</text:p>
          </table:table-cell>
          <table:table-cell table:style-name="ce3" office:value-type="string" calcext:value-type="string">
            <text:p>Saldo</text:p>
          </table:table-cell>
          <table:table-cell table:number-columns-repeated="1015"/>
        </table:table-row>
        <table:table-row table:style-name="ro4">
          <table:table-cell/>
          <table:table-cell table:style-name="ce4"/>
          <table:table-cell table:style-name="ce9" table:number-columns-repeated="2"/>
          <table:table-cell table:style-name="ce14"/>
          <table:table-cell table:style-name="ce9"/>
          <table:table-cell table:style-name="ce24"/>
          <table:table-cell table:style-name="ce26"/>
          <table:table-cell table:style-name="ce19" office:value-type="float" office:value="1094.25" calcext:value-type="float">
            <text:p>R$ 1.094,2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1" calcext:value-type="date">
            <text:p>01/03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0" table:formula="of:=SUM([.G7];[.I6]-[.H7])" office:value-type="float" office:value="1044.25" calcext:value-type="float">
            <text:p>R$ 1.044,2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1" calcext:value-type="date">
            <text:p>01/03/16</text:p>
          </table:table-cell>
          <table:table-cell table:style-name="ce6" table:content-validation-name="val1" office:value-type="float" office:value="35" calcext:value-type="float">
            <text:p>35</text:p>
          </table:table-cell>
          <table:table-cell table:style-name="ce6" table:content-validation-name="val1"/>
          <table:table-cell table:style-name="ce15" office:value-type="float" office:value="95" calcext:value-type="float">
            <text:p>95,00</text:p>
          </table:table-cell>
          <table:table-cell table:style-name="ce6" table:content-validation-name="val1" office:value-type="string" calcext:value-type="string">
            <text:p>MAX BLOND</text:p>
          </table:table-cell>
          <table:table-cell table:style-name="ce25"/>
          <table:table-cell table:style-name="ce25" office:value-type="float" office:value="95" calcext:value-type="float">
            <text:p>R$ 95,00</text:p>
          </table:table-cell>
          <table:table-cell table:style-name="ce21" table:formula="of:=SUM([.G8];[.I7]-[.H8])" office:value-type="float" office:value="949.25" calcext:value-type="float">
            <text:p>R$ 949,2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1" calcext:value-type="date">
            <text:p>01/03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5" calcext:value-type="float">
            <text:p>5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5" calcext:value-type="float">
            <text:p>R$ 5,00</text:p>
          </table:table-cell>
          <table:table-cell table:style-name="ce21" table:formula="of:=SUM([.G9];[.I8]-[.H9])" office:value-type="float" office:value="944.25" calcext:value-type="float">
            <text:p>R$ 944,2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1" calcext:value-type="date">
            <text:p>01/03/16</text:p>
          </table:table-cell>
          <table:table-cell table:style-name="ce40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Escritório </text:p>
          </table:table-cell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Escritório 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10];[.I9]-[.H10])" office:value-type="float" office:value="934.25" calcext:value-type="float">
            <text:p>R$ 934,2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1" calcext:value-type="date">
            <text:p>01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76.1" calcext:value-type="float">
            <text:p>376,1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76.1" calcext:value-type="float">
            <text:p>R$ 376,10</text:p>
          </table:table-cell>
          <table:table-cell table:style-name="ce25"/>
          <table:table-cell table:style-name="ce21" table:formula="of:=SUM([.G11];[.I10]-[.H11])" office:value-type="float" office:value="1310.35" calcext:value-type="float">
            <text:p>R$ 1.310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1" calcext:value-type="date">
            <text:p>01/03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30" calcext:value-type="float">
            <text:p>3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30" calcext:value-type="float">
            <text:p>R$ 30,00</text:p>
          </table:table-cell>
          <table:table-cell table:style-name="ce21" table:formula="of:=SUM([.G12];[.I11]-[.H12])" office:value-type="float" office:value="1280.35" calcext:value-type="float">
            <text:p>R$ 1.280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2" calcext:value-type="date">
            <text:p>02/03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331.55" calcext:value-type="float">
            <text:p>331,55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331.55" calcext:value-type="float">
            <text:p>R$ 331,55</text:p>
          </table:table-cell>
          <table:table-cell table:style-name="ce21" table:formula="of:=SUM([.G13];[.I12]-[.H13])" office:value-type="float" office:value="948.8" calcext:value-type="float">
            <text:p>R$ 948,8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2" calcext:value-type="date">
            <text:p>02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19.05" calcext:value-type="float">
            <text:p>319,0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19.05" calcext:value-type="float">
            <text:p>R$ 319,05</text:p>
          </table:table-cell>
          <table:table-cell table:style-name="ce25"/>
          <table:table-cell table:style-name="ce21" table:formula="of:=SUM([.G14];[.I13]-[.H14])" office:value-type="float" office:value="1267.85" calcext:value-type="float">
            <text:p>R$ 1.267,8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3" calcext:value-type="date">
            <text:p>03/03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3" calcext:value-type="float">
            <text:p>13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13" calcext:value-type="float">
            <text:p>R$ 13,00</text:p>
          </table:table-cell>
          <table:table-cell table:style-name="ce21" table:formula="of:=SUM([.G15];I#REF!-[.H15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3" calcext:value-type="date">
            <text:p>03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60.95" calcext:value-type="float">
            <text:p>160,9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60.95" calcext:value-type="float">
            <text:p>R$ 160,95</text:p>
          </table:table-cell>
          <table:table-cell table:style-name="ce25"/>
          <table:table-cell table:style-name="ce21" table:formula="of:=SUM([.G16];[.I15]-[.H16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4" calcext:value-type="date">
            <text:p>04/03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17];[.I16]-[.H17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4" calcext:value-type="date">
            <text:p>04/03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10" calcext:value-type="float">
            <text:p>R$ 10,00</text:p>
          </table:table-cell>
          <table:table-cell table:style-name="ce21" table:formula="of:=SUM([.G18];[.I17]-[.H18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4" calcext:value-type="date">
            <text:p>04/03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19];[.I18]-[.H19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4" calcext:value-type="date">
            <text:p>04/03/16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100" calcext:value-type="float">
            <text:p>100,00</text:p>
          </table:table-cell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43" office:value-type="float" office:value="100" calcext:value-type="float">
            <text:p>R$ 100,00</text:p>
          </table:table-cell>
          <table:table-cell table:style-name="ce21" table:formula="of:=SUM([.G20];[.I19]-[.H20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4" calcext:value-type="date">
            <text:p>04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36.25" calcext:value-type="float">
            <text:p>236,2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36.25" calcext:value-type="float">
            <text:p>R$ 236,25</text:p>
          </table:table-cell>
          <table:table-cell table:style-name="ce25"/>
          <table:table-cell table:style-name="ce21" table:formula="of:=SUM([.G21];[.I20]-[.H21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5" calcext:value-type="date">
            <text:p>05/03/16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REFORMA</text:p>
          </table:table-cell>
          <table:table-cell table:style-name="ce15" office:value-type="float" office:value="30" calcext:value-type="float">
            <text:p>30,00</text:p>
          </table:table-cell>
          <table:table-cell table:style-name="ce6" table:content-validation-name="val1" office:value-type="string" calcext:value-type="string">
            <text:p>REFORMA LOJA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22];[.I21]-[.H22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5" calcext:value-type="date">
            <text:p>05/03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23];[.I22]-[.H23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5" calcext:value-type="date">
            <text:p>05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696.9" calcext:value-type="float">
            <text:p>696,9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696.9" calcext:value-type="float">
            <text:p>R$ 696,90</text:p>
          </table:table-cell>
          <table:table-cell table:style-name="ce25"/>
          <table:table-cell table:style-name="ce21" table:formula="of:=SUM([.G24];[.I23]-[.H24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7" calcext:value-type="date">
            <text:p>07/03/16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 office:value-type="float" office:value="278" calcext:value-type="float">
            <text:p>278,00</text:p>
          </table:table-cell>
          <table:table-cell table:style-name="ce6" table:content-validation-name="val1" office:value-type="string" calcext:value-type="string">
            <text:p>ALADIM</text:p>
          </table:table-cell>
          <table:table-cell table:style-name="ce25"/>
          <table:table-cell table:style-name="ce25" office:value-type="float" office:value="278" calcext:value-type="float">
            <text:p>R$ 278,00</text:p>
          </table:table-cell>
          <table:table-cell table:style-name="ce21" table:formula="of:=SUM([.G25];[.I24]-[.H25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7" calcext:value-type="date">
            <text:p>07/03/16</text:p>
          </table:table-cell>
          <table:table-cell table:style-name="ce6" table:content-validation-name="val1" office:value-type="float" office:value="40" calcext:value-type="float">
            <text:p>40</text:p>
          </table:table-cell>
          <table:table-cell table:style-name="ce6" table:content-validation-name="val1"/>
          <table:table-cell table:style-name="ce15" office:value-type="float" office:value="414.5" calcext:value-type="float">
            <text:p>414,50</text:p>
          </table:table-cell>
          <table:table-cell table:style-name="ce6" table:content-validation-name="val1" office:value-type="string" calcext:value-type="string">
            <text:p>CLEO</text:p>
          </table:table-cell>
          <table:table-cell table:style-name="ce25"/>
          <table:table-cell table:style-name="ce25" office:value-type="float" office:value="414.5" calcext:value-type="float">
            <text:p>R$ 414,50</text:p>
          </table:table-cell>
          <table:table-cell table:style-name="ce21" table:formula="of:=SUM([.G26];[.I25]-[.H26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7" calcext:value-type="date">
            <text:p>07/03/16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REFORMA</text:p>
          </table:table-cell>
          <table:table-cell table:style-name="ce15" office:value-type="float" office:value="30" calcext:value-type="float">
            <text:p>30,00</text:p>
          </table:table-cell>
          <table:table-cell table:style-name="ce6" table:content-validation-name="val1" office:value-type="string" calcext:value-type="string">
            <text:p>REFORMA <text:s/>LOJA 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27];[.I26]-[.H27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7" calcext:value-type="date">
            <text:p>07/03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2" calcext:value-type="float">
            <text:p>12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2" calcext:value-type="float">
            <text:p>R$ 12,00</text:p>
          </table:table-cell>
          <table:table-cell table:style-name="ce21" table:formula="of:=SUM([.G28];[.I27]-[.H28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7" calcext:value-type="date">
            <text:p>07/03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20" calcext:value-type="float">
            <text:p>R$ 20,00</text:p>
          </table:table-cell>
          <table:table-cell table:style-name="ce21" table:formula="of:=SUM([.G29];[.I28]-[.H29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7" calcext:value-type="date">
            <text:p>07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48.85" calcext:value-type="float">
            <text:p>248,8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48.85" calcext:value-type="float">
            <text:p>R$ 248,85</text:p>
          </table:table-cell>
          <table:table-cell table:style-name="ce25"/>
          <table:table-cell table:style-name="ce21" table:formula="of:=SUM([.G30];[.I29]-[.H30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8" calcext:value-type="date">
            <text:p>08/03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31];[.I30]-[.H31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8" calcext:value-type="date">
            <text:p>08/03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32];[.I31]-[.H32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8" calcext:value-type="date">
            <text:p>08/03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20" calcext:value-type="float">
            <text:p>R$ 20,00</text:p>
          </table:table-cell>
          <table:table-cell table:style-name="ce21" table:formula="of:=SUM([.G33];[.I32]-[.H33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8" calcext:value-type="date">
            <text:p>08/03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41.5" calcext:value-type="float">
            <text:p>241,5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41.5" calcext:value-type="float">
            <text:p>R$ 241,50</text:p>
          </table:table-cell>
          <table:table-cell table:style-name="ce21" table:formula="of:=SUM([.G34];[.I33]-[.H34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8" calcext:value-type="date">
            <text:p>08/03/16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 office:value-type="float" office:value="550" calcext:value-type="float">
            <text:p>550,00</text:p>
          </table:table-cell>
          <table:table-cell table:style-name="ce6" table:content-validation-name="val1" office:value-type="string" calcext:value-type="string">
            <text:p>DEPOSITO BANCO</text:p>
          </table:table-cell>
          <table:table-cell table:style-name="ce25"/>
          <table:table-cell table:style-name="ce25" office:value-type="float" office:value="550" calcext:value-type="float">
            <text:p>R$ 550,00</text:p>
          </table:table-cell>
          <table:table-cell table:style-name="ce21" table:formula="of:=SUM([.G35];[.I34]-[.H35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8" calcext:value-type="date">
            <text:p>08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10.25" calcext:value-type="float">
            <text:p>310,2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10.25" calcext:value-type="float">
            <text:p>R$ 310,25</text:p>
          </table:table-cell>
          <table:table-cell table:style-name="ce25"/>
          <table:table-cell table:style-name="ce21" table:formula="of:=SUM([.G36];[.I35]-[.H36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9" calcext:value-type="date">
            <text:p>09/03/16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REFORMA</text:p>
          </table:table-cell>
          <table:table-cell table:style-name="ce15" office:value-type="float" office:value="30" calcext:value-type="float">
            <text:p>30,00</text:p>
          </table:table-cell>
          <table:table-cell table:style-name="ce6" table:content-validation-name="val1" office:value-type="string" calcext:value-type="string">
            <text:p>REFORMA LOJA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37];[.I36]-[.H37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9" calcext:value-type="date">
            <text:p>09/03/16</text:p>
          </table:table-cell>
          <table:table-cell table:style-name="ce6" table:content-validation-name="val1" office:value-type="float" office:value="7" calcext:value-type="float">
            <text:p>7</text:p>
          </table:table-cell>
          <table:table-cell table:style-name="ce6" table:content-validation-name="val1"/>
          <table:table-cell table:style-name="ce15" office:value-type="float" office:value="80" calcext:value-type="float">
            <text:p>80,00</text:p>
          </table:table-cell>
          <table:table-cell table:style-name="ce6" table:content-validation-name="val1" office:value-type="string" calcext:value-type="string">
            <text:p>CONTADOR</text:p>
          </table:table-cell>
          <table:table-cell table:style-name="ce25"/>
          <table:table-cell table:style-name="ce25" office:value-type="float" office:value="80" calcext:value-type="float">
            <text:p>R$ 80,00</text:p>
          </table:table-cell>
          <table:table-cell table:style-name="ce21" table:formula="of:=SUM([.G38];[.I37]-[.H38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9" calcext:value-type="date">
            <text:p>09/03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20" calcext:value-type="float">
            <text:p>R$ 20,00</text:p>
          </table:table-cell>
          <table:table-cell table:style-name="ce21" table:formula="of:=SUM([.G39];[.I38]-[.H39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9" calcext:value-type="date">
            <text:p>09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79.75" calcext:value-type="float">
            <text:p>379,7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79.75" calcext:value-type="float">
            <text:p>R$ 379,75</text:p>
          </table:table-cell>
          <table:table-cell table:style-name="ce25"/>
          <table:table-cell table:style-name="ce21" table:formula="of:=SUM([.G40];[.I39]-[.H40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0" calcext:value-type="date">
            <text:p>10/03/16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65" calcext:value-type="float">
            <text:p>65,00</text:p>
          </table:table-cell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43" office:value-type="float" office:value="65" calcext:value-type="float">
            <text:p>R$ 65,00</text:p>
          </table:table-cell>
          <table:table-cell table:style-name="ce21" table:formula="of:=SUM([.G41];[.I40]-[.H41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0" calcext:value-type="date">
            <text:p>10/03/16</text:p>
          </table:table-cell>
          <table:table-cell table:style-name="ce6" table:content-validation-name="val1" office:value-type="float" office:value="32" calcext:value-type="float">
            <text:p>32</text:p>
          </table:table-cell>
          <table:table-cell table:style-name="ce6" table:content-validation-name="val1" office:value-type="string" calcext:value-type="string">
            <text:p>ACESSÓRIOS</text:p>
          </table:table-cell>
          <table:table-cell table:style-name="ce15" office:value-type="float" office:value="85" calcext:value-type="float">
            <text:p>85,00</text:p>
          </table:table-cell>
          <table:table-cell table:style-name="ce6" table:content-validation-name="val1" office:value-type="string" calcext:value-type="string">
            <text:p>ACESSÓRIOS <text:s/>CARMEM </text:p>
          </table:table-cell>
          <table:table-cell table:style-name="ce25"/>
          <table:table-cell table:style-name="ce25" office:value-type="float" office:value="85" calcext:value-type="float">
            <text:p>R$ 85,00</text:p>
          </table:table-cell>
          <table:table-cell table:style-name="ce21" table:formula="of:=SUM([.G42];[.I41]-[.H42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0" calcext:value-type="date">
            <text:p>10/03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20" calcext:value-type="float">
            <text:p>R$ 20,00</text:p>
          </table:table-cell>
          <table:table-cell table:style-name="ce21" table:formula="of:=SUM([.G43];[.I42]-[.H43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0" calcext:value-type="date">
            <text:p>10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605.05" calcext:value-type="float">
            <text:p>605,0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605.05" calcext:value-type="float">
            <text:p>R$ 605,05</text:p>
          </table:table-cell>
          <table:table-cell table:style-name="ce25"/>
          <table:table-cell table:style-name="ce21" table:formula="of:=SUM([.G44];[.I43]-[.H44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1" calcext:value-type="date">
            <text:p>11/03/16</text:p>
          </table:table-cell>
          <table:table-cell table:style-name="ce6" table:content-validation-name="val1" office:value-type="float" office:value="39" calcext:value-type="float">
            <text:p>39</text:p>
          </table:table-cell>
          <table:table-cell table:style-name="ce6" table:content-validation-name="val1"/>
          <table:table-cell table:style-name="ce15" office:value-type="float" office:value="130" calcext:value-type="float">
            <text:p>130,00</text:p>
          </table:table-cell>
          <table:table-cell table:style-name="ce6" table:content-validation-name="val1" office:value-type="string" calcext:value-type="string">
            <text:p>TOK BOTANICO</text:p>
          </table:table-cell>
          <table:table-cell table:style-name="ce25"/>
          <table:table-cell table:style-name="ce25" office:value-type="float" office:value="130" calcext:value-type="float">
            <text:p>R$ 130,00</text:p>
          </table:table-cell>
          <table:table-cell table:style-name="ce21" table:formula="of:=SUM([.G45];[.I44]-[.H45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1" calcext:value-type="date">
            <text:p>11/03/16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 office:value-type="float" office:value="424.9" calcext:value-type="float">
            <text:p>424,90</text:p>
          </table:table-cell>
          <table:table-cell table:style-name="ce6" table:content-validation-name="val1" office:value-type="string" calcext:value-type="string">
            <text:p>GLAUCIA</text:p>
          </table:table-cell>
          <table:table-cell table:style-name="ce25"/>
          <table:table-cell table:style-name="ce25" office:value-type="float" office:value="424.9" calcext:value-type="float">
            <text:p>R$ 424,90</text:p>
          </table:table-cell>
          <table:table-cell table:style-name="ce21" table:formula="of:=SUM([.G46];[.I45]-[.H46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1" calcext:value-type="date">
            <text:p>11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06.35" calcext:value-type="float">
            <text:p>406,3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06.35" calcext:value-type="float">
            <text:p>R$ 406,35</text:p>
          </table:table-cell>
          <table:table-cell table:style-name="ce25"/>
          <table:table-cell table:style-name="ce21" table:formula="of:=SUM([.G47];[.I46]-[.H47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2" calcext:value-type="date">
            <text:p>12/03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48];[.I47]-[.H48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2" calcext:value-type="date">
            <text:p>12/03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5" calcext:value-type="float">
            <text:p>25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25" calcext:value-type="float">
            <text:p>R$ 25,00</text:p>
          </table:table-cell>
          <table:table-cell table:style-name="ce21" table:formula="of:=SUM([.G49];[.I48]-[.H49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2" calcext:value-type="date">
            <text:p>12/03/16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PROLABORE NATI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50];[.I49]-[.H50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2" calcext:value-type="date">
            <text:p>12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53" calcext:value-type="float">
            <text:p>353,0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53" calcext:value-type="float">
            <text:p>R$ 353,00</text:p>
          </table:table-cell>
          <table:table-cell table:style-name="ce25"/>
          <table:table-cell table:style-name="ce21" table:formula="of:=SUM([.G51];[.I50]-[.H51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2" calcext:value-type="date">
            <text:p>12/03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52];[.I51]-[.H52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4" calcext:value-type="date">
            <text:p>14/03/16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6" table:content-validation-name="val1"/>
          <table:table-cell table:style-name="ce15" office:value-type="float" office:value="788" calcext:value-type="float">
            <text:p>788,00</text:p>
          </table:table-cell>
          <table:table-cell table:style-name="ce6" table:content-validation-name="val1" office:value-type="string" calcext:value-type="string">
            <text:p>ALUGUEL</text:p>
          </table:table-cell>
          <table:table-cell table:style-name="ce25"/>
          <table:table-cell table:style-name="ce25" office:value-type="float" office:value="788" calcext:value-type="float">
            <text:p>R$ 788,00</text:p>
          </table:table-cell>
          <table:table-cell table:style-name="ce21" table:formula="of:=SUM([.G53];[.I52]-[.H53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4" calcext:value-type="date">
            <text:p>14/03/16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 office:value-type="float" office:value="100" calcext:value-type="float">
            <text:p>100,00</text:p>
          </table:table-cell>
          <table:table-cell table:style-name="ce6" table:content-validation-name="val1" office:value-type="string" calcext:value-type="string">
            <text:p>DEPOSITO BANCO</text:p>
          </table:table-cell>
          <table:table-cell table:style-name="ce25"/>
          <table:table-cell table:style-name="ce25" office:value-type="float" office:value="100" calcext:value-type="float">
            <text:p>R$ 100,00</text:p>
          </table:table-cell>
          <table:table-cell table:style-name="ce21" table:formula="of:=SUM([.G54];[.I53]-[.H54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4" calcext:value-type="date">
            <text:p>14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81.75" calcext:value-type="float">
            <text:p>281,7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81.75" calcext:value-type="float">
            <text:p>R$ 281,75</text:p>
          </table:table-cell>
          <table:table-cell table:style-name="ce25"/>
          <table:table-cell table:style-name="ce21" table:formula="of:=SUM([.G55];[.I54]-[.H55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4" calcext:value-type="date">
            <text:p>14/03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56];[.I55]-[.H56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4" calcext:value-type="date">
            <text:p>14/03/16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57];[.I56]-[.H57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5" calcext:value-type="date">
            <text:p>15/03/16</text:p>
          </table:table-cell>
          <table:table-cell table:style-name="ce6" table:content-validation-name="val1" office:value-type="float" office:value="45" calcext:value-type="float">
            <text:p>45</text:p>
          </table:table-cell>
          <table:table-cell table:style-name="ce6" table:content-validation-name="val1"/>
          <table:table-cell table:style-name="ce15" office:value-type="float" office:value="39" calcext:value-type="float">
            <text:p>39,00</text:p>
          </table:table-cell>
          <table:table-cell table:style-name="ce6" table:content-validation-name="val1" office:value-type="string" calcext:value-type="string">
            <text:p>LUZ</text:p>
          </table:table-cell>
          <table:table-cell table:style-name="ce25"/>
          <table:table-cell table:style-name="ce25" office:value-type="float" office:value="39" calcext:value-type="float">
            <text:p>R$ 39,00</text:p>
          </table:table-cell>
          <table:table-cell table:style-name="ce21" table:formula="of:=SUM([.G58];[.I57]-[.H58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5" calcext:value-type="date">
            <text:p>15/03/16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379.8" calcext:value-type="float">
            <text:p>379,80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379.8" calcext:value-type="float">
            <text:p>R$ 379,80</text:p>
          </table:table-cell>
          <table:table-cell table:style-name="ce21" table:formula="of:=SUM([.G59];[.I58]-[.H59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5" calcext:value-type="date">
            <text:p>15/03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41.5" calcext:value-type="float">
            <text:p>241,5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41.5" calcext:value-type="float">
            <text:p>R$ 241,50</text:p>
          </table:table-cell>
          <table:table-cell table:style-name="ce21" table:formula="of:=SUM([.G60];[.I59]-[.H60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5" calcext:value-type="date">
            <text:p>15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70" calcext:value-type="float">
            <text:p>270,0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70" calcext:value-type="float">
            <text:p>R$ 270,00</text:p>
          </table:table-cell>
          <table:table-cell table:style-name="ce25"/>
          <table:table-cell table:style-name="ce21" table:formula="of:=SUM([.G61];[.I60]-[.H61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6" calcext:value-type="date">
            <text:p>16/03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62];[.I61]-[.H62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6" calcext:value-type="date">
            <text:p>16/03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00.4" calcext:value-type="float">
            <text:p>200,4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00.4" calcext:value-type="float">
            <text:p>R$ 200,40</text:p>
          </table:table-cell>
          <table:table-cell table:style-name="ce21" table:formula="of:=SUM([.G63];[.I62]-[.H63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6" calcext:value-type="date">
            <text:p>16/03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316.85" calcext:value-type="float">
            <text:p>316,85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316.85" calcext:value-type="float">
            <text:p>R$ 316,85</text:p>
          </table:table-cell>
          <table:table-cell table:style-name="ce21" table:formula="of:=SUM([.G64];[.I63]-[.H64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6" calcext:value-type="date">
            <text:p>16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66.75" calcext:value-type="float">
            <text:p>266,7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66.75" calcext:value-type="float">
            <text:p>R$ 266,75</text:p>
          </table:table-cell>
          <table:table-cell table:style-name="ce25"/>
          <table:table-cell table:style-name="ce21" table:formula="of:=SUM([.G65];[.I64]-[.H65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7" calcext:value-type="date">
            <text:p>17/03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66];[.I65]-[.H66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7" calcext:value-type="date">
            <text:p>17/03/16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150" calcext:value-type="float">
            <text:p>150,00</text:p>
          </table:table-cell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25" office:value-type="float" office:value="150" calcext:value-type="float">
            <text:p>R$ 150,00</text:p>
          </table:table-cell>
          <table:table-cell table:style-name="ce21" table:formula="of:=SUM([.G67];[.I66]-[.H67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7" calcext:value-type="date">
            <text:p>17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27.5" calcext:value-type="float">
            <text:p>427,5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27.5" calcext:value-type="float">
            <text:p>R$ 427,50</text:p>
          </table:table-cell>
          <table:table-cell table:style-name="ce25"/>
          <table:table-cell table:style-name="ce21" table:formula="of:=SUM([.G68];[.I67]-[.H68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8" calcext:value-type="date">
            <text:p>18/03/16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 office:value-type="float" office:value="439.8" calcext:value-type="float">
            <text:p>439,80</text:p>
          </table:table-cell>
          <table:table-cell table:style-name="ce6" table:content-validation-name="val1" office:value-type="string" calcext:value-type="string">
            <text:p>GLAUCIA</text:p>
          </table:table-cell>
          <table:table-cell table:style-name="ce25"/>
          <table:table-cell table:style-name="ce25" office:value-type="float" office:value="439.8" calcext:value-type="float">
            <text:p>R$ 439,80</text:p>
          </table:table-cell>
          <table:table-cell table:style-name="ce21" table:formula="of:=SUM([.G69];[.I68]-[.H69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8" calcext:value-type="date">
            <text:p>18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25.05" calcext:value-type="float">
            <text:p>425,0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25.05" calcext:value-type="float">
            <text:p>R$ 425,05</text:p>
          </table:table-cell>
          <table:table-cell table:style-name="ce25"/>
          <table:table-cell table:style-name="ce21" table:formula="of:=SUM([.G70];[.I69]-[.H70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8" calcext:value-type="date">
            <text:p>18/03/16</text:p>
          </table:table-cell>
          <table:table-cell table:style-name="ce40" office:value-type="float" office:value="33" calcext:value-type="float">
            <text:p>33</text:p>
          </table:table-cell>
          <table:table-cell table:style-name="ce6" table:content-validation-name="val1" office:value-type="string" calcext:value-type="string">
            <text:p>ACESSÓRIOS </text:p>
          </table:table-cell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ACESSÓRIOS 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71];[.I70]-[.H71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8" calcext:value-type="date">
            <text:p>18/03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72];[.I71]-[.H72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9" calcext:value-type="date">
            <text:p>19/03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73];[.I72]-[.H73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9" calcext:value-type="date">
            <text:p>19/03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74];[.I73]-[.H74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9" calcext:value-type="date">
            <text:p>19/03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6" calcext:value-type="float">
            <text:p>16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16" calcext:value-type="float">
            <text:p>R$ 16,00</text:p>
          </table:table-cell>
          <table:table-cell table:style-name="ce21" table:formula="of:=SUM([.G75];[.I74]-[.H75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9" calcext:value-type="date">
            <text:p>19/03/16</text:p>
          </table:table-cell>
          <table:table-cell table:style-name="ce40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ESCRITÓRIO </text:p>
          </table:table-cell>
          <table:table-cell table:style-name="ce15" office:value-type="float" office:value="5" calcext:value-type="float">
            <text:p>5,00</text:p>
          </table:table-cell>
          <table:table-cell table:style-name="ce6" table:content-validation-name="val1" office:value-type="string" calcext:value-type="string">
            <text:p>ESCRITÓRIO </text:p>
          </table:table-cell>
          <table:table-cell table:style-name="ce25"/>
          <table:table-cell table:style-name="ce25" office:value-type="float" office:value="5" calcext:value-type="float">
            <text:p>R$ 5,00</text:p>
          </table:table-cell>
          <table:table-cell table:style-name="ce21" table:formula="of:=SUM([.G76];[.I75]-[.H76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19" calcext:value-type="date">
            <text:p>19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65" calcext:value-type="float">
            <text:p>465,0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65" calcext:value-type="float">
            <text:p>R$ 465,00</text:p>
          </table:table-cell>
          <table:table-cell table:style-name="ce25"/>
          <table:table-cell table:style-name="ce21" table:formula="of:=SUM([.G77];[.I76]-[.H77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21" calcext:value-type="date">
            <text:p>21/03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78];[.I77]-[.H78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21" calcext:value-type="date">
            <text:p>21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93.45" calcext:value-type="float">
            <text:p>93,4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93.45" calcext:value-type="float">
            <text:p>R$ 93,45</text:p>
          </table:table-cell>
          <table:table-cell table:style-name="ce25"/>
          <table:table-cell table:style-name="ce21" table:formula="of:=SUM([.G79];[.I78]-[.H79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22" calcext:value-type="date">
            <text:p>22/03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10" calcext:value-type="float">
            <text:p>11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110" calcext:value-type="float">
            <text:p>R$ 110,00</text:p>
          </table:table-cell>
          <table:table-cell table:style-name="ce21" table:formula="of:=SUM([.G80];[.I79]-[.H80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22" calcext:value-type="date">
            <text:p>22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89.3" calcext:value-type="float">
            <text:p>189,3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89.3" calcext:value-type="float">
            <text:p>R$ 189,30</text:p>
          </table:table-cell>
          <table:table-cell table:style-name="ce25"/>
          <table:table-cell table:style-name="ce21" table:formula="of:=SUM([.G81];[.I80]-[.H81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23" calcext:value-type="date">
            <text:p>23/03/16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 office:value-type="float" office:value="600" calcext:value-type="float">
            <text:p>600,00</text:p>
          </table:table-cell>
          <table:table-cell table:style-name="ce6" table:content-validation-name="val1" office:value-type="string" calcext:value-type="string">
            <text:p>DEPOSITO BANCO</text:p>
          </table:table-cell>
          <table:table-cell table:style-name="ce25"/>
          <table:table-cell table:style-name="ce25" office:value-type="float" office:value="600" calcext:value-type="float">
            <text:p>R$ 600,00</text:p>
          </table:table-cell>
          <table:table-cell table:style-name="ce21" table:formula="of:=SUM([.G82];[.I81]-[.H82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23" calcext:value-type="date">
            <text:p>23/03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00" calcext:value-type="float">
            <text:p>200,0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00" calcext:value-type="float">
            <text:p>R$ 200,00</text:p>
          </table:table-cell>
          <table:table-cell table:style-name="ce21" table:formula="of:=SUM([.G83];[.I82]-[.H83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23" calcext:value-type="date">
            <text:p>23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35.05" calcext:value-type="float">
            <text:p>235,0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35.05" calcext:value-type="float">
            <text:p>R$ 235,05</text:p>
          </table:table-cell>
          <table:table-cell table:style-name="ce25"/>
          <table:table-cell table:style-name="ce21" table:formula="of:=SUM([.G84];[.I83]-[.H84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23" calcext:value-type="date">
            <text:p>23/03/16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PROLABORE NATI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85];[.I84]-[.H85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23" calcext:value-type="date">
            <text:p>23/03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3" calcext:value-type="float">
            <text:p>23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23" calcext:value-type="float">
            <text:p>R$ 23,00</text:p>
          </table:table-cell>
          <table:table-cell table:style-name="ce21" table:formula="of:=SUM([.G86];[.I85]-[.H86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24" calcext:value-type="date">
            <text:p>24/03/16</text:p>
          </table:table-cell>
          <table:table-cell table:style-name="ce40" office:value-type="float" office:value="33" calcext:value-type="float">
            <text:p>33</text:p>
          </table:table-cell>
          <table:table-cell table:style-name="ce6" table:content-validation-name="val1" office:value-type="string" calcext:value-type="string">
            <text:p>ACESSÓRIOS </text:p>
          </table:table-cell>
          <table:table-cell table:style-name="ce15" office:value-type="float" office:value="90" calcext:value-type="float">
            <text:p>90,00</text:p>
          </table:table-cell>
          <table:table-cell table:style-name="ce6" table:content-validation-name="val1" office:value-type="string" calcext:value-type="string">
            <text:p>ACESSÓRIOS </text:p>
          </table:table-cell>
          <table:table-cell table:style-name="ce25"/>
          <table:table-cell table:style-name="ce25" office:value-type="float" office:value="90" calcext:value-type="float">
            <text:p>R$ 90,00</text:p>
          </table:table-cell>
          <table:table-cell table:style-name="ce21" table:formula="of:=SUM([.G87];[.I86]-[.H87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24" calcext:value-type="date">
            <text:p>24/03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88];[.I87]-[.H88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24" calcext:value-type="date">
            <text:p>24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99.4" calcext:value-type="float">
            <text:p>499,4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99.4" calcext:value-type="float">
            <text:p>R$ 499,40</text:p>
          </table:table-cell>
          <table:table-cell table:style-name="ce25"/>
          <table:table-cell table:style-name="ce21" table:formula="of:=SUM([.G89];[.I88]-[.H89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26" calcext:value-type="date">
            <text:p>26/03/16</text:p>
          </table:table-cell>
          <table:table-cell table:style-name="ce6" table:content-validation-name="val1" office:value-type="float" office:value="41" calcext:value-type="float">
            <text:p>41</text:p>
          </table:table-cell>
          <table:table-cell table:style-name="ce6" table:content-validation-name="val1" office:value-type="string" calcext:value-type="string">
            <text:p>ACESSÓRIOS</text:p>
          </table:table-cell>
          <table:table-cell table:style-name="ce15" office:value-type="float" office:value="43" calcext:value-type="float">
            <text:p>43,00</text:p>
          </table:table-cell>
          <table:table-cell table:style-name="ce6" table:content-validation-name="val1" office:value-type="string" calcext:value-type="string">
            <text:p>ACESSÓRIOS CARLA</text:p>
          </table:table-cell>
          <table:table-cell table:style-name="ce25"/>
          <table:table-cell table:style-name="ce25" office:value-type="float" office:value="43" calcext:value-type="float">
            <text:p>R$ 43,00</text:p>
          </table:table-cell>
          <table:table-cell table:style-name="ce21" table:formula="of:=SUM([.G90];[.I89]-[.H90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26" calcext:value-type="date">
            <text:p>26/03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91];[.I90]-[.H91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26" calcext:value-type="date">
            <text:p>26/03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92];[.I91]-[.H92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26" calcext:value-type="date">
            <text:p>26/03/16</text:p>
          </table:table-cell>
          <table:table-cell table:style-name="ce31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REFORMA</text:p>
          </table:table-cell>
          <table:table-cell table:style-name="ce32" office:value-type="float" office:value="50" calcext:value-type="float">
            <text:p>50,00</text:p>
          </table:table-cell>
          <table:table-cell table:style-name="ce31" table:content-validation-name="val1" office:value-type="string" calcext:value-type="string">
            <text:p>REFORMA <text:s/>LOJA </text:p>
          </table:table-cell>
          <table:table-cell table:style-name="ce36"/>
          <table:table-cell table:style-name="ce36" office:value-type="float" office:value="50" calcext:value-type="float">
            <text:p>R$ 50,00</text:p>
          </table:table-cell>
          <table:table-cell table:style-name="ce38" table:formula="of:=SUM([.G93];[.I92]-[.H93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26" calcext:value-type="date">
            <text:p>26/03/16</text:p>
          </table:table-cell>
          <table:table-cell table:style-name="ce31" table:content-validation-name="val1" office:value-type="float" office:value="1" calcext:value-type="float">
            <text:p>1</text:p>
          </table:table-cell>
          <table:table-cell/>
          <table:table-cell table:style-name="ce58" office:value-type="float" office:value="463.35" calcext:value-type="float">
            <text:p>463,35</text:p>
          </table:table-cell>
          <table:table-cell table:style-name="ce31" table:content-validation-name="val1" office:value-type="string" calcext:value-type="string">
            <text:p>CAIXA</text:p>
          </table:table-cell>
          <table:table-cell table:style-name="ce28" office:value-type="float" office:value="463.35" calcext:value-type="float">
            <text:p>463,35</text:p>
          </table:table-cell>
          <table:table-cell table:style-name="ce28"/>
          <table:table-cell table:style-name="ce38" table:formula="of:=SUM([.G94];[.I93]-[.H94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56" office:value-type="date" office:date-value="2016-03-28" calcext:value-type="date">
            <text:p>28/03/16</text:p>
          </table:table-cell>
          <table:table-cell table:style-name="ce31" table:content-validation-name="val1" office:value-type="float" office:value="2" calcext:value-type="float">
            <text:p>2</text:p>
          </table:table-cell>
          <table:table-cell/>
          <table:table-cell table:style-name="ce58" office:value-type="float" office:value="250" calcext:value-type="float">
            <text:p>250,00</text:p>
          </table:table-cell>
          <table:table-cell table:style-name="ce31" table:content-validation-name="val1" office:value-type="string" calcext:value-type="string">
            <text:p>CASA</text:p>
          </table:table-cell>
          <table:table-cell table:style-name="ce28"/>
          <table:table-cell table:style-name="ce28" office:value-type="float" office:value="250" calcext:value-type="float">
            <text:p>250</text:p>
          </table:table-cell>
          <table:table-cell table:style-name="ce38" table:formula="of:=SUM([.G95];[.I94]-[.H95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56" office:value-type="date" office:date-value="2016-03-28" calcext:value-type="date">
            <text:p>28/03/16</text:p>
          </table:table-cell>
          <table:table-cell table:style-name="ce31" table:content-validation-name="val1" office:value-type="float" office:value="22" calcext:value-type="float">
            <text:p>22</text:p>
          </table:table-cell>
          <table:table-cell office:value-type="string" calcext:value-type="string">
            <text:p>REFORMA</text:p>
          </table:table-cell>
          <table:table-cell table:style-name="ce58" office:value-type="float" office:value="20" calcext:value-type="float">
            <text:p>20,00</text:p>
          </table:table-cell>
          <table:table-cell table:style-name="ce31" table:content-validation-name="val1" office:value-type="string" calcext:value-type="string">
            <text:p>REFORMA LOJA </text:p>
          </table:table-cell>
          <table:table-cell table:style-name="ce28"/>
          <table:table-cell table:style-name="ce28" office:value-type="float" office:value="20" calcext:value-type="float">
            <text:p>20</text:p>
          </table:table-cell>
          <table:table-cell table:style-name="ce38" table:formula="of:=SUM([.G96];[.I95]-[.H96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56" office:value-type="date" office:date-value="2016-03-28" calcext:value-type="date">
            <text:p>28/03/16</text:p>
          </table:table-cell>
          <table:table-cell table:style-name="ce31" table:content-validation-name="val1" office:value-type="float" office:value="20" calcext:value-type="float">
            <text:p>20</text:p>
          </table:table-cell>
          <table:table-cell/>
          <table:table-cell table:style-name="ce58" office:value-type="float" office:value="10" calcext:value-type="float">
            <text:p>10,00</text:p>
          </table:table-cell>
          <table:table-cell table:style-name="ce31" table:content-validation-name="val1" office:value-type="string" calcext:value-type="string">
            <text:p>LIMPEZA</text:p>
          </table:table-cell>
          <table:table-cell table:style-name="ce28"/>
          <table:table-cell table:style-name="ce28" office:value-type="float" office:value="10" calcext:value-type="float">
            <text:p>10</text:p>
          </table:table-cell>
          <table:table-cell table:style-name="ce38" table:formula="of:=SUM([.G97];[.I96]-[.H97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56" office:value-type="date" office:date-value="2016-03-28" calcext:value-type="date">
            <text:p>28/03/16</text:p>
          </table:table-cell>
          <table:table-cell table:style-name="ce31" table:content-validation-name="val1" office:value-type="float" office:value="2" calcext:value-type="float">
            <text:p>2</text:p>
          </table:table-cell>
          <table:table-cell/>
          <table:table-cell table:style-name="ce58" office:value-type="float" office:value="80" calcext:value-type="float">
            <text:p>80,00</text:p>
          </table:table-cell>
          <table:table-cell table:style-name="ce31" table:content-validation-name="val1" office:value-type="string" calcext:value-type="string">
            <text:p>CASA</text:p>
          </table:table-cell>
          <table:table-cell table:style-name="ce28"/>
          <table:table-cell table:style-name="ce28" office:value-type="float" office:value="80" calcext:value-type="float">
            <text:p>80</text:p>
          </table:table-cell>
          <table:table-cell table:style-name="ce38" table:formula="of:=SUM([.G98];[.I97]-[.H98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56" office:value-type="date" office:date-value="2016-03-28" calcext:value-type="date">
            <text:p>28/03/16</text:p>
          </table:table-cell>
          <table:table-cell table:style-name="ce31" table:content-validation-name="val1" office:value-type="float" office:value="6" calcext:value-type="float">
            <text:p>6</text:p>
          </table:table-cell>
          <table:table-cell/>
          <table:table-cell table:style-name="ce58" office:value-type="float" office:value="15" calcext:value-type="float">
            <text:p>15,00</text:p>
          </table:table-cell>
          <table:table-cell table:style-name="ce31" table:content-validation-name="val1" office:value-type="string" calcext:value-type="string">
            <text:p>COMIDA</text:p>
          </table:table-cell>
          <table:table-cell table:style-name="ce28"/>
          <table:table-cell table:style-name="ce28" office:value-type="float" office:value="15" calcext:value-type="float">
            <text:p>15</text:p>
          </table:table-cell>
          <table:table-cell table:style-name="ce38" table:formula="of:=SUM([.G99];[.I98]-[.H99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56" office:value-type="date" office:date-value="2016-03-28" calcext:value-type="date">
            <text:p>28/03/16</text:p>
          </table:table-cell>
          <table:table-cell table:style-name="ce31" table:content-validation-name="val1" office:value-type="float" office:value="11" calcext:value-type="float">
            <text:p>11</text:p>
          </table:table-cell>
          <table:table-cell/>
          <table:table-cell table:style-name="ce58" office:value-type="float" office:value="10" calcext:value-type="float">
            <text:p>10,00</text:p>
          </table:table-cell>
          <table:table-cell table:style-name="ce31" table:content-validation-name="val1" office:value-type="string" calcext:value-type="string">
            <text:p>PROLABORE NATI</text:p>
          </table:table-cell>
          <table:table-cell table:style-name="ce28"/>
          <table:table-cell table:style-name="ce28" office:value-type="float" office:value="10" calcext:value-type="float">
            <text:p>10</text:p>
          </table:table-cell>
          <table:table-cell table:style-name="ce38" table:formula="of:=SUM([.G100];[.I99]-[.H100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56" office:value-type="date" office:date-value="2016-03-28" calcext:value-type="date">
            <text:p>28/03/16</text:p>
          </table:table-cell>
          <table:table-cell table:style-name="ce31" table:content-validation-name="val1" office:value-type="float" office:value="1" calcext:value-type="float">
            <text:p>1</text:p>
          </table:table-cell>
          <table:table-cell/>
          <table:table-cell table:style-name="ce58" office:value-type="float" office:value="237.8" calcext:value-type="float">
            <text:p>237,80</text:p>
          </table:table-cell>
          <table:table-cell table:style-name="ce31" table:content-validation-name="val1" office:value-type="string" calcext:value-type="string">
            <text:p>CAIXA</text:p>
          </table:table-cell>
          <table:table-cell table:style-name="ce28" office:value-type="float" office:value="237.8" calcext:value-type="float">
            <text:p>237,8</text:p>
          </table:table-cell>
          <table:table-cell table:style-name="ce28"/>
          <table:table-cell table:style-name="ce38" table:formula="of:=SUM([.G101];[.I100]-[.H101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56" office:value-type="date" office:date-value="2016-03-29" calcext:value-type="date">
            <text:p>29/03/16</text:p>
          </table:table-cell>
          <table:table-cell table:style-name="ce40" office:value-type="float" office:value="12" calcext:value-type="float">
            <text:p>12</text:p>
          </table:table-cell>
          <table:table-cell table:style-name="ce31" table:content-validation-name="val1" office:value-type="string" calcext:value-type="string">
            <text:p>Carteira Sandra</text:p>
          </table:table-cell>
          <table:table-cell table:style-name="ce58" office:value-type="float" office:value="210" calcext:value-type="float">
            <text:p>210,00</text:p>
          </table:table-cell>
          <table:table-cell table:style-name="ce31" table:content-validation-name="val1" office:value-type="string" calcext:value-type="string">
            <text:p>Carteira Sandra</text:p>
          </table:table-cell>
          <table:table-cell table:style-name="ce28"/>
          <table:table-cell table:style-name="ce28" office:value-type="float" office:value="210" calcext:value-type="float">
            <text:p>210</text:p>
          </table:table-cell>
          <table:table-cell table:style-name="ce38" table:formula="of:=SUM([.G102];[.I101]-[.H102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56" office:value-type="date" office:date-value="2016-03-29" calcext:value-type="date">
            <text:p>29/03/16</text:p>
          </table:table-cell>
          <table:table-cell table:style-name="ce31" table:content-validation-name="val1" office:value-type="float" office:value="6" calcext:value-type="float">
            <text:p>6</text:p>
          </table:table-cell>
          <table:table-cell/>
          <table:table-cell table:style-name="ce58" office:value-type="float" office:value="26" calcext:value-type="float">
            <text:p>26,00</text:p>
          </table:table-cell>
          <table:table-cell table:style-name="ce31" table:content-validation-name="val1" office:value-type="string" calcext:value-type="string">
            <text:p>COMIDA</text:p>
          </table:table-cell>
          <table:table-cell table:style-name="ce28"/>
          <table:table-cell table:style-name="ce28" office:value-type="float" office:value="26" calcext:value-type="float">
            <text:p>26</text:p>
          </table:table-cell>
          <table:table-cell table:style-name="ce38" table:formula="of:=SUM([.G103];[.I102]-[.H103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56" office:value-type="date" office:date-value="2016-03-29" calcext:value-type="date">
            <text:p>29/03/16</text:p>
          </table:table-cell>
          <table:table-cell table:style-name="ce31" table:content-validation-name="val1" office:value-type="float" office:value="2" calcext:value-type="float">
            <text:p>2</text:p>
          </table:table-cell>
          <table:table-cell/>
          <table:table-cell table:style-name="ce58" office:value-type="float" office:value="30" calcext:value-type="float">
            <text:p>30,00</text:p>
          </table:table-cell>
          <table:table-cell table:style-name="ce31" table:content-validation-name="val1" office:value-type="string" calcext:value-type="string">
            <text:p>CASA</text:p>
          </table:table-cell>
          <table:table-cell table:style-name="ce28"/>
          <table:table-cell table:style-name="ce28" office:value-type="float" office:value="30" calcext:value-type="float">
            <text:p>30</text:p>
          </table:table-cell>
          <table:table-cell table:style-name="ce38" table:formula="of:=SUM([.G104];[.I103]-[.H104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56" office:value-type="date" office:date-value="2016-03-29" calcext:value-type="date">
            <text:p>29/03/16</text:p>
          </table:table-cell>
          <table:table-cell table:style-name="ce31" table:content-validation-name="val1" office:value-type="float" office:value="42" calcext:value-type="float">
            <text:p>42</text:p>
          </table:table-cell>
          <table:table-cell/>
          <table:table-cell table:style-name="ce58" office:value-type="float" office:value="130" calcext:value-type="float">
            <text:p>130,00</text:p>
          </table:table-cell>
          <table:table-cell table:style-name="ce31" table:content-validation-name="val1" office:value-type="string" calcext:value-type="string">
            <text:p>Vigilancia Sanitaria</text:p>
          </table:table-cell>
          <table:table-cell table:style-name="ce28"/>
          <table:table-cell table:style-name="ce28" office:value-type="float" office:value="130" calcext:value-type="float">
            <text:p>130</text:p>
          </table:table-cell>
          <table:table-cell table:style-name="ce38" table:formula="of:=SUM([.G105];[.I104]-[.H105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56" office:value-type="date" office:date-value="2016-03-29" calcext:value-type="date">
            <text:p>29/03/16</text:p>
          </table:table-cell>
          <table:table-cell table:style-name="ce31" table:content-validation-name="val1" office:value-type="float" office:value="1" calcext:value-type="float">
            <text:p>1</text:p>
          </table:table-cell>
          <table:table-cell/>
          <table:table-cell table:style-name="ce58" office:value-type="float" office:value="381.45" calcext:value-type="float">
            <text:p>381,45</text:p>
          </table:table-cell>
          <table:table-cell table:style-name="ce31" table:content-validation-name="val1" office:value-type="string" calcext:value-type="string">
            <text:p>CAIXA</text:p>
          </table:table-cell>
          <table:table-cell table:style-name="ce28" office:value-type="float" office:value="381.45" calcext:value-type="float">
            <text:p>381,45</text:p>
          </table:table-cell>
          <table:table-cell table:style-name="ce28"/>
          <table:table-cell table:style-name="ce38" table:formula="of:=SUM([.G106];[.I105]-[.H106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56" office:value-type="date" office:date-value="2016-03-30" calcext:value-type="date">
            <text:p>30/03/16</text:p>
          </table:table-cell>
          <table:table-cell table:style-name="ce31" table:content-validation-name="val1" office:value-type="float" office:value="5" calcext:value-type="float">
            <text:p>5</text:p>
          </table:table-cell>
          <table:table-cell/>
          <table:table-cell table:style-name="ce58" office:value-type="float" office:value="50" calcext:value-type="float">
            <text:p>50,00</text:p>
          </table:table-cell>
          <table:table-cell table:style-name="ce31" table:content-validation-name="val1" office:value-type="string" calcext:value-type="string">
            <text:p>GASOLINA</text:p>
          </table:table-cell>
          <table:table-cell table:style-name="ce28"/>
          <table:table-cell table:style-name="ce28" office:value-type="float" office:value="50" calcext:value-type="float">
            <text:p>50</text:p>
          </table:table-cell>
          <table:table-cell table:style-name="ce38" table:formula="of:=SUM([.G107];[.I106]-[.H107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56" office:value-type="date" office:date-value="2016-03-30" calcext:value-type="date">
            <text:p>30/03/16</text:p>
          </table:table-cell>
          <table:table-cell table:style-name="ce31" table:content-validation-name="val1" office:value-type="float" office:value="35" calcext:value-type="float">
            <text:p>35</text:p>
          </table:table-cell>
          <table:table-cell/>
          <table:table-cell table:style-name="ce58" office:value-type="float" office:value="62" calcext:value-type="float">
            <text:p>62,00</text:p>
          </table:table-cell>
          <table:table-cell table:style-name="ce31" table:content-validation-name="val1" office:value-type="string" calcext:value-type="string">
            <text:p>MAX BLOND</text:p>
          </table:table-cell>
          <table:table-cell table:style-name="ce28"/>
          <table:table-cell table:style-name="ce28" office:value-type="float" office:value="62" calcext:value-type="float">
            <text:p>62</text:p>
          </table:table-cell>
          <table:table-cell table:style-name="ce38" table:formula="of:=SUM([.G108];[.I107]-[.H108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56" office:value-type="date" office:date-value="2016-03-30" calcext:value-type="date">
            <text:p>30/03/16</text:p>
          </table:table-cell>
          <table:table-cell table:style-name="ce31" table:content-validation-name="val1" office:value-type="float" office:value="2" calcext:value-type="float">
            <text:p>2</text:p>
          </table:table-cell>
          <table:table-cell/>
          <table:table-cell table:style-name="ce59" office:value-type="float" office:value="50" calcext:value-type="float">
            <text:p>50,00</text:p>
          </table:table-cell>
          <table:table-cell table:style-name="ce31" table:content-validation-name="val1" office:value-type="string" calcext:value-type="string">
            <text:p>CASA</text:p>
          </table:table-cell>
          <table:table-cell table:style-name="ce29"/>
          <table:table-cell table:style-name="ce29" office:value-type="float" office:value="50" calcext:value-type="float">
            <text:p>50</text:p>
          </table:table-cell>
          <table:table-cell table:style-name="ce38" table:formula="of:=SUM([.G109];[.I108]-[.H109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56" office:value-type="date" office:date-value="2016-03-30" calcext:value-type="date">
            <text:p>30/03/16</text:p>
          </table:table-cell>
          <table:table-cell table:style-name="ce31" table:content-validation-name="val1" office:value-type="float" office:value="1" calcext:value-type="float">
            <text:p>1</text:p>
          </table:table-cell>
          <table:table-cell/>
          <table:table-cell table:style-name="ce60" office:value-type="float" office:value="312.65" calcext:value-type="float">
            <text:p>312,65</text:p>
          </table:table-cell>
          <table:table-cell table:style-name="ce31" table:content-validation-name="val1" office:value-type="string" calcext:value-type="string">
            <text:p>CAIXA</text:p>
          </table:table-cell>
          <table:table-cell table:style-name="ce30" office:value-type="float" office:value="312.65" calcext:value-type="float">
            <text:p>312,65</text:p>
          </table:table-cell>
          <table:table-cell table:style-name="ce30"/>
          <table:table-cell table:style-name="ce38" table:formula="of:=SUM([.G110];[.I109]-[.H110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56" office:value-type="date" office:date-value="2016-03-30" calcext:value-type="date">
            <text:p>30/03/16</text:p>
          </table:table-cell>
          <table:table-cell table:style-name="ce31" table:content-validation-name="val1" office:value-type="float" office:value="13" calcext:value-type="float">
            <text:p>13</text:p>
          </table:table-cell>
          <table:table-cell/>
          <table:table-cell table:style-name="ce60" office:value-type="float" office:value="307.1" calcext:value-type="float">
            <text:p>307,10</text:p>
          </table:table-cell>
          <table:table-cell table:style-name="ce31" table:content-validation-name="val1" office:value-type="string" calcext:value-type="string">
            <text:p>REAL</text:p>
          </table:table-cell>
          <table:table-cell table:style-name="ce30"/>
          <table:table-cell table:style-name="ce30" office:value-type="float" office:value="307.1" calcext:value-type="float">
            <text:p>307,1</text:p>
          </table:table-cell>
          <table:table-cell table:style-name="ce38" table:formula="of:=SUM([.G111];[.I110]-[.H111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56" office:value-type="date" office:date-value="2016-03-30" calcext:value-type="date">
            <text:p>30/03/16</text:p>
          </table:table-cell>
          <table:table-cell table:style-name="ce31" table:content-validation-name="val1" office:value-type="float" office:value="22" calcext:value-type="float">
            <text:p>22</text:p>
          </table:table-cell>
          <table:table-cell office:value-type="string" calcext:value-type="string">
            <text:p>VITRINE</text:p>
          </table:table-cell>
          <table:table-cell table:style-name="ce60" office:value-type="float" office:value="400" calcext:value-type="float">
            <text:p>400,00</text:p>
          </table:table-cell>
          <table:table-cell table:style-name="ce31" table:content-validation-name="val1" office:value-type="string" calcext:value-type="string">
            <text:p>VITRINE <text:s/>LOJA </text:p>
          </table:table-cell>
          <table:table-cell table:style-name="ce30"/>
          <table:table-cell table:style-name="ce30" office:value-type="float" office:value="400" calcext:value-type="float">
            <text:p>400</text:p>
          </table:table-cell>
          <table:table-cell table:style-name="ce38" table:formula="of:=SUM([.G112];[.I111]-[.H112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52" office:value-type="date" office:date-value="2016-03-31" calcext:value-type="date">
            <text:p>31/03/16</text:p>
          </table:table-cell>
          <table:table-cell table:style-name="ce31" table:content-validation-name="val1" office:value-type="float" office:value="1" calcext:value-type="float">
            <text:p>1</text:p>
          </table:table-cell>
          <table:table-cell/>
          <table:table-cell table:style-name="ce60" office:value-type="float" office:value="362.15" calcext:value-type="float">
            <text:p>362,15</text:p>
          </table:table-cell>
          <table:table-cell table:style-name="ce31" table:content-validation-name="val1" office:value-type="string" calcext:value-type="string">
            <text:p>CAIXA</text:p>
          </table:table-cell>
          <table:table-cell table:style-name="ce30" office:value-type="float" office:value="362.15" calcext:value-type="float">
            <text:p>362,15</text:p>
          </table:table-cell>
          <table:table-cell table:style-name="ce30"/>
          <table:table-cell table:style-name="ce38" table:formula="of:=SUM([.G113];[.I112]-[.H113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52" office:value-type="date" office:date-value="2016-03-31" calcext:value-type="date">
            <text:p>31/03/16</text:p>
          </table:table-cell>
          <table:table-cell table:style-name="ce31" table:content-validation-name="val1" office:value-type="float" office:value="2" calcext:value-type="float">
            <text:p>2</text:p>
          </table:table-cell>
          <table:table-cell/>
          <table:table-cell table:style-name="ce60" office:value-type="float" office:value="90" calcext:value-type="float">
            <text:p>90,00</text:p>
          </table:table-cell>
          <table:table-cell table:style-name="ce31" table:content-validation-name="val1" office:value-type="string" calcext:value-type="string">
            <text:p>CASA</text:p>
          </table:table-cell>
          <table:table-cell table:style-name="ce30"/>
          <table:table-cell table:style-name="ce30" office:value-type="float" office:value="90" calcext:value-type="float">
            <text:p>90</text:p>
          </table:table-cell>
          <table:table-cell table:style-name="ce38" table:formula="of:=SUM([.G114];[.I113]-[.H114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53"/>
          <table:table-cell table:style-name="ce31" table:content-validation-name="val1"/>
          <table:table-cell/>
          <table:table-cell table:style-name="ce60"/>
          <table:table-cell table:style-name="ce31" table:content-validation-name="val1"/>
          <table:table-cell table:style-name="ce30" table:number-columns-repeated="2"/>
          <table:table-cell table:style-name="ce38" table:formula="of:=SUM([.G115];[.I114]-[.H115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53"/>
          <table:table-cell table:number-columns-repeated="2"/>
          <table:table-cell table:style-name="ce60"/>
          <table:table-cell table:style-name="ce31" table:content-validation-name="val1"/>
          <table:table-cell table:style-name="ce30" table:number-columns-repeated="2"/>
          <table:table-cell table:style-name="ce38" table:formula="of:=SUM([.G116];[.I115]-[.H116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53"/>
          <table:table-cell table:number-columns-repeated="2"/>
          <table:table-cell table:style-name="ce61"/>
          <table:table-cell table:style-name="ce31" table:content-validation-name="val1"/>
          <table:table-cell table:style-name="ce62" table:number-columns-repeated="2"/>
          <table:table-cell table:style-name="ce38" table:formula="of:=SUM([.G117];[.I116]-[.H117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>
          <table:table-cell/>
          <table:table-cell table:style-name="ce53"/>
          <table:table-cell table:number-columns-repeated="2"/>
          <table:table-cell table:style-name="ce60"/>
          <table:table-cell table:style-name="ce6" table:content-validation-name="val1"/>
          <table:table-cell table:style-name="ce30" table:number-columns-repeated="2"/>
          <table:table-cell table:style-name="ce21" table:formula="of:=SUM([.G118];[.I117]-[.H118])" office:value-type="string" office:string-value="" calcext:value-type="error">
            <text:p>#NOME?</text:p>
          </table:table-cell>
          <table:table-cell table:number-columns-repeated="1015"/>
        </table:table-row>
        <table:table-row table:style-name="ro1" table:number-rows-repeated="104845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BR-16" table:style-name="ta13">
        <table:table-column table:style-name="co14" table:default-cell-style-name="Default"/>
        <table:table-column table:style-name="co32" table:default-cell-style-name="ce45"/>
        <table:table-column table:style-name="co54" table:default-cell-style-name="Default"/>
        <table:table-column table:style-name="co6" table:default-cell-style-name="Default"/>
        <table:table-column table:style-name="co58" table:default-cell-style-name="ce10"/>
        <table:table-column table:style-name="co59" table:default-cell-style-name="Default"/>
        <table:table-column table:style-name="co58" table:default-cell-style-name="Default"/>
        <table:table-column table:style-name="co46" table:default-cell-style-name="Default"/>
        <table:table-column table:style-name="co44" table:default-cell-style-name="Default"/>
        <table:table-column table:style-name="co14" table:number-columns-repeated="1015" table:default-cell-style-name="Default"/>
        <table:table-row table:style-name="ro4">
          <table:table-cell table:number-columns-repeated="4"/>
          <table:table-cell table:style-name="ce13" office:value-type="string" calcext:value-type="string">
            <text:p>valu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46" office:value-type="string" calcext:value-type="string" table:number-columns-spanned="8" table:number-rows-spanned="1">
            <text:p>MARIA BONITA COSMÉTICOS</text:p>
          </table:table-cell>
          <table:covered-table-cell table:number-columns-repeated="2" table:style-name="ce7"/>
          <table:covered-table-cell table:style-name="ce11"/>
          <table:covered-table-cell table:number-columns-repeated="3" table:style-name="ce7"/>
          <table:covered-table-cell table:style-name="ce17"/>
          <table:table-cell table:number-columns-repeated="1015"/>
        </table:table-row>
        <table:table-row table:style-name="ro3">
          <table:table-cell/>
          <table:table-cell table:style-name="ce47" office:value-type="string" calcext:value-type="string" table:number-columns-spanned="8" table:number-rows-spanned="1">
            <text:p>Controle Diário de Finanças</text:p>
          </table:table-cell>
          <table:covered-table-cell table:number-columns-repeated="2" table:style-name="ce8"/>
          <table:covered-table-cell table:style-name="ce12"/>
          <table:covered-table-cell table:number-columns-repeated="3" table:style-name="ce8"/>
          <table:covered-table-cell table:style-name="ce18"/>
          <table:table-cell table:number-columns-repeated="1015"/>
        </table:table-row>
        <table:table-row table:style-name="ro4">
          <table:table-cell/>
          <table:table-cell table:style-name="ce48" office:value-type="string" calcext:value-type="string">
            <text:p>date</text:p>
          </table:table-cell>
          <table:table-cell table:style-name="ce3" office:value-type="string" calcext:value-type="string">
            <text:p>account_id</text:p>
          </table:table-cell>
          <table:table-cell table:style-name="ce3" office:value-type="string" calcext:value-type="string">
            <text:p>description</text:p>
          </table:table-cell>
          <table:table-cell table:style-name="ce13" office:value-type="string" calcext:value-type="string">
            <text:p>value</text:p>
          </table:table-cell>
          <table:table-cell table:style-name="ce3" office:value-type="string" calcext:value-type="string">
            <text:p>Histórico</text:p>
          </table:table-cell>
          <table:table-cell table:style-name="ce3" office:value-type="string" calcext:value-type="string">
            <text:p>Crédito</text:p>
          </table:table-cell>
          <table:table-cell table:style-name="ce3" office:value-type="string" calcext:value-type="string">
            <text:p>Débito</text:p>
          </table:table-cell>
          <table:table-cell table:style-name="ce3" office:value-type="string" calcext:value-type="string">
            <text:p>Saldo</text:p>
          </table:table-cell>
          <table:table-cell table:number-columns-repeated="1015"/>
        </table:table-row>
        <table:table-row table:style-name="ro4">
          <table:table-cell/>
          <table:table-cell table:style-name="ce4"/>
          <table:table-cell table:style-name="ce9" table:number-columns-repeated="2"/>
          <table:table-cell table:style-name="ce14"/>
          <table:table-cell table:style-name="ce9"/>
          <table:table-cell table:style-name="ce24"/>
          <table:table-cell table:style-name="ce26"/>
          <table:table-cell table:style-name="ce19" office:value-type="float" office:value="879" calcext:value-type="float">
            <text:p>R$ 879,0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1" calcext:value-type="date">
            <text:p>01/04/16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0" table:formula="of:=SUM([.G7];[.I6]-[.H7])" office:value-type="float" office:value="829" calcext:value-type="float">
            <text:p>R$ 829,0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1" calcext:value-type="date">
            <text:p>01/04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50" calcext:value-type="float">
            <text:p>R$ 50,00</text:p>
          </table:table-cell>
          <table:table-cell table:style-name="ce21" table:formula="of:=SUM([.G8];[.I7]-[.H8])" office:value-type="float" office:value="779" calcext:value-type="float">
            <text:p>R$ 779,0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1" calcext:value-type="date">
            <text:p>01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77.2" calcext:value-type="float">
            <text:p>277,2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77.2" calcext:value-type="float">
            <text:p>R$ 277,20</text:p>
          </table:table-cell>
          <table:table-cell table:style-name="ce25"/>
          <table:table-cell table:style-name="ce21" table:formula="of:=SUM([.G9];[.I8]-[.H9])" office:value-type="float" office:value="1056.2" calcext:value-type="float">
            <text:p>R$ 1.056,2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1" calcext:value-type="date">
            <text:p>01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30" calcext:value-type="float">
            <text:p>3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10];[.I9]-[.H10])" office:value-type="float" office:value="1026.2" calcext:value-type="float">
            <text:p>R$ 1.026,2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2" calcext:value-type="date">
            <text:p>02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30" calcext:value-type="float">
            <text:p>3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11];[.I10]-[.H11])" office:value-type="float" office:value="996.2" calcext:value-type="float">
            <text:p>R$ 996,2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2" calcext:value-type="date">
            <text:p>02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51.55" calcext:value-type="float">
            <text:p>451,5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51.55" calcext:value-type="float">
            <text:p>R$ 451,55</text:p>
          </table:table-cell>
          <table:table-cell table:style-name="ce25"/>
          <table:table-cell table:style-name="ce21" table:formula="of:=SUM([.G12];[.I11]-[.H12])" office:value-type="float" office:value="1447.75" calcext:value-type="float">
            <text:p>R$ 1.447,7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2" calcext:value-type="date">
            <text:p>02/04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13];[.I12]-[.H13])" office:value-type="float" office:value="1397.75" calcext:value-type="float">
            <text:p>R$ 1.397,7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4" calcext:value-type="date">
            <text:p>04/03/16</text:p>
          </table:table-cell>
          <table:table-cell table:style-name="ce6" table:content-validation-name="val1" office:value-type="float" office:value="39" calcext:value-type="float">
            <text:p>39</text:p>
          </table:table-cell>
          <table:table-cell table:style-name="ce6" table:content-validation-name="val1"/>
          <table:table-cell table:style-name="ce15" office:value-type="float" office:value="145" calcext:value-type="float">
            <text:p>145,00</text:p>
          </table:table-cell>
          <table:table-cell table:style-name="ce6" table:content-validation-name="val1" office:value-type="string" calcext:value-type="string">
            <text:p>TOK BOTHANICO </text:p>
          </table:table-cell>
          <table:table-cell table:style-name="ce25"/>
          <table:table-cell table:style-name="ce25" office:value-type="float" office:value="145" calcext:value-type="float">
            <text:p>R$ 145,00</text:p>
          </table:table-cell>
          <table:table-cell table:style-name="ce21" table:formula="of:=SUM([.G14];[.I13]-[.H14])" office:value-type="float" office:value="1252.75" calcext:value-type="float">
            <text:p>R$ 1.252,7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4" calcext:value-type="date">
            <text:p>04/03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15];[.I14]-[.H15])" office:value-type="float" office:value="1237.75" calcext:value-type="float">
            <text:p>R$ 1.237,7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04" calcext:value-type="date">
            <text:p>04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51.35" calcext:value-type="float">
            <text:p>251,3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51.35" calcext:value-type="float">
            <text:p>R$ 251,35</text:p>
          </table:table-cell>
          <table:table-cell table:style-name="ce25"/>
          <table:table-cell table:style-name="ce21" table:formula="of:=SUM([.G16];[.I15]-[.H16])" office:value-type="float" office:value="1489.1" calcext:value-type="float">
            <text:p>R$ 1.489,1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5" calcext:value-type="date">
            <text:p>05/04/16</text:p>
          </table:table-cell>
          <table:table-cell table:style-name="ce6" table:content-validation-name="val1" office:value-type="float" office:value="32" calcext:value-type="float">
            <text:p>32</text:p>
          </table:table-cell>
          <table:table-cell table:style-name="ce44" table:content-validation-name="val1" office:value-type="string" calcext:value-type="string">
            <text:p>ACESSÓRIOS</text:p>
          </table:table-cell>
          <table:table-cell table:style-name="ce15" office:value-type="float" office:value="150" calcext:value-type="float">
            <text:p>150,00</text:p>
          </table:table-cell>
          <table:table-cell table:style-name="ce6" table:content-validation-name="val1" office:value-type="string" calcext:value-type="string">
            <text:p>ACESSÓRIOS CARMEM</text:p>
          </table:table-cell>
          <table:table-cell table:style-name="ce25"/>
          <table:table-cell table:style-name="ce25" office:value-type="float" office:value="150" calcext:value-type="float">
            <text:p>R$ 150,00</text:p>
          </table:table-cell>
          <table:table-cell table:style-name="ce21" table:formula="of:=SUM([.G17];[.I16]-[.H17])" office:value-type="float" office:value="1339.1" calcext:value-type="float">
            <text:p>R$ 1.339,1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5" calcext:value-type="date">
            <text:p>05/04/16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18];[.I17]-[.H18])" office:value-type="float" office:value="1324.1" calcext:value-type="float">
            <text:p>R$ 1.324,1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5" calcext:value-type="date">
            <text:p>05/04/16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PROLABORE NATI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19];[.I18]-[.H19])" office:value-type="float" office:value="1304.1" calcext:value-type="float">
            <text:p>R$ 1.304,1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5" calcext:value-type="date">
            <text:p>05/04/16</text:p>
          </table:table-cell>
          <table:table-cell table:style-name="ce6" table:content-validation-name="val1" office:value-type="float" office:value="21" calcext:value-type="float">
            <text:p>21</text:p>
          </table:table-cell>
          <table:table-cell table:style-name="ce6" table:content-validation-name="val1"/>
          <table:table-cell table:style-name="ce15" office:value-type="float" office:value="55" calcext:value-type="float">
            <text:p>55,00</text:p>
          </table:table-cell>
          <table:table-cell table:style-name="ce6" table:content-validation-name="val1" office:value-type="string" calcext:value-type="string">
            <text:p>SACOLAS</text:p>
          </table:table-cell>
          <table:table-cell table:style-name="ce25"/>
          <table:table-cell table:style-name="ce25" office:value-type="float" office:value="55" calcext:value-type="float">
            <text:p>R$ 55,00</text:p>
          </table:table-cell>
          <table:table-cell table:style-name="ce21" table:formula="of:=SUM([.G20];[.I19]-[.H20])" office:value-type="float" office:value="1249.1" calcext:value-type="float">
            <text:p>R$ 1.249,1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5" calcext:value-type="date">
            <text:p>05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21];[.I20]-[.H21])" office:value-type="float" office:value="1239.1" calcext:value-type="float">
            <text:p>R$ 1.239,1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5" calcext:value-type="date">
            <text:p>05/04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15" calcext:value-type="float">
            <text:p>R$ 15,00</text:p>
          </table:table-cell>
          <table:table-cell table:style-name="ce21" table:formula="of:=SUM([.G22];[.I21]-[.H22])" office:value-type="float" office:value="1224.1" calcext:value-type="float">
            <text:p>R$ 1.224,1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5" calcext:value-type="date">
            <text:p>05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38" calcext:value-type="float">
            <text:p>438,0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38" calcext:value-type="float">
            <text:p>R$ 438,00</text:p>
          </table:table-cell>
          <table:table-cell table:style-name="ce25"/>
          <table:table-cell table:style-name="ce21" table:formula="of:=SUM([.G23];[.I22]-[.H23])" office:value-type="float" office:value="1662.1" calcext:value-type="float">
            <text:p>R$ 1.662,1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6" calcext:value-type="date">
            <text:p>06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24];[.I23]-[.H24])" office:value-type="float" office:value="1642.1" calcext:value-type="float">
            <text:p>R$ 1.642,1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6" calcext:value-type="date">
            <text:p>06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21.55" calcext:value-type="float">
            <text:p>421,5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21.55" calcext:value-type="float">
            <text:p>R$ 421,55</text:p>
          </table:table-cell>
          <table:table-cell table:style-name="ce25"/>
          <table:table-cell table:style-name="ce21" table:formula="of:=SUM([.G25];[.I24]-[.H25])" office:value-type="float" office:value="2063.65" calcext:value-type="float">
            <text:p>R$ 2.063,6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7" calcext:value-type="date">
            <text:p>07/04/16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 office:value-type="float" office:value="349.9" calcext:value-type="float">
            <text:p>349,90</text:p>
          </table:table-cell>
          <table:table-cell table:style-name="ce6" table:content-validation-name="val1" office:value-type="string" calcext:value-type="string">
            <text:p>ALADIM</text:p>
          </table:table-cell>
          <table:table-cell table:style-name="ce25"/>
          <table:table-cell table:style-name="ce25" office:value-type="float" office:value="349.9" calcext:value-type="float">
            <text:p>R$ 349,90</text:p>
          </table:table-cell>
          <table:table-cell table:style-name="ce21" table:formula="of:=SUM([.G26];[.I25]-[.H26])" office:value-type="float" office:value="1713.75" calcext:value-type="float">
            <text:p>R$ 1.713,7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7" calcext:value-type="date">
            <text:p>07/04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Oftalmo</text:p>
          </table:table-cell>
          <table:table-cell table:style-name="ce15" office:value-type="float" office:value="250" calcext:value-type="float">
            <text:p>250,00</text:p>
          </table:table-cell>
          <table:table-cell table:style-name="ce6" table:content-validation-name="val1" office:value-type="string" calcext:value-type="string">
            <text:p>CASA OFTALMO</text:p>
          </table:table-cell>
          <table:table-cell table:style-name="ce25"/>
          <table:table-cell table:style-name="ce41" office:value-type="float" office:value="250" calcext:value-type="float">
            <text:p>R$ 250,00</text:p>
          </table:table-cell>
          <table:table-cell table:style-name="ce21" table:formula="of:=SUM([.G27];[.I26]-[.H27])" office:value-type="float" office:value="1463.75" calcext:value-type="float">
            <text:p>R$ 1.463,7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7" calcext:value-type="date">
            <text:p>07/04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Passes bus</text:p>
          </table:table-cell>
          <table:table-cell table:style-name="ce15" office:value-type="float" office:value="30" calcext:value-type="float">
            <text:p>30,00</text:p>
          </table:table-cell>
          <table:table-cell table:style-name="ce6" table:content-validation-name="val1" office:value-type="string" calcext:value-type="string">
            <text:p>CASA PASSES ONIBUS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28];[.I27]-[.H28])" office:value-type="float" office:value="1433.75" calcext:value-type="float">
            <text:p>R$ 1.433,7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7" calcext:value-type="date">
            <text:p>07/04/16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ESCRITÓRIO </text:p>
          </table:table-cell>
          <table:table-cell table:style-name="ce15" office:value-type="float" office:value="5" calcext:value-type="float">
            <text:p>5,00</text:p>
          </table:table-cell>
          <table:table-cell table:style-name="ce6" table:content-validation-name="val1" office:value-type="string" calcext:value-type="string">
            <text:p>ESCRITÓRIO </text:p>
          </table:table-cell>
          <table:table-cell table:style-name="ce25"/>
          <table:table-cell table:style-name="ce25" office:value-type="float" office:value="5" calcext:value-type="float">
            <text:p>R$ 5,00</text:p>
          </table:table-cell>
          <table:table-cell table:style-name="ce21" table:formula="of:=SUM([.G29];[.I28]-[.H29])" office:value-type="float" office:value="1428.75" calcext:value-type="float">
            <text:p>R$ 1.428,7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7" calcext:value-type="date">
            <text:p>07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30];[.I29]-[.H30])" office:value-type="float" office:value="1418.75" calcext:value-type="float">
            <text:p>R$ 1.418,7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7" calcext:value-type="date">
            <text:p>07/04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31];[.I30]-[.H31])" office:value-type="float" office:value="1368.75" calcext:value-type="float">
            <text:p>R$ 1.368,7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7" calcext:value-type="date">
            <text:p>07/04/16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6" table:content-validation-name="val1"/>
          <table:table-cell table:style-name="ce15" office:value-type="float" office:value="550" calcext:value-type="float">
            <text:p>550,00</text:p>
          </table:table-cell>
          <table:table-cell table:style-name="ce6" table:content-validation-name="val1" office:value-type="string" calcext:value-type="string">
            <text:p>ALUGUEL</text:p>
          </table:table-cell>
          <table:table-cell table:style-name="ce25"/>
          <table:table-cell table:style-name="ce25" office:value-type="float" office:value="550" calcext:value-type="float">
            <text:p>R$ 550,00</text:p>
          </table:table-cell>
          <table:table-cell table:style-name="ce21" table:formula="of:=SUM([.G32];[.I31]-[.H32])" office:value-type="float" office:value="818.75" calcext:value-type="float">
            <text:p>R$ 818,7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7" calcext:value-type="date">
            <text:p>07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3];[.I32]-[.H33])" office:value-type="float" office:value="818.75" calcext:value-type="float">
            <text:p>R$ 818,7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7" calcext:value-type="date">
            <text:p>07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12" calcext:value-type="float">
            <text:p>312,0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12" calcext:value-type="float">
            <text:p>R$ 312,00</text:p>
          </table:table-cell>
          <table:table-cell table:style-name="ce25"/>
          <table:table-cell table:style-name="ce21" table:formula="of:=SUM([.G34];[.I33]-[.H34])" office:value-type="float" office:value="1130.75" calcext:value-type="float">
            <text:p>R$ 1.130,7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8" calcext:value-type="date">
            <text:p>08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35];[.I34]-[.H35])" office:value-type="float" office:value="1120.75" calcext:value-type="float">
            <text:p>R$ 1.120,7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8" calcext:value-type="date">
            <text:p>08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71" calcext:value-type="float">
            <text:p>471,0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71" calcext:value-type="float">
            <text:p>R$ 471,00</text:p>
          </table:table-cell>
          <table:table-cell table:style-name="ce25"/>
          <table:table-cell table:style-name="ce21" table:formula="of:=SUM([.G36];[.I35]-[.H36])" office:value-type="float" office:value="1591.75" calcext:value-type="float">
            <text:p>R$ 1.591,7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9" calcext:value-type="date">
            <text:p>09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30" calcext:value-type="float">
            <text:p>3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37];[.I36]-[.H37])" office:value-type="float" office:value="1561.75" calcext:value-type="float">
            <text:p>R$ 1.561,7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9" calcext:value-type="date">
            <text:p>09/04/16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ADESIVOS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38];[.I37]-[.H38])" office:value-type="float" office:value="1511.75" calcext:value-type="float">
            <text:p>R$ 1.511,7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9" calcext:value-type="date">
            <text:p>09/04/16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ESCRITÓRIO </text:p>
          </table:table-cell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ESCRITÓRIO 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39];[.I38]-[.H39])" office:value-type="float" office:value="1496.75" calcext:value-type="float">
            <text:p>R$ 1.496,7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9" calcext:value-type="date">
            <text:p>09/04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10" calcext:value-type="float">
            <text:p>R$ 10,00</text:p>
          </table:table-cell>
          <table:table-cell table:style-name="ce21" table:formula="of:=SUM([.G40];[.I39]-[.H40])" office:value-type="float" office:value="1486.75" calcext:value-type="float">
            <text:p>R$ 1.486,7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09" calcext:value-type="date">
            <text:p>09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551.2" calcext:value-type="float">
            <text:p>551,2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551.2" calcext:value-type="float">
            <text:p>R$ 551,20</text:p>
          </table:table-cell>
          <table:table-cell table:style-name="ce25"/>
          <table:table-cell table:style-name="ce21" table:formula="of:=SUM([.G41];[.I40]-[.H41])" office:value-type="float" office:value="2037.95" calcext:value-type="float">
            <text:p>R$ 2.037,9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1" calcext:value-type="date">
            <text:p>11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42];[.I41]-[.H42])" office:value-type="float" office:value="2022.95" calcext:value-type="float">
            <text:p>R$ 2.022,9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1" calcext:value-type="date">
            <text:p>11/04/16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 office:value-type="string" calcext:value-type="string">
            <text:p>MANUTENCAO</text:p>
          </table:table-cell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MANUTENCAO LOJA 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43];[.I42]-[.H43])" office:value-type="float" office:value="2007.95" calcext:value-type="float">
            <text:p>R$ 2.007,9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1" calcext:value-type="date">
            <text:p>11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58.55" calcext:value-type="float">
            <text:p>358,5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58.55" calcext:value-type="float">
            <text:p>R$ 358,55</text:p>
          </table:table-cell>
          <table:table-cell table:style-name="ce25"/>
          <table:table-cell table:style-name="ce21" table:formula="of:=SUM([.G44];[.I43]-[.H44])" office:value-type="float" office:value="2366.5" calcext:value-type="float">
            <text:p>R$ 2.366,5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1" calcext:value-type="date">
            <text:p>11/04/16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269.5" calcext:value-type="float">
            <text:p>269,50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269.5" calcext:value-type="float">
            <text:p>R$ 269,50</text:p>
          </table:table-cell>
          <table:table-cell table:style-name="ce21" table:formula="of:=SUM([.G45];[.I44]-[.H45])" office:value-type="float" office:value="2097" calcext:value-type="float">
            <text:p>R$ 2.097,0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1" calcext:value-type="date">
            <text:p>11/04/16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 office:value-type="float" office:value="424.9" calcext:value-type="float">
            <text:p>424,90</text:p>
          </table:table-cell>
          <table:table-cell table:style-name="ce6" table:content-validation-name="val1" office:value-type="string" calcext:value-type="string">
            <text:p>GLAUCIA</text:p>
          </table:table-cell>
          <table:table-cell table:style-name="ce25"/>
          <table:table-cell table:style-name="ce25" office:value-type="float" office:value="424.9" calcext:value-type="float">
            <text:p>R$ 424,90</text:p>
          </table:table-cell>
          <table:table-cell table:style-name="ce21" table:formula="of:=SUM([.G46];[.I45]-[.H46])" office:value-type="float" office:value="1672.1" calcext:value-type="float">
            <text:p>R$ 1.672,1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2" calcext:value-type="date">
            <text:p>12/04/16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 office:value-type="float" office:value="600" calcext:value-type="float">
            <text:p>600,00</text:p>
          </table:table-cell>
          <table:table-cell table:style-name="ce6" table:content-validation-name="val1" office:value-type="string" calcext:value-type="string">
            <text:p>DEPOSITO BANCO</text:p>
          </table:table-cell>
          <table:table-cell table:style-name="ce25"/>
          <table:table-cell table:style-name="ce25" office:value-type="float" office:value="600" calcext:value-type="float">
            <text:p>R$ 600,00</text:p>
          </table:table-cell>
          <table:table-cell table:style-name="ce21" table:formula="of:=SUM([.G47];[.I46]-[.H47])" office:value-type="float" office:value="1072.1" calcext:value-type="float">
            <text:p>R$ 1.072,1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2" calcext:value-type="date">
            <text:p>12/04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40" calcext:value-type="float">
            <text:p>4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40" calcext:value-type="float">
            <text:p>R$ 40,00</text:p>
          </table:table-cell>
          <table:table-cell table:style-name="ce21" table:formula="of:=SUM([.G48];[.I47]-[.H48])" office:value-type="float" office:value="1032.1" calcext:value-type="float">
            <text:p>R$ 1.032,1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2" calcext:value-type="date">
            <text:p>12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74.1" calcext:value-type="float">
            <text:p>374,1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74.1" calcext:value-type="float">
            <text:p>R$ 374,10</text:p>
          </table:table-cell>
          <table:table-cell table:style-name="ce25"/>
          <table:table-cell table:style-name="ce21" table:formula="of:=SUM([.G49];[.I48]-[.H49])" office:value-type="float" office:value="1406.2" calcext:value-type="float">
            <text:p>R$ 1.406,2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3" calcext:value-type="date">
            <text:p>13/04/16</text:p>
          </table:table-cell>
          <table:table-cell table:style-name="ce6" table:content-validation-name="val1" office:value-type="float" office:value="24" calcext:value-type="float">
            <text:p>24</text:p>
          </table:table-cell>
          <table:table-cell table:style-name="ce6" table:content-validation-name="val1"/>
          <table:table-cell table:style-name="ce15" office:value-type="float" office:value="356" calcext:value-type="float">
            <text:p>356,00</text:p>
          </table:table-cell>
          <table:table-cell table:style-name="ce6" table:content-validation-name="val1" office:value-type="string" calcext:value-type="string">
            <text:p>VULT</text:p>
          </table:table-cell>
          <table:table-cell table:style-name="ce25"/>
          <table:table-cell table:style-name="ce25" office:value-type="float" office:value="356" calcext:value-type="float">
            <text:p>R$ 356,00</text:p>
          </table:table-cell>
          <table:table-cell table:style-name="ce21" table:formula="of:=SUM([.G50];[.I49]-[.H50])" office:value-type="float" office:value="1050.2" calcext:value-type="float">
            <text:p>R$ 1.050,2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3" calcext:value-type="date">
            <text:p>13/04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70" calcext:value-type="float">
            <text:p>7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70" calcext:value-type="float">
            <text:p>R$ 70,00</text:p>
          </table:table-cell>
          <table:table-cell table:style-name="ce21" table:formula="of:=SUM([.G51];[.I50]-[.H51])" office:value-type="float" office:value="980.2" calcext:value-type="float">
            <text:p>R$ 980,2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3" calcext:value-type="date">
            <text:p>13/04/16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 office:value-type="float" office:value="26" calcext:value-type="float">
            <text:p>26,00</text:p>
          </table:table-cell>
          <table:table-cell table:style-name="ce6" table:content-validation-name="val1" office:value-type="string" calcext:value-type="string">
            <text:p>ADESIVOS</text:p>
          </table:table-cell>
          <table:table-cell table:style-name="ce25"/>
          <table:table-cell table:style-name="ce25" office:value-type="float" office:value="26" calcext:value-type="float">
            <text:p>R$ 26,00</text:p>
          </table:table-cell>
          <table:table-cell table:style-name="ce21" table:formula="of:=SUM([.G52];[.I51]-[.H52])" office:value-type="float" office:value="954.2" calcext:value-type="float">
            <text:p>R$ 954,2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4" calcext:value-type="date">
            <text:p>14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23.95" calcext:value-type="float">
            <text:p>323,9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23.95" calcext:value-type="float">
            <text:p>R$ 323,95</text:p>
          </table:table-cell>
          <table:table-cell table:style-name="ce25"/>
          <table:table-cell table:style-name="ce21" table:formula="of:=SUM([.G53];[.I52]-[.H53])" office:value-type="float" office:value="1278.15" calcext:value-type="float">
            <text:p>R$ 1.278,1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4" calcext:value-type="date">
            <text:p>14/04/16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 office:value-type="float" office:value="380" calcext:value-type="float">
            <text:p>380,00</text:p>
          </table:table-cell>
          <table:table-cell table:style-name="ce6" table:content-validation-name="val1" office:value-type="string" calcext:value-type="string">
            <text:p>GLAUCIA</text:p>
          </table:table-cell>
          <table:table-cell table:style-name="ce25"/>
          <table:table-cell table:style-name="ce25" office:value-type="float" office:value="380" calcext:value-type="float">
            <text:p>R$ 380,00</text:p>
          </table:table-cell>
          <table:table-cell table:style-name="ce21" table:formula="of:=SUM([.G54];[.I53]-[.H54])" office:value-type="float" office:value="898.15" calcext:value-type="float">
            <text:p>R$ 898,1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4" calcext:value-type="date">
            <text:p>14/04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55];[.I54]-[.H55])" office:value-type="float" office:value="848.15" calcext:value-type="float">
            <text:p>R$ 848,1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4" calcext:value-type="date">
            <text:p>14/04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20" calcext:value-type="float">
            <text:p>R$ 20,00</text:p>
          </table:table-cell>
          <table:table-cell table:style-name="ce21" table:formula="of:=SUM([.G56];[.I55]-[.H56])" office:value-type="float" office:value="828.15" calcext:value-type="float">
            <text:p>R$ 828,1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4" calcext:value-type="date">
            <text:p>14/04/16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6" table:content-validation-name="val1"/>
          <table:table-cell table:style-name="ce15" office:value-type="float" office:value="238" calcext:value-type="float">
            <text:p>238,00</text:p>
          </table:table-cell>
          <table:table-cell table:style-name="ce6" table:content-validation-name="val1" office:value-type="string" calcext:value-type="string">
            <text:p>ALUGUEL</text:p>
          </table:table-cell>
          <table:table-cell table:style-name="ce25"/>
          <table:table-cell table:style-name="ce25" office:value-type="float" office:value="238" calcext:value-type="float">
            <text:p>R$ 238,00</text:p>
          </table:table-cell>
          <table:table-cell table:style-name="ce21" table:formula="of:=SUM([.G57];[.I56]-[.H57])" office:value-type="float" office:value="590.15" calcext:value-type="float">
            <text:p>R$ 590,1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4" calcext:value-type="date">
            <text:p>14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50.2" calcext:value-type="float">
            <text:p>350,2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50.2" calcext:value-type="float">
            <text:p>R$ 350,20</text:p>
          </table:table-cell>
          <table:table-cell table:style-name="ce25"/>
          <table:table-cell table:style-name="ce21" table:formula="of:=SUM([.G58];[.I57]-[.H58])" office:value-type="float" office:value="940.35" calcext:value-type="float">
            <text:p>R$ 940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5" calcext:value-type="date">
            <text:p>15/04/16</text:p>
          </table:table-cell>
          <table:table-cell table:style-name="ce40" office:value-type="float" office:value="43" calcext:value-type="float">
            <text:p>43</text:p>
          </table:table-cell>
          <table:table-cell table:style-name="ce6" table:content-validation-name="val1" office:value-type="string" calcext:value-type="string">
            <text:p>PLANO SAUDE CDL</text:p>
          </table:table-cell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PLANO SAUDE CDL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59];[.I58]-[.H59])" office:value-type="float" office:value="890.35" calcext:value-type="float">
            <text:p>R$ 890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5" calcext:value-type="date">
            <text:p>15/04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70" calcext:value-type="float">
            <text:p>7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41" office:value-type="float" office:value="70" calcext:value-type="float">
            <text:p>R$ 70,00</text:p>
          </table:table-cell>
          <table:table-cell table:style-name="ce21" table:formula="of:=SUM([.G60];[.I59]-[.H60])" office:value-type="float" office:value="820.35" calcext:value-type="float">
            <text:p>R$ 820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5" calcext:value-type="date">
            <text:p>15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61];[.I60]-[.H61])" office:value-type="float" office:value="810.35" calcext:value-type="float">
            <text:p>R$ 810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5" calcext:value-type="date">
            <text:p>15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16.85" calcext:value-type="float">
            <text:p>416,8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16.85" calcext:value-type="float">
            <text:p>R$ 416,85</text:p>
          </table:table-cell>
          <table:table-cell table:style-name="ce25"/>
          <table:table-cell table:style-name="ce21" table:formula="of:=SUM([.G62];[.I61]-[.H62])" office:value-type="float" office:value="1227.2" calcext:value-type="float">
            <text:p>R$ 1.227,2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6" calcext:value-type="date">
            <text:p>16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63];[.I62]-[.H63])" office:value-type="float" office:value="1212.2" calcext:value-type="float">
            <text:p>R$ 1.212,2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6" calcext:value-type="date">
            <text:p>16/04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60" calcext:value-type="float">
            <text:p>6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60" calcext:value-type="float">
            <text:p>R$ 60,00</text:p>
          </table:table-cell>
          <table:table-cell table:style-name="ce21" table:formula="of:=SUM([.G64];[.I63]-[.H64])" office:value-type="float" office:value="1152.2" calcext:value-type="float">
            <text:p>R$ 1.152,2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6" calcext:value-type="date">
            <text:p>16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520" calcext:value-type="float">
            <text:p>520,0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520" calcext:value-type="float">
            <text:p>R$ 520,00</text:p>
          </table:table-cell>
          <table:table-cell table:style-name="ce25"/>
          <table:table-cell table:style-name="ce21" table:formula="of:=SUM([.G65];[.I64]-[.H65])" office:value-type="float" office:value="1672.2" calcext:value-type="float">
            <text:p>R$ 1.672,2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8" calcext:value-type="date">
            <text:p>18/04/16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439.8" calcext:value-type="float">
            <text:p>439,80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439.8" calcext:value-type="float">
            <text:p>R$ 439,80</text:p>
          </table:table-cell>
          <table:table-cell table:style-name="ce21" table:formula="of:=SUM([.G66];[.I65]-[.H66])" office:value-type="float" office:value="1232.4" calcext:value-type="float">
            <text:p>R$ 1.232,4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8" calcext:value-type="date">
            <text:p>18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61.45" calcext:value-type="float">
            <text:p>161,4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61.45" calcext:value-type="float">
            <text:p>R$ 161,45</text:p>
          </table:table-cell>
          <table:table-cell table:style-name="ce25"/>
          <table:table-cell table:style-name="ce21" table:formula="of:=SUM([.G67];[.I66]-[.H67])" office:value-type="float" office:value="1393.85" calcext:value-type="float">
            <text:p>R$ 1.393,8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8" calcext:value-type="date">
            <text:p>18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68];[.I67]-[.H68])" office:value-type="float" office:value="1383.85" calcext:value-type="float">
            <text:p>R$ 1.383,8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8" calcext:value-type="date">
            <text:p>18/04/16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69];[.I68]-[.H69])" office:value-type="float" office:value="1363.85" calcext:value-type="float">
            <text:p>R$ 1.363,8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9" calcext:value-type="date">
            <text:p>19/04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70];[.I69]-[.H70])" office:value-type="float" office:value="1313.85" calcext:value-type="float">
            <text:p>R$ 1.313,8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9" calcext:value-type="date">
            <text:p>19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71];[.I70]-[.H71])" office:value-type="float" office:value="1293.85" calcext:value-type="float">
            <text:p>R$ 1.293,8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9" calcext:value-type="date">
            <text:p>19/04/16</text:p>
          </table:table-cell>
          <table:table-cell table:style-name="ce6" table:content-validation-name="val1" office:value-type="float" office:value="19" calcext:value-type="float">
            <text:p>19</text:p>
          </table:table-cell>
          <table:table-cell table:style-name="ce6" table:content-validation-name="val1"/>
          <table:table-cell table:style-name="ce15" office:value-type="float" office:value="200" calcext:value-type="float">
            <text:p>200,00</text:p>
          </table:table-cell>
          <table:table-cell table:style-name="ce6" table:content-validation-name="val1" office:value-type="string" calcext:value-type="string">
            <text:p>ZAMPHY</text:p>
          </table:table-cell>
          <table:table-cell table:style-name="ce25"/>
          <table:table-cell table:style-name="ce25" office:value-type="float" office:value="200" calcext:value-type="float">
            <text:p>R$ 200,00</text:p>
          </table:table-cell>
          <table:table-cell table:style-name="ce21" table:formula="of:=SUM([.G72];[.I71]-[.H72])" office:value-type="float" office:value="1093.85" calcext:value-type="float">
            <text:p>R$ 1.093,8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19" calcext:value-type="date">
            <text:p>19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31.2" calcext:value-type="float">
            <text:p>331,2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31.2" calcext:value-type="float">
            <text:p>R$ 331,20</text:p>
          </table:table-cell>
          <table:table-cell table:style-name="ce25"/>
          <table:table-cell table:style-name="ce21" table:formula="of:=SUM([.G73];[.I72]-[.H73])" office:value-type="float" office:value="1425.05" calcext:value-type="float">
            <text:p>R$ 1.425,0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0" calcext:value-type="date">
            <text:p>20/04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443.9" calcext:value-type="float">
            <text:p>443,9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443.9" calcext:value-type="float">
            <text:p>R$ 443,90</text:p>
          </table:table-cell>
          <table:table-cell table:style-name="ce21" table:formula="of:=SUM([.G74];[.I73]-[.H74])" office:value-type="float" office:value="981.15" calcext:value-type="float">
            <text:p>R$ 981,1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0" calcext:value-type="date">
            <text:p>20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75];[.I74]-[.H75])" office:value-type="float" office:value="971.15" calcext:value-type="float">
            <text:p>R$ 971,1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0" calcext:value-type="date">
            <text:p>20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32.1" calcext:value-type="float">
            <text:p>332,1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32.1" calcext:value-type="float">
            <text:p>R$ 332,10</text:p>
          </table:table-cell>
          <table:table-cell table:style-name="ce25"/>
          <table:table-cell table:style-name="ce21" table:formula="of:=SUM([.G76];[.I75]-[.H76])" office:value-type="float" office:value="1303.25" calcext:value-type="float">
            <text:p>R$ 1.303,2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2" calcext:value-type="date">
            <text:p>22/04/16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 office:value-type="float" office:value="349.9" calcext:value-type="float">
            <text:p>349,90</text:p>
          </table:table-cell>
          <table:table-cell table:style-name="ce6" table:content-validation-name="val1" office:value-type="string" calcext:value-type="string">
            <text:p>ALADIM</text:p>
          </table:table-cell>
          <table:table-cell table:style-name="ce25"/>
          <table:table-cell table:style-name="ce25" office:value-type="float" office:value="349.9" calcext:value-type="float">
            <text:p>R$ 349,90</text:p>
          </table:table-cell>
          <table:table-cell table:style-name="ce21" table:formula="of:=SUM([.G77];[.I76]-[.H77])" office:value-type="float" office:value="953.35" calcext:value-type="float">
            <text:p>R$ 953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2" calcext:value-type="date">
            <text:p>22/04/16</text:p>
          </table:table-cell>
          <table:table-cell table:style-name="ce6" table:content-validation-name="val1" office:value-type="float" office:value="32" calcext:value-type="float">
            <text:p>32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ACESSÓRIOS CARMEM 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78];[.I77]-[.H78])" office:value-type="float" office:value="938.35" calcext:value-type="float">
            <text:p>R$ 938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2" calcext:value-type="date">
            <text:p>22/04/16</text:p>
          </table:table-cell>
          <table:table-cell table:style-name="ce6" table:content-validation-name="val1" office:value-type="float" office:value="32" calcext:value-type="float">
            <text:p>32</text:p>
          </table:table-cell>
          <table:table-cell table:style-name="ce6" table:content-validation-name="val1" office:value-type="string" calcext:value-type="string">
            <text:p>ACESSÓRIOS</text:p>
          </table:table-cell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ACESSÓRIOS 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79];[.I78]-[.H79])" office:value-type="float" office:value="923.35" calcext:value-type="float">
            <text:p>R$ 923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2" calcext:value-type="date">
            <text:p>22/04/16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5" calcext:value-type="float">
            <text:p>5,00</text:p>
          </table:table-cell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5" calcext:value-type="float">
            <text:p>R$ 5,00</text:p>
          </table:table-cell>
          <table:table-cell table:style-name="ce21" table:formula="of:=SUM([.G80];[.I79]-[.H80])" office:value-type="float" office:value="918.35" calcext:value-type="float">
            <text:p>R$ 918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2" calcext:value-type="date">
            <text:p>22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81];[.I80]-[.H81])" office:value-type="float" office:value="908.35" calcext:value-type="float">
            <text:p>R$ 908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2" calcext:value-type="date">
            <text:p>22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23.85" calcext:value-type="float">
            <text:p>323,8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23.85" calcext:value-type="float">
            <text:p>R$ 323,85</text:p>
          </table:table-cell>
          <table:table-cell table:style-name="ce25"/>
          <table:table-cell table:style-name="ce21" table:formula="of:=SUM([.G82];[.I81]-[.H82])" office:value-type="float" office:value="1232.2" calcext:value-type="float">
            <text:p>R$ 1.232,2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2" calcext:value-type="date">
            <text:p>22/04/16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 office:value-type="float" office:value="300" calcext:value-type="float">
            <text:p>300,00</text:p>
          </table:table-cell>
          <table:table-cell table:style-name="ce6" table:content-validation-name="val1" office:value-type="string" calcext:value-type="string">
            <text:p>DEPOSITO BANCO</text:p>
          </table:table-cell>
          <table:table-cell table:style-name="ce25"/>
          <table:table-cell table:style-name="ce25" office:value-type="float" office:value="300" calcext:value-type="float">
            <text:p>R$ 300,00</text:p>
          </table:table-cell>
          <table:table-cell table:style-name="ce21" table:formula="of:=SUM([.G83];[.I82]-[.H83])" office:value-type="float" office:value="932.2" calcext:value-type="float">
            <text:p>R$ 932,2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3" calcext:value-type="date">
            <text:p>23/04/16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PROLABORE NATI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84];[.I83]-[.H84])" office:value-type="float" office:value="912.2" calcext:value-type="float">
            <text:p>R$ 912,2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3" calcext:value-type="date">
            <text:p>23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5" calcext:value-type="float">
            <text:p>5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5" calcext:value-type="float">
            <text:p>R$ 5,00</text:p>
          </table:table-cell>
          <table:table-cell table:style-name="ce21" table:formula="of:=SUM([.G85];[.I84]-[.H85])" office:value-type="float" office:value="907.2" calcext:value-type="float">
            <text:p>R$ 907,2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3" calcext:value-type="date">
            <text:p>23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515.45" calcext:value-type="float">
            <text:p>515,4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515.45" calcext:value-type="float">
            <text:p>R$ 515,45</text:p>
          </table:table-cell>
          <table:table-cell table:style-name="ce25"/>
          <table:table-cell table:style-name="ce21" table:formula="of:=SUM([.G86];[.I85]-[.H86])" office:value-type="float" office:value="1422.65" calcext:value-type="float">
            <text:p>R$ 1.422,6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5" calcext:value-type="date">
            <text:p>25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87];[.I86]-[.H87])" office:value-type="float" office:value="1402.65" calcext:value-type="float">
            <text:p>R$ 1.402,6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5" calcext:value-type="date">
            <text:p>25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15.85" calcext:value-type="float">
            <text:p>115,8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15.85" calcext:value-type="float">
            <text:p>R$ 115,85</text:p>
          </table:table-cell>
          <table:table-cell table:style-name="ce25"/>
          <table:table-cell table:style-name="ce21" table:formula="of:=SUM([.G88];[.I87]-[.H88])" office:value-type="float" office:value="1518.5" calcext:value-type="float">
            <text:p>R$ 1.518,5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6" calcext:value-type="date">
            <text:p>26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199.4" calcext:value-type="float">
            <text:p>199,4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99.4" calcext:value-type="float">
            <text:p>R$ 199,40</text:p>
          </table:table-cell>
          <table:table-cell table:style-name="ce25"/>
          <table:table-cell table:style-name="ce21" table:formula="of:=SUM([.G89];[.I88]-[.H89])" office:value-type="float" office:value="1717.9" calcext:value-type="float">
            <text:p>R$ 1.717,9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6" calcext:value-type="date">
            <text:p>26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90];[.I89]-[.H90])" office:value-type="float" office:value="1707.9" calcext:value-type="float">
            <text:p>R$ 1.707,9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7" calcext:value-type="date">
            <text:p>27/04/16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 office:value-type="float" office:value="300" calcext:value-type="float">
            <text:p>300,00</text:p>
          </table:table-cell>
          <table:table-cell table:style-name="ce6" table:content-validation-name="val1" office:value-type="string" calcext:value-type="string">
            <text:p>DEPOSITO BANCO</text:p>
          </table:table-cell>
          <table:table-cell table:style-name="ce25"/>
          <table:table-cell table:style-name="ce25" office:value-type="float" office:value="300" calcext:value-type="float">
            <text:p>R$ 300,00</text:p>
          </table:table-cell>
          <table:table-cell table:style-name="ce21" table:formula="of:=SUM([.G91];[.I90]-[.H91])" office:value-type="float" office:value="1407.9" calcext:value-type="float">
            <text:p>R$ 1.407,9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7" calcext:value-type="date">
            <text:p>27/04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83.2" calcext:value-type="float">
            <text:p>283,2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83.2" calcext:value-type="float">
            <text:p>R$ 283,20</text:p>
          </table:table-cell>
          <table:table-cell table:style-name="ce21" table:formula="of:=SUM([.G92];[.I91]-[.H92])" office:value-type="float" office:value="1124.7" calcext:value-type="float">
            <text:p>R$ 1.124,7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7" calcext:value-type="date">
            <text:p>27/04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311.55" calcext:value-type="float">
            <text:p>311,55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311.55" calcext:value-type="float">
            <text:p>R$ 311,55</text:p>
          </table:table-cell>
          <table:table-cell table:style-name="ce21" table:formula="of:=SUM([.G93];[.I92]-[.H93])" office:value-type="float" office:value="813.15" calcext:value-type="float">
            <text:p>R$ 813,1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7" calcext:value-type="date">
            <text:p>27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35.25" calcext:value-type="float">
            <text:p>235,2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35.25" calcext:value-type="float">
            <text:p>R$ 235,25</text:p>
          </table:table-cell>
          <table:table-cell table:style-name="ce25"/>
          <table:table-cell table:style-name="ce21" table:formula="of:=SUM([.G94];[.I93]-[.H94])" office:value-type="float" office:value="1048.4" calcext:value-type="float">
            <text:p>R$ 1.048,4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8" calcext:value-type="date">
            <text:p>28/04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/>
          <table:table-cell table:style-name="ce15" office:value-type="float" office:value="100" calcext:value-type="float">
            <text:p>10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100" calcext:value-type="float">
            <text:p>R$ 100,00</text:p>
          </table:table-cell>
          <table:table-cell table:style-name="ce21" table:formula="of:=SUM([.G95];[.I94]-[.H95])" office:value-type="float" office:value="948.4" calcext:value-type="float">
            <text:p>R$ 948,4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8" calcext:value-type="date">
            <text:p>28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96];[.I95]-[.H96])" office:value-type="float" office:value="928.4" calcext:value-type="float">
            <text:p>R$ 928,4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8" calcext:value-type="date">
            <text:p>28/04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97];[.I96]-[.H97])" office:value-type="float" office:value="918.4" calcext:value-type="float">
            <text:p>R$ 918,4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8" calcext:value-type="date">
            <text:p>28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/>
          <table:table-cell table:style-name="ce15" office:value-type="float" office:value="178.3" calcext:value-type="float">
            <text:p>178,3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78.3" calcext:value-type="float">
            <text:p>R$ 178,30</text:p>
          </table:table-cell>
          <table:table-cell table:style-name="ce25"/>
          <table:table-cell table:style-name="ce21" table:formula="of:=SUM([.G98];[.I97]-[.H98])" office:value-type="float" office:value="1096.7" calcext:value-type="float">
            <text:p>R$ 1.096,7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9" calcext:value-type="date">
            <text:p>29/04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99];[.I98]-[.H99])" office:value-type="float" office:value="1086.7" calcext:value-type="float">
            <text:p>R$ 1.086,7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4-29" calcext:value-type="date">
            <text:p>29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/>
          <table:table-cell table:style-name="ce15" office:value-type="float" office:value="551.75" calcext:value-type="float">
            <text:p>551,7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551.75" calcext:value-type="float">
            <text:p>R$ 551,75</text:p>
          </table:table-cell>
          <table:table-cell table:style-name="ce25"/>
          <table:table-cell table:style-name="ce21" table:formula="of:=SUM([.G100];[.I99]-[.H100])" office:value-type="float" office:value="1638.45" calcext:value-type="float">
            <text:p>R$ 1.638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30" calcext:value-type="date">
            <text:p>30/03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101];[.I100]-[.H101])" office:value-type="float" office:value="1618.45" calcext:value-type="float">
            <text:p>R$ 1.618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30" calcext:value-type="date">
            <text:p>30/03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/>
          <table:table-cell table:style-name="ce15" office:value-type="float" office:value="65" calcext:value-type="float">
            <text:p>65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65" calcext:value-type="float">
            <text:p>R$ 65,00</text:p>
          </table:table-cell>
          <table:table-cell table:style-name="ce21" table:formula="of:=SUM([.G102];[.I101]-[.H102])" office:value-type="float" office:value="1553.45" calcext:value-type="float">
            <text:p>R$ 1.553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30" calcext:value-type="date">
            <text:p>30/03/16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/>
          <table:table-cell table:style-name="ce15" office:value-type="float" office:value="70" calcext:value-type="float">
            <text:p>70,00</text:p>
          </table:table-cell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25" office:value-type="float" office:value="70" calcext:value-type="float">
            <text:p>R$ 70,00</text:p>
          </table:table-cell>
          <table:table-cell table:style-name="ce21" table:formula="of:=SUM([.G103];[.I102]-[.H103])" office:value-type="float" office:value="1483.45" calcext:value-type="float">
            <text:p>R$ 1.483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30" calcext:value-type="date">
            <text:p>30/03/16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/>
          <table:table-cell table:style-name="ce15" office:value-type="float" office:value="371" calcext:value-type="float">
            <text:p>371,00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371" calcext:value-type="float">
            <text:p>R$ 371,00</text:p>
          </table:table-cell>
          <table:table-cell table:style-name="ce21" table:formula="of:=SUM([.G104];[.I103]-[.H104])" office:value-type="float" office:value="1112.45" calcext:value-type="float">
            <text:p>R$ 1.112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3-30" calcext:value-type="date">
            <text:p>30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/>
          <table:table-cell table:style-name="ce15" office:value-type="float" office:value="807.55" calcext:value-type="float">
            <text:p>807,5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807.55" calcext:value-type="float">
            <text:p>R$ 807,55</text:p>
          </table:table-cell>
          <table:table-cell table:style-name="ce25"/>
          <table:table-cell table:style-name="ce21" table:formula="of:=SUM([.G105];[.I104]-[.H105])" office:value-type="float" office:value="1920" calcext:value-type="float">
            <text:p>R$ 1.920,00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06];[.I105]-[.H106])" office:value-type="float" office:value="1920" calcext:value-type="float">
            <text:p>R$ 1.920,00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07];[.I106]-[.H107])" office:value-type="float" office:value="1920" calcext:value-type="float">
            <text:p>R$ 1.920,00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08];[.I107]-[.H108])" office:value-type="float" office:value="1920" calcext:value-type="float">
            <text:p>R$ 1.920,00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09];[.I108]-[.H109])" office:value-type="float" office:value="1920" calcext:value-type="float">
            <text:p>R$ 1.920,00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10];[.I109]-[.H110])" office:value-type="float" office:value="1920" calcext:value-type="float">
            <text:p>R$ 1.920,00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11];[.I110]-[.H111])" office:value-type="float" office:value="1920" calcext:value-type="float">
            <text:p>R$ 1.920,00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12];[.I111]-[.H112])" office:value-type="float" office:value="1920" calcext:value-type="float">
            <text:p>R$ 1.920,00</text:p>
          </table:table-cell>
          <table:table-cell table:number-columns-repeated="1015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-16" table:style-name="ta14">
        <table:table-column table:style-name="co14" table:default-cell-style-name="Default"/>
        <table:table-column table:style-name="co14" table:default-cell-style-name="ce45"/>
        <table:table-column table:style-name="co60" table:default-cell-style-name="Default"/>
        <table:table-column table:style-name="co6" table:default-cell-style-name="Default"/>
        <table:table-column table:style-name="co13" table:default-cell-style-name="ce10"/>
        <table:table-column table:style-name="co61" table:default-cell-style-name="Default"/>
        <table:table-column table:style-name="co13" table:default-cell-style-name="Default"/>
        <table:table-column table:style-name="co45" table:default-cell-style-name="Default"/>
        <table:table-column table:style-name="co62" table:default-cell-style-name="Default"/>
        <table:table-column table:style-name="co14" table:number-columns-repeated="1015" table:default-cell-style-name="Default"/>
        <table:table-row table:style-name="ro4">
          <table:table-cell table:number-columns-repeated="4"/>
          <table:table-cell table:style-name="ce13" office:value-type="string" calcext:value-type="string">
            <text:p>valu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46" office:value-type="string" calcext:value-type="string" table:number-columns-spanned="8" table:number-rows-spanned="1">
            <text:p>MARIA BONITA COSMÉTICOS</text:p>
          </table:table-cell>
          <table:covered-table-cell table:number-columns-repeated="2" table:style-name="ce7"/>
          <table:covered-table-cell table:style-name="ce11"/>
          <table:covered-table-cell table:number-columns-repeated="3" table:style-name="ce7"/>
          <table:covered-table-cell table:style-name="ce17"/>
          <table:table-cell table:number-columns-repeated="1015"/>
        </table:table-row>
        <table:table-row table:style-name="ro3">
          <table:table-cell/>
          <table:table-cell table:style-name="ce47" office:value-type="string" calcext:value-type="string" table:number-columns-spanned="8" table:number-rows-spanned="1">
            <text:p>Controle Diário de Finanças</text:p>
          </table:table-cell>
          <table:covered-table-cell table:number-columns-repeated="2" table:style-name="ce8"/>
          <table:covered-table-cell table:style-name="ce12"/>
          <table:covered-table-cell table:number-columns-repeated="3" table:style-name="ce8"/>
          <table:covered-table-cell table:style-name="ce18"/>
          <table:table-cell table:number-columns-repeated="1015"/>
        </table:table-row>
        <table:table-row table:style-name="ro4">
          <table:table-cell/>
          <table:table-cell table:style-name="ce48" office:value-type="string" calcext:value-type="string">
            <text:p>date</text:p>
          </table:table-cell>
          <table:table-cell table:style-name="ce3" office:value-type="string" calcext:value-type="string">
            <text:p>account_id</text:p>
          </table:table-cell>
          <table:table-cell table:style-name="ce3" office:value-type="string" calcext:value-type="string">
            <text:p>description</text:p>
          </table:table-cell>
          <table:table-cell table:style-name="ce13" office:value-type="string" calcext:value-type="string">
            <text:p>value</text:p>
          </table:table-cell>
          <table:table-cell table:style-name="ce3" office:value-type="string" calcext:value-type="string">
            <text:p>Histórico</text:p>
          </table:table-cell>
          <table:table-cell table:style-name="ce3" office:value-type="string" calcext:value-type="string">
            <text:p>Crédito</text:p>
          </table:table-cell>
          <table:table-cell table:style-name="ce3" office:value-type="string" calcext:value-type="string">
            <text:p>Débito</text:p>
          </table:table-cell>
          <table:table-cell table:style-name="ce3" office:value-type="string" calcext:value-type="string">
            <text:p>Saldo</text:p>
          </table:table-cell>
          <table:table-cell table:number-columns-repeated="1015"/>
        </table:table-row>
        <table:table-row table:style-name="ro4">
          <table:table-cell/>
          <table:table-cell table:style-name="ce4"/>
          <table:table-cell table:style-name="ce9" table:number-columns-repeated="2"/>
          <table:table-cell table:style-name="ce14"/>
          <table:table-cell table:style-name="ce9"/>
          <table:table-cell table:style-name="ce24"/>
          <table:table-cell table:style-name="ce26"/>
          <table:table-cell table:style-name="ce19" office:value-type="float" office:value="1920" calcext:value-type="float">
            <text:p>R$ 1.920,0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2" calcext:value-type="date">
            <text:p>02/05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0" table:formula="of:=SUM([.G7];[.I6]-[.H7])" office:value-type="float" office:value="1910" calcext:value-type="float">
            <text:p>R$ 1.910,0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2" calcext:value-type="date">
            <text:p>02/05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44.3" calcext:value-type="float">
            <text:p>244,3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44.3" calcext:value-type="float">
            <text:p>R$ 244,30</text:p>
          </table:table-cell>
          <table:table-cell table:style-name="ce25"/>
          <table:table-cell table:style-name="ce21" table:formula="of:=SUM([.G8];[.I7]-[.H8])" office:value-type="float" office:value="2154.3" calcext:value-type="float">
            <text:p>R$ 2.154,3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3" calcext:value-type="date">
            <text:p>03/05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9];[.I8]-[.H9])" office:value-type="float" office:value="2104.3" calcext:value-type="float">
            <text:p>R$ 2.104,3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3" calcext:value-type="date">
            <text:p>03/05/16</text:p>
          </table:table-cell>
          <table:table-cell table:style-name="ce6" table:content-validation-name="val1" office:value-type="float" office:value="39" calcext:value-type="float">
            <text:p>39</text:p>
          </table:table-cell>
          <table:table-cell table:style-name="ce6" table:content-validation-name="val1"/>
          <table:table-cell table:style-name="ce15" office:value-type="float" office:value="45" calcext:value-type="float">
            <text:p>45,00</text:p>
          </table:table-cell>
          <table:table-cell table:style-name="ce6" table:content-validation-name="val1" office:value-type="string" calcext:value-type="string">
            <text:p>TOK BOTHANICO </text:p>
          </table:table-cell>
          <table:table-cell table:style-name="ce25"/>
          <table:table-cell table:style-name="ce25" office:value-type="float" office:value="45" calcext:value-type="float">
            <text:p>R$ 45,00</text:p>
          </table:table-cell>
          <table:table-cell table:style-name="ce21" table:formula="of:=SUM([.G10];[.I9]-[.H10])" office:value-type="float" office:value="2059.3" calcext:value-type="float">
            <text:p>R$ 2.059,3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3" calcext:value-type="date">
            <text:p>03/05/16</text:p>
          </table:table-cell>
          <table:table-cell table:style-name="ce6" table:content-validation-name="val1" office:value-type="float" office:value="37" calcext:value-type="float">
            <text:p>37</text:p>
          </table:table-cell>
          <table:table-cell table:style-name="ce6" table:content-validation-name="val1"/>
          <table:table-cell table:style-name="ce15" office:value-type="float" office:value="370.85" calcext:value-type="float">
            <text:p>370,85</text:p>
          </table:table-cell>
          <table:table-cell table:style-name="ce6" table:content-validation-name="val1" office:value-type="string" calcext:value-type="string">
            <text:p>COXMAS</text:p>
          </table:table-cell>
          <table:table-cell table:style-name="ce25"/>
          <table:table-cell table:style-name="ce25" office:value-type="float" office:value="370.85" calcext:value-type="float">
            <text:p>R$ 370,85</text:p>
          </table:table-cell>
          <table:table-cell table:style-name="ce21" table:formula="of:=SUM([.G11];[.I10]-[.H11])" office:value-type="float" office:value="1688.45" calcext:value-type="float">
            <text:p>R$ 1.688,4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3" calcext:value-type="date">
            <text:p>03/05/16</text:p>
          </table:table-cell>
          <table:table-cell table:style-name="ce6" table:content-validation-name="val1" office:value-type="float" office:value="47" calcext:value-type="float">
            <text:p>47</text:p>
          </table:table-cell>
          <table:table-cell table:style-name="ce6" table:content-validation-name="val1"/>
          <table:table-cell table:style-name="ce15" office:value-type="float" office:value="280.05" calcext:value-type="float">
            <text:p>280,05</text:p>
          </table:table-cell>
          <table:table-cell table:style-name="ce6" table:content-validation-name="val1" office:value-type="string" calcext:value-type="string">
            <text:p>FHARMA</text:p>
          </table:table-cell>
          <table:table-cell table:style-name="ce25"/>
          <table:table-cell table:style-name="ce25" office:value-type="float" office:value="280.05" calcext:value-type="float">
            <text:p>R$ 280,05</text:p>
          </table:table-cell>
          <table:table-cell table:style-name="ce21" table:formula="of:=SUM([.G12];[.I11]-[.H12])" office:value-type="float" office:value="1408.4" calcext:value-type="float">
            <text:p>R$ 1.408,4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3" calcext:value-type="date">
            <text:p>03/05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52.65" calcext:value-type="float">
            <text:p>352,6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52.65" calcext:value-type="float">
            <text:p>R$ 352,65</text:p>
          </table:table-cell>
          <table:table-cell table:style-name="ce25"/>
          <table:table-cell table:style-name="ce21" table:formula="of:=SUM([.G13];[.I12]-[.H13])" office:value-type="float" office:value="1761.05" calcext:value-type="float">
            <text:p>R$ 1.761,0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4" calcext:value-type="date">
            <text:p>04/05/16</text:p>
          </table:table-cell>
          <table:table-cell table:style-name="ce40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Nati passe</text:p>
          </table:table-cell>
          <table:table-cell table:style-name="ce15" office:value-type="float" office:value="30" calcext:value-type="float">
            <text:p>30,00</text:p>
          </table:table-cell>
          <table:table-cell table:style-name="ce6" table:content-validation-name="val1" office:value-type="string" calcext:value-type="string">
            <text:p>Nati passe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14];[.I13]-[.H14])" office:value-type="float" office:value="1731.05" calcext:value-type="float">
            <text:p>R$ 1.731,0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4" calcext:value-type="date">
            <text:p>04/05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15];[.I14]-[.H15])" office:value-type="float" office:value="1681.05" calcext:value-type="float">
            <text:p>R$ 1.681,0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4" calcext:value-type="date">
            <text:p>04/05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331.5" calcext:value-type="float">
            <text:p>331,50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331.5" calcext:value-type="float">
            <text:p>R$ 331,50</text:p>
          </table:table-cell>
          <table:table-cell table:style-name="ce21" table:formula="of:=SUM([.G16];[.I15]-[.H16])" office:value-type="float" office:value="1349.55" calcext:value-type="float">
            <text:p>R$ 1.349,5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4" calcext:value-type="date">
            <text:p>04/05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 office:value-type="float" office:value="283.25" calcext:value-type="float">
            <text:p>283,25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83.25" calcext:value-type="float">
            <text:p>R$ 283,25</text:p>
          </table:table-cell>
          <table:table-cell table:style-name="ce21" table:formula="of:=SUM([.G17];[.I16]-[.H17])" office:value-type="float" office:value="1066.3" calcext:value-type="float">
            <text:p>R$ 1.066,3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4" calcext:value-type="date">
            <text:p>04/05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43.05" calcext:value-type="float">
            <text:p>443,0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43.05" calcext:value-type="float">
            <text:p>R$ 443,05</text:p>
          </table:table-cell>
          <table:table-cell table:style-name="ce25"/>
          <table:table-cell table:style-name="ce21" table:formula="of:=SUM([.G18];[.I17]-[.H18])" office:value-type="float" office:value="1509.35" calcext:value-type="float">
            <text:p>R$ 1.509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5" calcext:value-type="date">
            <text:p>05/05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office:value-type="string" calcext:value-type="string">
            <text:p>Nati remédio</text:p>
          </table:table-cell>
          <table:table-cell table:style-name="ce15" office:value-type="float" office:value="190" calcext:value-type="float">
            <text:p>190,00</text:p>
          </table:table-cell>
          <table:table-cell table:style-name="ce6" table:content-validation-name="val1" office:value-type="string" calcext:value-type="string">
            <text:p>CASA nati remedio</text:p>
          </table:table-cell>
          <table:table-cell table:style-name="ce25"/>
          <table:table-cell table:style-name="ce25" office:value-type="float" office:value="190" calcext:value-type="float">
            <text:p>R$ 190,00</text:p>
          </table:table-cell>
          <table:table-cell table:style-name="ce21" table:formula="of:=SUM([.G19];[.I18]-[.H19])" office:value-type="float" office:value="1319.35" calcext:value-type="float">
            <text:p>R$ 1.319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5" calcext:value-type="date">
            <text:p>05/05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5" calcext:value-type="float">
            <text:p>15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20];[.I19]-[.H20])" office:value-type="float" office:value="1304.35" calcext:value-type="float">
            <text:p>R$ 1.304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5" calcext:value-type="date">
            <text:p>05/05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100" calcext:value-type="float">
            <text:p>10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100" calcext:value-type="float">
            <text:p>R$ 100,00</text:p>
          </table:table-cell>
          <table:table-cell table:style-name="ce21" table:formula="of:=SUM([.G21];[.I20]-[.H21])" office:value-type="float" office:value="1204.35" calcext:value-type="float">
            <text:p>R$ 1.204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5" calcext:value-type="date">
            <text:p>05/05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53.45" calcext:value-type="float">
            <text:p>353,4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53.45" calcext:value-type="float">
            <text:p>R$ 353,45</text:p>
          </table:table-cell>
          <table:table-cell table:style-name="ce25"/>
          <table:table-cell table:style-name="ce21" table:formula="of:=SUM([.G22];[.I21]-[.H22])" office:value-type="float" office:value="1557.8" calcext:value-type="float">
            <text:p>R$ 1.557,8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6" calcext:value-type="date">
            <text:p>06/05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 office:value-type="float" office:value="100" calcext:value-type="float">
            <text:p>100,00</text:p>
          </table:table-cell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100" calcext:value-type="float">
            <text:p>R$ 100,00</text:p>
          </table:table-cell>
          <table:table-cell table:style-name="ce21" table:formula="of:=SUM([.G23];[.I22]-[.H23])" office:value-type="float" office:value="1457.8" calcext:value-type="float">
            <text:p>R$ 1.457,8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6" calcext:value-type="date">
            <text:p>06/05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24];[.I23]-[.H24])" office:value-type="float" office:value="1447.8" calcext:value-type="float">
            <text:p>R$ 1.447,8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6" calcext:value-type="date">
            <text:p>06/05/16</text:p>
          </table:table-cell>
          <table:table-cell table:style-name="ce6" table:content-validation-name="val1" office:value-type="float" office:value="48" calcext:value-type="float">
            <text:p>48</text:p>
          </table:table-cell>
          <table:table-cell table:style-name="ce6" table:content-validation-name="val1"/>
          <table:table-cell table:style-name="ce15" office:value-type="float" office:value="303.4" calcext:value-type="float">
            <text:p>303,40</text:p>
          </table:table-cell>
          <table:table-cell table:style-name="ce6" table:content-validation-name="val1" office:value-type="string" calcext:value-type="string">
            <text:p>AR</text:p>
          </table:table-cell>
          <table:table-cell table:style-name="ce25"/>
          <table:table-cell table:style-name="ce25" office:value-type="float" office:value="303.4" calcext:value-type="float">
            <text:p>R$ 303,40</text:p>
          </table:table-cell>
          <table:table-cell table:style-name="ce21" table:formula="of:=SUM([.G25];[.I24]-[.H25])" office:value-type="float" office:value="1144.4" calcext:value-type="float">
            <text:p>R$ 1.144,4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6" calcext:value-type="date">
            <text:p>06/05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66.8" calcext:value-type="float">
            <text:p>466,8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66.8" calcext:value-type="float">
            <text:p>R$ 466,80</text:p>
          </table:table-cell>
          <table:table-cell table:style-name="ce25"/>
          <table:table-cell table:style-name="ce21" table:formula="of:=SUM([.G26];[.I25]-[.H26])" office:value-type="float" office:value="1611.2" calcext:value-type="float">
            <text:p>R$ 1.611,2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6" calcext:value-type="date">
            <text:p>06/05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27];[.I26]-[.H27])" office:value-type="float" office:value="1561.2" calcext:value-type="float">
            <text:p>R$ 1.561,2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7" calcext:value-type="date">
            <text:p>07/05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2" calcext:value-type="float">
            <text:p>12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2" calcext:value-type="float">
            <text:p>R$ 12,00</text:p>
          </table:table-cell>
          <table:table-cell table:style-name="ce21" table:formula="of:=SUM([.G28];[.I27]-[.H28])" office:value-type="float" office:value="1549.2" calcext:value-type="float">
            <text:p>R$ 1.549,2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7" calcext:value-type="date">
            <text:p>07/05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450.5" calcext:value-type="float">
            <text:p>450,5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50.5" calcext:value-type="float">
            <text:p>R$ 450,50</text:p>
          </table:table-cell>
          <table:table-cell table:style-name="ce25"/>
          <table:table-cell table:style-name="ce21" table:formula="of:=SUM([.G29];[.I28]-[.H29])" office:value-type="float" office:value="1999.7" calcext:value-type="float">
            <text:p>R$ 1.999,7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9" calcext:value-type="date">
            <text:p>09/05/16</text:p>
          </table:table-cell>
          <table:table-cell table:style-name="ce6" table:content-validation-name="val1" office:value-type="float" office:value="26" calcext:value-type="float">
            <text:p>26</text:p>
          </table:table-cell>
          <table:table-cell table:style-name="ce6" table:content-validation-name="val1"/>
          <table:table-cell table:style-name="ce15" office:value-type="float" office:value="169.5" calcext:value-type="float">
            <text:p>169,50</text:p>
          </table:table-cell>
          <table:table-cell table:style-name="ce6" table:content-validation-name="val1" office:value-type="string" calcext:value-type="string">
            <text:p>CORA</text:p>
          </table:table-cell>
          <table:table-cell table:style-name="ce25"/>
          <table:table-cell table:style-name="ce25" office:value-type="float" office:value="169.5" calcext:value-type="float">
            <text:p>R$ 169,50</text:p>
          </table:table-cell>
          <table:table-cell table:style-name="ce21" table:formula="of:=SUM([.G30];[.I29]-[.H30])" office:value-type="float" office:value="1830.2" calcext:value-type="float">
            <text:p>R$ 1.830,2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9" calcext:value-type="date">
            <text:p>09/05/16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 office:value-type="float" office:value="472" calcext:value-type="float">
            <text:p>472,00</text:p>
          </table:table-cell>
          <table:table-cell table:style-name="ce6" table:content-validation-name="val1" office:value-type="string" calcext:value-type="string">
            <text:p>GLAUCIA</text:p>
          </table:table-cell>
          <table:table-cell table:style-name="ce25"/>
          <table:table-cell table:style-name="ce25" office:value-type="float" office:value="472" calcext:value-type="float">
            <text:p>R$ 472,00</text:p>
          </table:table-cell>
          <table:table-cell table:style-name="ce21" table:formula="of:=SUM([.G31];[.I30]-[.H31])" office:value-type="float" office:value="1358.2" calcext:value-type="float">
            <text:p>R$ 1.358,2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9" calcext:value-type="date">
            <text:p>09/05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32];[.I31]-[.H32])" office:value-type="float" office:value="1308.2" calcext:value-type="float">
            <text:p>R$ 1.308,20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09" calcext:value-type="date">
            <text:p>09/05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86.65" calcext:value-type="float">
            <text:p>386,65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86.65" calcext:value-type="float">
            <text:p>R$ 386,65</text:p>
          </table:table-cell>
          <table:table-cell table:style-name="ce25"/>
          <table:table-cell table:style-name="ce21" table:formula="of:=SUM([.G33];[.I32]-[.H33])" office:value-type="float" office:value="1694.85" calcext:value-type="float">
            <text:p>R$ 1.694,8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10" calcext:value-type="date">
            <text:p>10/05/16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 office:value-type="float" office:value="269.5" calcext:value-type="float">
            <text:p>269,50</text:p>
          </table:table-cell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269.5" calcext:value-type="float">
            <text:p>R$ 269,50</text:p>
          </table:table-cell>
          <table:table-cell table:style-name="ce21" table:formula="of:=SUM([.G34];[.I33]-[.H34])" office:value-type="float" office:value="1425.35" calcext:value-type="float">
            <text:p>R$ 1.425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10" calcext:value-type="date">
            <text:p>10/05/16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44" table:content-validation-name="val1" office:value-type="string" calcext:value-type="string">
            <text:p>BANCO</text:p>
          </table:table-cell>
          <table:table-cell table:style-name="ce15" office:value-type="float" office:value="400" calcext:value-type="float">
            <text:p>400,00</text:p>
          </table:table-cell>
          <table:table-cell table:style-name="ce6" table:content-validation-name="val1" office:value-type="string" calcext:value-type="string">
            <text:p>DEPOSITO BANCO</text:p>
          </table:table-cell>
          <table:table-cell table:style-name="ce25"/>
          <table:table-cell table:style-name="ce25" office:value-type="float" office:value="400" calcext:value-type="float">
            <text:p>R$ 400,00</text:p>
          </table:table-cell>
          <table:table-cell table:style-name="ce21" table:formula="of:=SUM([.G35];[.I34]-[.H35])" office:value-type="float" office:value="1025.35" calcext:value-type="float">
            <text:p>R$ 1.025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10" calcext:value-type="date">
            <text:p>10/05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20" calcext:value-type="float">
            <text:p>2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36];[.I35]-[.H36])" office:value-type="float" office:value="1005.35" calcext:value-type="float">
            <text:p>R$ 1.005,3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10" calcext:value-type="date">
            <text:p>10/05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79.8" calcext:value-type="float">
            <text:p>279,8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79.8" calcext:value-type="float">
            <text:p>R$ 279,80</text:p>
          </table:table-cell>
          <table:table-cell table:style-name="ce25"/>
          <table:table-cell table:style-name="ce21" table:formula="of:=SUM([.G37];[.I36]-[.H37])" office:value-type="float" office:value="1285.15" calcext:value-type="float">
            <text:p>R$ 1.285,1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11" calcext:value-type="date">
            <text:p>11/05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 office:value-type="float" office:value="50" calcext:value-type="float">
            <text:p>50,00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38];[.I37]-[.H38])" office:value-type="float" office:value="1235.15" calcext:value-type="float">
            <text:p>R$ 1.235,1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11" calcext:value-type="date">
            <text:p>11/05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383" calcext:value-type="float">
            <text:p>383,0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83" calcext:value-type="float">
            <text:p>R$ 383,00</text:p>
          </table:table-cell>
          <table:table-cell table:style-name="ce25"/>
          <table:table-cell table:style-name="ce21" table:formula="of:=SUM([.G39];[.I38]-[.H39])" office:value-type="float" office:value="1618.15" calcext:value-type="float">
            <text:p>R$ 1.618,1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12" calcext:value-type="date">
            <text:p>12/05/16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40];[.I39]-[.H40])" office:value-type="float" office:value="1608.15" calcext:value-type="float">
            <text:p>R$ 1.608,1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12" calcext:value-type="date">
            <text:p>12/05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 office:value-type="float" office:value="10" calcext:value-type="float">
            <text:p>10,00</text:p>
          </table:table-cell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41];[.I40]-[.H41])" office:value-type="float" office:value="1598.15" calcext:value-type="float">
            <text:p>R$ 1.598,1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12" calcext:value-type="date">
            <text:p>12/05/16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6" table:content-validation-name="val1"/>
          <table:table-cell table:style-name="ce15" office:value-type="float" office:value="400" calcext:value-type="float">
            <text:p>400,00</text:p>
          </table:table-cell>
          <table:table-cell table:style-name="ce6" table:content-validation-name="val1" office:value-type="string" calcext:value-type="string">
            <text:p>ALUGUEL</text:p>
          </table:table-cell>
          <table:table-cell table:style-name="ce25"/>
          <table:table-cell table:style-name="ce25" office:value-type="float" office:value="400" calcext:value-type="float">
            <text:p>R$ 400,00</text:p>
          </table:table-cell>
          <table:table-cell table:style-name="ce21" table:formula="of:=SUM([.G42];[.I41]-[.H42])" office:value-type="float" office:value="1198.15" calcext:value-type="float">
            <text:p>R$ 1.198,1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12" calcext:value-type="date">
            <text:p>12/05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 office:value-type="float" office:value="222.6" calcext:value-type="float">
            <text:p>222,60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22.6" calcext:value-type="float">
            <text:p>R$ 222,60</text:p>
          </table:table-cell>
          <table:table-cell table:style-name="ce25"/>
          <table:table-cell table:style-name="ce21" table:formula="of:=SUM([.G43];[.I42]-[.H43])" office:value-type="float" office:value="1420.75" calcext:value-type="float">
            <text:p>R$ 1.420,75</text:p>
          </table:table-cell>
          <table:table-cell table:number-columns-repeated="1015"/>
        </table:table-row>
        <table:table-row table:style-name="ro1">
          <table:table-cell/>
          <table:table-cell table:style-name="ce49" office:value-type="date" office:date-value="2016-05-13" calcext:value-type="date">
            <text:p>13/05/16</text:p>
          </table:table-cell>
          <table:table-cell table:style-name="ce6" table:content-validation-name="val1" office:value-type="float" office:value="24" calcext:value-type="float">
            <text:p>24</text:p>
          </table:table-cell>
          <table:table-cell table:style-name="ce6" table:content-validation-name="val1"/>
          <table:table-cell table:style-name="ce15" office:value-type="float" office:value="356" calcext:value-type="float">
            <text:p>356,00</text:p>
          </table:table-cell>
          <table:table-cell table:style-name="ce6" table:content-validation-name="val1" office:value-type="string" calcext:value-type="string">
            <text:p>VULT</text:p>
          </table:table-cell>
          <table:table-cell table:style-name="ce25"/>
          <table:table-cell table:style-name="ce25" office:value-type="float" office:value="356" calcext:value-type="float">
            <text:p>R$ 356,00</text:p>
          </table:table-cell>
          <table:table-cell table:style-name="ce21" table:formula="of:=SUM([.G44];[.I43]-[.H44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5];[.I44]-[.H45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6];[.I45]-[.H46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7];[.I46]-[.H47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8];[.I47]-[.H48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9];[.I48]-[.H49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0];[.I49]-[.H50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1];[.I50]-[.H51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2];[.I51]-[.H52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3];[.I52]-[.H53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4];[.I53]-[.H54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5];[.I54]-[.H55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6];[.I55]-[.H56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7];[.I56]-[.H57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8];[.I57]-[.H58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9];[.I58]-[.H59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0];[.I59]-[.H60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1];[.I60]-[.H61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2];[.I61]-[.H62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3];[.I62]-[.H63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4];[.I63]-[.H64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5];[.I64]-[.H65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6];[.I65]-[.H66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7];[.I66]-[.H67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8];[.I67]-[.H68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9];[.I68]-[.H69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0];[.I69]-[.H70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1];[.I70]-[.H71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2];[.I71]-[.H72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3];[.I72]-[.H73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4];[.I73]-[.H74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5];[.I74]-[.H75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6];[.I75]-[.H76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7];[.I76]-[.H77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8];[.I77]-[.H78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9];[.I78]-[.H79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0];[.I79]-[.H80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1];[.I80]-[.H81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2];[.I81]-[.H82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3];[.I82]-[.H83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4];[.I83]-[.H84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5];[.I84]-[.H85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6];[.I85]-[.H86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7];[.I86]-[.H87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8];[.I87]-[.H88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9];[.I88]-[.H89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0];[.I89]-[.H90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1];[.I90]-[.H91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2];[.I91]-[.H92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3];[.I92]-[.H93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50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4];[.I93]-[.H94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ódigo" table:style-name="ta15">
        <office:forms form:automatic-focus="false" form:apply-design-mode="false"/>
        <table:table-column table:style-name="co63" table:number-columns-repeated="2" table:default-cell-style-name="Default"/>
        <table:table-column table:style-name="co64" table:number-columns-repeated="2" table:default-cell-style-name="Default"/>
        <table:table-column table:style-name="co65" table:number-columns-repeated="2" table:default-cell-style-name="Default"/>
        <table:table-column table:style-name="co63" table:default-cell-style-name="Default"/>
        <table:table-column table:style-name="co63" table:default-cell-style-name="ce10"/>
        <table:table-column table:style-name="co63" table:number-columns-repeated="3" table:default-cell-style-name="Default"/>
        <table:table-column table:style-name="co66" table:default-cell-style-name="Default"/>
        <table:table-column table:style-name="co63" table:number-columns-repeated="5" table:default-cell-style-name="Default"/>
        <table:table-row table:style-name="ro1">
          <table:table-cell/>
          <table:table-cell table:style-name="ce4" office:value-type="string" calcext:value-type="string" table:number-columns-spanned="7" table:number-rows-spanned="1">
            <text:p>cashes</text:p>
          </table:table-cell>
          <table:covered-table-cell table:style-name="ce4"/>
          <table:covered-table-cell table:number-columns-repeated="4" table:style-name="ce6" table:content-validation-name="val1"/>
          <table:covered-table-cell table:style-name="ce15"/>
          <table:table-cell table:number-columns-repeated="4"/>
          <table:table-cell table:style-name="ce40" office:value-type="string" calcext:value-type="string" table:number-columns-spanned="3" table:number-rows-spanned="1">
            <text:p>accounts</text:p>
          </table:table-cell>
          <table:covered-table-cell table:style-name="ce40"/>
          <table:covered-table-cell/>
          <table:table-cell table:number-columns-repeated="2"/>
        </table:table-row>
        <table:table-row table:style-name="ro4">
          <table:table-cell/>
          <table:table-cell table:style-name="ce48" office:value-type="string" calcext:value-type="string">
            <text:p>date</text:p>
          </table:table-cell>
          <table:table-cell table:style-name="ce48"/>
          <table:table-cell table:style-name="ce3" office:value-type="string" calcext:value-type="string">
            <text:p>account_id</text:p>
          </table:table-cell>
          <table:table-cell table:style-name="ce3"/>
          <table:table-cell table:style-name="ce3" office:value-type="string" calcext:value-type="string">
            <text:p>description</text:p>
          </table:table-cell>
          <table:table-cell table:style-name="ce3"/>
          <table:table-cell table:style-name="ce13" office:value-type="string" calcext:value-type="string">
            <text:p>value</text:p>
          </table:table-cell>
          <table:table-cell table:number-columns-repeated="4"/>
          <table:table-cell table:style-name="ce13" office:value-type="string" calcext:value-type="string">
            <text:p>name</text:p>
          </table:table-cell>
          <table:table-cell table:style-name="ce13"/>
          <table:table-cell table:style-name="ce13" office:value-type="string" calcext:value-type="string">
            <text:p>type</text:p>
          </table:table-cell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style-name="ce6" table:content-validation-name="val1" table:number-columns-repeated="4"/>
          <table:table-cell table:style-name="ce15"/>
          <table:table-cell table:number-columns-repeated="8"/>
          <table:table-cell office:value-type="string" calcext:value-type="string">
            <text:p>1 – Entrada</text:p>
          </table:table-cell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01" calcext:value-type="date">
            <text:p>01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60" calcext:value-type="float">
            <text:p>60,00</text:p>
          </table:table-cell>
          <table:table-cell table:style-name="ce4" office:value-type="string" calcext:value-type="string">
            <text:p>'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ccount.create(name: '</text:p>
          </table:table-cell>
          <table:table-cell office:value-type="string" calcext:value-type="string">
            <text:p>Caixa</text:p>
          </table:table-cell>
          <table:table-cell table:style-name="ce4" office:value-type="string" calcext:value-type="string">
            <text:p>', type: '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')</text:p>
          </table:table-cell>
          <table:table-cell office:value-type="string" calcext:value-type="string">
            <text:p>2 – Saída</text:p>
          </table:table-cell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01" calcext:value-type="date">
            <text:p>01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28.55" calcext:value-type="float">
            <text:p>328,55</text:p>
          </table:table-cell>
          <table:table-cell table:style-name="ce4" office:value-type="string" calcext:value-type="string">
            <text:p>')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s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02" calcext:value-type="date">
            <text:p>02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75.7" calcext:value-type="float">
            <text:p>175,70</text:p>
          </table:table-cell>
          <table:table-cell table:style-name="ce4" office:value-type="string" calcext:value-type="string">
            <text:p>'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luguel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02" calcext:value-type="date">
            <text:p>02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79" calcext:value-type="float">
            <text:p>179,00</text:p>
          </table:table-cell>
          <table:table-cell table:style-name="ce4" office:value-type="string" calcext:value-type="string">
            <text:p>')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elef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02" calcext:value-type="date">
            <text:p>02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76.5" calcext:value-type="float">
            <text:p>276,50</text:p>
          </table:table-cell>
          <table:table-cell table:style-name="ce4" office:value-type="string" calcext:value-type="string">
            <text:p>')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mbustível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02" calcext:value-type="date">
            <text:p>02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5" calcext:value-type="float">
            <text:p>1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67.9" calcext:value-type="float">
            <text:p>167,90</text:p>
          </table:table-cell>
          <table:table-cell table:style-name="ce4" office:value-type="string" calcext:value-type="string">
            <text:p>')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feiçã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02" calcext:value-type="date">
            <text:p>02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64.4" calcext:value-type="float">
            <text:p>564,40</text:p>
          </table:table-cell>
          <table:table-cell table:style-name="ce4" office:value-type="string" calcext:value-type="string">
            <text:p>')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ontado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04" calcext:value-type="date">
            <text:p>04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80" calcext:value-type="float">
            <text:p>80,00</text:p>
          </table:table-cell>
          <table:table-cell table:style-name="ce4" office:value-type="string" calcext:value-type="string">
            <text:p>')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ombeir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04" calcext:value-type="date">
            <text:p>04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10" calcext:value-type="float">
            <text:p>110,00</text:p>
          </table:table-cell>
          <table:table-cell table:style-name="ce4" office:value-type="string" calcext:value-type="string">
            <text:p>')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PTU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06" calcext:value-type="date">
            <text:p>06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21.4" calcext:value-type="float">
            <text:p>221,40</text:p>
          </table:table-cell>
          <table:table-cell table:style-name="ce4" office:value-type="string" calcext:value-type="string">
            <text:p>')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rolabore Rebec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06" calcext:value-type="date">
            <text:p>06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85.9" calcext:value-type="float">
            <text:p>185,90</text:p>
          </table:table-cell>
          <table:table-cell table:style-name="ce4" office:value-type="string" calcext:value-type="string">
            <text:p>')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rolabore Natál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06" calcext:value-type="date">
            <text:p>06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8" calcext:value-type="float">
            <text:p>8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67.9" calcext:value-type="float">
            <text:p>67,90</text:p>
          </table:table-cell>
          <table:table-cell table:style-name="ce4" office:value-type="string" calcext:value-type="string">
            <text:p>')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rolabore Sandr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06" calcext:value-type="date">
            <text:p>06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" calcext:value-type="float">
            <text:p>20,00</text:p>
          </table:table-cell>
          <table:table-cell table:style-name="ce4" office:value-type="string" calcext:value-type="string">
            <text:p>')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eal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06" calcext:value-type="date">
            <text:p>06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21.15" calcext:value-type="float">
            <text:p>221,15</text:p>
          </table:table-cell>
          <table:table-cell table:style-name="ce4" office:value-type="string" calcext:value-type="string">
            <text:p>')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ristal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07" calcext:value-type="date">
            <text:p>07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96.5" calcext:value-type="float">
            <text:p>296,50</text:p>
          </table:table-cell>
          <table:table-cell table:style-name="ce4" office:value-type="string" calcext:value-type="string">
            <text:p>')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BioExtratu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07" calcext:value-type="date">
            <text:p>07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Glau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5" office:value-type="date" office:date-value="2015-04-08" calcext:value-type="date">
            <text:p>08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31.1" calcext:value-type="float">
            <text:p>231,10</text:p>
          </table:table-cell>
          <table:table-cell table:style-name="ce4" office:value-type="string" calcext:value-type="string">
            <text:p>')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ladi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09" calcext:value-type="date">
            <text:p>09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27.5" calcext:value-type="float">
            <text:p>227,50</text:p>
          </table:table-cell>
          <table:table-cell table:style-name="ce4" office:value-type="string" calcext:value-type="string">
            <text:p>')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Adesivo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09" calcext:value-type="date">
            <text:p>09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75.7" calcext:value-type="float">
            <text:p>175,70</text:p>
          </table:table-cell>
          <table:table-cell table:style-name="ce4" office:value-type="string" calcext:value-type="string">
            <text:p>')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Zamph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09" calcext:value-type="date">
            <text:p>09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65.35" calcext:value-type="float">
            <text:p>165,35</text:p>
          </table:table-cell>
          <table:table-cell table:style-name="ce4" office:value-type="string" calcext:value-type="string">
            <text:p>')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mpez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09" calcext:value-type="date">
            <text:p>09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9" calcext:value-type="float">
            <text:p>9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2.85" calcext:value-type="float">
            <text:p>102,85</text:p>
          </table:table-cell>
          <table:table-cell table:style-name="ce4" office:value-type="string" calcext:value-type="string">
            <text:p>')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acola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09" calcext:value-type="date">
            <text:p>09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7" calcext:value-type="float">
            <text:p>7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Loj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09" calcext:value-type="date">
            <text:p>09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6.5" calcext:value-type="float">
            <text:p>26,50</text:p>
          </table:table-cell>
          <table:table-cell table:style-name="ce4" office:value-type="string" calcext:value-type="string">
            <text:p>')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Marco Boni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09" calcext:value-type="date">
            <text:p>09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22" calcext:value-type="float">
            <text:p>222,00</text:p>
          </table:table-cell>
          <table:table-cell table:style-name="ce4" office:value-type="string" calcext:value-type="string">
            <text:p>')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ul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09" calcext:value-type="date">
            <text:p>09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96.7" calcext:value-type="float">
            <text:p>396,70</text:p>
          </table:table-cell>
          <table:table-cell table:style-name="ce4" office:value-type="string" calcext:value-type="string">
            <text:p>')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aces Carl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5" office:value-type="date" office:date-value="2015-04-10" calcext:value-type="date">
            <text:p>10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70" calcext:value-type="float">
            <text:p>70,00</text:p>
          </table:table-cell>
          <table:table-cell table:style-name="ce4" office:value-type="string" calcext:value-type="string">
            <text:p>')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ora Esmalt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5" office:value-type="date" office:date-value="2015-04-10" calcext:value-type="date">
            <text:p>10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78.95" calcext:value-type="float">
            <text:p>378,95</text:p>
          </table:table-cell>
          <table:table-cell table:style-name="ce4" office:value-type="string" calcext:value-type="string">
            <text:p>')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Zaf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11" calcext:value-type="date">
            <text:p>11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01.5" calcext:value-type="float">
            <text:p>401,50</text:p>
          </table:table-cell>
          <table:table-cell table:style-name="ce4" office:value-type="string" calcext:value-type="string">
            <text:p>')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Palitos Unh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11" calcext:value-type="date">
            <text:p>11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10" calcext:value-type="float">
            <text:p>210,00</text:p>
          </table:table-cell>
          <table:table-cell table:style-name="ce4" office:value-type="string" calcext:value-type="string">
            <text:p>')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Lixas Olind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11" calcext:value-type="date">
            <text:p>11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00" calcext:value-type="float">
            <text:p>400,00</text:p>
          </table:table-cell>
          <table:table-cell table:style-name="ce4" office:value-type="string" calcext:value-type="string">
            <text:p>')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Natur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5" office:value-type="date" office:date-value="2015-04-13" calcext:value-type="date">
            <text:p>13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Divulgaçã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5" office:value-type="date" office:date-value="2015-04-13" calcext:value-type="date">
            <text:p>13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44" calcext:value-type="float">
            <text:p>344,00</text:p>
          </table:table-cell>
          <table:table-cell table:style-name="ce4" office:value-type="string" calcext:value-type="string">
            <text:p>')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arme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5" office:value-type="date" office:date-value="2015-04-13" calcext:value-type="date">
            <text:p>13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85.3" calcext:value-type="float">
            <text:p>185,30</text:p>
          </table:table-cell>
          <table:table-cell table:style-name="ce4" office:value-type="string" calcext:value-type="string">
            <text:p>')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Diverso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5" office:value-type="date" office:date-value="2015-04-13" calcext:value-type="date">
            <text:p>13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20" calcext:value-type="float">
            <text:p>120,00</text:p>
          </table:table-cell>
          <table:table-cell table:style-name="ce4" office:value-type="string" calcext:value-type="string">
            <text:p>')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Jame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5" office:value-type="date" office:date-value="2015-04-13" calcext:value-type="date">
            <text:p>13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" calcext:value-type="float">
            <text:p>10,00</text:p>
          </table:table-cell>
          <table:table-cell table:style-name="ce4" office:value-type="string" calcext:value-type="string">
            <text:p>')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Max Blon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5" office:value-type="date" office:date-value="2015-04-13" calcext:value-type="date">
            <text:p>13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" calcext:value-type="float">
            <text:p>10,00</text:p>
          </table:table-cell>
          <table:table-cell table:style-name="ce4" office:value-type="string" calcext:value-type="string">
            <text:p>')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Devoluçã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5" office:value-type="date" office:date-value="2015-04-13" calcext:value-type="date">
            <text:p>13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4" calcext:value-type="float">
            <text:p>14,00</text:p>
          </table:table-cell>
          <table:table-cell table:style-name="ce4" office:value-type="string" calcext:value-type="string">
            <text:p>')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Cosmax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14" calcext:value-type="date">
            <text:p>14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70.2" calcext:value-type="float">
            <text:p>270,20</text:p>
          </table:table-cell>
          <table:table-cell table:style-name="ce4" office:value-type="string" calcext:value-type="string">
            <text:p>')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Mega Fort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5" office:value-type="date" office:date-value="2015-04-15" calcext:value-type="date">
            <text:p>15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1" calcext:value-type="float">
            <text:p>2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0" calcext:value-type="float">
            <text:p>40,00</text:p>
          </table:table-cell>
          <table:table-cell table:style-name="ce4" office:value-type="string" calcext:value-type="string">
            <text:p>')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Tok Botânic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5" office:value-type="date" office:date-value="2015-04-15" calcext:value-type="date">
            <text:p>15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724" calcext:value-type="float">
            <text:p>724,00</text:p>
          </table:table-cell>
          <table:table-cell table:style-name="ce4" office:value-type="string" calcext:value-type="string">
            <text:p>')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Cle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5" office:value-type="date" office:date-value="2015-04-15" calcext:value-type="date">
            <text:p>15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77.6" calcext:value-type="float">
            <text:p>277,60</text:p>
          </table:table-cell>
          <table:table-cell table:style-name="ce4" office:value-type="string" calcext:value-type="string">
            <text:p>')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Carl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5" office:value-type="date" office:date-value="2015-04-16" calcext:value-type="date">
            <text:p>16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9" calcext:value-type="float">
            <text:p>19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00" calcext:value-type="float">
            <text:p>400,00</text:p>
          </table:table-cell>
          <table:table-cell table:style-name="ce4" office:value-type="string" calcext:value-type="string">
            <text:p>')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ANVIS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5" office:value-type="date" office:date-value="2015-04-16" calcext:value-type="date">
            <text:p>16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80.55" calcext:value-type="float">
            <text:p>280,55</text:p>
          </table:table-cell>
          <table:table-cell table:style-name="ce4" office:value-type="string" calcext:value-type="string">
            <text:p>')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Plano de Saúde CDL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17" calcext:value-type="date">
            <text:p>17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76.5" calcext:value-type="float">
            <text:p>276,50</text:p>
          </table:table-cell>
          <table:table-cell table:style-name="ce4" office:value-type="string" calcext:value-type="string">
            <text:p>')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Águ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17" calcext:value-type="date">
            <text:p>17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8.5" calcext:value-type="float">
            <text:p>208,50</text:p>
          </table:table-cell>
          <table:table-cell table:style-name="ce4" office:value-type="string" calcext:value-type="string">
            <text:p>')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Energ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17" calcext:value-type="date">
            <text:p>17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60" calcext:value-type="float">
            <text:p>60,00</text:p>
          </table:table-cell>
          <table:table-cell table:style-name="ce4" office:value-type="string" calcext:value-type="string">
            <text:p>')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Transferên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17" calcext:value-type="date">
            <text:p>17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Fharm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17" calcext:value-type="date">
            <text:p>17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20.25" calcext:value-type="float">
            <text:p>320,25</text:p>
          </table:table-cell>
          <table:table-cell table:style-name="ce4" office:value-type="string" calcext:value-type="string">
            <text:p>')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A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17" calcext:value-type="date">
            <text:p>17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17" calcext:value-type="date">
            <text:p>17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17" calcext:value-type="date">
            <text:p>17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18" calcext:value-type="date">
            <text:p>18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18" calcext:value-type="date">
            <text:p>18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5.5" calcext:value-type="float">
            <text:p>15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18" calcext:value-type="date">
            <text:p>18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67.85" calcext:value-type="float">
            <text:p>467,8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20" calcext:value-type="date">
            <text:p>20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43.75" calcext:value-type="float">
            <text:p>343,7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20" calcext:value-type="date">
            <text:p>20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19.3" calcext:value-type="float">
            <text:p>119,3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20" calcext:value-type="date">
            <text:p>20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22" calcext:value-type="date">
            <text:p>22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44.95" calcext:value-type="float">
            <text:p>344,9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23" calcext:value-type="date">
            <text:p>23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65.35" calcext:value-type="float">
            <text:p>165,3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23" calcext:value-type="date">
            <text:p>23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0" calcext:value-type="float">
            <text:p>10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23" calcext:value-type="date">
            <text:p>23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60" calcext:value-type="float">
            <text:p>26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23" calcext:value-type="date">
            <text:p>23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53.85" calcext:value-type="float">
            <text:p>253,8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24" calcext:value-type="date">
            <text:p>24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87.65" calcext:value-type="float">
            <text:p>187,6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24" calcext:value-type="date">
            <text:p>24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8.55" calcext:value-type="float">
            <text:p>208,5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24" calcext:value-type="date">
            <text:p>24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4" calcext:value-type="float">
            <text:p>14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24" calcext:value-type="date">
            <text:p>24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0" calcext:value-type="float">
            <text:p>10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24" calcext:value-type="date">
            <text:p>24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76.45" calcext:value-type="float">
            <text:p>176,4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25" calcext:value-type="date">
            <text:p>25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" calcext:value-type="float">
            <text:p>2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25" calcext:value-type="date">
            <text:p>25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25" calcext:value-type="date">
            <text:p>25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7.2" calcext:value-type="float">
            <text:p>507,2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25" calcext:value-type="date">
            <text:p>25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0" calcext:value-type="float">
            <text:p>3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27" calcext:value-type="date">
            <text:p>27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85.65" calcext:value-type="float">
            <text:p>285,6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27" calcext:value-type="date">
            <text:p>27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0" calcext:value-type="float">
            <text:p>10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28" calcext:value-type="date">
            <text:p>28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80.5" calcext:value-type="float">
            <text:p>180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29" calcext:value-type="date">
            <text:p>29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45.2" calcext:value-type="float">
            <text:p>445,2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30" calcext:value-type="date">
            <text:p>30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30" calcext:value-type="date">
            <text:p>30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25.25" calcext:value-type="float">
            <text:p>225,2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" office:value-type="date" office:date-value="2015-04-30" calcext:value-type="date">
            <text:p>30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639.9" calcext:value-type="float">
            <text:p>639,9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02" calcext:value-type="date">
            <text:p>02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8.55" calcext:value-type="float">
            <text:p>208,5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02" calcext:value-type="date">
            <text:p>02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30.6" calcext:value-type="float">
            <text:p>330,6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02" calcext:value-type="date">
            <text:p>02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67.8" calcext:value-type="float">
            <text:p>267,8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04" calcext:value-type="date">
            <text:p>04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0" calcext:value-type="float">
            <text:p>20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04" calcext:value-type="date">
            <text:p>04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Gol manutenção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150" calcext:value-type="float">
            <text:p>1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04" calcext:value-type="date">
            <text:p>04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/>
          <table:table-cell table:style-name="ce4" office:value-type="string" calcext:value-type="string">
            <text:p>', value: '</text:p>
          </table:table-cell>
          <table:table-cell table:style-name="ce15" office:value-type="float" office:value="96.1" calcext:value-type="float">
            <text:p>96,1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05" calcext:value-type="date">
            <text:p>05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05" calcext:value-type="date">
            <text:p>05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47.2" calcext:value-type="float">
            <text:p>147,2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06" calcext:value-type="date">
            <text:p>06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85.5" calcext:value-type="float">
            <text:p>185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06" calcext:value-type="date">
            <text:p>06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2" calcext:value-type="float">
            <text:p>22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06" calcext:value-type="date">
            <text:p>06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44.65" calcext:value-type="float">
            <text:p>244,6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07" calcext:value-type="date">
            <text:p>07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0" calcext:value-type="float">
            <text:p>3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07" calcext:value-type="date">
            <text:p>07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25.3" calcext:value-type="float">
            <text:p>225,3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07" calcext:value-type="date">
            <text:p>07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95" calcext:value-type="float">
            <text:p>19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07" calcext:value-type="date">
            <text:p>07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5" calcext:value-type="float">
            <text:p>1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71.5" calcext:value-type="float">
            <text:p>171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07" calcext:value-type="date">
            <text:p>07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69" calcext:value-type="float">
            <text:p>269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07" calcext:value-type="date">
            <text:p>07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Roupas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110" calcext:value-type="float">
            <text:p>11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08" calcext:value-type="date">
            <text:p>08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53.6" calcext:value-type="float">
            <text:p>253,6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08" calcext:value-type="date">
            <text:p>08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30.6" calcext:value-type="float">
            <text:p>330,6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08" calcext:value-type="date">
            <text:p>08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620.1" calcext:value-type="float">
            <text:p>620,1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09" calcext:value-type="date">
            <text:p>09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09" calcext:value-type="date">
            <text:p>09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81.25" calcext:value-type="float">
            <text:p>581,2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11" calcext:value-type="date">
            <text:p>11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39.5" calcext:value-type="float">
            <text:p>239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12" calcext:value-type="date">
            <text:p>12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55.25" calcext:value-type="float">
            <text:p>355,2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13" calcext:value-type="date">
            <text:p>13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85.5" calcext:value-type="float">
            <text:p>185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13" calcext:value-type="date">
            <text:p>13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724" calcext:value-type="float">
            <text:p>724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13" calcext:value-type="date">
            <text:p>13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78.25" calcext:value-type="float">
            <text:p>378,2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14" calcext:value-type="date">
            <text:p>14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3" calcext:value-type="float">
            <text:p>2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26.3" calcext:value-type="float">
            <text:p>426,3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14" calcext:value-type="date">
            <text:p>14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94.97" calcext:value-type="float">
            <text:p>194,97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14" calcext:value-type="date">
            <text:p>14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61.9" calcext:value-type="float">
            <text:p>161,9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15" calcext:value-type="date">
            <text:p>15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53.59" calcext:value-type="float">
            <text:p>253,59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15" calcext:value-type="date">
            <text:p>15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29.33" calcext:value-type="float">
            <text:p>229,33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15" calcext:value-type="date">
            <text:p>15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15" calcext:value-type="date">
            <text:p>15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71.25" calcext:value-type="float">
            <text:p>371,2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15" calcext:value-type="date">
            <text:p>15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17.9" calcext:value-type="float">
            <text:p>417,9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18" calcext:value-type="date">
            <text:p>18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60" calcext:value-type="float">
            <text:p>6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18" calcext:value-type="date">
            <text:p>18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4" calcext:value-type="float">
            <text:p>14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18" calcext:value-type="date">
            <text:p>18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58.5" calcext:value-type="float">
            <text:p>258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19" calcext:value-type="date">
            <text:p>19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Ipva gol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58" calcext:value-type="float">
            <text:p>58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19" calcext:value-type="date">
            <text:p>19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Roupa Nati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100" calcext:value-type="float">
            <text:p>10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19" calcext:value-type="date">
            <text:p>19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68.5" calcext:value-type="float">
            <text:p>368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20" calcext:value-type="date">
            <text:p>20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4" calcext:value-type="float">
            <text:p>2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30" calcext:value-type="float">
            <text:p>23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20" calcext:value-type="date">
            <text:p>20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Marcos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20" calcext:value-type="date">
            <text:p>20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20" calcext:value-type="float">
            <text:p>32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20" calcext:value-type="date">
            <text:p>20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" calcext:value-type="float">
            <text:p>2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20" calcext:value-type="date">
            <text:p>20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11.05" calcext:value-type="float">
            <text:p>311,0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21" calcext:value-type="date">
            <text:p>21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78.3" calcext:value-type="float">
            <text:p>178,3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21" calcext:value-type="date">
            <text:p>21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8" calcext:value-type="float">
            <text:p>18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21" calcext:value-type="date">
            <text:p>21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Cartão cia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35" calcext:value-type="float">
            <text:p>3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21" calcext:value-type="date">
            <text:p>21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15.6" calcext:value-type="float">
            <text:p>215,6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22" calcext:value-type="date">
            <text:p>22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29.3" calcext:value-type="float">
            <text:p>229,3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22" calcext:value-type="date">
            <text:p>22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38.2" calcext:value-type="float">
            <text:p>238,2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22" calcext:value-type="date">
            <text:p>22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08.4" calcext:value-type="float">
            <text:p>308,4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22" calcext:value-type="date">
            <text:p>22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50.7" calcext:value-type="float">
            <text:p>150,7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23" calcext:value-type="date">
            <text:p>23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21.75" calcext:value-type="float">
            <text:p>221,7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23" calcext:value-type="date">
            <text:p>23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7" calcext:value-type="float">
            <text:p>27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23" calcext:value-type="date">
            <text:p>23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1" calcext:value-type="float">
            <text:p>41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25" calcext:value-type="date">
            <text:p>25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0" calcext:value-type="float">
            <text:p>3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25" calcext:value-type="date">
            <text:p>25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5" calcext:value-type="float">
            <text:p>2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2" calcext:value-type="float">
            <text:p>22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25" calcext:value-type="date">
            <text:p>25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44.55" calcext:value-type="float">
            <text:p>144,5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26" calcext:value-type="date">
            <text:p>26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3" calcext:value-type="float">
            <text:p>2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26.3" calcext:value-type="float">
            <text:p>426,3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26" calcext:value-type="date">
            <text:p>26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21.1" calcext:value-type="float">
            <text:p>221,1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27" calcext:value-type="date">
            <text:p>27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67" calcext:value-type="float">
            <text:p>267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27" calcext:value-type="date">
            <text:p>27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19.25" calcext:value-type="float">
            <text:p>219,2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28" calcext:value-type="date">
            <text:p>28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78.3" calcext:value-type="float">
            <text:p>178,3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28" calcext:value-type="date">
            <text:p>28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8" calcext:value-type="float">
            <text:p>18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28" calcext:value-type="date">
            <text:p>28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5" calcext:value-type="float">
            <text:p>2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28" calcext:value-type="date">
            <text:p>28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6.8" calcext:value-type="float">
            <text:p>206,8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29" calcext:value-type="date">
            <text:p>29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29.3" calcext:value-type="float">
            <text:p>229,3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29" calcext:value-type="date">
            <text:p>29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38.15" calcext:value-type="float">
            <text:p>238,1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29" calcext:value-type="date">
            <text:p>29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85.6" calcext:value-type="float">
            <text:p>385,6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30" calcext:value-type="date">
            <text:p>30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71.7" calcext:value-type="float">
            <text:p>171,7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5-30" calcext:value-type="date">
            <text:p>30/05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Acerto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100" calcext:value-type="float">
            <text:p>10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01" calcext:value-type="date">
            <text:p>01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25" calcext:value-type="float">
            <text:p>42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01" calcext:value-type="date">
            <text:p>01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43.1" calcext:value-type="float">
            <text:p>243,1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01" calcext:value-type="date">
            <text:p>01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02" calcext:value-type="date">
            <text:p>02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1" calcext:value-type="float">
            <text:p>2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4" calcext:value-type="float">
            <text:p>14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02" calcext:value-type="date">
            <text:p>02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ESCRITORIO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7" calcext:value-type="float">
            <text:p>7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02" calcext:value-type="date">
            <text:p>02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MANUTENCAO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8" calcext:value-type="float">
            <text:p>8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02" calcext:value-type="date">
            <text:p>02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2" calcext:value-type="float">
            <text:p>12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02" calcext:value-type="date">
            <text:p>02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75.3" calcext:value-type="float">
            <text:p>375,3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03" calcext:value-type="date">
            <text:p>03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67" calcext:value-type="float">
            <text:p>267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03" calcext:value-type="date">
            <text:p>03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54.5" calcext:value-type="float">
            <text:p>154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03" calcext:value-type="date">
            <text:p>03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6" calcext:value-type="float">
            <text:p>2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1.5" calcext:value-type="float">
            <text:p>41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03" calcext:value-type="date">
            <text:p>03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03" calcext:value-type="date">
            <text:p>03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2.05" calcext:value-type="float">
            <text:p>202,0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05" calcext:value-type="date">
            <text:p>05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78.3" calcext:value-type="float">
            <text:p>178,3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05" calcext:value-type="date">
            <text:p>05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7" calcext:value-type="float">
            <text:p>27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Carla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82" calcext:value-type="float">
            <text:p>82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05" calcext:value-type="date">
            <text:p>05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8" calcext:value-type="float">
            <text:p>28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0" calcext:value-type="float">
            <text:p>3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05" calcext:value-type="date">
            <text:p>05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" calcext:value-type="float">
            <text:p>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05" calcext:value-type="date">
            <text:p>05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54.6" calcext:value-type="float">
            <text:p>454,6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05" calcext:value-type="date">
            <text:p>05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5" calcext:value-type="float">
            <text:p>3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06" calcext:value-type="date">
            <text:p>06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9" calcext:value-type="float">
            <text:p>29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66.5" calcext:value-type="float">
            <text:p>66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06" calcext:value-type="date">
            <text:p>06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77.85" calcext:value-type="float">
            <text:p>377,8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06" calcext:value-type="date">
            <text:p>06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1" calcext:value-type="float">
            <text:p>11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08" calcext:value-type="date">
            <text:p>08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08" calcext:value-type="date">
            <text:p>08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.5" calcext:value-type="float">
            <text:p>5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08" calcext:value-type="date">
            <text:p>08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" calcext:value-type="float">
            <text:p>4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08" calcext:value-type="date">
            <text:p>08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7" calcext:value-type="float">
            <text:p>17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08" calcext:value-type="date">
            <text:p>08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" calcext:value-type="float">
            <text:p>2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08" calcext:value-type="date">
            <text:p>08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3" calcext:value-type="float">
            <text:p>2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26.5" calcext:value-type="float">
            <text:p>426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08" calcext:value-type="date">
            <text:p>08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30" calcext:value-type="float">
            <text:p>30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77.7" calcext:value-type="float">
            <text:p>177,7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08" calcext:value-type="date">
            <text:p>08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49.25" calcext:value-type="float">
            <text:p>149,2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09" calcext:value-type="date">
            <text:p>09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09" calcext:value-type="date">
            <text:p>09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" calcext:value-type="float">
            <text:p>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09" calcext:value-type="date">
            <text:p>09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33" calcext:value-type="float">
            <text:p>3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" calcext:value-type="float">
            <text:p>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09" calcext:value-type="date">
            <text:p>09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45.4" calcext:value-type="float">
            <text:p>345,4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10" calcext:value-type="date">
            <text:p>10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54.5" calcext:value-type="float">
            <text:p>154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10" calcext:value-type="date">
            <text:p>10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63.4" calcext:value-type="float">
            <text:p>363,4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11" calcext:value-type="date">
            <text:p>11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08.3" calcext:value-type="float">
            <text:p>308,3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11" calcext:value-type="date">
            <text:p>11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50" calcext:value-type="float">
            <text:p>2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11" calcext:value-type="date">
            <text:p>11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11" calcext:value-type="date">
            <text:p>11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17.8" calcext:value-type="float">
            <text:p>317,8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12" calcext:value-type="date">
            <text:p>12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Devolução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250" calcext:value-type="float">
            <text:p>2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12" calcext:value-type="date">
            <text:p>12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52.25" calcext:value-type="float">
            <text:p>252,2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13" calcext:value-type="date">
            <text:p>13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724" calcext:value-type="float">
            <text:p>724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13" calcext:value-type="date">
            <text:p>13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67.85" calcext:value-type="float">
            <text:p>467,8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15" calcext:value-type="date">
            <text:p>15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66" calcext:value-type="float">
            <text:p>166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15" calcext:value-type="date">
            <text:p>15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30.5" calcext:value-type="float">
            <text:p>130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15" calcext:value-type="date">
            <text:p>15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" calcext:value-type="float">
            <text:p>2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15" calcext:value-type="date">
            <text:p>15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0" calcext:value-type="float">
            <text:p>20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15" calcext:value-type="date">
            <text:p>15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85" calcext:value-type="float">
            <text:p>8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15" calcext:value-type="date">
            <text:p>15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Escritório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30" calcext:value-type="float">
            <text:p>3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17" calcext:value-type="date">
            <text:p>17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54.5" calcext:value-type="float">
            <text:p>154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17" calcext:value-type="date">
            <text:p>17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17" calcext:value-type="date">
            <text:p>17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44.5" calcext:value-type="float">
            <text:p>144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18" calcext:value-type="date">
            <text:p>18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62.5" calcext:value-type="float">
            <text:p>262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18" calcext:value-type="date">
            <text:p>18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84.8" calcext:value-type="float">
            <text:p>384,8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19" calcext:value-type="date">
            <text:p>19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39.5" calcext:value-type="float">
            <text:p>239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19" calcext:value-type="date">
            <text:p>19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" calcext:value-type="float">
            <text:p>2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19" calcext:value-type="date">
            <text:p>19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31" calcext:value-type="float">
            <text:p>3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JORNAL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19" calcext:value-type="date">
            <text:p>19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33.5" calcext:value-type="float">
            <text:p>333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19" calcext:value-type="date">
            <text:p>19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0" calcext:value-type="float">
            <text:p>4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20" calcext:value-type="date">
            <text:p>20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0" calcext:value-type="float">
            <text:p>3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20" calcext:value-type="date">
            <text:p>20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74.85" calcext:value-type="float">
            <text:p>274,8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22" calcext:value-type="date">
            <text:p>22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22" calcext:value-type="date">
            <text:p>22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66" calcext:value-type="float">
            <text:p>166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22" calcext:value-type="date">
            <text:p>22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76.15" calcext:value-type="float">
            <text:p>276,1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23" calcext:value-type="date">
            <text:p>23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CARRO LAVAR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30" calcext:value-type="float">
            <text:p>3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23" calcext:value-type="date">
            <text:p>23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56.4" calcext:value-type="float">
            <text:p>156,4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24" calcext:value-type="date">
            <text:p>24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48.2" calcext:value-type="float">
            <text:p>148,2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24" calcext:value-type="date">
            <text:p>24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62.45" calcext:value-type="float">
            <text:p>262,4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24" calcext:value-type="date">
            <text:p>24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15.2" calcext:value-type="float">
            <text:p>215,2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25" calcext:value-type="date">
            <text:p>25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Remédio san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78" calcext:value-type="float">
            <text:p>78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25" calcext:value-type="date">
            <text:p>25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23.8" calcext:value-type="float">
            <text:p>123,8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26" calcext:value-type="date">
            <text:p>26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39.4" calcext:value-type="float">
            <text:p>239,4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26" calcext:value-type="date">
            <text:p>26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7" calcext:value-type="float">
            <text:p>27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26" calcext:value-type="date">
            <text:p>26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4" calcext:value-type="float">
            <text:p>2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60" calcext:value-type="float">
            <text:p>26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26" calcext:value-type="date">
            <text:p>26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60.9" calcext:value-type="float">
            <text:p>360,9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27" calcext:value-type="date">
            <text:p>27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27" calcext:value-type="date">
            <text:p>27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Carimbo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35" calcext:value-type="float">
            <text:p>3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27" calcext:value-type="date">
            <text:p>27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0" calcext:value-type="float">
            <text:p>3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27" calcext:value-type="date">
            <text:p>27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51.2" calcext:value-type="float">
            <text:p>451,2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29" calcext:value-type="date">
            <text:p>29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Ampolas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68" calcext:value-type="float">
            <text:p>68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29" calcext:value-type="date">
            <text:p>29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66" calcext:value-type="float">
            <text:p>166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29" calcext:value-type="date">
            <text:p>29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6.8" calcext:value-type="float">
            <text:p>206,8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6-30" calcext:value-type="date">
            <text:p>30/06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36.35" calcext:value-type="float">
            <text:p>236,3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01" calcext:value-type="date">
            <text:p>01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81.2" calcext:value-type="float">
            <text:p>181,2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01" calcext:value-type="date">
            <text:p>01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9" calcext:value-type="float">
            <text:p>19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66" calcext:value-type="float">
            <text:p>166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01" calcext:value-type="date">
            <text:p>01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5" calcext:value-type="float">
            <text:p>1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01" calcext:value-type="date">
            <text:p>01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01" calcext:value-type="date">
            <text:p>01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3" calcext:value-type="float">
            <text:p>23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01" calcext:value-type="date">
            <text:p>01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87.2" calcext:value-type="float">
            <text:p>287,2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02" calcext:value-type="date">
            <text:p>02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15.2" calcext:value-type="float">
            <text:p>215,2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02" calcext:value-type="date">
            <text:p>02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62.4" calcext:value-type="float">
            <text:p>262,4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02" calcext:value-type="date">
            <text:p>02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86.6" calcext:value-type="float">
            <text:p>386,6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03" calcext:value-type="date">
            <text:p>03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93.6" calcext:value-type="float">
            <text:p>393,6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03" calcext:value-type="date">
            <text:p>03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04" calcext:value-type="date">
            <text:p>04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04" calcext:value-type="date">
            <text:p>04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65.05" calcext:value-type="float">
            <text:p>565,0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06" calcext:value-type="date">
            <text:p>06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87.2" calcext:value-type="float">
            <text:p>287,2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06" calcext:value-type="date">
            <text:p>06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73.75" calcext:value-type="float">
            <text:p>373,7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07" calcext:value-type="date">
            <text:p>07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83.75" calcext:value-type="float">
            <text:p>383,7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07" calcext:value-type="date">
            <text:p>07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08" calcext:value-type="date">
            <text:p>08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81.25" calcext:value-type="float">
            <text:p>181,2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08" calcext:value-type="date">
            <text:p>08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81" calcext:value-type="float">
            <text:p>181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08" calcext:value-type="date">
            <text:p>08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5" calcext:value-type="float">
            <text:p>1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08" calcext:value-type="date">
            <text:p>08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00" calcext:value-type="float">
            <text:p>30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08" calcext:value-type="date">
            <text:p>08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08" calcext:value-type="date">
            <text:p>08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0" calcext:value-type="float">
            <text:p>20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08" calcext:value-type="date">
            <text:p>08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10.25" calcext:value-type="float">
            <text:p>210,2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09" calcext:value-type="date">
            <text:p>09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53.4" calcext:value-type="float">
            <text:p>353,4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09" calcext:value-type="date">
            <text:p>09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15.2" calcext:value-type="float">
            <text:p>215,2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09" calcext:value-type="date">
            <text:p>09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36" calcext:value-type="float">
            <text:p>3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CARTAO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135" calcext:value-type="float">
            <text:p>13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09" calcext:value-type="date">
            <text:p>09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74.8" calcext:value-type="float">
            <text:p>374,8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10" calcext:value-type="date">
            <text:p>10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Flávio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22" calcext:value-type="float">
            <text:p>22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10" calcext:value-type="date">
            <text:p>10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85.5" calcext:value-type="float">
            <text:p>385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11" calcext:value-type="date">
            <text:p>11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11" calcext:value-type="date">
            <text:p>11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67" calcext:value-type="float">
            <text:p>67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11" calcext:value-type="date">
            <text:p>11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58.7" calcext:value-type="float">
            <text:p>458,7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13" calcext:value-type="date">
            <text:p>13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87.2" calcext:value-type="float">
            <text:p>287,2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13" calcext:value-type="date">
            <text:p>13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724" calcext:value-type="float">
            <text:p>724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13" calcext:value-type="date">
            <text:p>13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4.8" calcext:value-type="float">
            <text:p>104,8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14" calcext:value-type="date">
            <text:p>14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16.5" calcext:value-type="float">
            <text:p>216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14" calcext:value-type="date">
            <text:p>14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35" calcext:value-type="float">
            <text:p>3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2" calcext:value-type="float">
            <text:p>32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14" calcext:value-type="date">
            <text:p>14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5" calcext:value-type="float">
            <text:p>1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14" calcext:value-type="date">
            <text:p>14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64.7" calcext:value-type="float">
            <text:p>364,7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15" calcext:value-type="date">
            <text:p>15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15" calcext:value-type="date">
            <text:p>15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41.75" calcext:value-type="float">
            <text:p>441,7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15" calcext:value-type="date">
            <text:p>15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53.5" calcext:value-type="float">
            <text:p>353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15" calcext:value-type="date">
            <text:p>15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40.5" calcext:value-type="float">
            <text:p>140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15" calcext:value-type="date">
            <text:p>15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Manutenção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12" calcext:value-type="float">
            <text:p>12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15" calcext:value-type="date">
            <text:p>15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5" calcext:value-type="float">
            <text:p>2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15" calcext:value-type="date">
            <text:p>15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90.35" calcext:value-type="float">
            <text:p>390,3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17" calcext:value-type="date">
            <text:p>17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" calcext:value-type="float">
            <text:p>1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17" calcext:value-type="date">
            <text:p>17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20" calcext:value-type="float">
            <text:p>12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17" calcext:value-type="date">
            <text:p>17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15.45" calcext:value-type="float">
            <text:p>415,4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18" calcext:value-type="date">
            <text:p>18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" calcext:value-type="float">
            <text:p>2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18" calcext:value-type="date">
            <text:p>18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32.95" calcext:value-type="float">
            <text:p>332,9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20" calcext:value-type="date">
            <text:p>20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CARRO GOL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320" calcext:value-type="float">
            <text:p>32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20" calcext:value-type="date">
            <text:p>20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50" calcext:value-type="float">
            <text:p>1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20" calcext:value-type="date">
            <text:p>20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95.65" calcext:value-type="float">
            <text:p>295,6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21" calcext:value-type="date">
            <text:p>21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ESCRITORIO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25" calcext:value-type="float">
            <text:p>2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21" calcext:value-type="date">
            <text:p>21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ESCRITORIO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25" calcext:value-type="float">
            <text:p>2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21" calcext:value-type="date">
            <text:p>21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16.5" calcext:value-type="float">
            <text:p>216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21" calcext:value-type="date">
            <text:p>21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81" calcext:value-type="float">
            <text:p>181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21" calcext:value-type="date">
            <text:p>21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54.8" calcext:value-type="float">
            <text:p>254,8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21" calcext:value-type="date">
            <text:p>21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10.05" calcext:value-type="float">
            <text:p>210,0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22" calcext:value-type="date">
            <text:p>22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25.35" calcext:value-type="float">
            <text:p>425,3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22" calcext:value-type="date">
            <text:p>22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/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23" calcext:value-type="date">
            <text:p>23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10.45" calcext:value-type="float">
            <text:p>310,4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23" calcext:value-type="date">
            <text:p>23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" calcext:value-type="float">
            <text:p>1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24" calcext:value-type="date">
            <text:p>24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24" calcext:value-type="date">
            <text:p>24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ESCRITORIO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10" calcext:value-type="float">
            <text:p>1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24" calcext:value-type="date">
            <text:p>24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40.5" calcext:value-type="float">
            <text:p>140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24" calcext:value-type="date">
            <text:p>24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10.2" calcext:value-type="float">
            <text:p>410,2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25" calcext:value-type="date">
            <text:p>25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25" calcext:value-type="date">
            <text:p>25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MANUTENCAO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10" calcext:value-type="float">
            <text:p>1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25" calcext:value-type="date">
            <text:p>25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ALMOCO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30" calcext:value-type="float">
            <text:p>3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25" calcext:value-type="date">
            <text:p>25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" calcext:value-type="float">
            <text:p>2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25" calcext:value-type="date">
            <text:p>25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69.15" calcext:value-type="float">
            <text:p>469,1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27" calcext:value-type="date">
            <text:p>27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14" calcext:value-type="float">
            <text:p>214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27" calcext:value-type="date">
            <text:p>27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16.5" calcext:value-type="float">
            <text:p>216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27" calcext:value-type="date">
            <text:p>27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44.5" calcext:value-type="float">
            <text:p>244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27" calcext:value-type="date">
            <text:p>27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54.8" calcext:value-type="float">
            <text:p>254,8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27" calcext:value-type="date">
            <text:p>27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51.5" calcext:value-type="float">
            <text:p>451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27" calcext:value-type="date">
            <text:p>27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01.8" calcext:value-type="float">
            <text:p>301,8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28" calcext:value-type="date">
            <text:p>28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28" calcext:value-type="date">
            <text:p>28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Cinema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53" calcext:value-type="float">
            <text:p>53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28" calcext:value-type="date">
            <text:p>28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22.5" calcext:value-type="float">
            <text:p>322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29" calcext:value-type="date">
            <text:p>29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Carro GOL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75" calcext:value-type="float">
            <text:p>7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29" calcext:value-type="date">
            <text:p>29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41.3" calcext:value-type="float">
            <text:p>441,3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30" calcext:value-type="date">
            <text:p>30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30" calcext:value-type="float">
            <text:p>43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30" calcext:value-type="date">
            <text:p>30/07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" calcext:value-type="float">
            <text:p>2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23" office:value-type="date" office:date-value="2015-07-30" calcext:value-type="date">
            <text:p>30/07/15</text:p>
          </table:table-cell>
          <table:table-cell table:style-name="ce4" office:value-type="string" calcext:value-type="string">
            <text:p>', account_id: '</text:p>
          </table:table-cell>
          <table:table-cell table:style-name="ce31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32" office:value-type="float" office:value="291.4" calcext:value-type="float">
            <text:p>291,4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08-01" calcext:value-type="date">
            <text:p>01/08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08-01" calcext:value-type="date">
            <text:p>01/08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65.95" calcext:value-type="float">
            <text:p>565,9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08-03" calcext:value-type="date">
            <text:p>03/08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38" calcext:value-type="float">
            <text:p>38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42" calcext:value-type="float">
            <text:p>442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08-03" calcext:value-type="date">
            <text:p>03/08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72.2" calcext:value-type="float">
            <text:p>172,2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08-04" calcext:value-type="date">
            <text:p>04/08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88.2" calcext:value-type="float">
            <text:p>188,2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08-04" calcext:value-type="date">
            <text:p>04/08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46" calcext:value-type="float">
            <text:p>246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08-04" calcext:value-type="date">
            <text:p>04/08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28.15" calcext:value-type="float">
            <text:p>228,1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08-05" calcext:value-type="date">
            <text:p>05/08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54.8" calcext:value-type="float">
            <text:p>254,8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08-05" calcext:value-type="date">
            <text:p>05/08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44.4" calcext:value-type="float">
            <text:p>244,4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08-05" calcext:value-type="date">
            <text:p>05/08/15</text:p>
          </table:table-cell>
          <table:table-cell table:style-name="ce4" office:value-type="string" calcext:value-type="string">
            <text:p>', account_id: '</text:p>
          </table:table-cell>
          <table:table-cell table:style-name="ce40" office:value-type="float" office:value="21" calcext:value-type="float">
            <text:p>2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EMBALAGENS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15" calcext:value-type="float">
            <text:p>1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08-05" calcext:value-type="date">
            <text:p>05/08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MANUTENCAO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25" calcext:value-type="float">
            <text:p>2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08-05" calcext:value-type="date">
            <text:p>05/08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80" calcext:value-type="float">
            <text:p>8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08-05" calcext:value-type="date">
            <text:p>05/08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70.25" calcext:value-type="float">
            <text:p>170,2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08-06" calcext:value-type="date">
            <text:p>06/08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96.25" calcext:value-type="float">
            <text:p>296,2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08-07" calcext:value-type="date">
            <text:p>07/08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08-07" calcext:value-type="date">
            <text:p>07/08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51.5" calcext:value-type="float">
            <text:p>451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08-07" calcext:value-type="date">
            <text:p>07/08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724" calcext:value-type="float">
            <text:p>724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08-07" calcext:value-type="date">
            <text:p>07/08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90" calcext:value-type="float">
            <text:p>9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08-07" calcext:value-type="date">
            <text:p>07/08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0" calcext:value-type="float">
            <text:p>4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08-07" calcext:value-type="date">
            <text:p>07/08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49.55" calcext:value-type="float">
            <text:p>349,5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08-08" calcext:value-type="date">
            <text:p>08/08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08-08" calcext:value-type="date">
            <text:p>08/08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08-08" calcext:value-type="date">
            <text:p>08/08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664.75" calcext:value-type="float">
            <text:p>664,7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08-10" calcext:value-type="date">
            <text:p>10/08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Brinco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08-10" calcext:value-type="date">
            <text:p>10/08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38.2" calcext:value-type="float">
            <text:p>338,2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08-11" calcext:value-type="date">
            <text:p>11/08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37" calcext:value-type="float">
            <text:p>37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60" calcext:value-type="float">
            <text:p>56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08-11" calcext:value-type="date">
            <text:p>11/08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5" calcext:value-type="float">
            <text:p>1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08-11" calcext:value-type="date">
            <text:p>11/08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75.95" calcext:value-type="float">
            <text:p>375,9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08-12" calcext:value-type="date">
            <text:p>12/08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67.5" calcext:value-type="float">
            <text:p>267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08-12" calcext:value-type="date">
            <text:p>12/08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44.5" calcext:value-type="float">
            <text:p>244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08-12" calcext:value-type="date">
            <text:p>12/08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08-12" calcext:value-type="date">
            <text:p>12/08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5" calcext:value-type="float">
            <text:p>3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08-12" calcext:value-type="date">
            <text:p>12/08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CARTAO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100" calcext:value-type="float">
            <text:p>10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08-12" calcext:value-type="date">
            <text:p>12/08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3.5" calcext:value-type="float">
            <text:p>203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08-13" calcext:value-type="date">
            <text:p>13/08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9" calcext:value-type="float">
            <text:p>19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47" calcext:value-type="float">
            <text:p>547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08-13" calcext:value-type="date">
            <text:p>13/08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41.45" calcext:value-type="float">
            <text:p>341,4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08-14" calcext:value-type="date">
            <text:p>14/08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5" calcext:value-type="float">
            <text:p>1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08-14" calcext:value-type="date">
            <text:p>14/08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20" calcext:value-type="float">
            <text:p>12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08-14" calcext:value-type="date">
            <text:p>14/08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25" calcext:value-type="float">
            <text:p>22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08-14" calcext:value-type="date">
            <text:p>14/08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94.1" calcext:value-type="float">
            <text:p>394,1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08-15" calcext:value-type="date">
            <text:p>15/08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" calcext:value-type="float">
            <text:p>2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08-15" calcext:value-type="date">
            <text:p>15/08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1" calcext:value-type="float">
            <text:p>11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08-15" calcext:value-type="date">
            <text:p>15/08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60.2" calcext:value-type="float">
            <text:p>360,2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08-17" calcext:value-type="date">
            <text:p>17/08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16" calcext:value-type="float">
            <text:p>216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08-17" calcext:value-type="date">
            <text:p>17/08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37.35" calcext:value-type="float">
            <text:p>237,3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08-18" calcext:value-type="date">
            <text:p>18/08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30" calcext:value-type="float">
            <text:p>23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08-18" calcext:value-type="date">
            <text:p>18/08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08-18" calcext:value-type="date">
            <text:p>18/08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87" calcext:value-type="float">
            <text:p>187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08-19" calcext:value-type="date">
            <text:p>19/08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67.5" calcext:value-type="float">
            <text:p>267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08-19" calcext:value-type="date">
            <text:p>19/08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17.6" calcext:value-type="float">
            <text:p>317,6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08-19" calcext:value-type="date">
            <text:p>19/08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0-27" calcext:value-type="date">
            <text:p>27/10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500" calcext:value-type="float">
            <text:p>50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0-27" calcext:value-type="date">
            <text:p>27/10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7.1" calcext:value-type="float">
            <text:p>107,1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0-28" calcext:value-type="date">
            <text:p>28/10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5" calcext:value-type="float">
            <text:p>1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0-28" calcext:value-type="date">
            <text:p>28/10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65" calcext:value-type="float">
            <text:p>6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0-28" calcext:value-type="date">
            <text:p>28/10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32" calcext:value-type="float">
            <text:p>3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PENTES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12" calcext:value-type="float">
            <text:p>12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0-28" calcext:value-type="date">
            <text:p>28/10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47.15" calcext:value-type="float">
            <text:p>347,1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0-29" calcext:value-type="date">
            <text:p>29/10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19.3" calcext:value-type="float">
            <text:p>319,3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0-29" calcext:value-type="date">
            <text:p>29/10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51.75" calcext:value-type="float">
            <text:p>251,7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0-29" calcext:value-type="date">
            <text:p>29/10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35.3" calcext:value-type="float">
            <text:p>435,3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0-30" calcext:value-type="date">
            <text:p>30/10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3" calcext:value-type="float">
            <text:p>2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52" calcext:value-type="float">
            <text:p>352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0-30" calcext:value-type="date">
            <text:p>30/10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1" calcext:value-type="float">
            <text:p>2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5" calcext:value-type="float">
            <text:p>4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0-30" calcext:value-type="date">
            <text:p>30/10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2" calcext:value-type="float">
            <text:p>22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0-30" calcext:value-type="date">
            <text:p>30/10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85.5" calcext:value-type="float">
            <text:p>585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0-30" calcext:value-type="date">
            <text:p>30/10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" calcext:value-type="float">
            <text:p>2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0-31" calcext:value-type="date">
            <text:p>31/10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0-31" calcext:value-type="date">
            <text:p>31/10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7" calcext:value-type="float">
            <text:p>27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45" calcext:value-type="float">
            <text:p>14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0-31" calcext:value-type="date">
            <text:p>31/10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34" calcext:value-type="float">
            <text:p>3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70" calcext:value-type="float">
            <text:p>7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0-31" calcext:value-type="date">
            <text:p>31/10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27.85" calcext:value-type="float">
            <text:p>527,8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03" calcext:value-type="date">
            <text:p>03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800" calcext:value-type="float">
            <text:p>80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03" calcext:value-type="date">
            <text:p>03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39" calcext:value-type="float">
            <text:p>39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90" calcext:value-type="float">
            <text:p>9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03" calcext:value-type="date">
            <text:p>03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56.75" calcext:value-type="float">
            <text:p>256,7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04" calcext:value-type="date">
            <text:p>04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34" calcext:value-type="float">
            <text:p>3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DIVERSOS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216" calcext:value-type="float">
            <text:p>216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04" calcext:value-type="date">
            <text:p>04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31" calcext:value-type="float">
            <text:p>3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5" calcext:value-type="float">
            <text:p>4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04" calcext:value-type="date">
            <text:p>04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04" calcext:value-type="date">
            <text:p>04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21.15" calcext:value-type="float">
            <text:p>221,1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05" calcext:value-type="date">
            <text:p>05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51.75" calcext:value-type="float">
            <text:p>251,7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05" calcext:value-type="date">
            <text:p>05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80.9" calcext:value-type="float">
            <text:p>180,9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06" calcext:value-type="date">
            <text:p>06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87.75" calcext:value-type="float">
            <text:p>87,7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06" calcext:value-type="date">
            <text:p>06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0" calcext:value-type="float">
            <text:p>10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06" calcext:value-type="date">
            <text:p>06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31.2" calcext:value-type="float">
            <text:p>531,2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07" calcext:value-type="date">
            <text:p>07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07" calcext:value-type="date">
            <text:p>07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692.25" calcext:value-type="float">
            <text:p>692,2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07" calcext:value-type="date">
            <text:p>07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5" calcext:value-type="float">
            <text:p>1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07" calcext:value-type="date">
            <text:p>07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09" calcext:value-type="date">
            <text:p>09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3" calcext:value-type="float">
            <text:p>2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56" calcext:value-type="float">
            <text:p>356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09" calcext:value-type="date">
            <text:p>09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20" calcext:value-type="float">
            <text:p>12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09" calcext:value-type="date">
            <text:p>09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78.25" calcext:value-type="float">
            <text:p>178,2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10" calcext:value-type="date">
            <text:p>10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5" calcext:value-type="float">
            <text:p>1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10" calcext:value-type="date">
            <text:p>10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75" calcext:value-type="float">
            <text:p>37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11" calcext:value-type="date">
            <text:p>11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788" calcext:value-type="float">
            <text:p>788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11" calcext:value-type="date">
            <text:p>11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42" calcext:value-type="float">
            <text:p>342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11" calcext:value-type="date">
            <text:p>11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11.35" calcext:value-type="float">
            <text:p>311,3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12" calcext:value-type="date">
            <text:p>12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3" calcext:value-type="float">
            <text:p>2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85.1" calcext:value-type="float">
            <text:p>85,1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12" calcext:value-type="date">
            <text:p>12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88.4" calcext:value-type="float">
            <text:p>288,4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12" calcext:value-type="date">
            <text:p>12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13" calcext:value-type="date">
            <text:p>13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34.65" calcext:value-type="float">
            <text:p>234,6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14" calcext:value-type="date">
            <text:p>14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0" calcext:value-type="float">
            <text:p>10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14" calcext:value-type="date">
            <text:p>14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26.9" calcext:value-type="float">
            <text:p>426,9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15" calcext:value-type="date">
            <text:p>15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15" calcext:value-type="date">
            <text:p>15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0" calcext:value-type="float">
            <text:p>20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15" calcext:value-type="date">
            <text:p>15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71.15" calcext:value-type="float">
            <text:p>171,1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15" calcext:value-type="date">
            <text:p>15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Dia 12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257" calcext:value-type="float">
            <text:p>257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17" calcext:value-type="date">
            <text:p>17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4" calcext:value-type="float">
            <text:p>2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01.7" calcext:value-type="float">
            <text:p>301,7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17" calcext:value-type="date">
            <text:p>17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3.55" calcext:value-type="float">
            <text:p>103,5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18" calcext:value-type="date">
            <text:p>18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42.6" calcext:value-type="float">
            <text:p>242,6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18" calcext:value-type="date">
            <text:p>18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42" calcext:value-type="float">
            <text:p>342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18" calcext:value-type="date">
            <text:p>18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18" calcext:value-type="date">
            <text:p>18/11/15</text:p>
          </table:table-cell>
          <table:table-cell table:style-name="ce4" office:value-type="string" calcext:value-type="string">
            <text:p>', account_id: '</text:p>
          </table:table-cell>
          <table:table-cell table:style-name="ce40" office:value-type="float" office:value="33" calcext:value-type="float">
            <text:p>3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XUXINHAS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30" calcext:value-type="float">
            <text:p>3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18" calcext:value-type="date">
            <text:p>18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48.55" calcext:value-type="float">
            <text:p>248,5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19" calcext:value-type="date">
            <text:p>19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3" calcext:value-type="float">
            <text:p>2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56" calcext:value-type="float">
            <text:p>356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19" calcext:value-type="date">
            <text:p>19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88.4" calcext:value-type="float">
            <text:p>288,4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19" calcext:value-type="date">
            <text:p>19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50" calcext:value-type="float">
            <text:p>3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19" calcext:value-type="date">
            <text:p>19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77.55" calcext:value-type="float">
            <text:p>377,5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20" calcext:value-type="date">
            <text:p>20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61.8" calcext:value-type="float">
            <text:p>261,8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20" calcext:value-type="date">
            <text:p>20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SANDRA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13" calcext:value-type="float">
            <text:p>13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20" calcext:value-type="date">
            <text:p>20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BECA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15" calcext:value-type="float">
            <text:p>1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20" calcext:value-type="date">
            <text:p>20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Sil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90" calcext:value-type="float">
            <text:p>9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20" calcext:value-type="date">
            <text:p>20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.5" calcext:value-type="float">
            <text:p>4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20" calcext:value-type="date">
            <text:p>20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" calcext:value-type="float">
            <text:p>2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21" calcext:value-type="date">
            <text:p>21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" calcext:value-type="float">
            <text:p>2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21" calcext:value-type="date">
            <text:p>21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09.25" calcext:value-type="float">
            <text:p>309,2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23" calcext:value-type="date">
            <text:p>23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2" calcext:value-type="float">
            <text:p>22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23" calcext:value-type="date">
            <text:p>23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" calcext:value-type="float">
            <text:p>2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23" calcext:value-type="date">
            <text:p>23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6.4" calcext:value-type="float">
            <text:p>206,4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24" calcext:value-type="date">
            <text:p>24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24" calcext:value-type="date">
            <text:p>24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46.2" calcext:value-type="float">
            <text:p>146,2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25" calcext:value-type="date">
            <text:p>25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8.25" calcext:value-type="float">
            <text:p>18,2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25" calcext:value-type="date">
            <text:p>25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47.6" calcext:value-type="float">
            <text:p>247,6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25" calcext:value-type="date">
            <text:p>25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34.1" calcext:value-type="float">
            <text:p>234,1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25" calcext:value-type="date">
            <text:p>25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66.2" calcext:value-type="float">
            <text:p>266,2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25" calcext:value-type="date">
            <text:p>25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23.05" calcext:value-type="float">
            <text:p>423,0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26" calcext:value-type="date">
            <text:p>26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88.4" calcext:value-type="float">
            <text:p>288,4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26" calcext:value-type="date">
            <text:p>26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5.75" calcext:value-type="float">
            <text:p>15,7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26" calcext:value-type="date">
            <text:p>26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86.05" calcext:value-type="float">
            <text:p>186,0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27" calcext:value-type="date">
            <text:p>27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0" calcext:value-type="float">
            <text:p>4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27" calcext:value-type="date">
            <text:p>27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4.5" calcext:value-type="float">
            <text:p>24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27" calcext:value-type="date">
            <text:p>27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62" calcext:value-type="float">
            <text:p>162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27" calcext:value-type="date">
            <text:p>27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8" calcext:value-type="float">
            <text:p>208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27" calcext:value-type="date">
            <text:p>27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87.15" calcext:value-type="float">
            <text:p>287,1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28" calcext:value-type="date">
            <text:p>28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658.9" calcext:value-type="float">
            <text:p>658,9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28" calcext:value-type="date">
            <text:p>28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5" calcext:value-type="float">
            <text:p>2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1-30" calcext:value-type="date">
            <text:p>30/11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72.65" calcext:value-type="float">
            <text:p>372,6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01" calcext:value-type="date">
            <text:p>01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" calcext:value-type="float">
            <text:p>1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01" calcext:value-type="date">
            <text:p>01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string" calcext:value-type="string">
            <text:p>246, 6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02" calcext:value-type="date">
            <text:p>02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02" calcext:value-type="date">
            <text:p>02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Natal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20" calcext:value-type="float">
            <text:p>2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02" calcext:value-type="date">
            <text:p>02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66.25" calcext:value-type="float">
            <text:p>366,2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03" calcext:value-type="date">
            <text:p>03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34" calcext:value-type="float">
            <text:p>3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19.5" calcext:value-type="float">
            <text:p>219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03" calcext:value-type="date">
            <text:p>03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80.85" calcext:value-type="float">
            <text:p>280,8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04" calcext:value-type="date">
            <text:p>04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4" office:value-type="string" calcext:value-type="string">
            <text:p>', description: '</text:p>
          </table:table-cell>
          <table:table-cell table:style-name="ce44" table:content-validation-name="val1" office:value-type="string" calcext:value-type="string">
            <text:p>BANCO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700" calcext:value-type="float">
            <text:p>70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04" calcext:value-type="date">
            <text:p>04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66.2" calcext:value-type="float">
            <text:p>266,2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04" calcext:value-type="date">
            <text:p>04/12/15</text:p>
          </table:table-cell>
          <table:table-cell table:style-name="ce4" office:value-type="string" calcext:value-type="string">
            <text:p>', account_id: '</text:p>
          </table:table-cell>
          <table:table-cell table:style-name="ce40" office:value-type="float" office:value="22" calcext:value-type="float">
            <text:p>2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MANUTENCAO/ ESCADA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80" calcext:value-type="float">
            <text:p>8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04" calcext:value-type="date">
            <text:p>04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ALMOCO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15" calcext:value-type="float">
            <text:p>1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04" calcext:value-type="date">
            <text:p>04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99.5" calcext:value-type="float">
            <text:p>499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05" calcext:value-type="date">
            <text:p>05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7" calcext:value-type="float">
            <text:p>27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0" calcext:value-type="float">
            <text:p>20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05" calcext:value-type="date">
            <text:p>05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Gás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55" calcext:value-type="float">
            <text:p>5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05" calcext:value-type="date">
            <text:p>05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84.5" calcext:value-type="float">
            <text:p>484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07" calcext:value-type="date">
            <text:p>07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MANUTENCAO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11" calcext:value-type="float">
            <text:p>11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07" calcext:value-type="date">
            <text:p>07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4.9" calcext:value-type="float">
            <text:p>204,9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08" calcext:value-type="date">
            <text:p>08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08" calcext:value-type="date">
            <text:p>08/12/15</text:p>
          </table:table-cell>
          <table:table-cell table:style-name="ce4" office:value-type="string" calcext:value-type="string">
            <text:p>', account_id: '</text:p>
          </table:table-cell>
          <table:table-cell table:style-name="ce40" office:value-type="float" office:value="33" calcext:value-type="float">
            <text:p>3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PRODUTOS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70" calcext:value-type="float">
            <text:p>7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08" calcext:value-type="date">
            <text:p>08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38.75" calcext:value-type="float">
            <text:p>338,7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09" calcext:value-type="date">
            <text:p>09/12/15</text:p>
          </table:table-cell>
          <table:table-cell table:style-name="ce4" office:value-type="string" calcext:value-type="string">
            <text:p>', account_id: '</text:p>
          </table:table-cell>
          <table:table-cell table:style-name="ce40" office:value-type="float" office:value="33" calcext:value-type="float">
            <text:p>3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PRODUTOS FARMACIA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09" calcext:value-type="date">
            <text:p>09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800" calcext:value-type="float">
            <text:p>80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09" calcext:value-type="date">
            <text:p>09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09" calcext:value-type="date">
            <text:p>09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99.9" calcext:value-type="float">
            <text:p>499,9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10" calcext:value-type="date">
            <text:p>10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791.65" calcext:value-type="float">
            <text:p>791,6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10" calcext:value-type="date">
            <text:p>10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Cães e gatos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150" calcext:value-type="float">
            <text:p>1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10" calcext:value-type="date">
            <text:p>10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03.3" calcext:value-type="float">
            <text:p>303,3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10" calcext:value-type="date">
            <text:p>10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788" calcext:value-type="float">
            <text:p>788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11" calcext:value-type="date">
            <text:p>11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657.7" calcext:value-type="float">
            <text:p>657,7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11" calcext:value-type="date">
            <text:p>11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Passeio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85" calcext:value-type="float">
            <text:p>8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12" calcext:value-type="date">
            <text:p>12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80" calcext:value-type="float">
            <text:p>8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12" calcext:value-type="date">
            <text:p>12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Roupa Nati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12" calcext:value-type="date">
            <text:p>12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56.15" calcext:value-type="float">
            <text:p>456,1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14" calcext:value-type="date">
            <text:p>14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14" calcext:value-type="date">
            <text:p>14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18.3" calcext:value-type="float">
            <text:p>218,3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14" calcext:value-type="date">
            <text:p>14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VITRINE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200" calcext:value-type="float">
            <text:p>20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14" calcext:value-type="date">
            <text:p>14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luz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39" calcext:value-type="float">
            <text:p>39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15" calcext:value-type="date">
            <text:p>15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1" calcext:value-type="float">
            <text:p>2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9" calcext:value-type="float">
            <text:p>39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15" calcext:value-type="date">
            <text:p>15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Cartão Crédito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400" calcext:value-type="float">
            <text:p>40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15" calcext:value-type="date">
            <text:p>15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700" calcext:value-type="float">
            <text:p>70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15" calcext:value-type="date">
            <text:p>15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25.35" calcext:value-type="float">
            <text:p>325,3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15" calcext:value-type="date">
            <text:p>15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2" calcext:value-type="float">
            <text:p>12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15" calcext:value-type="date">
            <text:p>15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65.4" calcext:value-type="float">
            <text:p>265,4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17" calcext:value-type="date">
            <text:p>17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98.25" calcext:value-type="float">
            <text:p>298,2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18" calcext:value-type="date">
            <text:p>18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86.1" calcext:value-type="float">
            <text:p>486,1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19" calcext:value-type="date">
            <text:p>19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9" calcext:value-type="float">
            <text:p>19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27" calcext:value-type="float">
            <text:p>427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19" calcext:value-type="date">
            <text:p>19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42.4" calcext:value-type="float">
            <text:p>1042,4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21" calcext:value-type="date">
            <text:p>21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0" calcext:value-type="float">
            <text:p>10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21" calcext:value-type="date">
            <text:p>21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6" calcext:value-type="float">
            <text:p>26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21" calcext:value-type="date">
            <text:p>21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51.25" calcext:value-type="float">
            <text:p>551,2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21" calcext:value-type="date">
            <text:p>21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1000" calcext:value-type="float">
            <text:p>100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21" calcext:value-type="date">
            <text:p>21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0" calcext:value-type="float">
            <text:p>10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21" calcext:value-type="date">
            <text:p>21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Acerto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150" calcext:value-type="float">
            <text:p>1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22" calcext:value-type="date">
            <text:p>22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50" calcext:value-type="float">
            <text:p>1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22" calcext:value-type="date">
            <text:p>22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660.2" calcext:value-type="float">
            <text:p>660,2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23" calcext:value-type="date">
            <text:p>23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5" calcext:value-type="float">
            <text:p>1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23" calcext:value-type="date">
            <text:p>23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9" calcext:value-type="float">
            <text:p>29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5" calcext:value-type="float">
            <text:p>4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23" calcext:value-type="date">
            <text:p>23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966.1" calcext:value-type="float">
            <text:p>966,1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24" calcext:value-type="date">
            <text:p>24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24" calcext:value-type="date">
            <text:p>24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884.9" calcext:value-type="float">
            <text:p>884,9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26" calcext:value-type="date">
            <text:p>26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26" calcext:value-type="date">
            <text:p>26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88.55" calcext:value-type="float">
            <text:p>188,5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28" calcext:value-type="date">
            <text:p>28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2.6" calcext:value-type="float">
            <text:p>102,6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28" calcext:value-type="date">
            <text:p>28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64.15" calcext:value-type="float">
            <text:p>264,1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28" calcext:value-type="date">
            <text:p>28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200" calcext:value-type="float">
            <text:p>20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28" calcext:value-type="date">
            <text:p>28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Toalhas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200" calcext:value-type="float">
            <text:p>20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29" calcext:value-type="date">
            <text:p>29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00" calcext:value-type="float">
            <text:p>100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29" calcext:value-type="date">
            <text:p>29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50" calcext:value-type="float">
            <text:p>1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29" calcext:value-type="date">
            <text:p>29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37.35" calcext:value-type="float">
            <text:p>537,3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30" calcext:value-type="date">
            <text:p>30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58.3" calcext:value-type="float">
            <text:p>458,3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30" calcext:value-type="date">
            <text:p>30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" calcext:value-type="float">
            <text:p>4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30" calcext:value-type="date">
            <text:p>30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673.1" calcext:value-type="float">
            <text:p>673,1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31" calcext:value-type="date">
            <text:p>31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841.95" calcext:value-type="float">
            <text:p>841,9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39" office:value-type="date" office:date-value="2015-12-31" calcext:value-type="date">
            <text:p>31/12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0" calcext:value-type="float">
            <text:p>10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04" calcext:value-type="date">
            <text:p>04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54.6" calcext:value-type="float">
            <text:p>154,6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04" calcext:value-type="date">
            <text:p>04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2.7" calcext:value-type="float">
            <text:p>102,7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04" calcext:value-type="date">
            <text:p>04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29.1" calcext:value-type="float">
            <text:p>129,1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05" calcext:value-type="date">
            <text:p>05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1" calcext:value-type="float">
            <text:p>2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0" calcext:value-type="float">
            <text:p>3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05" calcext:value-type="date">
            <text:p>05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5" calcext:value-type="float">
            <text:p>2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05" calcext:value-type="date">
            <text:p>05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88.95" calcext:value-type="float">
            <text:p>188,9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06" calcext:value-type="date">
            <text:p>06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sapatilha/camiseta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90" calcext:value-type="float">
            <text:p>9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06" calcext:value-type="date">
            <text:p>06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Impressora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90" calcext:value-type="float">
            <text:p>9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06" calcext:value-type="date">
            <text:p>06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18.05" calcext:value-type="float">
            <text:p>118,0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07" calcext:value-type="date">
            <text:p>07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58.3" calcext:value-type="float">
            <text:p>458,3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07" calcext:value-type="date">
            <text:p>07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4.75" calcext:value-type="float">
            <text:p>104,7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07" calcext:value-type="date">
            <text:p>07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4" calcext:value-type="float">
            <text:p>2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95.4" calcext:value-type="float">
            <text:p>295,4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07" calcext:value-type="date">
            <text:p>07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95.9" calcext:value-type="float">
            <text:p>395,9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08" calcext:value-type="date">
            <text:p>08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0" calcext:value-type="float">
            <text:p>10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08" calcext:value-type="date">
            <text:p>08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10" calcext:value-type="float">
            <text:p>11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08" calcext:value-type="date">
            <text:p>08/01/16</text:p>
          </table:table-cell>
          <table:table-cell table:style-name="ce4" office:value-type="string" calcext:value-type="string">
            <text:p>', account_id: '</text:p>
          </table:table-cell>
          <table:table-cell table:style-name="ce40" office:value-type="float" office:value="22" calcext:value-type="float">
            <text:p>2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ESCRITORIO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5" calcext:value-type="float">
            <text:p>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08" calcext:value-type="date">
            <text:p>08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13.85" calcext:value-type="float">
            <text:p>213,8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09" calcext:value-type="date">
            <text:p>09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2.7" calcext:value-type="float">
            <text:p>102,7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09" calcext:value-type="date">
            <text:p>09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791.6" calcext:value-type="float">
            <text:p>791,6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09" calcext:value-type="date">
            <text:p>09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Atacadão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250" calcext:value-type="float">
            <text:p>2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09" calcext:value-type="date">
            <text:p>09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86.9" calcext:value-type="float">
            <text:p>186,9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11" calcext:value-type="date">
            <text:p>11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788" calcext:value-type="float">
            <text:p>788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11" calcext:value-type="date">
            <text:p>11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08.6" calcext:value-type="float">
            <text:p>408,6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11" calcext:value-type="date">
            <text:p>11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600.25" calcext:value-type="float">
            <text:p>600,2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11" calcext:value-type="date">
            <text:p>11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51" calcext:value-type="float">
            <text:p>151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11" calcext:value-type="date">
            <text:p>11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25.25" calcext:value-type="float">
            <text:p>125,2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12" calcext:value-type="date">
            <text:p>12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22.5" calcext:value-type="float">
            <text:p>322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12" calcext:value-type="date">
            <text:p>12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5" calcext:value-type="float">
            <text:p>3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13" calcext:value-type="date">
            <text:p>13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68.65" calcext:value-type="float">
            <text:p>268,6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14" calcext:value-type="date">
            <text:p>14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6" calcext:value-type="float">
            <text:p>2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30" calcext:value-type="float">
            <text:p>13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14" calcext:value-type="date">
            <text:p>14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Uniforme Nati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14" calcext:value-type="date">
            <text:p>14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91.95" calcext:value-type="float">
            <text:p>291,9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15" calcext:value-type="date">
            <text:p>15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30" calcext:value-type="float">
            <text:p>30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35.65" calcext:value-type="float">
            <text:p>335,6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15" calcext:value-type="date">
            <text:p>15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Cartão Rebeca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224.3" calcext:value-type="float">
            <text:p>224,3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15" calcext:value-type="date">
            <text:p>15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32" calcext:value-type="float">
            <text:p>3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ACESSÓRIOS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70" calcext:value-type="float">
            <text:p>7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15" calcext:value-type="date">
            <text:p>15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16.45" calcext:value-type="float">
            <text:p>216,4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16" calcext:value-type="date">
            <text:p>16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641.9" calcext:value-type="float">
            <text:p>641,9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18" calcext:value-type="date">
            <text:p>18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51" calcext:value-type="float">
            <text:p>151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18" calcext:value-type="date">
            <text:p>18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32" calcext:value-type="float">
            <text:p>3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ACESSÓRIOS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93" calcext:value-type="float">
            <text:p>93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18" calcext:value-type="date">
            <text:p>18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Bolo Nati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65" calcext:value-type="float">
            <text:p>6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18" calcext:value-type="date">
            <text:p>18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82.6" calcext:value-type="float">
            <text:p>182,6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19" calcext:value-type="date">
            <text:p>19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32" calcext:value-type="float">
            <text:p>3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ACESSÓRIOS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15" calcext:value-type="float">
            <text:p>1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19" calcext:value-type="date">
            <text:p>19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47.45" calcext:value-type="float">
            <text:p>247,4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20" calcext:value-type="date">
            <text:p>20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20" calcext:value-type="date">
            <text:p>20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Uniforme Nati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35" calcext:value-type="float">
            <text:p>3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20" calcext:value-type="date">
            <text:p>20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1.5" calcext:value-type="float">
            <text:p>11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20" calcext:value-type="date">
            <text:p>20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46.35" calcext:value-type="float">
            <text:p>246,3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21" calcext:value-type="date">
            <text:p>21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Cloro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100" calcext:value-type="float">
            <text:p>10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21" calcext:value-type="date">
            <text:p>21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3.5" calcext:value-type="float">
            <text:p>23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21" calcext:value-type="date">
            <text:p>21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13" calcext:value-type="float">
            <text:p>513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22" calcext:value-type="date">
            <text:p>22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300" calcext:value-type="float">
            <text:p>30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22" calcext:value-type="date">
            <text:p>22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4" calcext:value-type="float">
            <text:p>2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95.5" calcext:value-type="float">
            <text:p>295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22" calcext:value-type="date">
            <text:p>22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90.5" calcext:value-type="float">
            <text:p>390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22" calcext:value-type="date">
            <text:p>22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5.5" calcext:value-type="float">
            <text:p>45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22" calcext:value-type="date">
            <text:p>22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48.55" calcext:value-type="float">
            <text:p>348,5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23" calcext:value-type="date">
            <text:p>23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5" calcext:value-type="float">
            <text:p>4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23" calcext:value-type="date">
            <text:p>23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6.5" calcext:value-type="float">
            <text:p>6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23" calcext:value-type="date">
            <text:p>23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5.85" calcext:value-type="float">
            <text:p>15,8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23" calcext:value-type="date">
            <text:p>23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35.35" calcext:value-type="float">
            <text:p>435,3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25" calcext:value-type="date">
            <text:p>25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Natália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55" calcext:value-type="float">
            <text:p>5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25" calcext:value-type="date">
            <text:p>25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0" calcext:value-type="float">
            <text:p>3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25" calcext:value-type="date">
            <text:p>25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51" calcext:value-type="float">
            <text:p>151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25" calcext:value-type="date">
            <text:p>25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34.85" calcext:value-type="float">
            <text:p>234,8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26" calcext:value-type="date">
            <text:p>26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50.2" calcext:value-type="float">
            <text:p>250,2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27" calcext:value-type="date">
            <text:p>27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51.8" calcext:value-type="float">
            <text:p>251,8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27" calcext:value-type="date">
            <text:p>27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35.7" calcext:value-type="float">
            <text:p>335,7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27" calcext:value-type="date">
            <text:p>27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41.4" calcext:value-type="float">
            <text:p>441,4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27" calcext:value-type="date">
            <text:p>27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9" calcext:value-type="float">
            <text:p>19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75" calcext:value-type="float">
            <text:p>17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27" calcext:value-type="date">
            <text:p>27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80" calcext:value-type="float">
            <text:p>8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27" calcext:value-type="date">
            <text:p>27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0" calcext:value-type="float">
            <text:p>10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27" calcext:value-type="date">
            <text:p>27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ESCRITÓRIO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20" calcext:value-type="float">
            <text:p>2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27" calcext:value-type="date">
            <text:p>27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52.85" calcext:value-type="float">
            <text:p>152,8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28" calcext:value-type="date">
            <text:p>28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56" calcext:value-type="float">
            <text:p>356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29" calcext:value-type="date">
            <text:p>29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29" calcext:value-type="date">
            <text:p>29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5" calcext:value-type="float">
            <text:p>1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29" calcext:value-type="date">
            <text:p>29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48.25" calcext:value-type="float">
            <text:p>248,2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30" calcext:value-type="date">
            <text:p>30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74.7" calcext:value-type="float">
            <text:p>474,7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1-30" calcext:value-type="date">
            <text:p>30/01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60" calcext:value-type="float">
            <text:p>26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01" calcext:value-type="date">
            <text:p>01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2" calcext:value-type="float">
            <text:p>32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01" calcext:value-type="date">
            <text:p>01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16.2" calcext:value-type="float">
            <text:p>216,2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02" calcext:value-type="date">
            <text:p>02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80" calcext:value-type="float">
            <text:p>8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02" calcext:value-type="date">
            <text:p>02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9" calcext:value-type="float">
            <text:p>29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90" calcext:value-type="float">
            <text:p>9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02" calcext:value-type="date">
            <text:p>02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39" calcext:value-type="float">
            <text:p>39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4" calcext:value-type="float">
            <text:p>54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02" calcext:value-type="date">
            <text:p>02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77.85" calcext:value-type="float">
            <text:p>277,8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03" calcext:value-type="date">
            <text:p>03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03" calcext:value-type="date">
            <text:p>03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35.7" calcext:value-type="float">
            <text:p>335,7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03" calcext:value-type="date">
            <text:p>03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51.8" calcext:value-type="float">
            <text:p>251,8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03" calcext:value-type="date">
            <text:p>03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67.35" calcext:value-type="float">
            <text:p>367,3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03" calcext:value-type="date">
            <text:p>03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ESCRITORIO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10" calcext:value-type="float">
            <text:p>1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03" calcext:value-type="date">
            <text:p>03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0" calcext:value-type="float">
            <text:p>4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04" calcext:value-type="date">
            <text:p>04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" calcext:value-type="float">
            <text:p>2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04" calcext:value-type="date">
            <text:p>04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24.3" calcext:value-type="float">
            <text:p>424,3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05" calcext:value-type="date">
            <text:p>05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850" calcext:value-type="float">
            <text:p>8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05" calcext:value-type="date">
            <text:p>05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0" calcext:value-type="float">
            <text:p>20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05" calcext:value-type="date">
            <text:p>05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00.5" calcext:value-type="float">
            <text:p>300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05" calcext:value-type="date">
            <text:p>05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37" calcext:value-type="float">
            <text:p>37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15.5" calcext:value-type="float">
            <text:p>315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05" calcext:value-type="date">
            <text:p>05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06.85" calcext:value-type="float">
            <text:p>306,8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06" calcext:value-type="date">
            <text:p>06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4" calcext:value-type="float">
            <text:p>2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95.4" calcext:value-type="float">
            <text:p>295,4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06" calcext:value-type="date">
            <text:p>06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06" calcext:value-type="date">
            <text:p>06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601.9" calcext:value-type="float">
            <text:p>601,9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06" calcext:value-type="date">
            <text:p>06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0" calcext:value-type="float">
            <text:p>4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06" calcext:value-type="date">
            <text:p>06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0" calcext:value-type="float">
            <text:p>10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08" calcext:value-type="date">
            <text:p>08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85.8" calcext:value-type="float">
            <text:p>85,8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10" calcext:value-type="date">
            <text:p>10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08.5" calcext:value-type="float">
            <text:p>408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10" calcext:value-type="date">
            <text:p>10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4.4" calcext:value-type="float">
            <text:p>204,4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11" calcext:value-type="date">
            <text:p>11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0" calcext:value-type="float">
            <text:p>4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11" calcext:value-type="date">
            <text:p>11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Remédio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30" calcext:value-type="float">
            <text:p>3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11" calcext:value-type="date">
            <text:p>11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81.5" calcext:value-type="float">
            <text:p>181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12" calcext:value-type="date">
            <text:p>12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00" calcext:value-type="float">
            <text:p>30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12" calcext:value-type="date">
            <text:p>12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788" calcext:value-type="float">
            <text:p>788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12" calcext:value-type="date">
            <text:p>12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70" calcext:value-type="float">
            <text:p>7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12" calcext:value-type="date">
            <text:p>12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38.5" calcext:value-type="float">
            <text:p>438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12" calcext:value-type="date">
            <text:p>12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13" calcext:value-type="date">
            <text:p>13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41.9" calcext:value-type="float">
            <text:p>441,9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15" calcext:value-type="date">
            <text:p>15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60" calcext:value-type="float">
            <text:p>6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15" calcext:value-type="date">
            <text:p>15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79.7" calcext:value-type="float">
            <text:p>379,7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15" calcext:value-type="date">
            <text:p>15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63.55" calcext:value-type="float">
            <text:p>263,5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16" calcext:value-type="date">
            <text:p>16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76.2" calcext:value-type="float">
            <text:p>276,2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16" calcext:value-type="date">
            <text:p>16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4" calcext:value-type="float">
            <text:p>44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16" calcext:value-type="date">
            <text:p>16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72" calcext:value-type="float">
            <text:p>72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16" calcext:value-type="date">
            <text:p>16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99.4" calcext:value-type="float">
            <text:p>399,4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17" calcext:value-type="date">
            <text:p>17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17" calcext:value-type="date">
            <text:p>17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8" calcext:value-type="float">
            <text:p>28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17" calcext:value-type="date">
            <text:p>17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" calcext:value-type="float">
            <text:p>2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17" calcext:value-type="date">
            <text:p>17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17" calcext:value-type="date">
            <text:p>17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ESCRITORIO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17" calcext:value-type="float">
            <text:p>17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17" calcext:value-type="date">
            <text:p>17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ACESSÓRIOS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25" calcext:value-type="float">
            <text:p>2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17" calcext:value-type="date">
            <text:p>17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71.25" calcext:value-type="float">
            <text:p>271,2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18" calcext:value-type="date">
            <text:p>18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" calcext:value-type="float">
            <text:p>2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18" calcext:value-type="date">
            <text:p>18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" calcext:value-type="float">
            <text:p>2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18" calcext:value-type="date">
            <text:p>18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31" calcext:value-type="float">
            <text:p>3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PANFLETAGEM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40" calcext:value-type="float">
            <text:p>4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18" calcext:value-type="date">
            <text:p>18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80.85" calcext:value-type="float">
            <text:p>180,8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19" calcext:value-type="date">
            <text:p>19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" calcext:value-type="float">
            <text:p>1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19" calcext:value-type="date">
            <text:p>19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14" calcext:value-type="float">
            <text:p>114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19" calcext:value-type="date">
            <text:p>19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0" calcext:value-type="float">
            <text:p>10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19" calcext:value-type="date">
            <text:p>19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" calcext:value-type="float">
            <text:p>1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19" calcext:value-type="date">
            <text:p>19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5" calcext:value-type="float">
            <text:p>1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19" calcext:value-type="date">
            <text:p>19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MANUTENCAO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15" calcext:value-type="float">
            <text:p>1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19" calcext:value-type="date">
            <text:p>19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70.25" calcext:value-type="float">
            <text:p>370,2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20" calcext:value-type="date">
            <text:p>20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2" calcext:value-type="float">
            <text:p>52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20" calcext:value-type="date">
            <text:p>20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2" calcext:value-type="float">
            <text:p>12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20" calcext:value-type="date">
            <text:p>20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20" calcext:value-type="date">
            <text:p>20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" calcext:value-type="float">
            <text:p>1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20" calcext:value-type="date">
            <text:p>20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44" calcext:value-type="float">
            <text:p>4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5" calcext:value-type="float">
            <text:p>2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20" calcext:value-type="date">
            <text:p>20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20" calcext:value-type="date">
            <text:p>20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9" calcext:value-type="float">
            <text:p>19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96" calcext:value-type="float">
            <text:p>596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21" calcext:value-type="date">
            <text:p>21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70" calcext:value-type="float">
            <text:p>7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21" calcext:value-type="date">
            <text:p>21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22" calcext:value-type="date">
            <text:p>22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22" calcext:value-type="date">
            <text:p>22/02/16</text:p>
          </table:table-cell>
          <table:table-cell table:style-name="ce4" office:value-type="string" calcext:value-type="string">
            <text:p>', account_id: '</text:p>
          </table:table-cell>
          <table:table-cell table:style-name="ce40" office:value-type="float" office:value="22" calcext:value-type="float">
            <text:p>2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INSS BECA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45" calcext:value-type="float">
            <text:p>4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22" calcext:value-type="date">
            <text:p>22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Dia 19/02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300.45" calcext:value-type="float">
            <text:p>300,4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22" calcext:value-type="date">
            <text:p>22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15.5" calcext:value-type="float">
            <text:p>115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23" calcext:value-type="date">
            <text:p>23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66.7" calcext:value-type="float">
            <text:p>166,7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24" calcext:value-type="date">
            <text:p>24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" calcext:value-type="float">
            <text:p>1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24" calcext:value-type="date">
            <text:p>24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99.85" calcext:value-type="float">
            <text:p>99,8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24" calcext:value-type="date">
            <text:p>24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19.5" calcext:value-type="float">
            <text:p>219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24" calcext:value-type="date">
            <text:p>24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19.4" calcext:value-type="float">
            <text:p>319,4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24" calcext:value-type="date">
            <text:p>24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35.05" calcext:value-type="float">
            <text:p>135,0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25" calcext:value-type="date">
            <text:p>25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5" calcext:value-type="float">
            <text:p>1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25" calcext:value-type="date">
            <text:p>25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0" calcext:value-type="float">
            <text:p>4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25" calcext:value-type="date">
            <text:p>25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54.85" calcext:value-type="float">
            <text:p>254,8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26" calcext:value-type="date">
            <text:p>26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32" calcext:value-type="float">
            <text:p>3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ACESSÓRIOS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30" calcext:value-type="float">
            <text:p>3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26" calcext:value-type="date">
            <text:p>26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78" calcext:value-type="float">
            <text:p>278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26" calcext:value-type="date">
            <text:p>26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41.35" calcext:value-type="float">
            <text:p>441,3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26" calcext:value-type="date">
            <text:p>26/02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Carro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35" calcext:value-type="float">
            <text:p>3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26" calcext:value-type="date">
            <text:p>26/02/16</text:p>
          </table:table-cell>
          <table:table-cell table:style-name="ce4" office:value-type="string" calcext:value-type="string">
            <text:p>', account_id: '</text:p>
          </table:table-cell>
          <table:table-cell table:style-name="ce31" table:content-validation-name="val1" office:value-type="float" office:value="4" calcext:value-type="float">
            <text:p>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" calcext:value-type="float">
            <text:p>1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26" calcext:value-type="date">
            <text:p>26/02/16</text:p>
          </table:table-cell>
          <table:table-cell table:style-name="ce4" office:value-type="string" calcext:value-type="string">
            <text:p>', account_id: '</text:p>
          </table:table-cell>
          <table:table-cell table:style-name="ce31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/>
          <table:table-cell table:style-name="ce4" office:value-type="string" calcext:value-type="string">
            <text:p>', value: '</text:p>
          </table:table-cell>
          <table:table-cell table:style-name="ce15" office:value-type="float" office:value="10" calcext:value-type="float">
            <text:p>1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26" calcext:value-type="date">
            <text:p>26/02/16</text:p>
          </table:table-cell>
          <table:table-cell table:style-name="ce4" office:value-type="string" calcext:value-type="string">
            <text:p>', account_id: '</text:p>
          </table:table-cell>
          <table:table-cell table:style-name="ce31" table:content-validation-name="val1" office:value-type="float" office:value="5" calcext:value-type="float">
            <text:p>5</text:p>
          </table:table-cell>
          <table:table-cell table:style-name="ce4" office:value-type="string" calcext:value-type="string">
            <text:p>', description: '</text:p>
          </table:table-cell>
          <table:table-cell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2-26" calcext:value-type="date">
            <text:p>26/02/16</text:p>
          </table:table-cell>
          <table:table-cell table:style-name="ce4" office:value-type="string" calcext:value-type="string">
            <text:p>', account_id: '</text:p>
          </table:table-cell>
          <table:table-cell table:style-name="ce31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/>
          <table:table-cell table:style-name="ce4" office:value-type="string" calcext:value-type="string">
            <text:p>', value: '</text:p>
          </table:table-cell>
          <table:table-cell table:style-name="ce15" office:value-type="float" office:value="380" calcext:value-type="float">
            <text:p>38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52" office:value-type="date" office:date-value="2016-02-27" calcext:value-type="date">
            <text:p>27/02/16</text:p>
          </table:table-cell>
          <table:table-cell table:style-name="ce4" office:value-type="string" calcext:value-type="string">
            <text:p>', account_id: '</text:p>
          </table:table-cell>
          <table:table-cell table:style-name="ce31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/>
          <table:table-cell table:style-name="ce4" office:value-type="string" calcext:value-type="string">
            <text:p>', value: '</text:p>
          </table:table-cell>
          <table:table-cell table:style-name="ce15" office:value-type="float" office:value="12" calcext:value-type="float">
            <text:p>12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52" office:value-type="date" office:date-value="2016-02-27" calcext:value-type="date">
            <text:p>27/02/16</text:p>
          </table:table-cell>
          <table:table-cell table:style-name="ce4" office:value-type="string" calcext:value-type="string">
            <text:p>', account_id: '</text:p>
          </table:table-cell>
          <table:table-cell table:style-name="ce31" table:content-validation-name="val1" office:value-type="float" office:value="11" calcext:value-type="float">
            <text:p>11</text:p>
          </table:table-cell>
          <table:table-cell table:style-name="ce4" office:value-type="string" calcext:value-type="string">
            <text:p>', description: '</text:p>
          </table:table-cell>
          <table:table-cell/>
          <table:table-cell table:style-name="ce4" office:value-type="string" calcext:value-type="string">
            <text:p>', value: '</text:p>
          </table:table-cell>
          <table:table-cell table:style-name="ce15" office:value-type="float" office:value="35" calcext:value-type="float">
            <text:p>3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52" office:value-type="date" office:date-value="2016-02-27" calcext:value-type="date">
            <text:p>27/02/16</text:p>
          </table:table-cell>
          <table:table-cell table:style-name="ce4" office:value-type="string" calcext:value-type="string">
            <text:p>', account_id: '</text:p>
          </table:table-cell>
          <table:table-cell table:style-name="ce31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/>
          <table:table-cell table:style-name="ce4" office:value-type="string" calcext:value-type="string">
            <text:p>', value: '</text:p>
          </table:table-cell>
          <table:table-cell table:style-name="ce15" office:value-type="float" office:value="416.45" calcext:value-type="float">
            <text:p>416,4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52" office:value-type="date" office:date-value="2016-02-29" calcext:value-type="date">
            <text:p>29/02/16</text:p>
          </table:table-cell>
          <table:table-cell table:style-name="ce4" office:value-type="string" calcext:value-type="string">
            <text:p>', account_id: '</text:p>
          </table:table-cell>
          <table:table-cell table:style-name="ce31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/>
          <table:table-cell table:style-name="ce4" office:value-type="string" calcext:value-type="string">
            <text:p>', value: '</text:p>
          </table:table-cell>
          <table:table-cell table:style-name="ce15" office:value-type="float" office:value="5" calcext:value-type="float">
            <text:p>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52" office:value-type="date" office:date-value="2016-02-29" calcext:value-type="date">
            <text:p>29/02/16</text:p>
          </table:table-cell>
          <table:table-cell table:style-name="ce4" office:value-type="string" calcext:value-type="string">
            <text:p>', account_id: '</text:p>
          </table:table-cell>
          <table:table-cell table:style-name="ce31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/>
          <table:table-cell table:style-name="ce4" office:value-type="string" calcext:value-type="string">
            <text:p>', value: '</text:p>
          </table:table-cell>
          <table:table-cell table:style-name="ce15" office:value-type="float" office:value="167.45" calcext:value-type="float">
            <text:p>167,4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01" calcext:value-type="date">
            <text:p>01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01" calcext:value-type="date">
            <text:p>01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35" calcext:value-type="float">
            <text:p>3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95" calcext:value-type="float">
            <text:p>9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01" calcext:value-type="date">
            <text:p>01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" calcext:value-type="float">
            <text:p>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01" calcext:value-type="date">
            <text:p>01/03/16</text:p>
          </table:table-cell>
          <table:table-cell table:style-name="ce4" office:value-type="string" calcext:value-type="string">
            <text:p>', account_id: '</text:p>
          </table:table-cell>
          <table:table-cell table:style-name="ce40" office:value-type="float" office:value="22" calcext:value-type="float">
            <text:p>2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Escritório 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10" calcext:value-type="float">
            <text:p>1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01" calcext:value-type="date">
            <text:p>01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76.1" calcext:value-type="float">
            <text:p>376,1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01" calcext:value-type="date">
            <text:p>01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0" calcext:value-type="float">
            <text:p>3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02" calcext:value-type="date">
            <text:p>02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31.55" calcext:value-type="float">
            <text:p>331,5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02" calcext:value-type="date">
            <text:p>02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19.05" calcext:value-type="float">
            <text:p>319,0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03" calcext:value-type="date">
            <text:p>03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3" calcext:value-type="float">
            <text:p>13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03" calcext:value-type="date">
            <text:p>03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60.95" calcext:value-type="float">
            <text:p>160,9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04" calcext:value-type="date">
            <text:p>04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04" calcext:value-type="date">
            <text:p>04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" calcext:value-type="float">
            <text:p>1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04" calcext:value-type="date">
            <text:p>04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" calcext:value-type="float">
            <text:p>1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04" calcext:value-type="date">
            <text:p>04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0" calcext:value-type="float">
            <text:p>10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04" calcext:value-type="date">
            <text:p>04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36.25" calcext:value-type="float">
            <text:p>236,2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05" calcext:value-type="date">
            <text:p>05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REFORMA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30" calcext:value-type="float">
            <text:p>3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05" calcext:value-type="date">
            <text:p>05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" calcext:value-type="float">
            <text:p>2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05" calcext:value-type="date">
            <text:p>05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696.9" calcext:value-type="float">
            <text:p>696,9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07" calcext:value-type="date">
            <text:p>07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78" calcext:value-type="float">
            <text:p>278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07" calcext:value-type="date">
            <text:p>07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40" calcext:value-type="float">
            <text:p>40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14.5" calcext:value-type="float">
            <text:p>414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07" calcext:value-type="date">
            <text:p>07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REFORMA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30" calcext:value-type="float">
            <text:p>3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07" calcext:value-type="date">
            <text:p>07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2" calcext:value-type="float">
            <text:p>12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07" calcext:value-type="date">
            <text:p>07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" calcext:value-type="float">
            <text:p>2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07" calcext:value-type="date">
            <text:p>07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48.85" calcext:value-type="float">
            <text:p>248,8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08" calcext:value-type="date">
            <text:p>08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08" calcext:value-type="date">
            <text:p>08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" calcext:value-type="float">
            <text:p>2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08" calcext:value-type="date">
            <text:p>08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" calcext:value-type="float">
            <text:p>2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08" calcext:value-type="date">
            <text:p>08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41.5" calcext:value-type="float">
            <text:p>241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08" calcext:value-type="date">
            <text:p>08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550" calcext:value-type="float">
            <text:p>5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08" calcext:value-type="date">
            <text:p>08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10.25" calcext:value-type="float">
            <text:p>310,2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09" calcext:value-type="date">
            <text:p>09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REFORMA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30" calcext:value-type="float">
            <text:p>3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09" calcext:value-type="date">
            <text:p>09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7" calcext:value-type="float">
            <text:p>7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80" calcext:value-type="float">
            <text:p>8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09" calcext:value-type="date">
            <text:p>09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" calcext:value-type="float">
            <text:p>2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09" calcext:value-type="date">
            <text:p>09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79.75" calcext:value-type="float">
            <text:p>379,7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10" calcext:value-type="date">
            <text:p>10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65" calcext:value-type="float">
            <text:p>6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10" calcext:value-type="date">
            <text:p>10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32" calcext:value-type="float">
            <text:p>3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ACESSÓRIOS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85" calcext:value-type="float">
            <text:p>8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10" calcext:value-type="date">
            <text:p>10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" calcext:value-type="float">
            <text:p>2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10" calcext:value-type="date">
            <text:p>10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605.05" calcext:value-type="float">
            <text:p>605,0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11" calcext:value-type="date">
            <text:p>11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39" calcext:value-type="float">
            <text:p>39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30" calcext:value-type="float">
            <text:p>13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11" calcext:value-type="date">
            <text:p>11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24.9" calcext:value-type="float">
            <text:p>424,9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11" calcext:value-type="date">
            <text:p>11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06.35" calcext:value-type="float">
            <text:p>406,3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12" calcext:value-type="date">
            <text:p>12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" calcext:value-type="float">
            <text:p>2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12" calcext:value-type="date">
            <text:p>12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5" calcext:value-type="float">
            <text:p>2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12" calcext:value-type="date">
            <text:p>12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" calcext:value-type="float">
            <text:p>2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12" calcext:value-type="date">
            <text:p>12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53" calcext:value-type="float">
            <text:p>353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12" calcext:value-type="date">
            <text:p>12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14" calcext:value-type="date">
            <text:p>14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788" calcext:value-type="float">
            <text:p>788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14" calcext:value-type="date">
            <text:p>14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100" calcext:value-type="float">
            <text:p>10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14" calcext:value-type="date">
            <text:p>14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81.75" calcext:value-type="float">
            <text:p>281,7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14" calcext:value-type="date">
            <text:p>14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" calcext:value-type="float">
            <text:p>1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14" calcext:value-type="date">
            <text:p>14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15" calcext:value-type="date">
            <text:p>15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45" calcext:value-type="float">
            <text:p>4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9" calcext:value-type="float">
            <text:p>39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15" calcext:value-type="date">
            <text:p>15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79.8" calcext:value-type="float">
            <text:p>379,8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15" calcext:value-type="date">
            <text:p>15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41.5" calcext:value-type="float">
            <text:p>241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15" calcext:value-type="date">
            <text:p>15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70" calcext:value-type="float">
            <text:p>27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16" calcext:value-type="date">
            <text:p>16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" calcext:value-type="float">
            <text:p>1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16" calcext:value-type="date">
            <text:p>16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0.4" calcext:value-type="float">
            <text:p>200,4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16" calcext:value-type="date">
            <text:p>16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16.85" calcext:value-type="float">
            <text:p>316,8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16" calcext:value-type="date">
            <text:p>16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66.75" calcext:value-type="float">
            <text:p>266,7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17" calcext:value-type="date">
            <text:p>17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" calcext:value-type="float">
            <text:p>1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17" calcext:value-type="date">
            <text:p>17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50" calcext:value-type="float">
            <text:p>1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17" calcext:value-type="date">
            <text:p>17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27.5" calcext:value-type="float">
            <text:p>427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18" calcext:value-type="date">
            <text:p>18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39.8" calcext:value-type="float">
            <text:p>439,8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18" calcext:value-type="date">
            <text:p>18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25.05" calcext:value-type="float">
            <text:p>425,0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18" calcext:value-type="date">
            <text:p>18/03/16</text:p>
          </table:table-cell>
          <table:table-cell table:style-name="ce4" office:value-type="string" calcext:value-type="string">
            <text:p>', account_id: '</text:p>
          </table:table-cell>
          <table:table-cell table:style-name="ce40" office:value-type="float" office:value="33" calcext:value-type="float">
            <text:p>3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ACESSÓRIOS 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20" calcext:value-type="float">
            <text:p>2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18" calcext:value-type="date">
            <text:p>18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5" calcext:value-type="float">
            <text:p>1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19" calcext:value-type="date">
            <text:p>19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19" calcext:value-type="date">
            <text:p>19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" calcext:value-type="float">
            <text:p>1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19" calcext:value-type="date">
            <text:p>19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6" calcext:value-type="float">
            <text:p>16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19" calcext:value-type="date">
            <text:p>19/03/16</text:p>
          </table:table-cell>
          <table:table-cell table:style-name="ce4" office:value-type="string" calcext:value-type="string">
            <text:p>', account_id: '</text:p>
          </table:table-cell>
          <table:table-cell table:style-name="ce40" office:value-type="float" office:value="22" calcext:value-type="float">
            <text:p>2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ESCRITÓRIO 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5" calcext:value-type="float">
            <text:p>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19" calcext:value-type="date">
            <text:p>19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65" calcext:value-type="float">
            <text:p>46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21" calcext:value-type="date">
            <text:p>21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21" calcext:value-type="date">
            <text:p>21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93.45" calcext:value-type="float">
            <text:p>93,4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22" calcext:value-type="date">
            <text:p>22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10" calcext:value-type="float">
            <text:p>11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22" calcext:value-type="date">
            <text:p>22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89.3" calcext:value-type="float">
            <text:p>189,3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23" calcext:value-type="date">
            <text:p>23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600" calcext:value-type="float">
            <text:p>60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23" calcext:value-type="date">
            <text:p>23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0" calcext:value-type="float">
            <text:p>20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23" calcext:value-type="date">
            <text:p>23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35.05" calcext:value-type="float">
            <text:p>235,0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23" calcext:value-type="date">
            <text:p>23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" calcext:value-type="float">
            <text:p>2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23" calcext:value-type="date">
            <text:p>23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3" calcext:value-type="float">
            <text:p>23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24" calcext:value-type="date">
            <text:p>24/03/16</text:p>
          </table:table-cell>
          <table:table-cell table:style-name="ce4" office:value-type="string" calcext:value-type="string">
            <text:p>', account_id: '</text:p>
          </table:table-cell>
          <table:table-cell table:style-name="ce40" office:value-type="float" office:value="33" calcext:value-type="float">
            <text:p>3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ACESSÓRIOS 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90" calcext:value-type="float">
            <text:p>9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24" calcext:value-type="date">
            <text:p>24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5" calcext:value-type="float">
            <text:p>1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24" calcext:value-type="date">
            <text:p>24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99.4" calcext:value-type="float">
            <text:p>499,4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26" calcext:value-type="date">
            <text:p>26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41" calcext:value-type="float">
            <text:p>4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ACESSÓRIOS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43" calcext:value-type="float">
            <text:p>43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26" calcext:value-type="date">
            <text:p>26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26" calcext:value-type="date">
            <text:p>26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5" calcext:value-type="float">
            <text:p>1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26" calcext:value-type="date">
            <text:p>26/03/16</text:p>
          </table:table-cell>
          <table:table-cell table:style-name="ce4" office:value-type="string" calcext:value-type="string">
            <text:p>', account_id: '</text:p>
          </table:table-cell>
          <table:table-cell table:style-name="ce31" table:content-validation-name="val1" office:value-type="float" office:value="22" calcext:value-type="float">
            <text:p>2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REFORMA</text:p>
          </table:table-cell>
          <table:table-cell table:style-name="ce4" office:value-type="string" calcext:value-type="string">
            <text:p>', value: '</text:p>
          </table:table-cell>
          <table:table-cell table:style-name="ce32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26" calcext:value-type="date">
            <text:p>26/03/16</text:p>
          </table:table-cell>
          <table:table-cell table:style-name="ce4" office:value-type="string" calcext:value-type="string">
            <text:p>', account_id: '</text:p>
          </table:table-cell>
          <table:table-cell table:style-name="ce31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/>
          <table:table-cell table:style-name="ce4" office:value-type="string" calcext:value-type="string">
            <text:p>', value: '</text:p>
          </table:table-cell>
          <table:table-cell table:style-name="ce58" office:value-type="float" office:value="463.35" calcext:value-type="float">
            <text:p>463,3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56" office:value-type="date" office:date-value="2016-03-28" calcext:value-type="date">
            <text:p>28/03/16</text:p>
          </table:table-cell>
          <table:table-cell table:style-name="ce4" office:value-type="string" calcext:value-type="string">
            <text:p>', account_id: '</text:p>
          </table:table-cell>
          <table:table-cell table:style-name="ce31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/>
          <table:table-cell table:style-name="ce4" office:value-type="string" calcext:value-type="string">
            <text:p>', value: '</text:p>
          </table:table-cell>
          <table:table-cell table:style-name="ce58" office:value-type="float" office:value="250" calcext:value-type="float">
            <text:p>2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56" office:value-type="date" office:date-value="2016-03-28" calcext:value-type="date">
            <text:p>28/03/16</text:p>
          </table:table-cell>
          <table:table-cell table:style-name="ce4" office:value-type="string" calcext:value-type="string">
            <text:p>', account_id: '</text:p>
          </table:table-cell>
          <table:table-cell table:style-name="ce31" table:content-validation-name="val1" office:value-type="float" office:value="22" calcext:value-type="float">
            <text:p>22</text:p>
          </table:table-cell>
          <table:table-cell table:style-name="ce4" office:value-type="string" calcext:value-type="string">
            <text:p>', description: '</text:p>
          </table:table-cell>
          <table:table-cell office:value-type="string" calcext:value-type="string">
            <text:p>REFORMA</text:p>
          </table:table-cell>
          <table:table-cell table:style-name="ce4" office:value-type="string" calcext:value-type="string">
            <text:p>', value: '</text:p>
          </table:table-cell>
          <table:table-cell table:style-name="ce58" office:value-type="float" office:value="20" calcext:value-type="float">
            <text:p>2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56" office:value-type="date" office:date-value="2016-03-28" calcext:value-type="date">
            <text:p>28/03/16</text:p>
          </table:table-cell>
          <table:table-cell table:style-name="ce4" office:value-type="string" calcext:value-type="string">
            <text:p>', account_id: '</text:p>
          </table:table-cell>
          <table:table-cell table:style-name="ce31" table:content-validation-name="val1" office:value-type="float" office:value="20" calcext:value-type="float">
            <text:p>20</text:p>
          </table:table-cell>
          <table:table-cell table:style-name="ce4" office:value-type="string" calcext:value-type="string">
            <text:p>', description: '</text:p>
          </table:table-cell>
          <table:table-cell/>
          <table:table-cell table:style-name="ce4" office:value-type="string" calcext:value-type="string">
            <text:p>', value: '</text:p>
          </table:table-cell>
          <table:table-cell table:style-name="ce58" office:value-type="float" office:value="10" calcext:value-type="float">
            <text:p>1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56" office:value-type="date" office:date-value="2016-03-28" calcext:value-type="date">
            <text:p>28/03/16</text:p>
          </table:table-cell>
          <table:table-cell table:style-name="ce4" office:value-type="string" calcext:value-type="string">
            <text:p>', account_id: '</text:p>
          </table:table-cell>
          <table:table-cell table:style-name="ce31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/>
          <table:table-cell table:style-name="ce4" office:value-type="string" calcext:value-type="string">
            <text:p>', value: '</text:p>
          </table:table-cell>
          <table:table-cell table:style-name="ce58" office:value-type="float" office:value="80" calcext:value-type="float">
            <text:p>8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56" office:value-type="date" office:date-value="2016-03-28" calcext:value-type="date">
            <text:p>28/03/16</text:p>
          </table:table-cell>
          <table:table-cell table:style-name="ce4" office:value-type="string" calcext:value-type="string">
            <text:p>', account_id: '</text:p>
          </table:table-cell>
          <table:table-cell table:style-name="ce31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/>
          <table:table-cell table:style-name="ce4" office:value-type="string" calcext:value-type="string">
            <text:p>', value: '</text:p>
          </table:table-cell>
          <table:table-cell table:style-name="ce58" office:value-type="float" office:value="15" calcext:value-type="float">
            <text:p>1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56" office:value-type="date" office:date-value="2016-03-28" calcext:value-type="date">
            <text:p>28/03/16</text:p>
          </table:table-cell>
          <table:table-cell table:style-name="ce4" office:value-type="string" calcext:value-type="string">
            <text:p>', account_id: '</text:p>
          </table:table-cell>
          <table:table-cell table:style-name="ce31" table:content-validation-name="val1" office:value-type="float" office:value="11" calcext:value-type="float">
            <text:p>11</text:p>
          </table:table-cell>
          <table:table-cell table:style-name="ce4" office:value-type="string" calcext:value-type="string">
            <text:p>', description: '</text:p>
          </table:table-cell>
          <table:table-cell/>
          <table:table-cell table:style-name="ce4" office:value-type="string" calcext:value-type="string">
            <text:p>', value: '</text:p>
          </table:table-cell>
          <table:table-cell table:style-name="ce58" office:value-type="float" office:value="10" calcext:value-type="float">
            <text:p>1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56" office:value-type="date" office:date-value="2016-03-28" calcext:value-type="date">
            <text:p>28/03/16</text:p>
          </table:table-cell>
          <table:table-cell table:style-name="ce4" office:value-type="string" calcext:value-type="string">
            <text:p>', account_id: '</text:p>
          </table:table-cell>
          <table:table-cell table:style-name="ce31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/>
          <table:table-cell table:style-name="ce4" office:value-type="string" calcext:value-type="string">
            <text:p>', value: '</text:p>
          </table:table-cell>
          <table:table-cell table:style-name="ce58" office:value-type="float" office:value="237.8" calcext:value-type="float">
            <text:p>237,8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56" office:value-type="date" office:date-value="2016-03-29" calcext:value-type="date">
            <text:p>29/03/16</text:p>
          </table:table-cell>
          <table:table-cell table:style-name="ce4" office:value-type="string" calcext:value-type="string">
            <text:p>', account_id: '</text:p>
          </table:table-cell>
          <table:table-cell table:style-name="ce40" office:value-type="float" office:value="12" calcext:value-type="float">
            <text:p>12</text:p>
          </table:table-cell>
          <table:table-cell table:style-name="ce4" office:value-type="string" calcext:value-type="string">
            <text:p>', description: '</text:p>
          </table:table-cell>
          <table:table-cell table:style-name="ce31" table:content-validation-name="val1" office:value-type="string" calcext:value-type="string">
            <text:p>Carteira Sandra</text:p>
          </table:table-cell>
          <table:table-cell table:style-name="ce4" office:value-type="string" calcext:value-type="string">
            <text:p>', value: '</text:p>
          </table:table-cell>
          <table:table-cell table:style-name="ce58" office:value-type="float" office:value="210" calcext:value-type="float">
            <text:p>21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56" office:value-type="date" office:date-value="2016-03-29" calcext:value-type="date">
            <text:p>29/03/16</text:p>
          </table:table-cell>
          <table:table-cell table:style-name="ce4" office:value-type="string" calcext:value-type="string">
            <text:p>', account_id: '</text:p>
          </table:table-cell>
          <table:table-cell table:style-name="ce31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/>
          <table:table-cell table:style-name="ce4" office:value-type="string" calcext:value-type="string">
            <text:p>', value: '</text:p>
          </table:table-cell>
          <table:table-cell table:style-name="ce58" office:value-type="float" office:value="26" calcext:value-type="float">
            <text:p>26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56" office:value-type="date" office:date-value="2016-03-29" calcext:value-type="date">
            <text:p>29/03/16</text:p>
          </table:table-cell>
          <table:table-cell table:style-name="ce4" office:value-type="string" calcext:value-type="string">
            <text:p>', account_id: '</text:p>
          </table:table-cell>
          <table:table-cell table:style-name="ce31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/>
          <table:table-cell table:style-name="ce4" office:value-type="string" calcext:value-type="string">
            <text:p>', value: '</text:p>
          </table:table-cell>
          <table:table-cell table:style-name="ce58" office:value-type="float" office:value="30" calcext:value-type="float">
            <text:p>3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56" office:value-type="date" office:date-value="2016-03-29" calcext:value-type="date">
            <text:p>29/03/16</text:p>
          </table:table-cell>
          <table:table-cell table:style-name="ce4" office:value-type="string" calcext:value-type="string">
            <text:p>', account_id: '</text:p>
          </table:table-cell>
          <table:table-cell table:style-name="ce31" table:content-validation-name="val1" office:value-type="float" office:value="42" calcext:value-type="float">
            <text:p>42</text:p>
          </table:table-cell>
          <table:table-cell table:style-name="ce4" office:value-type="string" calcext:value-type="string">
            <text:p>', description: '</text:p>
          </table:table-cell>
          <table:table-cell/>
          <table:table-cell table:style-name="ce4" office:value-type="string" calcext:value-type="string">
            <text:p>', value: '</text:p>
          </table:table-cell>
          <table:table-cell table:style-name="ce58" office:value-type="float" office:value="130" calcext:value-type="float">
            <text:p>13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56" office:value-type="date" office:date-value="2016-03-29" calcext:value-type="date">
            <text:p>29/03/16</text:p>
          </table:table-cell>
          <table:table-cell table:style-name="ce4" office:value-type="string" calcext:value-type="string">
            <text:p>', account_id: '</text:p>
          </table:table-cell>
          <table:table-cell table:style-name="ce31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/>
          <table:table-cell table:style-name="ce4" office:value-type="string" calcext:value-type="string">
            <text:p>', value: '</text:p>
          </table:table-cell>
          <table:table-cell table:style-name="ce58" office:value-type="float" office:value="381.45" calcext:value-type="float">
            <text:p>381,4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56" office:value-type="date" office:date-value="2016-03-30" calcext:value-type="date">
            <text:p>30/03/16</text:p>
          </table:table-cell>
          <table:table-cell table:style-name="ce4" office:value-type="string" calcext:value-type="string">
            <text:p>', account_id: '</text:p>
          </table:table-cell>
          <table:table-cell table:style-name="ce31" table:content-validation-name="val1" office:value-type="float" office:value="5" calcext:value-type="float">
            <text:p>5</text:p>
          </table:table-cell>
          <table:table-cell table:style-name="ce4" office:value-type="string" calcext:value-type="string">
            <text:p>', description: '</text:p>
          </table:table-cell>
          <table:table-cell/>
          <table:table-cell table:style-name="ce4" office:value-type="string" calcext:value-type="string">
            <text:p>', value: '</text:p>
          </table:table-cell>
          <table:table-cell table:style-name="ce58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56" office:value-type="date" office:date-value="2016-03-30" calcext:value-type="date">
            <text:p>30/03/16</text:p>
          </table:table-cell>
          <table:table-cell table:style-name="ce4" office:value-type="string" calcext:value-type="string">
            <text:p>', account_id: '</text:p>
          </table:table-cell>
          <table:table-cell table:style-name="ce31" table:content-validation-name="val1" office:value-type="float" office:value="35" calcext:value-type="float">
            <text:p>35</text:p>
          </table:table-cell>
          <table:table-cell table:style-name="ce4" office:value-type="string" calcext:value-type="string">
            <text:p>', description: '</text:p>
          </table:table-cell>
          <table:table-cell/>
          <table:table-cell table:style-name="ce4" office:value-type="string" calcext:value-type="string">
            <text:p>', value: '</text:p>
          </table:table-cell>
          <table:table-cell table:style-name="ce58" office:value-type="float" office:value="62" calcext:value-type="float">
            <text:p>62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56" office:value-type="date" office:date-value="2016-03-30" calcext:value-type="date">
            <text:p>30/03/16</text:p>
          </table:table-cell>
          <table:table-cell table:style-name="ce4" office:value-type="string" calcext:value-type="string">
            <text:p>', account_id: '</text:p>
          </table:table-cell>
          <table:table-cell table:style-name="ce31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/>
          <table:table-cell table:style-name="ce4" office:value-type="string" calcext:value-type="string">
            <text:p>', value: '</text:p>
          </table:table-cell>
          <table:table-cell table:style-name="ce59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56" office:value-type="date" office:date-value="2016-03-30" calcext:value-type="date">
            <text:p>30/03/16</text:p>
          </table:table-cell>
          <table:table-cell table:style-name="ce4" office:value-type="string" calcext:value-type="string">
            <text:p>', account_id: '</text:p>
          </table:table-cell>
          <table:table-cell table:style-name="ce31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/>
          <table:table-cell table:style-name="ce4" office:value-type="string" calcext:value-type="string">
            <text:p>', value: '</text:p>
          </table:table-cell>
          <table:table-cell table:style-name="ce60" office:value-type="float" office:value="312.65" calcext:value-type="float">
            <text:p>312,6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56" office:value-type="date" office:date-value="2016-03-30" calcext:value-type="date">
            <text:p>30/03/16</text:p>
          </table:table-cell>
          <table:table-cell table:style-name="ce4" office:value-type="string" calcext:value-type="string">
            <text:p>', account_id: '</text:p>
          </table:table-cell>
          <table:table-cell table:style-name="ce31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/>
          <table:table-cell table:style-name="ce4" office:value-type="string" calcext:value-type="string">
            <text:p>', value: '</text:p>
          </table:table-cell>
          <table:table-cell table:style-name="ce60" office:value-type="float" office:value="307.1" calcext:value-type="float">
            <text:p>307,1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56" office:value-type="date" office:date-value="2016-03-30" calcext:value-type="date">
            <text:p>30/03/16</text:p>
          </table:table-cell>
          <table:table-cell table:style-name="ce4" office:value-type="string" calcext:value-type="string">
            <text:p>', account_id: '</text:p>
          </table:table-cell>
          <table:table-cell table:style-name="ce31" table:content-validation-name="val1" office:value-type="float" office:value="22" calcext:value-type="float">
            <text:p>22</text:p>
          </table:table-cell>
          <table:table-cell table:style-name="ce4" office:value-type="string" calcext:value-type="string">
            <text:p>', description: '</text:p>
          </table:table-cell>
          <table:table-cell office:value-type="string" calcext:value-type="string">
            <text:p>VITRINE</text:p>
          </table:table-cell>
          <table:table-cell table:style-name="ce4" office:value-type="string" calcext:value-type="string">
            <text:p>', value: '</text:p>
          </table:table-cell>
          <table:table-cell table:style-name="ce60" office:value-type="float" office:value="400" calcext:value-type="float">
            <text:p>40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52" office:value-type="date" office:date-value="2016-03-31" calcext:value-type="date">
            <text:p>31/03/16</text:p>
          </table:table-cell>
          <table:table-cell table:style-name="ce4" office:value-type="string" calcext:value-type="string">
            <text:p>', account_id: '</text:p>
          </table:table-cell>
          <table:table-cell table:style-name="ce31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/>
          <table:table-cell table:style-name="ce4" office:value-type="string" calcext:value-type="string">
            <text:p>', value: '</text:p>
          </table:table-cell>
          <table:table-cell table:style-name="ce60" office:value-type="float" office:value="362.15" calcext:value-type="float">
            <text:p>362,1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52" office:value-type="date" office:date-value="2016-03-31" calcext:value-type="date">
            <text:p>31/03/16</text:p>
          </table:table-cell>
          <table:table-cell table:style-name="ce4" office:value-type="string" calcext:value-type="string">
            <text:p>', account_id: '</text:p>
          </table:table-cell>
          <table:table-cell table:style-name="ce31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/>
          <table:table-cell table:style-name="ce4" office:value-type="string" calcext:value-type="string">
            <text:p>', value: '</text:p>
          </table:table-cell>
          <table:table-cell table:style-name="ce60" office:value-type="float" office:value="90" calcext:value-type="float">
            <text:p>9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01" calcext:value-type="date">
            <text:p>01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01" calcext:value-type="date">
            <text:p>01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01" calcext:value-type="date">
            <text:p>01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77.2" calcext:value-type="float">
            <text:p>277,2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01" calcext:value-type="date">
            <text:p>01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0" calcext:value-type="float">
            <text:p>3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02" calcext:value-type="date">
            <text:p>02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0" calcext:value-type="float">
            <text:p>3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02" calcext:value-type="date">
            <text:p>02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51.55" calcext:value-type="float">
            <text:p>451,5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02" calcext:value-type="date">
            <text:p>02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04" calcext:value-type="date">
            <text:p>04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39" calcext:value-type="float">
            <text:p>39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45" calcext:value-type="float">
            <text:p>14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04" calcext:value-type="date">
            <text:p>04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5" calcext:value-type="float">
            <text:p>1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3-04" calcext:value-type="date">
            <text:p>04/03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51.35" calcext:value-type="float">
            <text:p>251,3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05" calcext:value-type="date">
            <text:p>05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32" calcext:value-type="float">
            <text:p>32</text:p>
          </table:table-cell>
          <table:table-cell table:style-name="ce4" office:value-type="string" calcext:value-type="string">
            <text:p>', description: '</text:p>
          </table:table-cell>
          <table:table-cell table:style-name="ce44" table:content-validation-name="val1" office:value-type="string" calcext:value-type="string">
            <text:p>ACESSÓRIOS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150" calcext:value-type="float">
            <text:p>1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05" calcext:value-type="date">
            <text:p>05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5" calcext:value-type="float">
            <text:p>1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05" calcext:value-type="date">
            <text:p>05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" calcext:value-type="float">
            <text:p>2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05" calcext:value-type="date">
            <text:p>05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1" calcext:value-type="float">
            <text:p>2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5" calcext:value-type="float">
            <text:p>5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05" calcext:value-type="date">
            <text:p>05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" calcext:value-type="float">
            <text:p>1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05" calcext:value-type="date">
            <text:p>05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5" calcext:value-type="float">
            <text:p>1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05" calcext:value-type="date">
            <text:p>05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38" calcext:value-type="float">
            <text:p>438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06" calcext:value-type="date">
            <text:p>06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" calcext:value-type="float">
            <text:p>2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06" calcext:value-type="date">
            <text:p>06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21.55" calcext:value-type="float">
            <text:p>421,5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07" calcext:value-type="date">
            <text:p>07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49.9" calcext:value-type="float">
            <text:p>349,9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07" calcext:value-type="date">
            <text:p>07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Oftalmo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250" calcext:value-type="float">
            <text:p>2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07" calcext:value-type="date">
            <text:p>07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Passes bus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30" calcext:value-type="float">
            <text:p>3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07" calcext:value-type="date">
            <text:p>07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ESCRITÓRIO 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5" calcext:value-type="float">
            <text:p>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07" calcext:value-type="date">
            <text:p>07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" calcext:value-type="float">
            <text:p>1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07" calcext:value-type="date">
            <text:p>07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07" calcext:value-type="date">
            <text:p>07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50" calcext:value-type="float">
            <text:p>5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07" calcext:value-type="date">
            <text:p>07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/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07" calcext:value-type="date">
            <text:p>07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12" calcext:value-type="float">
            <text:p>312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08" calcext:value-type="date">
            <text:p>08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" calcext:value-type="float">
            <text:p>1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08" calcext:value-type="date">
            <text:p>08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71" calcext:value-type="float">
            <text:p>471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09" calcext:value-type="date">
            <text:p>09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0" calcext:value-type="float">
            <text:p>3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09" calcext:value-type="date">
            <text:p>09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09" calcext:value-type="date">
            <text:p>09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ESCRITÓRIO 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15" calcext:value-type="float">
            <text:p>1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09" calcext:value-type="date">
            <text:p>09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" calcext:value-type="float">
            <text:p>1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09" calcext:value-type="date">
            <text:p>09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51.2" calcext:value-type="float">
            <text:p>551,2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11" calcext:value-type="date">
            <text:p>11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5" calcext:value-type="float">
            <text:p>1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11" calcext:value-type="date">
            <text:p>11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MANUTENCAO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15" calcext:value-type="float">
            <text:p>1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11" calcext:value-type="date">
            <text:p>11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58.55" calcext:value-type="float">
            <text:p>358,5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11" calcext:value-type="date">
            <text:p>11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69.5" calcext:value-type="float">
            <text:p>269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11" calcext:value-type="date">
            <text:p>11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24.9" calcext:value-type="float">
            <text:p>424,9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12" calcext:value-type="date">
            <text:p>12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600" calcext:value-type="float">
            <text:p>60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12" calcext:value-type="date">
            <text:p>12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0" calcext:value-type="float">
            <text:p>4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12" calcext:value-type="date">
            <text:p>12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74.1" calcext:value-type="float">
            <text:p>374,1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13" calcext:value-type="date">
            <text:p>13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4" calcext:value-type="float">
            <text:p>2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56" calcext:value-type="float">
            <text:p>356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13" calcext:value-type="date">
            <text:p>13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70" calcext:value-type="float">
            <text:p>7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13" calcext:value-type="date">
            <text:p>13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6" calcext:value-type="float">
            <text:p>26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14" calcext:value-type="date">
            <text:p>14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23.95" calcext:value-type="float">
            <text:p>323,9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14" calcext:value-type="date">
            <text:p>14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80" calcext:value-type="float">
            <text:p>38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14" calcext:value-type="date">
            <text:p>14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14" calcext:value-type="date">
            <text:p>14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" calcext:value-type="float">
            <text:p>2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14" calcext:value-type="date">
            <text:p>14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38" calcext:value-type="float">
            <text:p>238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14" calcext:value-type="date">
            <text:p>14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50.2" calcext:value-type="float">
            <text:p>350,2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15" calcext:value-type="date">
            <text:p>15/04/16</text:p>
          </table:table-cell>
          <table:table-cell table:style-name="ce4" office:value-type="string" calcext:value-type="string">
            <text:p>', account_id: '</text:p>
          </table:table-cell>
          <table:table-cell table:style-name="ce40" office:value-type="float" office:value="43" calcext:value-type="float">
            <text:p>4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PLANO SAUDE CDL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15" calcext:value-type="date">
            <text:p>15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70" calcext:value-type="float">
            <text:p>7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15" calcext:value-type="date">
            <text:p>15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" calcext:value-type="float">
            <text:p>1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15" calcext:value-type="date">
            <text:p>15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16.85" calcext:value-type="float">
            <text:p>416,8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16" calcext:value-type="date">
            <text:p>16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5" calcext:value-type="float">
            <text:p>1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16" calcext:value-type="date">
            <text:p>16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60" calcext:value-type="float">
            <text:p>6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16" calcext:value-type="date">
            <text:p>16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20" calcext:value-type="float">
            <text:p>52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18" calcext:value-type="date">
            <text:p>18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39.8" calcext:value-type="float">
            <text:p>439,8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18" calcext:value-type="date">
            <text:p>18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61.45" calcext:value-type="float">
            <text:p>161,4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18" calcext:value-type="date">
            <text:p>18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" calcext:value-type="float">
            <text:p>1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18" calcext:value-type="date">
            <text:p>18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" calcext:value-type="float">
            <text:p>2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19" calcext:value-type="date">
            <text:p>19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19" calcext:value-type="date">
            <text:p>19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" calcext:value-type="float">
            <text:p>2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19" calcext:value-type="date">
            <text:p>19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9" calcext:value-type="float">
            <text:p>19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0" calcext:value-type="float">
            <text:p>20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19" calcext:value-type="date">
            <text:p>19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31.2" calcext:value-type="float">
            <text:p>331,2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20" calcext:value-type="date">
            <text:p>20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43.9" calcext:value-type="float">
            <text:p>443,9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20" calcext:value-type="date">
            <text:p>20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" calcext:value-type="float">
            <text:p>1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20" calcext:value-type="date">
            <text:p>20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32.1" calcext:value-type="float">
            <text:p>332,1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22" calcext:value-type="date">
            <text:p>22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49.9" calcext:value-type="float">
            <text:p>349,9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22" calcext:value-type="date">
            <text:p>22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32" calcext:value-type="float">
            <text:p>3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5" calcext:value-type="float">
            <text:p>1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22" calcext:value-type="date">
            <text:p>22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32" calcext:value-type="float">
            <text:p>3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ACESSÓRIOS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15" calcext:value-type="float">
            <text:p>1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22" calcext:value-type="date">
            <text:p>22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" calcext:value-type="float">
            <text:p>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22" calcext:value-type="date">
            <text:p>22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" calcext:value-type="float">
            <text:p>1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22" calcext:value-type="date">
            <text:p>22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23.85" calcext:value-type="float">
            <text:p>323,8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22" calcext:value-type="date">
            <text:p>22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300" calcext:value-type="float">
            <text:p>30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23" calcext:value-type="date">
            <text:p>23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" calcext:value-type="float">
            <text:p>2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23" calcext:value-type="date">
            <text:p>23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" calcext:value-type="float">
            <text:p>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23" calcext:value-type="date">
            <text:p>23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15.45" calcext:value-type="float">
            <text:p>515,4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25" calcext:value-type="date">
            <text:p>25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" calcext:value-type="float">
            <text:p>2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25" calcext:value-type="date">
            <text:p>25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15.85" calcext:value-type="float">
            <text:p>115,8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26" calcext:value-type="date">
            <text:p>26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99.4" calcext:value-type="float">
            <text:p>199,4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26" calcext:value-type="date">
            <text:p>26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" calcext:value-type="float">
            <text:p>1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27" calcext:value-type="date">
            <text:p>27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300" calcext:value-type="float">
            <text:p>30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27" calcext:value-type="date">
            <text:p>27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83.2" calcext:value-type="float">
            <text:p>283,2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27" calcext:value-type="date">
            <text:p>27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11.55" calcext:value-type="float">
            <text:p>311,5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27" calcext:value-type="date">
            <text:p>27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35.25" calcext:value-type="float">
            <text:p>235,2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28" calcext:value-type="date">
            <text:p>28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4" office:value-type="string" calcext:value-type="string">
            <text:p>', description: '</text:p>
          </table:table-cell>
          <table:table-cell/>
          <table:table-cell table:style-name="ce4" office:value-type="string" calcext:value-type="string">
            <text:p>', value: '</text:p>
          </table:table-cell>
          <table:table-cell table:style-name="ce15" office:value-type="float" office:value="100" calcext:value-type="float">
            <text:p>10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28" calcext:value-type="date">
            <text:p>28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/>
          <table:table-cell table:style-name="ce4" office:value-type="string" calcext:value-type="string">
            <text:p>', value: '</text:p>
          </table:table-cell>
          <table:table-cell table:style-name="ce15" office:value-type="float" office:value="20" calcext:value-type="float">
            <text:p>2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28" calcext:value-type="date">
            <text:p>28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/>
          <table:table-cell table:style-name="ce4" office:value-type="string" calcext:value-type="string">
            <text:p>', value: '</text:p>
          </table:table-cell>
          <table:table-cell table:style-name="ce15" office:value-type="float" office:value="10" calcext:value-type="float">
            <text:p>1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28" calcext:value-type="date">
            <text:p>28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/>
          <table:table-cell table:style-name="ce4" office:value-type="string" calcext:value-type="string">
            <text:p>', value: '</text:p>
          </table:table-cell>
          <table:table-cell table:style-name="ce15" office:value-type="float" office:value="178.3" calcext:value-type="float">
            <text:p>178,3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29" calcext:value-type="date">
            <text:p>29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/>
          <table:table-cell table:style-name="ce4" office:value-type="string" calcext:value-type="string">
            <text:p>', value: '</text:p>
          </table:table-cell>
          <table:table-cell table:style-name="ce15" office:value-type="float" office:value="10" calcext:value-type="float">
            <text:p>1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29" calcext:value-type="date">
            <text:p>29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/>
          <table:table-cell table:style-name="ce4" office:value-type="string" calcext:value-type="string">
            <text:p>', value: '</text:p>
          </table:table-cell>
          <table:table-cell table:style-name="ce15" office:value-type="float" office:value="551.75" calcext:value-type="float">
            <text:p>551,7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30" calcext:value-type="date">
            <text:p>30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/>
          <table:table-cell table:style-name="ce4" office:value-type="string" calcext:value-type="string">
            <text:p>', value: '</text:p>
          </table:table-cell>
          <table:table-cell table:style-name="ce15" office:value-type="float" office:value="20" calcext:value-type="float">
            <text:p>2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30" calcext:value-type="date">
            <text:p>30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/>
          <table:table-cell table:style-name="ce4" office:value-type="string" calcext:value-type="string">
            <text:p>', value: '</text:p>
          </table:table-cell>
          <table:table-cell table:style-name="ce15" office:value-type="float" office:value="65" calcext:value-type="float">
            <text:p>6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30" calcext:value-type="date">
            <text:p>30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4" office:value-type="string" calcext:value-type="string">
            <text:p>', description: '</text:p>
          </table:table-cell>
          <table:table-cell/>
          <table:table-cell table:style-name="ce4" office:value-type="string" calcext:value-type="string">
            <text:p>', value: '</text:p>
          </table:table-cell>
          <table:table-cell table:style-name="ce15" office:value-type="float" office:value="70" calcext:value-type="float">
            <text:p>7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30" calcext:value-type="date">
            <text:p>30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4" office:value-type="string" calcext:value-type="string">
            <text:p>', description: '</text:p>
          </table:table-cell>
          <table:table-cell/>
          <table:table-cell table:style-name="ce4" office:value-type="string" calcext:value-type="string">
            <text:p>', value: '</text:p>
          </table:table-cell>
          <table:table-cell table:style-name="ce15" office:value-type="float" office:value="371" calcext:value-type="float">
            <text:p>371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4-30" calcext:value-type="date">
            <text:p>30/04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/>
          <table:table-cell table:style-name="ce4" office:value-type="string" calcext:value-type="string">
            <text:p>', value: '</text:p>
          </table:table-cell>
          <table:table-cell table:style-name="ce15" office:value-type="float" office:value="807.55" calcext:value-type="float">
            <text:p>807,5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5-02" calcext:value-type="date">
            <text:p>02/05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" calcext:value-type="float">
            <text:p>1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5-02" calcext:value-type="date">
            <text:p>02/05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44.3" calcext:value-type="float">
            <text:p>244,3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5-03" calcext:value-type="date">
            <text:p>03/05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5-03" calcext:value-type="date">
            <text:p>03/05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39" calcext:value-type="float">
            <text:p>39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5" calcext:value-type="float">
            <text:p>4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5-03" calcext:value-type="date">
            <text:p>03/05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37" calcext:value-type="float">
            <text:p>37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70.85" calcext:value-type="float">
            <text:p>370,8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5-03" calcext:value-type="date">
            <text:p>03/05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47" calcext:value-type="float">
            <text:p>47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80.05" calcext:value-type="float">
            <text:p>280,0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5-03" calcext:value-type="date">
            <text:p>03/05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52.65" calcext:value-type="float">
            <text:p>352,6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5-04" calcext:value-type="date">
            <text:p>04/05/16</text:p>
          </table:table-cell>
          <table:table-cell table:style-name="ce4" office:value-type="string" calcext:value-type="string">
            <text:p>', account_id: '</text:p>
          </table:table-cell>
          <table:table-cell table:style-name="ce40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Nati passe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30" calcext:value-type="float">
            <text:p>3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5-04" calcext:value-type="date">
            <text:p>04/05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5-04" calcext:value-type="date">
            <text:p>04/05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31.5" calcext:value-type="float">
            <text:p>331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5-04" calcext:value-type="date">
            <text:p>04/05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83.25" calcext:value-type="float">
            <text:p>283,2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5-04" calcext:value-type="date">
            <text:p>04/05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43.05" calcext:value-type="float">
            <text:p>443,0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5-05" calcext:value-type="date">
            <text:p>05/05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 office:value-type="string" calcext:value-type="string">
            <text:p>Nati remédio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190" calcext:value-type="float">
            <text:p>19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5-05" calcext:value-type="date">
            <text:p>05/05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5" calcext:value-type="float">
            <text:p>15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5-05" calcext:value-type="date">
            <text:p>05/05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0" calcext:value-type="float">
            <text:p>10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5-05" calcext:value-type="date">
            <text:p>05/05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53.45" calcext:value-type="float">
            <text:p>353,4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5-06" calcext:value-type="date">
            <text:p>06/05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0" calcext:value-type="float">
            <text:p>10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5-06" calcext:value-type="date">
            <text:p>06/05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" calcext:value-type="float">
            <text:p>1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5-06" calcext:value-type="date">
            <text:p>06/05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48" calcext:value-type="float">
            <text:p>48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03.4" calcext:value-type="float">
            <text:p>303,4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5-06" calcext:value-type="date">
            <text:p>06/05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66.8" calcext:value-type="float">
            <text:p>466,8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5-06" calcext:value-type="date">
            <text:p>06/05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5-07" calcext:value-type="date">
            <text:p>07/05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2" calcext:value-type="float">
            <text:p>12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5-07" calcext:value-type="date">
            <text:p>07/05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50.5" calcext:value-type="float">
            <text:p>450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5-09" calcext:value-type="date">
            <text:p>09/05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6" calcext:value-type="float">
            <text:p>2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69.5" calcext:value-type="float">
            <text:p>169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5-09" calcext:value-type="date">
            <text:p>09/05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72" calcext:value-type="float">
            <text:p>472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5-09" calcext:value-type="date">
            <text:p>09/05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5-09" calcext:value-type="date">
            <text:p>09/05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86.65" calcext:value-type="float">
            <text:p>386,65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5-10" calcext:value-type="date">
            <text:p>10/05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69.5" calcext:value-type="float">
            <text:p>269,5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5-10" calcext:value-type="date">
            <text:p>10/05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46" calcext:value-type="float">
            <text:p>46</text:p>
          </table:table-cell>
          <table:table-cell table:style-name="ce4" office:value-type="string" calcext:value-type="string">
            <text:p>', description: '</text:p>
          </table:table-cell>
          <table:table-cell table:style-name="ce44" table:content-validation-name="val1" office:value-type="string" calcext:value-type="string">
            <text:p>BANCO</text:p>
          </table:table-cell>
          <table:table-cell table:style-name="ce4" office:value-type="string" calcext:value-type="string">
            <text:p>', value: '</text:p>
          </table:table-cell>
          <table:table-cell table:style-name="ce15" office:value-type="float" office:value="400" calcext:value-type="float">
            <text:p>40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5-10" calcext:value-type="date">
            <text:p>10/05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0" calcext:value-type="float">
            <text:p>2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5-10" calcext:value-type="date">
            <text:p>10/05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79.8" calcext:value-type="float">
            <text:p>279,8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5-11" calcext:value-type="date">
            <text:p>11/05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50" calcext:value-type="float">
            <text:p>5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5-11" calcext:value-type="date">
            <text:p>11/05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83" calcext:value-type="float">
            <text:p>383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5-12" calcext:value-type="date">
            <text:p>12/05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" calcext:value-type="float">
            <text:p>1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5-12" calcext:value-type="date">
            <text:p>12/05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0" calcext:value-type="float">
            <text:p>1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5-12" calcext:value-type="date">
            <text:p>12/05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400" calcext:value-type="float">
            <text:p>400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5-12" calcext:value-type="date">
            <text:p>12/05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222.6" calcext:value-type="float">
            <text:p>222,6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sh.create(date: '</text:p>
          </table:table-cell>
          <table:table-cell table:style-name="ce49" office:value-type="date" office:date-value="2016-05-13" calcext:value-type="date">
            <text:p>13/05/16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24" calcext:value-type="float">
            <text:p>24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56" calcext:value-type="float">
            <text:p>356,00</text:p>
          </table:table-cell>
          <table:table-cell table:style-name="ce4" office:value-type="string" calcext:value-type="string">
            <text:p>')</text:p>
          </table:table-cell>
          <table:table-cell table:number-columns-repeated="8"/>
        </table:table-row>
        <table:table-row table:style-name="ro1" table:number-rows-repeated="1047613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Myriad Pro" svg:font-family="'Myriad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11">
      <number:text>R$ </number:text>
      <number:number number:decimal-places="2" number:min-integer-digits="1" number:grouping="true"/>
    </number:number-style>
    <number:number-style style:name="N112">
      <number:number number:decimal-places="0" number:min-integer-digits="0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number:text> R$ </number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/00/0000</text:date>, <text:time style:data-style-name="N2" text:time-value="07:32:31.91807647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ABR-15" style:display-name="PageStyle_ABR-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-15" style:display-name="PageStyle_MAI-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N-15" style:display-name="PageStyle_JUN-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L-15" style:display-name="PageStyle_JUL-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O-15" style:display-name="PageStyle_AGO-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T-15" style:display-name="PageStyle_SET-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-15" style:display-name="PageStyle_OUT-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-15" style:display-name="PageStyle_NOV-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Z-15" style:display-name="PageStyle_DEZ-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N-16" style:display-name="PageStyle_JAN-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V-16" style:display-name="PageStyle_FEV-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16" style:display-name="PageStyle_MAR-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R-16" style:display-name="PageStyle_ABR-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-16" style:display-name="PageStyle_MAI-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N-16" style:display-name="PageStyle_JUN-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-16" style:display-name="PageStyle_JUL-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O-16" style:display-name="PageStyle_AGO-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T-16" style:display-name="PageStyle_SET-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UT-16" style:display-name="PageStyle_OUT-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16" style:display-name="PageStyle_NOV-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Z-16" style:display-name="PageStyle_DEZ-16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oid phone</meta:initial-creator>
    <meta:creation-date>2015-07-24T18:26:12</meta:creation-date>
    <dc:date>2016-06-03T07:49:03.057642833</dc:date>
    <meta:generator>LibreOffice/4.2.8.2$Linux_X86_64 LibreOffice_project/420m0$Build-2</meta:generator>
    <meta:editing-duration>PT6H32M58S</meta:editing-duration>
    <meta:editing-cycles>43</meta:editing-cycles>
    <meta:document-statistic meta:table-count="15" meta:cell-count="14323" meta:object-count="0"/>
    <meta:user-defined meta:name="AppVersion">16.0300</meta:user-defined>
    <meta:user-defined meta:name="Company">M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